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41.89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rf24_raw" table:style-name="ta1">
        <table:shapes>
          <draw:frame draw:z-index="0" draw:style-name="gr1" draw:text-style-name="P1" svg:width="160.09mm" svg:height="89.9mm" svg:x="197.08mm" svg:y="11.69mm">
            <draw:object draw:notify-on-update-of-ranges="nrf24_raw.G6:nrf24_raw.G6 nrf24_raw.G7:nrf24_raw.G9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lta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211" calcext:value-type="float">
            <text:p>1,1121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table:style-name="ce1" office:value-type="float" office:value="0.00000699999999987" calcext:value-type="float">
            <text:p>7,00E-06</text:p>
          </table:table-cell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1886" calcext:value-type="float">
            <text:p>1,14188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29776" calcext:value-type="float">
            <text:p>0,029776</text:p>
          </table:table-cell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687" calcext:value-type="float">
            <text:p>1,1768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84" calcext:value-type="float">
            <text:p>0,034984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1253" calcext:value-type="float">
            <text:p>1,18125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83" calcext:value-type="float">
            <text:p>0,004383</text:p>
          </table:table-cell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1834" calcext:value-type="float">
            <text:p>1,21183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81" calcext:value-type="float">
            <text:p>0,030581</text:p>
          </table:table-cell>
          <table:table-cell table:style-name="Default"/>
          <table:table-cell office:value-type="string" calcext:value-type="string">
            <text:p>Frame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6229" calcext:value-type="float">
            <text:p>1,216229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5" calcext:value-type="float">
            <text:p>0,004395</text:p>
          </table:table-cell>
          <table:table-cell table:formula="of:=AVERAGE([.E2:.E7])" office:value-type="float" office:value="0.0173543333333333" calcext:value-type="float">
            <text:p>1,74E-02</text:p>
          </table:table-cell>
          <table:table-cell table:formula="of:=1/[.F7]" office:value-type="float" office:value="57.6224958223691" calcext:value-type="float">
            <text:p>57,62249582236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6851" calcext:value-type="float">
            <text:p>1,24685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2" calcext:value-type="float">
            <text:p>0,030622</text:p>
          </table:table-cell>
          <table:table-cell table:formula="of:=AVERAGE([.E3:.E8])" office:value-type="float" office:value="0.0224568333333333" calcext:value-type="float">
            <text:p>2,25E-02</text:p>
          </table:table-cell>
          <table:table-cell table:formula="of:=1/[.F8]" office:value-type="float" office:value="44.5298758358629" calcext:value-type="float">
            <text:p>44,52987583586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51218" calcext:value-type="float">
            <text:p>1,25121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7" calcext:value-type="float">
            <text:p>0,004367</text:p>
          </table:table-cell>
          <table:table-cell table:formula="of:=AVERAGE([.E4:.E9])" office:value-type="float" office:value="0.018222" calcext:value-type="float">
            <text:p>1,82E-02</text:p>
          </table:table-cell>
          <table:table-cell table:formula="of:=1/[.F9]" office:value-type="float" office:value="54.8787180331467" calcext:value-type="float">
            <text:p>54,87871803314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1846" calcext:value-type="float">
            <text:p>1,28184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8" calcext:value-type="float">
            <text:p>0,030628</text:p>
          </table:table-cell>
          <table:table-cell table:formula="of:=AVERAGE([.E5:.E10])" office:value-type="float" office:value="0.017496" calcext:value-type="float">
            <text:p>1,75E-02</text:p>
          </table:table-cell>
          <table:table-cell table:formula="of:=1/[.F10]" office:value-type="float" office:value="57.1559213534522" calcext:value-type="float">
            <text:p>57,1559213534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621" calcext:value-type="float">
            <text:p>1,2862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64" calcext:value-type="float">
            <text:p>0,004364</text:p>
          </table:table-cell>
          <table:table-cell table:formula="of:=AVERAGE([.E6:.E11])" office:value-type="float" office:value="0.0174928333333333" calcext:value-type="float">
            <text:p>1,75E-02</text:p>
          </table:table-cell>
          <table:table-cell table:formula="of:=1/[.F11]" office:value-type="float" office:value="57.1662680907419" calcext:value-type="float">
            <text:p>57,16626809074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6824" calcext:value-type="float">
            <text:p>1,31682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4" calcext:value-type="float">
            <text:p>0,030614</text:p>
          </table:table-cell>
          <table:table-cell table:formula="of:=AVERAGE([.E7:.E12])" office:value-type="float" office:value="0.0174983333333333" calcext:value-type="float">
            <text:p>1,75E-02</text:p>
          </table:table-cell>
          <table:table-cell table:formula="of:=1/[.F12]" office:value-type="float" office:value="57.1482998380798" calcext:value-type="float">
            <text:p>57,1482998380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1202" calcext:value-type="float">
            <text:p>1,32120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8" calcext:value-type="float">
            <text:p>0,004378</text:p>
          </table:table-cell>
          <table:table-cell table:formula="of:=AVERAGE([.E8:.E13])" office:value-type="float" office:value="0.0174955" calcext:value-type="float">
            <text:p>1,75E-02</text:p>
          </table:table-cell>
          <table:table-cell table:formula="of:=1/[.F13]" office:value-type="float" office:value="57.1575547998057" calcext:value-type="float">
            <text:p>57,15755479980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51825" calcext:value-type="float">
            <text:p>1,35182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3" calcext:value-type="float">
            <text:p>0,030623</text:p>
          </table:table-cell>
          <table:table-cell table:formula="of:=AVERAGE([.E9:.E14])" office:value-type="float" office:value="0.0174956666666667" calcext:value-type="float">
            <text:p>1,75E-02</text:p>
          </table:table-cell>
          <table:table-cell table:formula="of:=1/[.F14]" office:value-type="float" office:value="57.1570103073142" calcext:value-type="float">
            <text:p>57,1570103073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86813" calcext:value-type="float">
            <text:p>1,38681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88" calcext:value-type="float">
            <text:p>0,034988</text:p>
          </table:table-cell>
          <table:table-cell table:formula="of:=AVERAGE([.E10:.E15])" office:value-type="float" office:value="0.0225991666666667" calcext:value-type="float">
            <text:p>2,26E-02</text:p>
          </table:table-cell>
          <table:table-cell table:formula="of:=1/[.F15]" office:value-type="float" office:value="44.2494192263727" calcext:value-type="float">
            <text:p>44,24941922637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91193" calcext:value-type="float">
            <text:p>1,39119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8" calcext:value-type="float">
            <text:p>0,00438</text:p>
          </table:table-cell>
          <table:table-cell table:formula="of:=AVERAGE([.E11:.E16])" office:value-type="float" office:value="0.0182245" calcext:value-type="float">
            <text:p>1,82E-02</text:p>
          </table:table-cell>
          <table:table-cell table:formula="of:=1/[.F16]" office:value-type="float" office:value="54.8711898817526" calcext:value-type="float">
            <text:p>54,87118988175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21815" calcext:value-type="float">
            <text:p>1,42181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2" calcext:value-type="float">
            <text:p>0,030622</text:p>
          </table:table-cell>
          <table:table-cell table:formula="of:=AVERAGE([.E12:.E17])" office:value-type="float" office:value="0.0226008333333333" calcext:value-type="float">
            <text:p>2,26E-02</text:p>
          </table:table-cell>
          <table:table-cell table:formula="of:=1/[.F17]" office:value-type="float" office:value="44.2461561151875" calcext:value-type="float">
            <text:p>44,2461561151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26191" calcext:value-type="float">
            <text:p>1,42619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76" calcext:value-type="float">
            <text:p>0,004376</text:p>
          </table:table-cell>
          <table:table-cell table:formula="of:=AVERAGE([.E13:.E18])" office:value-type="float" office:value="0.0182278333333333" calcext:value-type="float">
            <text:p>1,82E-02</text:p>
          </table:table-cell>
          <table:table-cell table:formula="of:=1/[.F18]" office:value-type="float" office:value="54.8611555588066" calcext:value-type="float">
            <text:p>54,8611555588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44052" calcext:value-type="float">
            <text:p>1,4440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d4ad260a85ac54cf23</text:p>
          </table:table-cell>
          <table:table-cell office:value-type="float" office:value="0.017861" calcext:value-type="float">
            <text:p>0,017861</text:p>
          </table:table-cell>
          <table:table-cell table:formula="of:=AVERAGE([.E14:.E19])" office:value-type="float" office:value="0.020475" calcext:value-type="float">
            <text:p>2,05E-02</text:p>
          </table:table-cell>
          <table:table-cell table:formula="of:=1/[.F19]" office:value-type="float" office:value="48.8400488400488" calcext:value-type="float">
            <text:p>48,84004884004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56817" calcext:value-type="float">
            <text:p>1,45681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12765" calcext:value-type="float">
            <text:p>0,012765</text:p>
          </table:table-cell>
          <table:table-cell table:formula="of:=AVERAGE([.E15:.E20])" office:value-type="float" office:value="0.0174986666666667" calcext:value-type="float">
            <text:p>1,75E-02</text:p>
          </table:table-cell>
          <table:table-cell table:formula="of:=1/[.F20]" office:value-type="float" office:value="57.1472112160927" calcext:value-type="float">
            <text:p>57,14721121609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61171" calcext:value-type="float">
            <text:p>1,46117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54" calcext:value-type="float">
            <text:p>0,004354</text:p>
          </table:table-cell>
          <table:table-cell table:formula="of:=AVERAGE([.E16:.E21])" office:value-type="float" office:value="0.012393" calcext:value-type="float">
            <text:p>1,24E-02</text:p>
          </table:table-cell>
          <table:table-cell table:formula="of:=1/[.F21]" office:value-type="float" office:value="80.6907124989914" calcext:value-type="float">
            <text:p>80,69071249899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91799" calcext:value-type="float">
            <text:p>1,49179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8" calcext:value-type="float">
            <text:p>0,030628</text:p>
          </table:table-cell>
          <table:table-cell table:formula="of:=AVERAGE([.E17:.E22])" office:value-type="float" office:value="0.0167676666666667" calcext:value-type="float">
            <text:p>1,68E-02</text:p>
          </table:table-cell>
          <table:table-cell table:formula="of:=1/[.F22]" office:value-type="float" office:value="59.638590143729" calcext:value-type="float">
            <text:p>59,6385901437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96171" calcext:value-type="float">
            <text:p>1,49617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72" calcext:value-type="float">
            <text:p>0,004372</text:p>
          </table:table-cell>
          <table:table-cell table:formula="of:=AVERAGE([.E18:.E23])" office:value-type="float" office:value="0.0123926666666667" calcext:value-type="float">
            <text:p>1,24E-02</text:p>
          </table:table-cell>
          <table:table-cell table:formula="of:=1/[.F23]" office:value-type="float" office:value="80.6928828877293" calcext:value-type="float">
            <text:p>80,69288288772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61858" calcext:value-type="float">
            <text:p>1,56185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65687" calcext:value-type="float">
            <text:p>0,065687</text:p>
          </table:table-cell>
          <table:table-cell table:formula="of:=AVERAGE([.E19:.E24])" office:value-type="float" office:value="0.0226111666666667" calcext:value-type="float">
            <text:p>2,26E-02</text:p>
          </table:table-cell>
          <table:table-cell table:formula="of:=1/[.F24]" office:value-type="float" office:value="44.2259355628119" calcext:value-type="float">
            <text:p>44,2259355628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96825" calcext:value-type="float">
            <text:p>1,59682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67" calcext:value-type="float">
            <text:p>0,034967</text:p>
          </table:table-cell>
          <table:table-cell table:formula="of:=AVERAGE([.E20:.E25])" office:value-type="float" office:value="0.0254621666666667" calcext:value-type="float">
            <text:p>2,55E-02</text:p>
          </table:table-cell>
          <table:table-cell table:formula="of:=1/[.F25]" office:value-type="float" office:value="39.2739554764258" calcext:value-type="float">
            <text:p>39,27395547642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01191" calcext:value-type="float">
            <text:p>1,60119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6" calcext:value-type="float">
            <text:p>0,004366</text:p>
          </table:table-cell>
          <table:table-cell table:formula="of:=AVERAGE([.E21:.E26])" office:value-type="float" office:value="0.0240623333333333" calcext:value-type="float">
            <text:p>2,41E-02</text:p>
          </table:table-cell>
          <table:table-cell table:formula="of:=1/[.F26]" office:value-type="float" office:value="41.5587294111128" calcext:value-type="float">
            <text:p>41,55872941111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636206" calcext:value-type="float">
            <text:p>1,63620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35015" calcext:value-type="float">
            <text:p>0,035015</text:p>
          </table:table-cell>
          <table:table-cell table:formula="of:=AVERAGE([.E22:.E27])" office:value-type="float" office:value="0.0291725" calcext:value-type="float">
            <text:p>2,92E-02</text:p>
          </table:table-cell>
          <table:table-cell table:formula="of:=1/[.F27]" office:value-type="float" office:value="34.2788585140115" calcext:value-type="float">
            <text:p>34,27885851401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665342" calcext:value-type="float">
            <text:p>1,6653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53a0972a4bab75ad1</text:p>
          </table:table-cell>
          <table:table-cell office:value-type="float" office:value="0.029136" calcext:value-type="float">
            <text:p>0,029136</text:p>
          </table:table-cell>
          <table:table-cell table:formula="of:=AVERAGE([.E23:.E28])" office:value-type="float" office:value="0.0289238333333333" calcext:value-type="float">
            <text:p>2,89E-02</text:p>
          </table:table-cell>
          <table:table-cell table:formula="of:=1/[.F28]" office:value-type="float" office:value="34.5735639005895" calcext:value-type="float">
            <text:p>34,57356390058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666812" calcext:value-type="float">
            <text:p>1,66681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47" calcext:value-type="float">
            <text:p>0,00147</text:p>
          </table:table-cell>
          <table:table-cell table:formula="of:=AVERAGE([.E24:.E29])" office:value-type="float" office:value="0.0284401666666667" calcext:value-type="float">
            <text:p>2,84E-02</text:p>
          </table:table-cell>
          <table:table-cell table:formula="of:=1/[.F29]" office:value-type="float" office:value="35.1615379656706" calcext:value-type="float">
            <text:p>35,16153796567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671178" calcext:value-type="float">
            <text:p>1,67117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6" calcext:value-type="float">
            <text:p>0,004366</text:p>
          </table:table-cell>
          <table:table-cell table:formula="of:=AVERAGE([.E25:.E30])" office:value-type="float" office:value="0.01822" calcext:value-type="float">
            <text:p>1,82E-02</text:p>
          </table:table-cell>
          <table:table-cell table:formula="of:=1/[.F30]" office:value-type="float" office:value="54.8847420417124" calcext:value-type="float">
            <text:p>54,88474204171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01798" calcext:value-type="float">
            <text:p>1,70179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" calcext:value-type="float">
            <text:p>0,03062</text:p>
          </table:table-cell>
          <table:table-cell table:formula="of:=AVERAGE([.E26:.E31])" office:value-type="float" office:value="0.0174955" calcext:value-type="float">
            <text:p>1,75E-02</text:p>
          </table:table-cell>
          <table:table-cell table:formula="of:=1/[.F31]" office:value-type="float" office:value="57.1575547998057" calcext:value-type="float">
            <text:p>57,15755479980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06162" calcext:value-type="float">
            <text:p>1,706162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64" calcext:value-type="float">
            <text:p>0,004364</text:p>
          </table:table-cell>
          <table:table-cell table:formula="of:=AVERAGE([.E27:.E32])" office:value-type="float" office:value="0.0174951666666667" calcext:value-type="float">
            <text:p>1,75E-02</text:p>
          </table:table-cell>
          <table:table-cell table:formula="of:=1/[.F32]" office:value-type="float" office:value="57.1586438159111" calcext:value-type="float">
            <text:p>57,1586438159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73679" calcext:value-type="float">
            <text:p>1,73679</text:p>
          </table:table-cell>
          <table:table-cell office:value-type="float" office:value="10" calcext:value-type="float">
            <text:p>10</text:p>
          </table:table-cell>
          <table:table-cell office:value-type="float" office:value="4.00100040000002E+016" calcext:value-type="float">
            <text:p>4,00100040000002E+016</text:p>
          </table:table-cell>
          <table:table-cell office:value-type="float" office:value="0.030628" calcext:value-type="float">
            <text:p>0,030628</text:p>
          </table:table-cell>
          <table:table-cell table:formula="of:=AVERAGE([.E28:.E33])" office:value-type="float" office:value="0.016764" calcext:value-type="float">
            <text:p>1,68E-02</text:p>
          </table:table-cell>
          <table:table-cell table:formula="of:=1/[.F33]" office:value-type="float" office:value="59.6516344547841" calcext:value-type="float">
            <text:p>59,65163445478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41173" calcext:value-type="float">
            <text:p>1,7411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0040000001b6</text:p>
          </table:table-cell>
          <table:table-cell office:value-type="float" office:value="0.004383" calcext:value-type="float">
            <text:p>0,004383</text:p>
          </table:table-cell>
          <table:table-cell table:formula="of:=AVERAGE([.E29:.E34])" office:value-type="float" office:value="0.0126385" calcext:value-type="float">
            <text:p>1,26E-02</text:p>
          </table:table-cell>
          <table:table-cell table:formula="of:=1/[.F34]" office:value-type="float" office:value="79.1233136843771" calcext:value-type="float">
            <text:p>79,12331368437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71777" calcext:value-type="float">
            <text:p>1,77177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4" calcext:value-type="float">
            <text:p>0,030604</text:p>
          </table:table-cell>
          <table:table-cell table:formula="of:=AVERAGE([.E30:.E35])" office:value-type="float" office:value="0.0174941666666667" calcext:value-type="float">
            <text:p>1,75E-02</text:p>
          </table:table-cell>
          <table:table-cell table:formula="of:=1/[.F35]" office:value-type="float" office:value="57.1619111132282" calcext:value-type="float">
            <text:p>57,16191111322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76154" calcext:value-type="float">
            <text:p>1,77615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77" calcext:value-type="float">
            <text:p>0,004377</text:p>
          </table:table-cell>
          <table:table-cell table:formula="of:=AVERAGE([.E31:.E36])" office:value-type="float" office:value="0.017496" calcext:value-type="float">
            <text:p>1,75E-02</text:p>
          </table:table-cell>
          <table:table-cell table:formula="of:=1/[.F36]" office:value-type="float" office:value="57.1559213534522" calcext:value-type="float">
            <text:p>57,15592135345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06807" calcext:value-type="float">
            <text:p>1,80680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53" calcext:value-type="float">
            <text:p>0,030653</text:p>
          </table:table-cell>
          <table:table-cell table:formula="of:=AVERAGE([.E32:.E37])" office:value-type="float" office:value="0.0175015" calcext:value-type="float">
            <text:p>1,75E-02</text:p>
          </table:table-cell>
          <table:table-cell table:formula="of:=1/[.F37]" office:value-type="float" office:value="57.1379596034626" calcext:value-type="float">
            <text:p>57,13795960346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811136" calcext:value-type="float">
            <text:p>1,81113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29" calcext:value-type="float">
            <text:p>0,004329</text:p>
          </table:table-cell>
          <table:table-cell table:formula="of:=AVERAGE([.E33:.E38])" office:value-type="float" office:value="0.0174956666666667" calcext:value-type="float">
            <text:p>1,75E-02</text:p>
          </table:table-cell>
          <table:table-cell table:formula="of:=1/[.F38]" office:value-type="float" office:value="57.1570103073142" calcext:value-type="float">
            <text:p>57,15701030731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841782" calcext:value-type="float">
            <text:p>1,84178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6" calcext:value-type="float">
            <text:p>0,030646</text:p>
          </table:table-cell>
          <table:table-cell table:formula="of:=AVERAGE([.E34:.E39])" office:value-type="float" office:value="0.0174986666666667" calcext:value-type="float">
            <text:p>1,75E-02</text:p>
          </table:table-cell>
          <table:table-cell table:formula="of:=1/[.F39]" office:value-type="float" office:value="57.1472112160927" calcext:value-type="float">
            <text:p>57,14721121609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846172" calcext:value-type="float">
            <text:p>1,846172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" calcext:value-type="float">
            <text:p>0,00439</text:p>
          </table:table-cell>
          <table:table-cell table:formula="of:=AVERAGE([.E35:.E40])" office:value-type="float" office:value="0.0174998333333333" calcext:value-type="float">
            <text:p>1,75E-02</text:p>
          </table:table-cell>
          <table:table-cell table:formula="of:=1/[.F40]" office:value-type="float" office:value="57.1434013657273" calcext:value-type="float">
            <text:p>57,14340136572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76784" calcext:value-type="float">
            <text:p>1,87678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2" calcext:value-type="float">
            <text:p>0,030612</text:p>
          </table:table-cell>
          <table:table-cell table:formula="of:=AVERAGE([.E36:.E41])" office:value-type="float" office:value="0.0175011666666667" calcext:value-type="float">
            <text:p>1,75E-02</text:p>
          </table:table-cell>
          <table:table-cell table:formula="of:=1/[.F41]" office:value-type="float" office:value="57.1390478729989" calcext:value-type="float">
            <text:p>57,13904787299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88116" calcext:value-type="float">
            <text:p>1,8811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6" calcext:value-type="float">
            <text:p>0,004376</text:p>
          </table:table-cell>
          <table:table-cell table:formula="of:=AVERAGE([.E37:.E42])" office:value-type="float" office:value="0.017501" calcext:value-type="float">
            <text:p>1,75E-02</text:p>
          </table:table-cell>
          <table:table-cell table:formula="of:=1/[.F42]" office:value-type="float" office:value="57.139592023313" calcext:value-type="float">
            <text:p>57,1395920233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911754" calcext:value-type="float">
            <text:p>1,91175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94" calcext:value-type="float">
            <text:p>0,030594</text:p>
          </table:table-cell>
          <table:table-cell table:formula="of:=AVERAGE([.E38:.E43])" office:value-type="float" office:value="0.0174911666666667" calcext:value-type="float">
            <text:p>1,75E-02</text:p>
          </table:table-cell>
          <table:table-cell table:formula="of:=1/[.F43]" office:value-type="float" office:value="57.1717152467436" calcext:value-type="float">
            <text:p>57,17171524674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916137" calcext:value-type="float">
            <text:p>1,91613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83" calcext:value-type="float">
            <text:p>0,004383</text:p>
          </table:table-cell>
          <table:table-cell table:formula="of:=AVERAGE([.E39:.E44])" office:value-type="float" office:value="0.0175001666666667" calcext:value-type="float">
            <text:p>1,75E-02</text:p>
          </table:table-cell>
          <table:table-cell table:formula="of:=1/[.F44]" office:value-type="float" office:value="57.1423129303531" calcext:value-type="float">
            <text:p>57,14231293035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951114" calcext:value-type="float">
            <text:p>1,95111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77" calcext:value-type="float">
            <text:p>0,034977</text:p>
          </table:table-cell>
          <table:table-cell table:formula="of:=AVERAGE([.E40:.E45])" office:value-type="float" office:value="0.018222" calcext:value-type="float">
            <text:p>1,82E-02</text:p>
          </table:table-cell>
          <table:table-cell table:formula="of:=1/[.F45]" office:value-type="float" office:value="54.8787180331467" calcext:value-type="float">
            <text:p>54,87871803314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981746" calcext:value-type="float">
            <text:p>1,9817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7f7defdef00000196</text:p>
          </table:table-cell>
          <table:table-cell office:value-type="float" office:value="0.030632" calcext:value-type="float">
            <text:p>0,030632</text:p>
          </table:table-cell>
          <table:table-cell table:formula="of:=AVERAGE([.E41:.E46])" office:value-type="float" office:value="0.0225956666666667" calcext:value-type="float">
            <text:p>2,26E-02</text:p>
          </table:table-cell>
          <table:table-cell table:formula="of:=1/[.F46]" office:value-type="float" office:value="44.2562733267441" calcext:value-type="float">
            <text:p>44,25627332674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986104" calcext:value-type="float">
            <text:p>1,98610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8" calcext:value-type="float">
            <text:p>0,004358</text:p>
          </table:table-cell>
          <table:table-cell table:formula="of:=AVERAGE([.E42:.E47])" office:value-type="float" office:value="0.01822" calcext:value-type="float">
            <text:p>1,82E-02</text:p>
          </table:table-cell>
          <table:table-cell table:formula="of:=1/[.F47]" office:value-type="float" office:value="54.8847420417124" calcext:value-type="float">
            <text:p>54,88474204171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016748" calcext:value-type="float">
            <text:p>2,01674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4" calcext:value-type="float">
            <text:p>0,030644</text:p>
          </table:table-cell>
          <table:table-cell table:formula="of:=AVERAGE([.E43:.E48])" office:value-type="float" office:value="0.022598" calcext:value-type="float">
            <text:p>2,26E-02</text:p>
          </table:table-cell>
          <table:table-cell table:formula="of:=1/[.F48]" office:value-type="float" office:value="44.2517036905921" calcext:value-type="float">
            <text:p>44,25170369059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021099" calcext:value-type="float">
            <text:p>2,02109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51" calcext:value-type="float">
            <text:p>0,004351</text:p>
          </table:table-cell>
          <table:table-cell table:formula="of:=AVERAGE([.E44:.E49])" office:value-type="float" office:value="0.0182241666666667" calcext:value-type="float">
            <text:p>1,82E-02</text:p>
          </table:table-cell>
          <table:table-cell table:formula="of:=1/[.F49]" office:value-type="float" office:value="54.8721935159358" calcext:value-type="float">
            <text:p>54,87219351593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051734" calcext:value-type="float">
            <text:p>2,05173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5" calcext:value-type="float">
            <text:p>0,030635</text:p>
          </table:table-cell>
          <table:table-cell table:formula="of:=AVERAGE([.E45:.E50])" office:value-type="float" office:value="0.0225995" calcext:value-type="float">
            <text:p>2,26E-02</text:p>
          </table:table-cell>
          <table:table-cell table:formula="of:=1/[.F50]" office:value-type="float" office:value="44.248766565632" calcext:value-type="float">
            <text:p>44,2487665656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56099" calcext:value-type="float">
            <text:p>2,056099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65" calcext:value-type="float">
            <text:p>0,004365</text:p>
          </table:table-cell>
          <table:table-cell table:formula="of:=AVERAGE([.E46:.E51])" office:value-type="float" office:value="0.0174975" calcext:value-type="float">
            <text:p>1,75E-02</text:p>
          </table:table-cell>
          <table:table-cell table:formula="of:=1/[.F51]" office:value-type="float" office:value="57.1510215745106" calcext:value-type="float">
            <text:p>57,15102157451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086742" calcext:value-type="float">
            <text:p>2,08674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3" calcext:value-type="float">
            <text:p>0,030643</text:p>
          </table:table-cell>
          <table:table-cell table:formula="of:=AVERAGE([.E47:.E52])" office:value-type="float" office:value="0.0174993333333333" calcext:value-type="float">
            <text:p>1,75E-02</text:p>
          </table:table-cell>
          <table:table-cell table:formula="of:=1/[.F52]" office:value-type="float" office:value="57.145034096537" calcext:value-type="float">
            <text:p>57,1450340965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091118" calcext:value-type="float">
            <text:p>2,09111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6" calcext:value-type="float">
            <text:p>0,004376</text:p>
          </table:table-cell>
          <table:table-cell table:formula="of:=AVERAGE([.E48:.E53])" office:value-type="float" office:value="0.0175023333333333" calcext:value-type="float">
            <text:p>1,75E-02</text:p>
          </table:table-cell>
          <table:table-cell table:formula="of:=1/[.F53]" office:value-type="float" office:value="57.1352391109757" calcext:value-type="float">
            <text:p>57,13523911097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121743" calcext:value-type="float">
            <text:p>2,12174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5" calcext:value-type="float">
            <text:p>0,030625</text:p>
          </table:table-cell>
          <table:table-cell table:formula="of:=AVERAGE([.E49:.E54])" office:value-type="float" office:value="0.0174991666666667" calcext:value-type="float">
            <text:p>1,75E-02</text:p>
          </table:table-cell>
          <table:table-cell table:formula="of:=1/[.F54]" office:value-type="float" office:value="57.1455783608743" calcext:value-type="float">
            <text:p>57,14557836087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12608" calcext:value-type="float">
            <text:p>2,12608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37" calcext:value-type="float">
            <text:p>0,004337</text:p>
          </table:table-cell>
          <table:table-cell table:formula="of:=AVERAGE([.E50:.E55])" office:value-type="float" office:value="0.0174968333333333" calcext:value-type="float">
            <text:p>1,75E-02</text:p>
          </table:table-cell>
          <table:table-cell table:formula="of:=1/[.F55]" office:value-type="float" office:value="57.1531991503225" calcext:value-type="float">
            <text:p>57,15319915032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156641" calcext:value-type="float">
            <text:p>2,15664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61" calcext:value-type="float">
            <text:p>0,030561</text:p>
          </table:table-cell>
          <table:table-cell table:formula="of:=AVERAGE([.E51:.E56])" office:value-type="float" office:value="0.0174845" calcext:value-type="float">
            <text:p>1,75E-02</text:p>
          </table:table-cell>
          <table:table-cell table:formula="of:=1/[.F56]" office:value-type="float" office:value="57.1935142554834" calcext:value-type="float">
            <text:p>57,19351425548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161058" calcext:value-type="float">
            <text:p>2,16105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17" calcext:value-type="float">
            <text:p>0,004417</text:p>
          </table:table-cell>
          <table:table-cell table:formula="of:=AVERAGE([.E52:.E57])" office:value-type="float" office:value="0.0174931666666667" calcext:value-type="float">
            <text:p>1,75E-02</text:p>
          </table:table-cell>
          <table:table-cell table:formula="of:=1/[.F57]" office:value-type="float" office:value="57.1651787840966" calcext:value-type="float">
            <text:p>57,16517878409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191647" calcext:value-type="float">
            <text:p>2,19164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89" calcext:value-type="float">
            <text:p>0,030589</text:p>
          </table:table-cell>
          <table:table-cell table:formula="of:=AVERAGE([.E53:.E58])" office:value-type="float" office:value="0.0174841666666667" calcext:value-type="float">
            <text:p>1,75E-02</text:p>
          </table:table-cell>
          <table:table-cell table:formula="of:=1/[.F58]" office:value-type="float" office:value="57.1946046422954" calcext:value-type="float">
            <text:p>57,19460464229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196037" calcext:value-type="float">
            <text:p>2,19603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" calcext:value-type="float">
            <text:p>0,00439</text:p>
          </table:table-cell>
          <table:table-cell table:formula="of:=AVERAGE([.E54:.E59])" office:value-type="float" office:value="0.0174865" calcext:value-type="float">
            <text:p>1,75E-02</text:p>
          </table:table-cell>
          <table:table-cell table:formula="of:=1/[.F59]" office:value-type="float" office:value="57.1869728075944" calcext:value-type="float">
            <text:p>57,18697280759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226647" calcext:value-type="float">
            <text:p>2,22664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" calcext:value-type="float">
            <text:p>0,03061</text:p>
          </table:table-cell>
          <table:table-cell table:formula="of:=AVERAGE([.E55:.E60])" office:value-type="float" office:value="0.017484" calcext:value-type="float">
            <text:p>1,75E-02</text:p>
          </table:table-cell>
          <table:table-cell table:formula="of:=1/[.F60]" office:value-type="float" office:value="57.1951498512926" calcext:value-type="float">
            <text:p>57,19514985129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31005" calcext:value-type="float">
            <text:p>2,23100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58" calcext:value-type="float">
            <text:p>0,004358</text:p>
          </table:table-cell>
          <table:table-cell table:formula="of:=AVERAGE([.E56:.E61])" office:value-type="float" office:value="0.0174875" calcext:value-type="float">
            <text:p>1,75E-02</text:p>
          </table:table-cell>
          <table:table-cell table:formula="of:=1/[.F61]" office:value-type="float" office:value="57.1837026447462" calcext:value-type="float">
            <text:p>57,18370264474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261637" calcext:value-type="float">
            <text:p>2,26163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2" calcext:value-type="float">
            <text:p>0,030632</text:p>
          </table:table-cell>
          <table:table-cell table:formula="of:=AVERAGE([.E57:.E62])" office:value-type="float" office:value="0.0174993333333333" calcext:value-type="float">
            <text:p>1,75E-02</text:p>
          </table:table-cell>
          <table:table-cell table:formula="of:=1/[.F62]" office:value-type="float" office:value="57.145034096537" calcext:value-type="float">
            <text:p>57,1450340965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296636" calcext:value-type="float">
            <text:p>2,29663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99" calcext:value-type="float">
            <text:p>0,034999</text:p>
          </table:table-cell>
          <table:table-cell table:formula="of:=AVERAGE([.E58:.E63])" office:value-type="float" office:value="0.0225963333333333" calcext:value-type="float">
            <text:p>2,26E-02</text:p>
          </table:table-cell>
          <table:table-cell table:formula="of:=1/[.F63]" office:value-type="float" office:value="44.2549676201154" calcext:value-type="float">
            <text:p>44,25496762011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301034" calcext:value-type="float">
            <text:p>2,30103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98" calcext:value-type="float">
            <text:p>0,004398</text:p>
          </table:table-cell>
          <table:table-cell table:formula="of:=AVERAGE([.E59:.E64])" office:value-type="float" office:value="0.0182311666666667" calcext:value-type="float">
            <text:p>1,82E-02</text:p>
          </table:table-cell>
          <table:table-cell table:formula="of:=1/[.F64]" office:value-type="float" office:value="54.8511249051533" calcext:value-type="float">
            <text:p>54,85112490515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331631" calcext:value-type="float">
            <text:p>2,33163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97" calcext:value-type="float">
            <text:p>0,030597</text:p>
          </table:table-cell>
          <table:table-cell table:formula="of:=AVERAGE([.E60:.E65])" office:value-type="float" office:value="0.022599" calcext:value-type="float">
            <text:p>2,26E-02</text:p>
          </table:table-cell>
          <table:table-cell table:formula="of:=1/[.F65]" office:value-type="float" office:value="44.249745563963" calcext:value-type="float">
            <text:p>44,2497455639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336025" calcext:value-type="float">
            <text:p>2,336025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4" calcext:value-type="float">
            <text:p>0,004394</text:p>
          </table:table-cell>
          <table:table-cell table:formula="of:=AVERAGE([.E61:.E66])" office:value-type="float" office:value="0.0182296666666667" calcext:value-type="float">
            <text:p>1,82E-02</text:p>
          </table:table-cell>
          <table:table-cell table:formula="of:=1/[.F66]" office:value-type="float" office:value="54.855638245351" calcext:value-type="float">
            <text:p>54,8556382453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366629" calcext:value-type="float">
            <text:p>2,36662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4" calcext:value-type="float">
            <text:p>0,030604</text:p>
          </table:table-cell>
          <table:table-cell table:formula="of:=AVERAGE([.E62:.E67])" office:value-type="float" office:value="0.022604" calcext:value-type="float">
            <text:p>2,26E-02</text:p>
          </table:table-cell>
          <table:table-cell table:formula="of:=1/[.F67]" office:value-type="float" office:value="44.2399575296408" calcext:value-type="float">
            <text:p>44,23995752964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37099" calcext:value-type="float">
            <text:p>2,3709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1" calcext:value-type="float">
            <text:p>0,004361</text:p>
          </table:table-cell>
          <table:table-cell table:formula="of:=AVERAGE([.E63:.E68])" office:value-type="float" office:value="0.0182255" calcext:value-type="float">
            <text:p>1,82E-02</text:p>
          </table:table-cell>
          <table:table-cell table:formula="of:=1/[.F68]" office:value-type="float" office:value="54.8681791994733" calcext:value-type="float">
            <text:p>54,86817919947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401627" calcext:value-type="float">
            <text:p>2,40162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7" calcext:value-type="float">
            <text:p>0,030637</text:p>
          </table:table-cell>
          <table:table-cell table:formula="of:=AVERAGE([.E64:.E69])" office:value-type="float" office:value="0.0174985" calcext:value-type="float">
            <text:p>1,75E-02</text:p>
          </table:table-cell>
          <table:table-cell table:formula="of:=1/[.F69]" office:value-type="float" office:value="57.1477555219019" calcext:value-type="float">
            <text:p>57,14775552190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406014" calcext:value-type="float">
            <text:p>2,40601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87" calcext:value-type="float">
            <text:p>0,004387</text:p>
          </table:table-cell>
          <table:table-cell table:formula="of:=AVERAGE([.E65:.E70])" office:value-type="float" office:value="0.0174966666666667" calcext:value-type="float">
            <text:p>1,75E-02</text:p>
          </table:table-cell>
          <table:table-cell table:formula="of:=1/[.F70]" office:value-type="float" office:value="57.1537435702038" calcext:value-type="float">
            <text:p>57,15374357020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440997" calcext:value-type="float">
            <text:p>2,44099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83" calcext:value-type="float">
            <text:p>0,034983</text:p>
          </table:table-cell>
          <table:table-cell table:formula="of:=AVERAGE([.E66:.E71])" office:value-type="float" office:value="0.0182276666666667" calcext:value-type="float">
            <text:p>1,82E-02</text:p>
          </table:table-cell>
          <table:table-cell table:formula="of:=1/[.F71]" office:value-type="float" office:value="54.8616571877915" calcext:value-type="float">
            <text:p>54,86165718779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476006" calcext:value-type="float">
            <text:p>2,47600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35009" calcext:value-type="float">
            <text:p>0,035009</text:p>
          </table:table-cell>
          <table:table-cell table:formula="of:=AVERAGE([.E67:.E72])" office:value-type="float" office:value="0.0233301666666667" calcext:value-type="float">
            <text:p>2,33E-02</text:p>
          </table:table-cell>
          <table:table-cell table:formula="of:=1/[.F72]" office:value-type="float" office:value="42.8629599731392" calcext:value-type="float">
            <text:p>42,86295997313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506628" calcext:value-type="float">
            <text:p>2,50662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2" calcext:value-type="float">
            <text:p>0,030622</text:p>
          </table:table-cell>
          <table:table-cell table:formula="of:=AVERAGE([.E68:.E73])" office:value-type="float" office:value="0.0233331666666667" calcext:value-type="float">
            <text:p>2,33E-02</text:p>
          </table:table-cell>
          <table:table-cell table:formula="of:=1/[.F73]" office:value-type="float" office:value="42.8574489817784" calcext:value-type="float">
            <text:p>42,85744898177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510985" calcext:value-type="float">
            <text:p>2,51098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57" calcext:value-type="float">
            <text:p>0,004357</text:p>
          </table:table-cell>
          <table:table-cell table:formula="of:=AVERAGE([.E69:.E74])" office:value-type="float" office:value="0.0233325" calcext:value-type="float">
            <text:p>2,33E-02</text:p>
          </table:table-cell>
          <table:table-cell table:formula="of:=1/[.F74]" office:value-type="float" office:value="42.8586735240544" calcext:value-type="float">
            <text:p>42,85867352405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541619" calcext:value-type="float">
            <text:p>2,54161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4" calcext:value-type="float">
            <text:p>0,030634</text:p>
          </table:table-cell>
          <table:table-cell table:formula="of:=AVERAGE([.E70:.E75])" office:value-type="float" office:value="0.023332" calcext:value-type="float">
            <text:p>2,33E-02</text:p>
          </table:table-cell>
          <table:table-cell table:formula="of:=1/[.F75]" office:value-type="float" office:value="42.8595919766844" calcext:value-type="float">
            <text:p>42,85959197668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545969" calcext:value-type="float">
            <text:p>2,545969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" calcext:value-type="float">
            <text:p>0,00435</text:p>
          </table:table-cell>
          <table:table-cell table:formula="of:=AVERAGE([.E71:.E76])" office:value-type="float" office:value="0.0233258333333333" calcext:value-type="float">
            <text:p>2,33E-02</text:p>
          </table:table-cell>
          <table:table-cell table:formula="of:=1/[.F76]" office:value-type="float" office:value="42.8709227966132" calcext:value-type="float">
            <text:p>42,87092279661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576618" calcext:value-type="float">
            <text:p>2,57661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9" calcext:value-type="float">
            <text:p>0,030649</text:p>
          </table:table-cell>
          <table:table-cell table:formula="of:=AVERAGE([.E72:.E77])" office:value-type="float" office:value="0.0226035" calcext:value-type="float">
            <text:p>2,26E-02</text:p>
          </table:table-cell>
          <table:table-cell table:formula="of:=1/[.F77]" office:value-type="float" office:value="44.2409361382087" calcext:value-type="float">
            <text:p>44,24093613820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580987" calcext:value-type="float">
            <text:p>2,58098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9" calcext:value-type="float">
            <text:p>0,004369</text:p>
          </table:table-cell>
          <table:table-cell table:formula="of:=AVERAGE([.E73:.E78])" office:value-type="float" office:value="0.0174968333333333" calcext:value-type="float">
            <text:p>1,75E-02</text:p>
          </table:table-cell>
          <table:table-cell table:formula="of:=1/[.F78]" office:value-type="float" office:value="57.1531991503225" calcext:value-type="float">
            <text:p>57,15319915032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611613" calcext:value-type="float">
            <text:p>2,61161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6" calcext:value-type="float">
            <text:p>0,030626</text:p>
          </table:table-cell>
          <table:table-cell table:formula="of:=AVERAGE([.E74:.E79])" office:value-type="float" office:value="0.0174975" calcext:value-type="float">
            <text:p>1,75E-02</text:p>
          </table:table-cell>
          <table:table-cell table:formula="of:=1/[.F79]" office:value-type="float" office:value="57.1510215745106" calcext:value-type="float">
            <text:p>57,15102157451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615967" calcext:value-type="float">
            <text:p>2,61596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4" calcext:value-type="float">
            <text:p>0,004354</text:p>
          </table:table-cell>
          <table:table-cell table:formula="of:=AVERAGE([.E75:.E80])" office:value-type="float" office:value="0.017497" calcext:value-type="float">
            <text:p>1,75E-02</text:p>
          </table:table-cell>
          <table:table-cell table:formula="of:=1/[.F80]" office:value-type="float" office:value="57.1526547408127" calcext:value-type="float">
            <text:p>57,15265474081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646599" calcext:value-type="float">
            <text:p>2,64659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2" calcext:value-type="float">
            <text:p>0,030632</text:p>
          </table:table-cell>
          <table:table-cell table:formula="of:=AVERAGE([.E76:.E81])" office:value-type="float" office:value="0.0174966666666667" calcext:value-type="float">
            <text:p>1,75E-02</text:p>
          </table:table-cell>
          <table:table-cell table:formula="of:=1/[.F81]" office:value-type="float" office:value="57.1537435702038" calcext:value-type="float">
            <text:p>57,15374357020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650973" calcext:value-type="float">
            <text:p>2,65097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4" calcext:value-type="float">
            <text:p>0,004374</text:p>
          </table:table-cell>
          <table:table-cell table:formula="of:=AVERAGE([.E77:.E82])" office:value-type="float" office:value="0.0175006666666667" calcext:value-type="float">
            <text:p>1,75E-02</text:p>
          </table:table-cell>
          <table:table-cell table:formula="of:=1/[.F82]" office:value-type="float" office:value="57.1406803550341" calcext:value-type="float">
            <text:p>57,14068035503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681604" calcext:value-type="float">
            <text:p>2,68160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1" calcext:value-type="float">
            <text:p>0,030631</text:p>
          </table:table-cell>
          <table:table-cell table:formula="of:=AVERAGE([.E78:.E83])" office:value-type="float" office:value="0.0174976666666667" calcext:value-type="float">
            <text:p>1,75E-02</text:p>
          </table:table-cell>
          <table:table-cell table:formula="of:=1/[.F83]" office:value-type="float" office:value="57.1504772064847" calcext:value-type="float">
            <text:p>57,150477206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685954" calcext:value-type="float">
            <text:p>2,68595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" calcext:value-type="float">
            <text:p>0,00435</text:p>
          </table:table-cell>
          <table:table-cell table:formula="of:=AVERAGE([.E79:.E84])" office:value-type="float" office:value="0.0174945" calcext:value-type="float">
            <text:p>1,75E-02</text:p>
          </table:table-cell>
          <table:table-cell table:formula="of:=1/[.F84]" office:value-type="float" office:value="57.16082197262" calcext:value-type="float">
            <text:p>57,160821972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716608" calcext:value-type="float">
            <text:p>2,71660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54" calcext:value-type="float">
            <text:p>0,030654</text:p>
          </table:table-cell>
          <table:table-cell table:formula="of:=AVERAGE([.E80:.E85])" office:value-type="float" office:value="0.0174991666666667" calcext:value-type="float">
            <text:p>1,75E-02</text:p>
          </table:table-cell>
          <table:table-cell table:formula="of:=1/[.F85]" office:value-type="float" office:value="57.1455783608743" calcext:value-type="float">
            <text:p>57,14557836087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720975" calcext:value-type="float">
            <text:p>2,72097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7" calcext:value-type="float">
            <text:p>0,004367</text:p>
          </table:table-cell>
          <table:table-cell table:formula="of:=AVERAGE([.E81:.E86])" office:value-type="float" office:value="0.0175013333333333" calcext:value-type="float">
            <text:p>1,75E-02</text:p>
          </table:table-cell>
          <table:table-cell table:formula="of:=1/[.F86]" office:value-type="float" office:value="57.1385037330489" calcext:value-type="float">
            <text:p>57,13850373304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751601" calcext:value-type="float">
            <text:p>2,75160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6" calcext:value-type="float">
            <text:p>0,030626</text:p>
          </table:table-cell>
          <table:table-cell table:formula="of:=AVERAGE([.E82:.E87])" office:value-type="float" office:value="0.0175003333333333" calcext:value-type="float">
            <text:p>1,75E-02</text:p>
          </table:table-cell>
          <table:table-cell table:formula="of:=1/[.F87]" office:value-type="float" office:value="57.1417687282147" calcext:value-type="float">
            <text:p>57,14176872821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755949" calcext:value-type="float">
            <text:p>2,755949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48" calcext:value-type="float">
            <text:p>0,004348</text:p>
          </table:table-cell>
          <table:table-cell table:formula="of:=AVERAGE([.E83:.E88])" office:value-type="float" office:value="0.017496" calcext:value-type="float">
            <text:p>1,75E-02</text:p>
          </table:table-cell>
          <table:table-cell table:formula="of:=1/[.F88]" office:value-type="float" office:value="57.1559213534522" calcext:value-type="float">
            <text:p>57,15592135345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786589" calcext:value-type="float">
            <text:p>2,78658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" calcext:value-type="float">
            <text:p>0,03064</text:p>
          </table:table-cell>
          <table:table-cell table:formula="of:=AVERAGE([.E84:.E89])" office:value-type="float" office:value="0.0174975" calcext:value-type="float">
            <text:p>1,75E-02</text:p>
          </table:table-cell>
          <table:table-cell table:formula="of:=1/[.F89]" office:value-type="float" office:value="57.1510215745106" calcext:value-type="float">
            <text:p>57,15102157451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790953" calcext:value-type="float">
            <text:p>2,79095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4" calcext:value-type="float">
            <text:p>0,004364</text:p>
          </table:table-cell>
          <table:table-cell table:formula="of:=AVERAGE([.E85:.E90])" office:value-type="float" office:value="0.0174998333333333" calcext:value-type="float">
            <text:p>1,75E-02</text:p>
          </table:table-cell>
          <table:table-cell table:formula="of:=1/[.F90]" office:value-type="float" office:value="57.1434013657273" calcext:value-type="float">
            <text:p>57,14340136572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821577" calcext:value-type="float">
            <text:p>2,82157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4" calcext:value-type="float">
            <text:p>0,030624</text:p>
          </table:table-cell>
          <table:table-cell table:formula="of:=AVERAGE([.E86:.E91])" office:value-type="float" office:value="0.0174948333333333" calcext:value-type="float">
            <text:p>1,75E-02</text:p>
          </table:table-cell>
          <table:table-cell table:formula="of:=1/[.F91]" office:value-type="float" office:value="57.159732873515" calcext:value-type="float">
            <text:p>57,1597328735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86093" calcext:value-type="float">
            <text:p>2,8609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9353" calcext:value-type="float">
            <text:p>0,039353</text:p>
          </table:table-cell>
          <table:table-cell table:formula="of:=AVERAGE([.E87:.E92])" office:value-type="float" office:value="0.0233258333333333" calcext:value-type="float">
            <text:p>2,33E-02</text:p>
          </table:table-cell>
          <table:table-cell table:formula="of:=1/[.F92]" office:value-type="float" office:value="42.8709227966132" calcext:value-type="float">
            <text:p>42,87092279661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895906" calcext:value-type="float">
            <text:p>2,89590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34976" calcext:value-type="float">
            <text:p>0,034976</text:p>
          </table:table-cell>
          <table:table-cell table:formula="of:=AVERAGE([.E88:.E93])" office:value-type="float" office:value="0.0240508333333333" calcext:value-type="float">
            <text:p>2,41E-02</text:p>
          </table:table-cell>
          <table:table-cell table:formula="of:=1/[.F93]" office:value-type="float" office:value="41.5786008800804" calcext:value-type="float">
            <text:p>41,57860088008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926556" calcext:value-type="float">
            <text:p>2,92655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5" calcext:value-type="float">
            <text:p>0,03065</text:p>
          </table:table-cell>
          <table:table-cell table:formula="of:=AVERAGE([.E89:.E94])" office:value-type="float" office:value="0.0284345" calcext:value-type="float">
            <text:p>2,84E-02</text:p>
          </table:table-cell>
          <table:table-cell table:formula="of:=1/[.F94]" office:value-type="float" office:value="35.1685452531256" calcext:value-type="float">
            <text:p>35,16854525312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930931" calcext:value-type="float">
            <text:p>2,93093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5" calcext:value-type="float">
            <text:p>0,004375</text:p>
          </table:table-cell>
          <table:table-cell table:formula="of:=AVERAGE([.E90:.E95])" office:value-type="float" office:value="0.024057" calcext:value-type="float">
            <text:p>2,41E-02</text:p>
          </table:table-cell>
          <table:table-cell table:formula="of:=1/[.F95]" office:value-type="float" office:value="41.5679428025107" calcext:value-type="float">
            <text:p>41,56794280251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961537" calcext:value-type="float">
            <text:p>2,96153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6" calcext:value-type="float">
            <text:p>0,030606</text:p>
          </table:table-cell>
          <table:table-cell table:formula="of:=AVERAGE([.E91:.E96])" office:value-type="float" office:value="0.0284306666666667" calcext:value-type="float">
            <text:p>2,84E-02</text:p>
          </table:table-cell>
          <table:table-cell table:formula="of:=1/[.F96]" office:value-type="float" office:value="35.1732870609201" calcext:value-type="float">
            <text:p>35,17328706092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965895" calcext:value-type="float">
            <text:p>2,965895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8" calcext:value-type="float">
            <text:p>0,004358</text:p>
          </table:table-cell>
          <table:table-cell table:formula="of:=AVERAGE([.E92:.E97])" office:value-type="float" office:value="0.024053" calcext:value-type="float">
            <text:p>2,41E-02</text:p>
          </table:table-cell>
          <table:table-cell table:formula="of:=1/[.F97]" office:value-type="float" office:value="41.574855527377" calcext:value-type="float">
            <text:p>41,5748555273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996522" calcext:value-type="float">
            <text:p>2,99652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7" calcext:value-type="float">
            <text:p>0,030627</text:p>
          </table:table-cell>
          <table:table-cell table:formula="of:=AVERAGE([.E93:.E98])" office:value-type="float" office:value="0.0225986666666667" calcext:value-type="float">
            <text:p>2,26E-02</text:p>
          </table:table-cell>
          <table:table-cell table:formula="of:=1/[.F98]" office:value-type="float" office:value="44.2503982535843" calcext:value-type="float">
            <text:p>44,25039825358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000893" calcext:value-type="float">
            <text:p>3,000893</text:p>
          </table:table-cell>
          <table:table-cell office:value-type="float" office:value="10" calcext:value-type="float">
            <text:p>10</text:p>
          </table:table-cell>
          <table:table-cell office:value-type="float" office:value="8.200000000404E+019" calcext:value-type="float">
            <text:p>8,200000000404E+019</text:p>
          </table:table-cell>
          <table:table-cell office:value-type="float" office:value="0.004371" calcext:value-type="float">
            <text:p>0,004371</text:p>
          </table:table-cell>
          <table:table-cell table:formula="of:=AVERAGE([.E94:.E99])" office:value-type="float" office:value="0.0174978333333333" calcext:value-type="float">
            <text:p>1,75E-02</text:p>
          </table:table-cell>
          <table:table-cell table:formula="of:=1/[.F99]" office:value-type="float" office:value="57.1499328488289" calcext:value-type="float">
            <text:p>57,14993284882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031548" calcext:value-type="float">
            <text:p>3,03154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55" calcext:value-type="float">
            <text:p>0,030655</text:p>
          </table:table-cell>
          <table:table-cell table:formula="of:=AVERAGE([.E95:.E100])" office:value-type="float" office:value="0.0174986666666667" calcext:value-type="float">
            <text:p>1,75E-02</text:p>
          </table:table-cell>
          <table:table-cell table:formula="of:=1/[.F100]" office:value-type="float" office:value="57.1472112160927" calcext:value-type="float">
            <text:p>57,14721121609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066506" calcext:value-type="float">
            <text:p>3,06650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58" calcext:value-type="float">
            <text:p>0,034958</text:p>
          </table:table-cell>
          <table:table-cell table:formula="of:=AVERAGE([.E96:.E101])" office:value-type="float" office:value="0.0225958333333333" calcext:value-type="float">
            <text:p>2,26E-02</text:p>
          </table:table-cell>
          <table:table-cell table:formula="of:=1/[.F101]" office:value-type="float" office:value="44.2559468928637" calcext:value-type="float">
            <text:p>44,25594689286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07088" calcext:value-type="float">
            <text:p>3,0708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4" calcext:value-type="float">
            <text:p>0,004374</text:p>
          </table:table-cell>
          <table:table-cell table:formula="of:=AVERAGE([.E97:.E102])" office:value-type="float" office:value="0.0182238333333333" calcext:value-type="float">
            <text:p>1,82E-02</text:p>
          </table:table-cell>
          <table:table-cell table:formula="of:=1/[.F102]" office:value-type="float" office:value="54.8731971868341" calcext:value-type="float">
            <text:p>54,87319718683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101511" calcext:value-type="float">
            <text:p>3,10151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1" calcext:value-type="float">
            <text:p>0,030631</text:p>
          </table:table-cell>
          <table:table-cell table:formula="of:=AVERAGE([.E98:.E103])" office:value-type="float" office:value="0.0226026666666667" calcext:value-type="float">
            <text:p>2,26E-02</text:p>
          </table:table-cell>
          <table:table-cell table:formula="of:=1/[.F103]" office:value-type="float" office:value="44.2425672487022" calcext:value-type="float">
            <text:p>44,24256724870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1059" calcext:value-type="float">
            <text:p>3,1059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89" calcext:value-type="float">
            <text:p>0,004389</text:p>
          </table:table-cell>
          <table:table-cell table:formula="of:=AVERAGE([.E99:.E104])" office:value-type="float" office:value="0.0182296666666667" calcext:value-type="float">
            <text:p>1,82E-02</text:p>
          </table:table-cell>
          <table:table-cell table:formula="of:=1/[.F104]" office:value-type="float" office:value="54.855638245351" calcext:value-type="float">
            <text:p>54,8556382453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136515" calcext:value-type="float">
            <text:p>3,13651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5" calcext:value-type="float">
            <text:p>0,030615</text:p>
          </table:table-cell>
          <table:table-cell table:formula="of:=AVERAGE([.E100:.E105])" office:value-type="float" office:value="0.0226036666666667" calcext:value-type="float">
            <text:p>2,26E-02</text:p>
          </table:table-cell>
          <table:table-cell table:formula="of:=1/[.F105]" office:value-type="float" office:value="44.2406099305422" calcext:value-type="float">
            <text:p>44,24060993054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140874" calcext:value-type="float">
            <text:p>3,14087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59" calcext:value-type="float">
            <text:p>0,004359</text:p>
          </table:table-cell>
          <table:table-cell table:formula="of:=AVERAGE([.E101:.E106])" office:value-type="float" office:value="0.018221" calcext:value-type="float">
            <text:p>1,82E-02</text:p>
          </table:table-cell>
          <table:table-cell table:formula="of:=1/[.F106]" office:value-type="float" office:value="54.8817298721256" calcext:value-type="float">
            <text:p>54,88172987212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171527" calcext:value-type="float">
            <text:p>3,17152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53" calcext:value-type="float">
            <text:p>0,030653</text:p>
          </table:table-cell>
          <table:table-cell table:formula="of:=AVERAGE([.E102:.E107])" office:value-type="float" office:value="0.0175035" calcext:value-type="float">
            <text:p>1,75E-02</text:p>
          </table:table-cell>
          <table:table-cell table:formula="of:=1/[.F107]" office:value-type="float" office:value="57.1314308566858" calcext:value-type="float">
            <text:p>57,13143085668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175877" calcext:value-type="float">
            <text:p>3,17587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" calcext:value-type="float">
            <text:p>0,00435</text:p>
          </table:table-cell>
          <table:table-cell table:formula="of:=AVERAGE([.E103:.E108])" office:value-type="float" office:value="0.0174995" calcext:value-type="float">
            <text:p>1,75E-02</text:p>
          </table:table-cell>
          <table:table-cell table:formula="of:=1/[.F108]" office:value-type="float" office:value="57.1444898425669" calcext:value-type="float">
            <text:p>57,14448984256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206521" calcext:value-type="float">
            <text:p>3,20652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4" calcext:value-type="float">
            <text:p>0,030644</text:p>
          </table:table-cell>
          <table:table-cell table:formula="of:=AVERAGE([.E104:.E109])" office:value-type="float" office:value="0.0175016666666667" calcext:value-type="float">
            <text:p>1,75E-02</text:p>
          </table:table-cell>
          <table:table-cell table:formula="of:=1/[.F109]" office:value-type="float" office:value="57.1374154842396" calcext:value-type="float">
            <text:p>57,13741548423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210896" calcext:value-type="float">
            <text:p>3,21089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5" calcext:value-type="float">
            <text:p>0,004375</text:p>
          </table:table-cell>
          <table:table-cell table:formula="of:=AVERAGE([.E105:.E110])" office:value-type="float" office:value="0.0174993333333333" calcext:value-type="float">
            <text:p>1,75E-02</text:p>
          </table:table-cell>
          <table:table-cell table:formula="of:=1/[.F110]" office:value-type="float" office:value="57.145034096537" calcext:value-type="float">
            <text:p>57,1450340965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241527" calcext:value-type="float">
            <text:p>3,24152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1" calcext:value-type="float">
            <text:p>0,030631</text:p>
          </table:table-cell>
          <table:table-cell table:formula="of:=AVERAGE([.E106:.E111])" office:value-type="float" office:value="0.017502" calcext:value-type="float">
            <text:p>1,75E-02</text:p>
          </table:table-cell>
          <table:table-cell table:formula="of:=1/[.F111]" office:value-type="float" office:value="57.1363272768826" calcext:value-type="float">
            <text:p>57,13632727688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276509" calcext:value-type="float">
            <text:p>3,27650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82" calcext:value-type="float">
            <text:p>0,034982</text:p>
          </table:table-cell>
          <table:table-cell table:formula="of:=AVERAGE([.E107:.E112])" office:value-type="float" office:value="0.0226058333333333" calcext:value-type="float">
            <text:p>2,26E-02</text:p>
          </table:table-cell>
          <table:table-cell table:formula="of:=1/[.F112]" office:value-type="float" office:value="44.2363696685959" calcext:value-type="float">
            <text:p>44,23636966859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280865" calcext:value-type="float">
            <text:p>3,28086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56" calcext:value-type="float">
            <text:p>0,004356</text:p>
          </table:table-cell>
          <table:table-cell table:formula="of:=AVERAGE([.E108:.E113])" office:value-type="float" office:value="0.018223" calcext:value-type="float">
            <text:p>1,82E-02</text:p>
          </table:table-cell>
          <table:table-cell table:formula="of:=1/[.F113]" office:value-type="float" office:value="54.8757065247215" calcext:value-type="float">
            <text:p>54,87570652472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311485" calcext:value-type="float">
            <text:p>3,31148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" calcext:value-type="float">
            <text:p>0,03062</text:p>
          </table:table-cell>
          <table:table-cell table:formula="of:=AVERAGE([.E109:.E114])" office:value-type="float" office:value="0.0226013333333333" calcext:value-type="float">
            <text:p>2,26E-02</text:p>
          </table:table-cell>
          <table:table-cell table:formula="of:=1/[.F114]" office:value-type="float" office:value="44.245177275677" calcext:value-type="float">
            <text:p>44,2451772756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315843" calcext:value-type="float">
            <text:p>3,315843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8" calcext:value-type="float">
            <text:p>0,004358</text:p>
          </table:table-cell>
          <table:table-cell table:formula="of:=AVERAGE([.E110:.E115])" office:value-type="float" office:value="0.0182203333333333" calcext:value-type="float">
            <text:p>1,82E-02</text:p>
          </table:table-cell>
          <table:table-cell table:formula="of:=1/[.F115]" office:value-type="float" office:value="54.8837379484459" calcext:value-type="float">
            <text:p>54,88373794844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346478" calcext:value-type="float">
            <text:p>3,34647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5" calcext:value-type="float">
            <text:p>0,030635</text:p>
          </table:table-cell>
          <table:table-cell table:formula="of:=AVERAGE([.E111:.E116])" office:value-type="float" office:value="0.022597" calcext:value-type="float">
            <text:p>2,26E-02</text:p>
          </table:table-cell>
          <table:table-cell table:formula="of:=1/[.F116]" office:value-type="float" office:value="44.2536619905297" calcext:value-type="float">
            <text:p>44,25366199052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350847" calcext:value-type="float">
            <text:p>3,35084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9" calcext:value-type="float">
            <text:p>0,004369</text:p>
          </table:table-cell>
          <table:table-cell table:formula="of:=AVERAGE([.E112:.E117])" office:value-type="float" office:value="0.01822" calcext:value-type="float">
            <text:p>1,82E-02</text:p>
          </table:table-cell>
          <table:table-cell table:formula="of:=1/[.F117]" office:value-type="float" office:value="54.8847420417124" calcext:value-type="float">
            <text:p>54,88474204171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381489" calcext:value-type="float">
            <text:p>3,38148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2" calcext:value-type="float">
            <text:p>0,030642</text:p>
          </table:table-cell>
          <table:table-cell table:formula="of:=AVERAGE([.E113:.E118])" office:value-type="float" office:value="0.0174966666666667" calcext:value-type="float">
            <text:p>1,75E-02</text:p>
          </table:table-cell>
          <table:table-cell table:formula="of:=1/[.F118]" office:value-type="float" office:value="57.1537435702038" calcext:value-type="float">
            <text:p>57,15374357020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385842" calcext:value-type="float">
            <text:p>3,385842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3" calcext:value-type="float">
            <text:p>0,004353</text:p>
          </table:table-cell>
          <table:table-cell table:formula="of:=AVERAGE([.E114:.E119])" office:value-type="float" office:value="0.0174961666666667" calcext:value-type="float">
            <text:p>1,75E-02</text:p>
          </table:table-cell>
          <table:table-cell table:formula="of:=1/[.F119]" office:value-type="float" office:value="57.1553768920811" calcext:value-type="float">
            <text:p>57,15537689208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416493" calcext:value-type="float">
            <text:p>3,41649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51" calcext:value-type="float">
            <text:p>0,030651</text:p>
          </table:table-cell>
          <table:table-cell table:formula="of:=AVERAGE([.E115:.E120])" office:value-type="float" office:value="0.0175013333333333" calcext:value-type="float">
            <text:p>1,75E-02</text:p>
          </table:table-cell>
          <table:table-cell table:formula="of:=1/[.F120]" office:value-type="float" office:value="57.1385037330489" calcext:value-type="float">
            <text:p>57,13850373304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420862" calcext:value-type="float">
            <text:p>3,42086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9" calcext:value-type="float">
            <text:p>0,004369</text:p>
          </table:table-cell>
          <table:table-cell table:formula="of:=AVERAGE([.E116:.E121])" office:value-type="float" office:value="0.0175031666666667" calcext:value-type="float">
            <text:p>1,75E-02</text:p>
          </table:table-cell>
          <table:table-cell table:formula="of:=1/[.F121]" office:value-type="float" office:value="57.1325188775365" calcext:value-type="float">
            <text:p>57,13251887753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451454" calcext:value-type="float">
            <text:p>3,451454</text:p>
          </table:table-cell>
          <table:table-cell office:value-type="float" office:value="10" calcext:value-type="float">
            <text:p>10</text:p>
          </table:table-cell>
          <table:table-cell office:value-type="float" office:value="1.100000004E+018" calcext:value-type="float">
            <text:p>1,100000004E+018</text:p>
          </table:table-cell>
          <table:table-cell office:value-type="float" office:value="0.030592" calcext:value-type="float">
            <text:p>0,030592</text:p>
          </table:table-cell>
          <table:table-cell table:formula="of:=AVERAGE([.E117:.E122])" office:value-type="float" office:value="0.017496" calcext:value-type="float">
            <text:p>1,75E-02</text:p>
          </table:table-cell>
          <table:table-cell table:formula="of:=1/[.F122]" office:value-type="float" office:value="57.1559213534522" calcext:value-type="float">
            <text:p>57,15592135345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455815" calcext:value-type="float">
            <text:p>3,455815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61" calcext:value-type="float">
            <text:p>0,004361</text:p>
          </table:table-cell>
          <table:table-cell table:formula="of:=AVERAGE([.E118:.E123])" office:value-type="float" office:value="0.0174946666666667" calcext:value-type="float">
            <text:p>1,75E-02</text:p>
          </table:table-cell>
          <table:table-cell table:formula="of:=1/[.F123]" office:value-type="float" office:value="57.1602774178797" calcext:value-type="float">
            <text:p>57,16027741787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525806" calcext:value-type="float">
            <text:p>3,52580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69991" calcext:value-type="float">
            <text:p>0,069991</text:p>
          </table:table-cell>
          <table:table-cell table:formula="of:=AVERAGE([.E119:.E124])" office:value-type="float" office:value="0.0240528333333333" calcext:value-type="float">
            <text:p>2,41E-02</text:p>
          </table:table-cell>
          <table:table-cell table:formula="of:=1/[.F124]" office:value-type="float" office:value="41.5751436074752" calcext:value-type="float">
            <text:p>41,57514360747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556395" calcext:value-type="float">
            <text:p>3,55639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89" calcext:value-type="float">
            <text:p>0,030589</text:p>
          </table:table-cell>
          <table:table-cell table:formula="of:=AVERAGE([.E120:.E125])" office:value-type="float" office:value="0.0284255" calcext:value-type="float">
            <text:p>2,84E-02</text:p>
          </table:table-cell>
          <table:table-cell table:formula="of:=1/[.F125]" office:value-type="float" office:value="35.1796802167068" calcext:value-type="float">
            <text:p>35,17968021670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560767" calcext:value-type="float">
            <text:p>3,56076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2" calcext:value-type="float">
            <text:p>0,004372</text:p>
          </table:table-cell>
          <table:table-cell table:formula="of:=AVERAGE([.E121:.E126])" office:value-type="float" office:value="0.0240456666666667" calcext:value-type="float">
            <text:p>2,40E-02</text:p>
          </table:table-cell>
          <table:table-cell table:formula="of:=1/[.F126]" office:value-type="float" office:value="41.5875348295604" calcext:value-type="float">
            <text:p>41,587534829560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591387" calcext:value-type="float">
            <text:p>3,59138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" calcext:value-type="float">
            <text:p>0,03062</text:p>
          </table:table-cell>
          <table:table-cell table:formula="of:=AVERAGE([.E122:.E127])" office:value-type="float" office:value="0.0284208333333333" calcext:value-type="float">
            <text:p>2,84E-02</text:p>
          </table:table-cell>
          <table:table-cell table:formula="of:=1/[.F127]" office:value-type="float" office:value="35.1854566779065" calcext:value-type="float">
            <text:p>35,18545667790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59575" calcext:value-type="float">
            <text:p>3,59575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63" calcext:value-type="float">
            <text:p>0,004363</text:p>
          </table:table-cell>
          <table:table-cell table:formula="of:=AVERAGE([.E123:.E128])" office:value-type="float" office:value="0.0240493333333333" calcext:value-type="float">
            <text:p>2,40E-02</text:p>
          </table:table-cell>
          <table:table-cell table:formula="of:=1/[.F128]" office:value-type="float" office:value="41.5811942118978" calcext:value-type="float">
            <text:p>41,58119421189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62637" calcext:value-type="float">
            <text:p>3,6263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" calcext:value-type="float">
            <text:p>0,03062</text:p>
          </table:table-cell>
          <table:table-cell table:formula="of:=AVERAGE([.E124:.E129])" office:value-type="float" office:value="0.0284258333333333" calcext:value-type="float">
            <text:p>2,84E-02</text:p>
          </table:table-cell>
          <table:table-cell table:formula="of:=1/[.F129]" office:value-type="float" office:value="35.179267684911" calcext:value-type="float">
            <text:p>35,1792676849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630746" calcext:value-type="float">
            <text:p>3,63074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4" calcext:value-type="float">
            <text:p>4000000194</text:p>
          </table:table-cell>
          <table:table-cell office:value-type="float" office:value="0.004376" calcext:value-type="float">
            <text:p>0,004376</text:p>
          </table:table-cell>
          <table:table-cell table:formula="of:=AVERAGE([.E125:.E130])" office:value-type="float" office:value="0.01749" calcext:value-type="float">
            <text:p>1,75E-02</text:p>
          </table:table-cell>
          <table:table-cell table:formula="of:=1/[.F130]" office:value-type="float" office:value="57.1755288736421" calcext:value-type="float">
            <text:p>57,17552887364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661397" calcext:value-type="float">
            <text:p>3,66139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51" calcext:value-type="float">
            <text:p>0,030651</text:p>
          </table:table-cell>
          <table:table-cell table:formula="of:=AVERAGE([.E126:.E131])" office:value-type="float" office:value="0.0175003333333333" calcext:value-type="float">
            <text:p>1,75E-02</text:p>
          </table:table-cell>
          <table:table-cell table:formula="of:=1/[.F131]" office:value-type="float" office:value="57.1417687282147" calcext:value-type="float">
            <text:p>57,14176872821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665743" calcext:value-type="float">
            <text:p>3,665743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46" calcext:value-type="float">
            <text:p>0,004346</text:p>
          </table:table-cell>
          <table:table-cell table:formula="of:=AVERAGE([.E127:.E132])" office:value-type="float" office:value="0.017496" calcext:value-type="float">
            <text:p>1,75E-02</text:p>
          </table:table-cell>
          <table:table-cell table:formula="of:=1/[.F132]" office:value-type="float" office:value="57.1559213534522" calcext:value-type="float">
            <text:p>57,15592135345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696354" calcext:value-type="float">
            <text:p>3,69635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1" calcext:value-type="float">
            <text:p>0,030611</text:p>
          </table:table-cell>
          <table:table-cell table:formula="of:=AVERAGE([.E128:.E133])" office:value-type="float" office:value="0.0174945" calcext:value-type="float">
            <text:p>1,75E-02</text:p>
          </table:table-cell>
          <table:table-cell table:formula="of:=1/[.F133]" office:value-type="float" office:value="57.16082197262" calcext:value-type="float">
            <text:p>57,160821972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731352" calcext:value-type="float">
            <text:p>3,73135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98" calcext:value-type="float">
            <text:p>0,034998</text:p>
          </table:table-cell>
          <table:table-cell table:formula="of:=AVERAGE([.E129:.E134])" office:value-type="float" office:value="0.0226003333333333" calcext:value-type="float">
            <text:p>2,26E-02</text:p>
          </table:table-cell>
          <table:table-cell table:formula="of:=1/[.F134]" office:value-type="float" office:value="44.2471349980089" calcext:value-type="float">
            <text:p>44,24713499800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735747" calcext:value-type="float">
            <text:p>3,73574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5" calcext:value-type="float">
            <text:p>0,004395</text:p>
          </table:table-cell>
          <table:table-cell table:formula="of:=AVERAGE([.E130:.E135])" office:value-type="float" office:value="0.0182295" calcext:value-type="float">
            <text:p>1,82E-02</text:p>
          </table:table-cell>
          <table:table-cell table:formula="of:=1/[.F135]" office:value-type="float" office:value="54.8561397734442" calcext:value-type="float">
            <text:p>54,85613977344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766347" calcext:value-type="float">
            <text:p>3,76634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" calcext:value-type="float">
            <text:p>0,0306</text:p>
          </table:table-cell>
          <table:table-cell table:formula="of:=AVERAGE([.E131:.E136])" office:value-type="float" office:value="0.0226001666666667" calcext:value-type="float">
            <text:p>2,26E-02</text:p>
          </table:table-cell>
          <table:table-cell table:formula="of:=1/[.F136]" office:value-type="float" office:value="44.2474613019078" calcext:value-type="float">
            <text:p>44,24746130190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770723" calcext:value-type="float">
            <text:p>3,77072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6" calcext:value-type="float">
            <text:p>0,004376</text:p>
          </table:table-cell>
          <table:table-cell table:formula="of:=AVERAGE([.E132:.E137])" office:value-type="float" office:value="0.018221" calcext:value-type="float">
            <text:p>1,82E-02</text:p>
          </table:table-cell>
          <table:table-cell table:formula="of:=1/[.F137]" office:value-type="float" office:value="54.8817298721256" calcext:value-type="float">
            <text:p>54,88172987212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80138" calcext:value-type="float">
            <text:p>3,8013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57" calcext:value-type="float">
            <text:p>0,030657</text:p>
          </table:table-cell>
          <table:table-cell table:formula="of:=AVERAGE([.E133:.E138])" office:value-type="float" office:value="0.0226061666666667" calcext:value-type="float">
            <text:p>2,26E-02</text:p>
          </table:table-cell>
          <table:table-cell table:formula="of:=1/[.F138]" office:value-type="float" office:value="44.2357173927468" calcext:value-type="float">
            <text:p>44,23571739274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805736" calcext:value-type="float">
            <text:p>3,80573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6" calcext:value-type="float">
            <text:p>0,004356</text:p>
          </table:table-cell>
          <table:table-cell table:formula="of:=AVERAGE([.E134:.E139])" office:value-type="float" office:value="0.0182303333333333" calcext:value-type="float">
            <text:p>1,82E-02</text:p>
          </table:table-cell>
          <table:table-cell table:formula="of:=1/[.F139]" office:value-type="float" office:value="54.8536322246805" calcext:value-type="float">
            <text:p>54,85363222468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836339" calcext:value-type="float">
            <text:p>3,83633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3" calcext:value-type="float">
            <text:p>0,030603</text:p>
          </table:table-cell>
          <table:table-cell table:formula="of:=AVERAGE([.E135:.E140])" office:value-type="float" office:value="0.0174978333333333" calcext:value-type="float">
            <text:p>1,75E-02</text:p>
          </table:table-cell>
          <table:table-cell table:formula="of:=1/[.F140]" office:value-type="float" office:value="57.1499328488289" calcext:value-type="float">
            <text:p>57,14993284882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840717" calcext:value-type="float">
            <text:p>3,84071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8" calcext:value-type="float">
            <text:p>0,004378</text:p>
          </table:table-cell>
          <table:table-cell table:formula="of:=AVERAGE([.E136:.E141])" office:value-type="float" office:value="0.017495" calcext:value-type="float">
            <text:p>1,75E-02</text:p>
          </table:table-cell>
          <table:table-cell table:formula="of:=1/[.F141]" office:value-type="float" office:value="57.1591883395256" calcext:value-type="float">
            <text:p>57,15918833952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871337" calcext:value-type="float">
            <text:p>3,87133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" calcext:value-type="float">
            <text:p>0,03062</text:p>
          </table:table-cell>
          <table:table-cell table:formula="of:=AVERAGE([.E137:.E142])" office:value-type="float" office:value="0.0174983333333333" calcext:value-type="float">
            <text:p>1,75E-02</text:p>
          </table:table-cell>
          <table:table-cell table:formula="of:=1/[.F142]" office:value-type="float" office:value="57.1482998380798" calcext:value-type="float">
            <text:p>57,14829983807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87574" calcext:value-type="float">
            <text:p>3,8757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403" calcext:value-type="float">
            <text:p>0,004403</text:p>
          </table:table-cell>
          <table:table-cell table:formula="of:=AVERAGE([.E138:.E143])" office:value-type="float" office:value="0.0175028333333333" calcext:value-type="float">
            <text:p>1,75E-02</text:p>
          </table:table-cell>
          <table:table-cell table:formula="of:=1/[.F143]" office:value-type="float" office:value="57.1336069398288" calcext:value-type="float">
            <text:p>57,13360693982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906339" calcext:value-type="float">
            <text:p>3,90633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99" calcext:value-type="float">
            <text:p>0,030599</text:p>
          </table:table-cell>
          <table:table-cell table:formula="of:=AVERAGE([.E139:.E144])" office:value-type="float" office:value="0.0174931666666667" calcext:value-type="float">
            <text:p>1,75E-02</text:p>
          </table:table-cell>
          <table:table-cell table:formula="of:=1/[.F144]" office:value-type="float" office:value="57.1651787840966" calcext:value-type="float">
            <text:p>57,16517878409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910747" calcext:value-type="float">
            <text:p>3,91074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08" calcext:value-type="float">
            <text:p>0,004408</text:p>
          </table:table-cell>
          <table:table-cell table:formula="of:=AVERAGE([.E140:.E145])" office:value-type="float" office:value="0.0175018333333333" calcext:value-type="float">
            <text:p>1,75E-02</text:p>
          </table:table-cell>
          <table:table-cell table:formula="of:=1/[.F145]" office:value-type="float" office:value="57.1368713753797" calcext:value-type="float">
            <text:p>57,136871375379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941363" calcext:value-type="float">
            <text:p>3,94136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6" calcext:value-type="float">
            <text:p>0,030616</text:p>
          </table:table-cell>
          <table:table-cell table:formula="of:=AVERAGE([.E141:.E146])" office:value-type="float" office:value="0.017504" calcext:value-type="float">
            <text:p>1,75E-02</text:p>
          </table:table-cell>
          <table:table-cell table:formula="of:=1/[.F146]" office:value-type="float" office:value="57.1297989031079" calcext:value-type="float">
            <text:p>57,12979890310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945716" calcext:value-type="float">
            <text:p>3,94571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3" calcext:value-type="float">
            <text:p>0,004353</text:p>
          </table:table-cell>
          <table:table-cell table:formula="of:=AVERAGE([.E142:.E147])" office:value-type="float" office:value="0.0174998333333333" calcext:value-type="float">
            <text:p>1,75E-02</text:p>
          </table:table-cell>
          <table:table-cell table:formula="of:=1/[.F147]" office:value-type="float" office:value="57.1434013657273" calcext:value-type="float">
            <text:p>57,14340136572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976342" calcext:value-type="float">
            <text:p>3,97634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6" calcext:value-type="float">
            <text:p>0,030626</text:p>
          </table:table-cell>
          <table:table-cell table:formula="of:=AVERAGE([.E143:.E148])" office:value-type="float" office:value="0.0175008333333333" calcext:value-type="float">
            <text:p>1,75E-02</text:p>
          </table:table-cell>
          <table:table-cell table:formula="of:=1/[.F148]" office:value-type="float" office:value="57.1401361839913" calcext:value-type="float">
            <text:p>57,14013618399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980708" calcext:value-type="float">
            <text:p>3,98070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6" calcext:value-type="float">
            <text:p>0,004366</text:p>
          </table:table-cell>
          <table:table-cell table:formula="of:=AVERAGE([.E144:.E149])" office:value-type="float" office:value="0.0174946666666667" calcext:value-type="float">
            <text:p>1,75E-02</text:p>
          </table:table-cell>
          <table:table-cell table:formula="of:=1/[.F149]" office:value-type="float" office:value="57.1602774178797" calcext:value-type="float">
            <text:p>57,16027741787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011349" calcext:value-type="float">
            <text:p>4,01134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1" calcext:value-type="float">
            <text:p>0,030641</text:p>
          </table:table-cell>
          <table:table-cell table:formula="of:=AVERAGE([.E145:.E150])" office:value-type="float" office:value="0.0175016666666667" calcext:value-type="float">
            <text:p>1,75E-02</text:p>
          </table:table-cell>
          <table:table-cell table:formula="of:=1/[.F150]" office:value-type="float" office:value="57.1374154842396" calcext:value-type="float">
            <text:p>57,1374154842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15702" calcext:value-type="float">
            <text:p>4,015702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3" calcext:value-type="float">
            <text:p>0,004353</text:p>
          </table:table-cell>
          <table:table-cell table:formula="of:=AVERAGE([.E146:.E151])" office:value-type="float" office:value="0.0174925" calcext:value-type="float">
            <text:p>1,75E-02</text:p>
          </table:table-cell>
          <table:table-cell table:formula="of:=1/[.F151]" office:value-type="float" office:value="57.1673574389024" calcext:value-type="float">
            <text:p>57,16735743890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046345" calcext:value-type="float">
            <text:p>4,04634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3" calcext:value-type="float">
            <text:p>0,030643</text:p>
          </table:table-cell>
          <table:table-cell table:formula="of:=AVERAGE([.E147:.E152])" office:value-type="float" office:value="0.017497" calcext:value-type="float">
            <text:p>1,75E-02</text:p>
          </table:table-cell>
          <table:table-cell table:formula="of:=1/[.F152]" office:value-type="float" office:value="57.1526547408127" calcext:value-type="float">
            <text:p>57,15265474081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050708" calcext:value-type="float">
            <text:p>4,05070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3" calcext:value-type="float">
            <text:p>0,004363</text:p>
          </table:table-cell>
          <table:table-cell table:formula="of:=AVERAGE([.E148:.E153])" office:value-type="float" office:value="0.0174986666666667" calcext:value-type="float">
            <text:p>1,75E-02</text:p>
          </table:table-cell>
          <table:table-cell table:formula="of:=1/[.F153]" office:value-type="float" office:value="57.1472112160927" calcext:value-type="float">
            <text:p>57,14721121609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081341" calcext:value-type="float">
            <text:p>4,08134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3" calcext:value-type="float">
            <text:p>0,030633</text:p>
          </table:table-cell>
          <table:table-cell table:formula="of:=AVERAGE([.E149:.E154])" office:value-type="float" office:value="0.0174998333333333" calcext:value-type="float">
            <text:p>1,75E-02</text:p>
          </table:table-cell>
          <table:table-cell table:formula="of:=1/[.F154]" office:value-type="float" office:value="57.1434013657273" calcext:value-type="float">
            <text:p>57,14340136572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085727" calcext:value-type="float">
            <text:p>4,08572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86" calcext:value-type="float">
            <text:p>0,004386</text:p>
          </table:table-cell>
          <table:table-cell table:formula="of:=AVERAGE([.E150:.E155])" office:value-type="float" office:value="0.0175031666666667" calcext:value-type="float">
            <text:p>1,75E-02</text:p>
          </table:table-cell>
          <table:table-cell table:formula="of:=1/[.F155]" office:value-type="float" office:value="57.1325188775364" calcext:value-type="float">
            <text:p>57,13251887753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120727" calcext:value-type="float">
            <text:p>4,12072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5" calcext:value-type="float">
            <text:p>0,035</text:p>
          </table:table-cell>
          <table:table-cell table:formula="of:=AVERAGE([.E151:.E156])" office:value-type="float" office:value="0.0182296666666667" calcext:value-type="float">
            <text:p>1,82E-02</text:p>
          </table:table-cell>
          <table:table-cell table:formula="of:=1/[.F156]" office:value-type="float" office:value="54.855638245351" calcext:value-type="float">
            <text:p>54,8556382453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151326" calcext:value-type="float">
            <text:p>4,15132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4" calcext:value-type="float">
            <text:p>4000000194</text:p>
          </table:table-cell>
          <table:table-cell office:value-type="float" office:value="0.030599" calcext:value-type="float">
            <text:p>0,030599</text:p>
          </table:table-cell>
          <table:table-cell table:formula="of:=AVERAGE([.E152:.E157])" office:value-type="float" office:value="0.022604" calcext:value-type="float">
            <text:p>2,26E-02</text:p>
          </table:table-cell>
          <table:table-cell table:formula="of:=1/[.F157]" office:value-type="float" office:value="44.2399575296408" calcext:value-type="float">
            <text:p>44,23995752964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155714" calcext:value-type="float">
            <text:p>4,15571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88" calcext:value-type="float">
            <text:p>0,004388</text:p>
          </table:table-cell>
          <table:table-cell table:formula="of:=AVERAGE([.E153:.E158])" office:value-type="float" office:value="0.0182281666666667" calcext:value-type="float">
            <text:p>1,82E-02</text:p>
          </table:table-cell>
          <table:table-cell table:formula="of:=1/[.F158]" office:value-type="float" office:value="54.8601523283563" calcext:value-type="float">
            <text:p>54,86015232835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186319" calcext:value-type="float">
            <text:p>4,18631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5" calcext:value-type="float">
            <text:p>0,030605</text:p>
          </table:table-cell>
          <table:table-cell table:formula="of:=AVERAGE([.E154:.E159])" office:value-type="float" office:value="0.0226018333333333" calcext:value-type="float">
            <text:p>2,26E-02</text:p>
          </table:table-cell>
          <table:table-cell table:formula="of:=1/[.F159]" office:value-type="float" office:value="44.2441984794744" calcext:value-type="float">
            <text:p>44,24419847947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19072" calcext:value-type="float">
            <text:p>4,1907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01" calcext:value-type="float">
            <text:p>0,004401</text:p>
          </table:table-cell>
          <table:table-cell table:formula="of:=AVERAGE([.E155:.E160])" office:value-type="float" office:value="0.0182298333333333" calcext:value-type="float">
            <text:p>1,82E-02</text:p>
          </table:table-cell>
          <table:table-cell table:formula="of:=1/[.F160]" office:value-type="float" office:value="54.8551367264283" calcext:value-type="float">
            <text:p>54,85513672642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22131" calcext:value-type="float">
            <text:p>4,2213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9" calcext:value-type="float">
            <text:p>0,03059</text:p>
          </table:table-cell>
          <table:table-cell table:formula="of:=AVERAGE([.E156:.E161])" office:value-type="float" office:value="0.0225971666666667" calcext:value-type="float">
            <text:p>2,26E-02</text:p>
          </table:table-cell>
          <table:table-cell table:formula="of:=1/[.F161]" office:value-type="float" office:value="44.2533355951705" calcext:value-type="float">
            <text:p>44,25333559517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225704" calcext:value-type="float">
            <text:p>4,22570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4" calcext:value-type="float">
            <text:p>0,004394</text:p>
          </table:table-cell>
          <table:table-cell table:formula="of:=AVERAGE([.E157:.E162])" office:value-type="float" office:value="0.0174961666666667" calcext:value-type="float">
            <text:p>1,75E-02</text:p>
          </table:table-cell>
          <table:table-cell table:formula="of:=1/[.F162]" office:value-type="float" office:value="57.1553768920811" calcext:value-type="float">
            <text:p>57,15537689208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25627" calcext:value-type="float">
            <text:p>4,2562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66" calcext:value-type="float">
            <text:p>0,030566</text:p>
          </table:table-cell>
          <table:table-cell table:formula="of:=AVERAGE([.E158:.E163])" office:value-type="float" office:value="0.0174906666666667" calcext:value-type="float">
            <text:p>1,75E-02</text:p>
          </table:table-cell>
          <table:table-cell table:formula="of:=1/[.F163]" office:value-type="float" office:value="57.173349595975" calcext:value-type="float">
            <text:p>57,1733495959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260671" calcext:value-type="float">
            <text:p>4,26067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01" calcext:value-type="float">
            <text:p>0,004401</text:p>
          </table:table-cell>
          <table:table-cell table:formula="of:=AVERAGE([.E159:.E164])" office:value-type="float" office:value="0.0174928333333333" calcext:value-type="float">
            <text:p>1,75E-02</text:p>
          </table:table-cell>
          <table:table-cell table:formula="of:=1/[.F164]" office:value-type="float" office:value="57.1662680907419" calcext:value-type="float">
            <text:p>57,16626809074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291266" calcext:value-type="float">
            <text:p>4,29126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95" calcext:value-type="float">
            <text:p>0,030595</text:p>
          </table:table-cell>
          <table:table-cell table:formula="of:=AVERAGE([.E160:.E165])" office:value-type="float" office:value="0.0174911666666667" calcext:value-type="float">
            <text:p>1,75E-02</text:p>
          </table:table-cell>
          <table:table-cell table:formula="of:=1/[.F165]" office:value-type="float" office:value="57.1717152467436" calcext:value-type="float">
            <text:p>57,17171524674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326283" calcext:value-type="float">
            <text:p>4,32628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5017" calcext:value-type="float">
            <text:p>0,035017</text:p>
          </table:table-cell>
          <table:table-cell table:formula="of:=AVERAGE([.E161:.E166])" office:value-type="float" office:value="0.0225938333333333" calcext:value-type="float">
            <text:p>2,26E-02</text:p>
          </table:table-cell>
          <table:table-cell table:formula="of:=1/[.F166]" office:value-type="float" office:value="44.259864417282" calcext:value-type="float">
            <text:p>44,2598644172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330647" calcext:value-type="float">
            <text:p>4,33064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4" calcext:value-type="float">
            <text:p>0,004364</text:p>
          </table:table-cell>
          <table:table-cell table:formula="of:=AVERAGE([.E162:.E167])" office:value-type="float" office:value="0.0182228333333333" calcext:value-type="float">
            <text:p>1,82E-02</text:p>
          </table:table-cell>
          <table:table-cell table:formula="of:=1/[.F167]" office:value-type="float" office:value="54.8762084198396" calcext:value-type="float">
            <text:p>54,87620841983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361272" calcext:value-type="float">
            <text:p>4,36127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5" calcext:value-type="float">
            <text:p>0,030625</text:p>
          </table:table-cell>
          <table:table-cell table:formula="of:=AVERAGE([.E163:.E168])" office:value-type="float" office:value="0.0225946666666667" calcext:value-type="float">
            <text:p>2,26E-02</text:p>
          </table:table-cell>
          <table:table-cell table:formula="of:=1/[.F168]" office:value-type="float" office:value="44.2582320311578" calcext:value-type="float">
            <text:p>44,25823203115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365664" calcext:value-type="float">
            <text:p>4,36566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2" calcext:value-type="float">
            <text:p>0,004392</text:p>
          </table:table-cell>
          <table:table-cell table:formula="of:=AVERAGE([.E164:.E169])" office:value-type="float" office:value="0.0182323333333333" calcext:value-type="float">
            <text:p>1,82E-02</text:p>
          </table:table-cell>
          <table:table-cell table:formula="of:=1/[.F169]" office:value-type="float" office:value="54.8476150428726" calcext:value-type="float">
            <text:p>54,84761504287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396246" calcext:value-type="float">
            <text:p>4,39624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82" calcext:value-type="float">
            <text:p>0,030582</text:p>
          </table:table-cell>
          <table:table-cell table:formula="of:=AVERAGE([.E165:.E170])" office:value-type="float" office:value="0.0225958333333333" calcext:value-type="float">
            <text:p>2,26E-02</text:p>
          </table:table-cell>
          <table:table-cell table:formula="of:=1/[.F170]" office:value-type="float" office:value="44.2559468928637" calcext:value-type="float">
            <text:p>44,25594689286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400613" calcext:value-type="float">
            <text:p>4,40061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7" calcext:value-type="float">
            <text:p>0,004367</text:p>
          </table:table-cell>
          <table:table-cell table:formula="of:=AVERAGE([.E166:.E171])" office:value-type="float" office:value="0.0182245" calcext:value-type="float">
            <text:p>1,82E-02</text:p>
          </table:table-cell>
          <table:table-cell table:formula="of:=1/[.F171]" office:value-type="float" office:value="54.8711898817526" calcext:value-type="float">
            <text:p>54,87118988175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431245" calcext:value-type="float">
            <text:p>4,43124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2" calcext:value-type="float">
            <text:p>0,030632</text:p>
          </table:table-cell>
          <table:table-cell table:formula="of:=AVERAGE([.E167:.E172])" office:value-type="float" office:value="0.0174936666666667" calcext:value-type="float">
            <text:p>1,75E-02</text:p>
          </table:table-cell>
          <table:table-cell table:formula="of:=1/[.F172]" office:value-type="float" office:value="57.1635449019645" calcext:value-type="float">
            <text:p>57,16354490196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435633" calcext:value-type="float">
            <text:p>4,435633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88" calcext:value-type="float">
            <text:p>0,004388</text:p>
          </table:table-cell>
          <table:table-cell table:formula="of:=AVERAGE([.E168:.E173])" office:value-type="float" office:value="0.0174976666666667" calcext:value-type="float">
            <text:p>1,75E-02</text:p>
          </table:table-cell>
          <table:table-cell table:formula="of:=1/[.F173]" office:value-type="float" office:value="57.1504772064847" calcext:value-type="float">
            <text:p>57,15047720648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466239" calcext:value-type="float">
            <text:p>4,46623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6" calcext:value-type="float">
            <text:p>0,030606</text:p>
          </table:table-cell>
          <table:table-cell table:formula="of:=AVERAGE([.E169:.E174])" office:value-type="float" office:value="0.0174945" calcext:value-type="float">
            <text:p>1,75E-02</text:p>
          </table:table-cell>
          <table:table-cell table:formula="of:=1/[.F174]" office:value-type="float" office:value="57.16082197262" calcext:value-type="float">
            <text:p>57,160821972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470641" calcext:value-type="float">
            <text:p>4,47064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02" calcext:value-type="float">
            <text:p>0,004402</text:p>
          </table:table-cell>
          <table:table-cell table:formula="of:=AVERAGE([.E170:.E175])" office:value-type="float" office:value="0.0174961666666667" calcext:value-type="float">
            <text:p>1,75E-02</text:p>
          </table:table-cell>
          <table:table-cell table:formula="of:=1/[.F175]" office:value-type="float" office:value="57.1553768920811" calcext:value-type="float">
            <text:p>57,15537689208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501247" calcext:value-type="float">
            <text:p>4,50124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6" calcext:value-type="float">
            <text:p>0,030606</text:p>
          </table:table-cell>
          <table:table-cell table:formula="of:=AVERAGE([.E171:.E176])" office:value-type="float" office:value="0.0175001666666667" calcext:value-type="float">
            <text:p>1,75E-02</text:p>
          </table:table-cell>
          <table:table-cell table:formula="of:=1/[.F176]" office:value-type="float" office:value="57.1423129303531" calcext:value-type="float">
            <text:p>57,142312930353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505601" calcext:value-type="float">
            <text:p>4,50560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4" calcext:value-type="float">
            <text:p>0,004354</text:p>
          </table:table-cell>
          <table:table-cell table:formula="of:=AVERAGE([.E172:.E177])" office:value-type="float" office:value="0.017498" calcext:value-type="float">
            <text:p>1,75E-02</text:p>
          </table:table-cell>
          <table:table-cell table:formula="of:=1/[.F177]" office:value-type="float" office:value="57.149388501543" calcext:value-type="float">
            <text:p>57,1493885015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536221" calcext:value-type="float">
            <text:p>4,536221</text:p>
          </table:table-cell>
          <table:table-cell office:value-type="float" office:value="10" calcext:value-type="float">
            <text:p>10</text:p>
          </table:table-cell>
          <table:table-cell office:value-type="float" office:value="20004000000196" calcext:value-type="float">
            <text:p>20004000000196</text:p>
          </table:table-cell>
          <table:table-cell office:value-type="float" office:value="0.03062" calcext:value-type="float">
            <text:p>0,03062</text:p>
          </table:table-cell>
          <table:table-cell table:formula="of:=AVERAGE([.E173:.E178])" office:value-type="float" office:value="0.017496" calcext:value-type="float">
            <text:p>1,75E-02</text:p>
          </table:table-cell>
          <table:table-cell table:formula="of:=1/[.F178]" office:value-type="float" office:value="57.1559213534522" calcext:value-type="float">
            <text:p>57,15592135345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540624" calcext:value-type="float">
            <text:p>4,54062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03" calcext:value-type="float">
            <text:p>0,004403</text:p>
          </table:table-cell>
          <table:table-cell table:formula="of:=AVERAGE([.E174:.E179])" office:value-type="float" office:value="0.0174985" calcext:value-type="float">
            <text:p>1,75E-02</text:p>
          </table:table-cell>
          <table:table-cell table:formula="of:=1/[.F179]" office:value-type="float" office:value="57.1477555219019" calcext:value-type="float">
            <text:p>57,14775552190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571235" calcext:value-type="float">
            <text:p>4,57123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1" calcext:value-type="float">
            <text:p>0,030611</text:p>
          </table:table-cell>
          <table:table-cell table:formula="of:=AVERAGE([.E175:.E180])" office:value-type="float" office:value="0.0174993333333333" calcext:value-type="float">
            <text:p>1,75E-02</text:p>
          </table:table-cell>
          <table:table-cell table:formula="of:=1/[.F180]" office:value-type="float" office:value="57.145034096537" calcext:value-type="float">
            <text:p>57,1450340965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575585" calcext:value-type="float">
            <text:p>4,575585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" calcext:value-type="float">
            <text:p>0,00435</text:p>
          </table:table-cell>
          <table:table-cell table:formula="of:=AVERAGE([.E176:.E181])" office:value-type="float" office:value="0.0174906666666667" calcext:value-type="float">
            <text:p>1,75E-02</text:p>
          </table:table-cell>
          <table:table-cell table:formula="of:=1/[.F181]" office:value-type="float" office:value="57.173349595975" calcext:value-type="float">
            <text:p>57,1733495959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577378" calcext:value-type="float">
            <text:p>4,5773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793" calcext:value-type="float">
            <text:p>0,001793</text:p>
          </table:table-cell>
          <table:table-cell table:formula="of:=AVERAGE([.E177:.E182])" office:value-type="float" office:value="0.0126885" calcext:value-type="float">
            <text:p>1,27E-02</text:p>
          </table:table-cell>
          <table:table-cell table:formula="of:=1/[.F182]" office:value-type="float" office:value="78.8115222445522" calcext:value-type="float">
            <text:p>78,81152224455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582964" calcext:value-type="float">
            <text:p>4,5829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586" calcext:value-type="float">
            <text:p>0,005586</text:p>
          </table:table-cell>
          <table:table-cell table:formula="of:=AVERAGE([.E178:.E183])" office:value-type="float" office:value="0.0128938333333333" calcext:value-type="float">
            <text:p>1,29E-02</text:p>
          </table:table-cell>
          <table:table-cell table:formula="of:=1/[.F183]" office:value-type="float" office:value="77.5564546359371" calcext:value-type="float">
            <text:p>77,556454635937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588261" calcext:value-type="float">
            <text:p>4,5882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297" calcext:value-type="float">
            <text:p>0,005297</text:p>
          </table:table-cell>
          <table:table-cell table:formula="of:=AVERAGE([.E179:.E184])" office:value-type="float" office:value="0.00867333333333333" calcext:value-type="float">
            <text:p>8,67E-03</text:p>
          </table:table-cell>
          <table:table-cell table:formula="of:=1/[.F184]" office:value-type="float" office:value="115.295926210607" calcext:value-type="float">
            <text:p>115,2959262106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593577" calcext:value-type="float">
            <text:p>4,5935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80e8</text:p>
          </table:table-cell>
          <table:table-cell office:value-type="float" office:value="0.005316" calcext:value-type="float">
            <text:p>0,005316</text:p>
          </table:table-cell>
          <table:table-cell table:formula="of:=AVERAGE([.E180:.E185])" office:value-type="float" office:value="0.0088255" calcext:value-type="float">
            <text:p>8,83E-03</text:p>
          </table:table-cell>
          <table:table-cell table:formula="of:=1/[.F185]" office:value-type="float" office:value="113.308027873775" calcext:value-type="float">
            <text:p>113,3080278737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598799" calcext:value-type="float">
            <text:p>4,5987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222" calcext:value-type="float">
            <text:p>0,005222</text:p>
          </table:table-cell>
          <table:table-cell table:formula="of:=AVERAGE([.E181:.E186])" office:value-type="float" office:value="0.004594" calcext:value-type="float">
            <text:p>4,59E-03</text:p>
          </table:table-cell>
          <table:table-cell table:formula="of:=1/[.F186]" office:value-type="float" office:value="217.67522855899" calcext:value-type="float">
            <text:p>217,675228558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604139" calcext:value-type="float">
            <text:p>4,604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34" calcext:value-type="float">
            <text:p>0,00534</text:p>
          </table:table-cell>
          <table:table-cell table:formula="of:=AVERAGE([.E182:.E187])" office:value-type="float" office:value="0.004759" calcext:value-type="float">
            <text:p>4,76E-03</text:p>
          </table:table-cell>
          <table:table-cell table:formula="of:=1/[.F187]" office:value-type="float" office:value="210.128178188695" calcext:value-type="float">
            <text:p>210,1281781886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606226" calcext:value-type="float">
            <text:p>4,60622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087" calcext:value-type="float">
            <text:p>0,002087</text:p>
          </table:table-cell>
          <table:table-cell table:formula="of:=AVERAGE([.E183:.E188])" office:value-type="float" office:value="0.004808" calcext:value-type="float">
            <text:p>4,81E-03</text:p>
          </table:table-cell>
          <table:table-cell table:formula="of:=1/[.F188]" office:value-type="float" office:value="207.986688851914" calcext:value-type="float">
            <text:p>207,9866888519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609439" calcext:value-type="float">
            <text:p>4,6094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213" calcext:value-type="float">
            <text:p>0,003213</text:p>
          </table:table-cell>
          <table:table-cell table:formula="of:=AVERAGE([.E184:.E189])" office:value-type="float" office:value="0.0044125" calcext:value-type="float">
            <text:p>4,41E-03</text:p>
          </table:table-cell>
          <table:table-cell table:formula="of:=1/[.F189]" office:value-type="float" office:value="226.628895184136" calcext:value-type="float">
            <text:p>226,6288951841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610612" calcext:value-type="float">
            <text:p>4,61061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173" calcext:value-type="float">
            <text:p>0,001173</text:p>
          </table:table-cell>
          <table:table-cell table:formula="of:=AVERAGE([.E185:.E190])" office:value-type="float" office:value="0.00372516666666667" calcext:value-type="float">
            <text:p>3,73E-03</text:p>
          </table:table-cell>
          <table:table-cell table:formula="of:=1/[.F190]" office:value-type="float" office:value="268.444364905373" calcext:value-type="float">
            <text:p>268,4443649053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614711" calcext:value-type="float">
            <text:p>4,6147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099" calcext:value-type="float">
            <text:p>0,004099</text:p>
          </table:table-cell>
          <table:table-cell table:formula="of:=AVERAGE([.E186:.E191])" office:value-type="float" office:value="0.00352233333333333" calcext:value-type="float">
            <text:p>3,52E-03</text:p>
          </table:table-cell>
          <table:table-cell table:formula="of:=1/[.F191]" office:value-type="float" office:value="283.90271600265" calcext:value-type="float">
            <text:p>283,902716002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62" calcext:value-type="float">
            <text:p>4,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289" calcext:value-type="float">
            <text:p>0,005289</text:p>
          </table:table-cell>
          <table:table-cell table:formula="of:=AVERAGE([.E187:.E192])" office:value-type="float" office:value="0.0035335" calcext:value-type="float">
            <text:p>3,53E-03</text:p>
          </table:table-cell>
          <table:table-cell table:formula="of:=1/[.F192]" office:value-type="float" office:value="283.005518607613" calcext:value-type="float">
            <text:p>283,0055186076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625305" calcext:value-type="float">
            <text:p>4,625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305" calcext:value-type="float">
            <text:p>0,005305</text:p>
          </table:table-cell>
          <table:table-cell table:formula="of:=AVERAGE([.E188:.E193])" office:value-type="float" office:value="0.00352766666666667" calcext:value-type="float">
            <text:p>3,53E-03</text:p>
          </table:table-cell>
          <table:table-cell table:formula="of:=1/[.F193]" office:value-type="float" office:value="283.473495228196" calcext:value-type="float">
            <text:p>283,4734952281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632857" calcext:value-type="float">
            <text:p>4,63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7552" calcext:value-type="float">
            <text:p>0,007552</text:p>
          </table:table-cell>
          <table:table-cell table:formula="of:=AVERAGE([.E189:.E194])" office:value-type="float" office:value="0.0044385" calcext:value-type="float">
            <text:p>4,44E-03</text:p>
          </table:table-cell>
          <table:table-cell table:formula="of:=1/[.F194]" office:value-type="float" office:value="225.301340542976" calcext:value-type="float">
            <text:p>225,3013405429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637506" calcext:value-type="float">
            <text:p>4,6375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df4000000800e8</text:p>
          </table:table-cell>
          <table:table-cell office:value-type="float" office:value="0.004649" calcext:value-type="float">
            <text:p>0,004649</text:p>
          </table:table-cell>
          <table:table-cell table:formula="of:=AVERAGE([.E190:.E195])" office:value-type="float" office:value="0.00467783333333333" calcext:value-type="float">
            <text:p>4,68E-03</text:p>
          </table:table-cell>
          <table:table-cell table:formula="of:=1/[.F195]" office:value-type="float" office:value="213.774183204475" calcext:value-type="float">
            <text:p>213,7741832044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641208" calcext:value-type="float">
            <text:p>4,64120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702" calcext:value-type="float">
            <text:p>0,003702</text:p>
          </table:table-cell>
          <table:table-cell table:formula="of:=AVERAGE([.E191:.E196])" office:value-type="float" office:value="0.00509933333333333" calcext:value-type="float">
            <text:p>5,10E-03</text:p>
          </table:table-cell>
          <table:table-cell table:formula="of:=1/[.F196]" office:value-type="float" office:value="196.104065890966" calcext:value-type="float">
            <text:p>196,1040658909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642134" calcext:value-type="float">
            <text:p>4,642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926000000001" calcext:value-type="float">
            <text:p>0,000926000000001</text:p>
          </table:table-cell>
          <table:table-cell table:formula="of:=AVERAGE([.E192:.E197])" office:value-type="float" office:value="0.00457050000000017" calcext:value-type="float">
            <text:p>4,57E-03</text:p>
          </table:table-cell>
          <table:table-cell table:formula="of:=1/[.F197]" office:value-type="float" office:value="218.794442621149" calcext:value-type="float">
            <text:p>218,7944426211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645621" calcext:value-type="float">
            <text:p>4,64562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487" calcext:value-type="float">
            <text:p>0,003487</text:p>
          </table:table-cell>
          <table:table-cell table:formula="of:=AVERAGE([.E193:.E198])" office:value-type="float" office:value="0.00427016666666683" calcext:value-type="float">
            <text:p>4,27E-03</text:p>
          </table:table-cell>
          <table:table-cell table:formula="of:=1/[.F198]" office:value-type="float" office:value="234.182896842425" calcext:value-type="float">
            <text:p>234,1828968424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646715" calcext:value-type="float">
            <text:p>4,6467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094" calcext:value-type="float">
            <text:p>0,001094</text:p>
          </table:table-cell>
          <table:table-cell table:formula="of:=AVERAGE([.E194:.E199])" office:value-type="float" office:value="0.0035683333333335" calcext:value-type="float">
            <text:p>3,57E-03</text:p>
          </table:table-cell>
          <table:table-cell table:formula="of:=1/[.F199]" office:value-type="float" office:value="280.242877160192" calcext:value-type="float">
            <text:p>280,2428771601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651365" calcext:value-type="float">
            <text:p>4,6513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" calcext:value-type="float">
            <text:p>0,00465</text:p>
          </table:table-cell>
          <table:table-cell table:formula="of:=AVERAGE([.E195:.E200])" office:value-type="float" office:value="0.00308466666666683" calcext:value-type="float">
            <text:p>3,08E-03</text:p>
          </table:table-cell>
          <table:table-cell table:formula="of:=1/[.F200]" office:value-type="float" office:value="324.184136589565" calcext:value-type="float">
            <text:p>324,1841365895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655995" calcext:value-type="float">
            <text:p>4,6559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200000e8</text:p>
          </table:table-cell>
          <table:table-cell office:value-type="float" office:value="0.00463" calcext:value-type="float">
            <text:p>0,00463</text:p>
          </table:table-cell>
          <table:table-cell table:formula="of:=AVERAGE([.E196:.E201])" office:value-type="float" office:value="0.00308150000000017" calcext:value-type="float">
            <text:p>3,08E-03</text:p>
          </table:table-cell>
          <table:table-cell table:formula="of:=1/[.F201]" office:value-type="float" office:value="324.517280545172" calcext:value-type="float">
            <text:p>324,5172805451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660644" calcext:value-type="float">
            <text:p>4,6606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49" calcext:value-type="float">
            <text:p>0,004649</text:p>
          </table:table-cell>
          <table:table-cell table:formula="of:=AVERAGE([.E197:.E202])" office:value-type="float" office:value="0.0032393333333335" calcext:value-type="float">
            <text:p>3,24E-03</text:p>
          </table:table-cell>
          <table:table-cell table:formula="of:=1/[.F202]" office:value-type="float" office:value="308.705494957794" calcext:value-type="float">
            <text:p>308,70549495779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665398" calcext:value-type="float">
            <text:p>4,6653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54" calcext:value-type="float">
            <text:p>0,004754</text:p>
          </table:table-cell>
          <table:table-cell table:formula="of:=AVERAGE([.E198:.E203])" office:value-type="float" office:value="0.00387733333333333" calcext:value-type="float">
            <text:p>3,88E-03</text:p>
          </table:table-cell>
          <table:table-cell table:formula="of:=1/[.F203]" office:value-type="float" office:value="257.909215955983" calcext:value-type="float">
            <text:p>257,90921595598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670013" calcext:value-type="float">
            <text:p>4,670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5" calcext:value-type="float">
            <text:p>0,004615</text:p>
          </table:table-cell>
          <table:table-cell table:formula="of:=AVERAGE([.E199:.E204])" office:value-type="float" office:value="0.00406533333333333" calcext:value-type="float">
            <text:p>4,07E-03</text:p>
          </table:table-cell>
          <table:table-cell table:formula="of:=1/[.F204]" office:value-type="float" office:value="245.982289275172" calcext:value-type="float">
            <text:p>245,98228927517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676422" calcext:value-type="float">
            <text:p>4,6764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40000000e8</text:p>
          </table:table-cell>
          <table:table-cell office:value-type="float" office:value="0.006409" calcext:value-type="float">
            <text:p>0,006409</text:p>
          </table:table-cell>
          <table:table-cell table:formula="of:=AVERAGE([.E200:.E205])" office:value-type="float" office:value="0.00495116666666667" calcext:value-type="float">
            <text:p>4,95E-03</text:p>
          </table:table-cell>
          <table:table-cell table:formula="of:=1/[.F205]" office:value-type="float" office:value="201.972599050729" calcext:value-type="float">
            <text:p>201,97259905072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68061" calcext:value-type="float">
            <text:p>4,680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00406a4aaa1c</text:p>
          </table:table-cell>
          <table:table-cell office:value-type="float" office:value="0.004188" calcext:value-type="float">
            <text:p>0,004188</text:p>
          </table:table-cell>
          <table:table-cell table:formula="of:=AVERAGE([.E201:.E206])" office:value-type="float" office:value="0.00487416666666667" calcext:value-type="float">
            <text:p>4,87E-03</text:p>
          </table:table-cell>
          <table:table-cell table:formula="of:=1/[.F206]" office:value-type="float" office:value="205.163275773637" calcext:value-type="float">
            <text:p>205,1632757736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681037" calcext:value-type="float">
            <text:p>4,6810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427" calcext:value-type="float">
            <text:p>0,000427</text:p>
          </table:table-cell>
          <table:table-cell table:formula="of:=AVERAGE([.E202:.E207])" office:value-type="float" office:value="0.00417366666666667" calcext:value-type="float">
            <text:p>4,17E-03</text:p>
          </table:table-cell>
          <table:table-cell table:formula="of:=1/[.F207]" office:value-type="float" office:value="239.597476239917" calcext:value-type="float">
            <text:p>239,5974762399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685635" calcext:value-type="float">
            <text:p>4,6856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8" calcext:value-type="float">
            <text:p>0,004598</text:p>
          </table:table-cell>
          <table:table-cell table:formula="of:=AVERAGE([.E203:.E208])" office:value-type="float" office:value="0.00416516666666667" calcext:value-type="float">
            <text:p>4,17E-03</text:p>
          </table:table-cell>
          <table:table-cell table:formula="of:=1/[.F208]" office:value-type="float" office:value="240.086431115201" calcext:value-type="float">
            <text:p>240,0864311152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690202" calcext:value-type="float">
            <text:p>4,690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67" calcext:value-type="float">
            <text:p>0,004567</text:p>
          </table:table-cell>
          <table:table-cell table:formula="of:=AVERAGE([.E204:.E209])" office:value-type="float" office:value="0.004134" calcext:value-type="float">
            <text:p>4,13E-03</text:p>
          </table:table-cell>
          <table:table-cell table:formula="of:=1/[.F209]" office:value-type="float" office:value="241.896468311563" calcext:value-type="float">
            <text:p>241,8964683115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695055" calcext:value-type="float">
            <text:p>4,6950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3" calcext:value-type="float">
            <text:p>0,004853</text:p>
          </table:table-cell>
          <table:table-cell table:formula="of:=AVERAGE([.E205:.E210])" office:value-type="float" office:value="0.00417366666666667" calcext:value-type="float">
            <text:p>4,17E-03</text:p>
          </table:table-cell>
          <table:table-cell table:formula="of:=1/[.F210]" office:value-type="float" office:value="239.597476239917" calcext:value-type="float">
            <text:p>239,5974762399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699635" calcext:value-type="float">
            <text:p>4,6996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" calcext:value-type="float">
            <text:p>0,00458</text:p>
          </table:table-cell>
          <table:table-cell table:formula="of:=AVERAGE([.E206:.E211])" office:value-type="float" office:value="0.00386883333333333" calcext:value-type="float">
            <text:p>3,87E-03</text:p>
          </table:table-cell>
          <table:table-cell table:formula="of:=1/[.F211]" office:value-type="float" office:value="258.475854047301" calcext:value-type="float">
            <text:p>258,4758540473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704232" calcext:value-type="float">
            <text:p>4,7042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7" calcext:value-type="float">
            <text:p>0,004597</text:p>
          </table:table-cell>
          <table:table-cell table:formula="of:=AVERAGE([.E207:.E212])" office:value-type="float" office:value="0.003937" calcext:value-type="float">
            <text:p>3,94E-03</text:p>
          </table:table-cell>
          <table:table-cell table:formula="of:=1/[.F212]" office:value-type="float" office:value="254.000508001016" calcext:value-type="float">
            <text:p>254,0005080010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708802" calcext:value-type="float">
            <text:p>4,7088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" calcext:value-type="float">
            <text:p>0,00457</text:p>
          </table:table-cell>
          <table:table-cell table:formula="of:=AVERAGE([.E208:.E213])" office:value-type="float" office:value="0.0046275" calcext:value-type="float">
            <text:p>4,63E-03</text:p>
          </table:table-cell>
          <table:table-cell table:formula="of:=1/[.F213]" office:value-type="float" office:value="216.099405726634" calcext:value-type="float">
            <text:p>216,099405726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711212" calcext:value-type="float">
            <text:p>4,71121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41" calcext:value-type="float">
            <text:p>0,00241</text:p>
          </table:table-cell>
          <table:table-cell table:formula="of:=AVERAGE([.E209:.E214])" office:value-type="float" office:value="0.00426283333333333" calcext:value-type="float">
            <text:p>4,26E-03</text:p>
          </table:table-cell>
          <table:table-cell table:formula="of:=1/[.F214]" office:value-type="float" office:value="234.585760644329" calcext:value-type="float">
            <text:p>234,5857606443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713456" calcext:value-type="float">
            <text:p>4,7134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244" calcext:value-type="float">
            <text:p>0,002244</text:p>
          </table:table-cell>
          <table:table-cell table:formula="of:=AVERAGE([.E210:.E215])" office:value-type="float" office:value="0.00387566666666667" calcext:value-type="float">
            <text:p>3,88E-03</text:p>
          </table:table-cell>
          <table:table-cell table:formula="of:=1/[.F215]" office:value-type="float" office:value="258.020125569794" calcext:value-type="float">
            <text:p>258,0201255697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715604" calcext:value-type="float">
            <text:p>4,71560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148" calcext:value-type="float">
            <text:p>0,002148</text:p>
          </table:table-cell>
          <table:table-cell table:formula="of:=AVERAGE([.E211:.E216])" office:value-type="float" office:value="0.00342483333333333" calcext:value-type="float">
            <text:p>3,42E-03</text:p>
          </table:table-cell>
          <table:table-cell table:formula="of:=1/[.F216]" office:value-type="float" office:value="291.98501143608" calcext:value-type="float">
            <text:p>291,985011436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718064" calcext:value-type="float">
            <text:p>4,7180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46" calcext:value-type="float">
            <text:p>0,00246</text:p>
          </table:table-cell>
          <table:table-cell table:formula="of:=AVERAGE([.E212:.E217])" office:value-type="float" office:value="0.0030715" calcext:value-type="float">
            <text:p>3,07E-03</text:p>
          </table:table-cell>
          <table:table-cell table:formula="of:=1/[.F217]" office:value-type="float" office:value="325.573823864561" calcext:value-type="float">
            <text:p>325,5738238645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722715" calcext:value-type="float">
            <text:p>4,7227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1" calcext:value-type="float">
            <text:p>0,004651</text:p>
          </table:table-cell>
          <table:table-cell table:formula="of:=AVERAGE([.E213:.E218])" office:value-type="float" office:value="0.0030805" calcext:value-type="float">
            <text:p>3,08E-03</text:p>
          </table:table-cell>
          <table:table-cell table:formula="of:=1/[.F218]" office:value-type="float" office:value="324.622626197046" calcext:value-type="float">
            <text:p>324,6226261970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73391" calcext:value-type="float">
            <text:p>4,733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1195" calcext:value-type="float">
            <text:p>0,011195</text:p>
          </table:table-cell>
          <table:table-cell table:formula="of:=AVERAGE([.E214:.E219])" office:value-type="float" office:value="0.00418466666666667" calcext:value-type="float">
            <text:p>4,18E-03</text:p>
          </table:table-cell>
          <table:table-cell table:formula="of:=1/[.F219]" office:value-type="float" office:value="238.967659710053" calcext:value-type="float">
            <text:p>238,9676597100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738438" calcext:value-type="float">
            <text:p>4,738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28" calcext:value-type="float">
            <text:p>0,004528</text:p>
          </table:table-cell>
          <table:table-cell table:formula="of:=AVERAGE([.E215:.E220])" office:value-type="float" office:value="0.00453766666666667" calcext:value-type="float">
            <text:p>4,54E-03</text:p>
          </table:table-cell>
          <table:table-cell table:formula="of:=1/[.F220]" office:value-type="float" office:value="220.377580254169" calcext:value-type="float">
            <text:p>220,3775802541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743091" calcext:value-type="float">
            <text:p>4,7430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3" calcext:value-type="float">
            <text:p>0,004653</text:p>
          </table:table-cell>
          <table:table-cell table:formula="of:=AVERAGE([.E216:.E221])" office:value-type="float" office:value="0.00493916666666667" calcext:value-type="float">
            <text:p>4,94E-03</text:p>
          </table:table-cell>
          <table:table-cell table:formula="of:=1/[.F221]" office:value-type="float" office:value="202.463303526236" calcext:value-type="float">
            <text:p>202,4633035262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746198" calcext:value-type="float">
            <text:p>4,74619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107" calcext:value-type="float">
            <text:p>0,003107</text:p>
          </table:table-cell>
          <table:table-cell table:formula="of:=AVERAGE([.E217:.E222])" office:value-type="float" office:value="0.005099" calcext:value-type="float">
            <text:p>5,10E-03</text:p>
          </table:table-cell>
          <table:table-cell table:formula="of:=1/[.F222]" office:value-type="float" office:value="196.116885663856" calcext:value-type="float">
            <text:p>196,1168856638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747662" calcext:value-type="float">
            <text:p>4,7476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464" calcext:value-type="float">
            <text:p>0,001464</text:p>
          </table:table-cell>
          <table:table-cell table:formula="of:=AVERAGE([.E218:.E223])" office:value-type="float" office:value="0.004933" calcext:value-type="float">
            <text:p>4,93E-03</text:p>
          </table:table-cell>
          <table:table-cell table:formula="of:=1/[.F223]" office:value-type="float" office:value="202.71639975674" calcext:value-type="float">
            <text:p>202,7163997567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750563" calcext:value-type="float">
            <text:p>4,75056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901" calcext:value-type="float">
            <text:p>0,002901</text:p>
          </table:table-cell>
          <table:table-cell table:formula="of:=AVERAGE([.E219:.E224])" office:value-type="float" office:value="0.00464133333333333" calcext:value-type="float">
            <text:p>4,64E-03</text:p>
          </table:table-cell>
          <table:table-cell table:formula="of:=1/[.F224]" office:value-type="float" office:value="215.455328928469" calcext:value-type="float">
            <text:p>215,4553289284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752356" calcext:value-type="float">
            <text:p>4,752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793" calcext:value-type="float">
            <text:p>0,001793</text:p>
          </table:table-cell>
          <table:table-cell table:formula="of:=AVERAGE([.E220:.E225])" office:value-type="float" office:value="0.00307433333333333" calcext:value-type="float">
            <text:p>3,07E-03</text:p>
          </table:table-cell>
          <table:table-cell table:formula="of:=1/[.F225]" office:value-type="float" office:value="325.27377209151" calcext:value-type="float">
            <text:p>325,273772091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756998" calcext:value-type="float">
            <text:p>4,756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42" calcext:value-type="float">
            <text:p>0,004642</text:p>
          </table:table-cell>
          <table:table-cell table:formula="of:=AVERAGE([.E221:.E226])" office:value-type="float" office:value="0.00309333333333333" calcext:value-type="float">
            <text:p>3,09E-03</text:p>
          </table:table-cell>
          <table:table-cell table:formula="of:=1/[.F226]" office:value-type="float" office:value="323.275862068966" calcext:value-type="float">
            <text:p>323,2758620689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761608" calcext:value-type="float">
            <text:p>4,7616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" calcext:value-type="float">
            <text:p>0,00461</text:p>
          </table:table-cell>
          <table:table-cell table:formula="of:=AVERAGE([.E222:.E227])" office:value-type="float" office:value="0.00308616666666667" calcext:value-type="float">
            <text:p>3,09E-03</text:p>
          </table:table-cell>
          <table:table-cell table:formula="of:=1/[.F227]" office:value-type="float" office:value="324.026570178755" calcext:value-type="float">
            <text:p>324,0265701787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766217" calcext:value-type="float">
            <text:p>4,7662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9" calcext:value-type="float">
            <text:p>0,004609</text:p>
          </table:table-cell>
          <table:table-cell table:formula="of:=AVERAGE([.E223:.E228])" office:value-type="float" office:value="0.0033365" calcext:value-type="float">
            <text:p>3,34E-03</text:p>
          </table:table-cell>
          <table:table-cell table:formula="of:=1/[.F228]" office:value-type="float" office:value="299.715270493032" calcext:value-type="float">
            <text:p>299,7152704930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77257" calcext:value-type="float">
            <text:p>4,772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353" calcext:value-type="float">
            <text:p>0,006353</text:p>
          </table:table-cell>
          <table:table-cell table:formula="of:=AVERAGE([.E224:.E229])" office:value-type="float" office:value="0.00415133333333333" calcext:value-type="float">
            <text:p>4,15E-03</text:p>
          </table:table-cell>
          <table:table-cell table:formula="of:=1/[.F229]" office:value-type="float" office:value="240.886462180825" calcext:value-type="float">
            <text:p>240,8864621808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777175" calcext:value-type="float">
            <text:p>4,7771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5" calcext:value-type="float">
            <text:p>0,004605</text:p>
          </table:table-cell>
          <table:table-cell table:formula="of:=AVERAGE([.E225:.E230])" office:value-type="float" office:value="0.00443533333333333" calcext:value-type="float">
            <text:p>4,44E-03</text:p>
          </table:table-cell>
          <table:table-cell table:formula="of:=1/[.F230]" office:value-type="float" office:value="225.462197504885" calcext:value-type="float">
            <text:p>225,4621975048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781216" calcext:value-type="float">
            <text:p>4,781216</text:p>
          </table:table-cell>
          <table:table-cell office:value-type="float" office:value="10" calcext:value-type="float">
            <text:p>10</text:p>
          </table:table-cell>
          <table:table-cell office:value-type="float" office:value="14000001196" calcext:value-type="float">
            <text:p>14000001196</text:p>
          </table:table-cell>
          <table:table-cell office:value-type="float" office:value="0.004041" calcext:value-type="float">
            <text:p>0,004041</text:p>
          </table:table-cell>
          <table:table-cell table:formula="of:=AVERAGE([.E226:.E231])" office:value-type="float" office:value="0.00481" calcext:value-type="float">
            <text:p>4,81E-03</text:p>
          </table:table-cell>
          <table:table-cell table:formula="of:=1/[.F231]" office:value-type="float" office:value="207.900207900208" calcext:value-type="float">
            <text:p>207,90020790020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781973" calcext:value-type="float">
            <text:p>4,7819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757" calcext:value-type="float">
            <text:p>0,000757</text:p>
          </table:table-cell>
          <table:table-cell table:formula="of:=AVERAGE([.E227:.E232])" office:value-type="float" office:value="0.0041625" calcext:value-type="float">
            <text:p>4,16E-03</text:p>
          </table:table-cell>
          <table:table-cell table:formula="of:=1/[.F232]" office:value-type="float" office:value="240.24024024024" calcext:value-type="float">
            <text:p>240,240240240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785573" calcext:value-type="float">
            <text:p>4,785573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6" calcext:value-type="float">
            <text:p>0,0036</text:p>
          </table:table-cell>
          <table:table-cell table:formula="of:=AVERAGE([.E228:.E233])" office:value-type="float" office:value="0.00399416666666667" calcext:value-type="float">
            <text:p>3,99E-03</text:p>
          </table:table-cell>
          <table:table-cell table:formula="of:=1/[.F233]" office:value-type="float" office:value="250.365115793866" calcext:value-type="float">
            <text:p>250,3651157938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786627" calcext:value-type="float">
            <text:p>4,7866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054" calcext:value-type="float">
            <text:p>0,001054</text:p>
          </table:table-cell>
          <table:table-cell table:formula="of:=AVERAGE([.E229:.E234])" office:value-type="float" office:value="0.00340166666666667" calcext:value-type="float">
            <text:p>3,40E-03</text:p>
          </table:table-cell>
          <table:table-cell table:formula="of:=1/[.F234]" office:value-type="float" office:value="293.973542381186" calcext:value-type="float">
            <text:p>293,9735423811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791283" calcext:value-type="float">
            <text:p>4,7912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6" calcext:value-type="float">
            <text:p>0,004656</text:p>
          </table:table-cell>
          <table:table-cell table:formula="of:=AVERAGE([.E230:.E235])" office:value-type="float" office:value="0.00311883333333333" calcext:value-type="float">
            <text:p>3,12E-03</text:p>
          </table:table-cell>
          <table:table-cell table:formula="of:=1/[.F235]" office:value-type="float" office:value="320.63271522471" calcext:value-type="float">
            <text:p>320,632715224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795882" calcext:value-type="float">
            <text:p>4,795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9" calcext:value-type="float">
            <text:p>0,004599</text:p>
          </table:table-cell>
          <table:table-cell table:formula="of:=AVERAGE([.E231:.E236])" office:value-type="float" office:value="0.00311783333333333" calcext:value-type="float">
            <text:p>3,12E-03</text:p>
          </table:table-cell>
          <table:table-cell table:formula="of:=1/[.F236]" office:value-type="float" office:value="320.735553536109" calcext:value-type="float">
            <text:p>320,7355535361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805121" calcext:value-type="float">
            <text:p>4,805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239" calcext:value-type="float">
            <text:p>0,009239</text:p>
          </table:table-cell>
          <table:table-cell table:formula="of:=AVERAGE([.E232:.E237])" office:value-type="float" office:value="0.00398416666666667" calcext:value-type="float">
            <text:p>3,98E-03</text:p>
          </table:table-cell>
          <table:table-cell table:formula="of:=1/[.F237]" office:value-type="float" office:value="250.993516000837" calcext:value-type="float">
            <text:p>250,9935160008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809736" calcext:value-type="float">
            <text:p>4,8097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5" calcext:value-type="float">
            <text:p>0,004615</text:p>
          </table:table-cell>
          <table:table-cell table:formula="of:=AVERAGE([.E233:.E238])" office:value-type="float" office:value="0.00462716666666667" calcext:value-type="float">
            <text:p>4,63E-03</text:p>
          </table:table-cell>
          <table:table-cell table:formula="of:=1/[.F238]" office:value-type="float" office:value="216.114973165724" calcext:value-type="float">
            <text:p>216,11497316572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814288" calcext:value-type="float">
            <text:p>4,81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52" calcext:value-type="float">
            <text:p>0,004552</text:p>
          </table:table-cell>
          <table:table-cell table:formula="of:=AVERAGE([.E234:.E239])" office:value-type="float" office:value="0.00478583333333333" calcext:value-type="float">
            <text:p>4,79E-03</text:p>
          </table:table-cell>
          <table:table-cell table:formula="of:=1/[.F239]" office:value-type="float" office:value="208.950026118753" calcext:value-type="float">
            <text:p>208,95002611875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816212" calcext:value-type="float">
            <text:p>4,81621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924" calcext:value-type="float">
            <text:p>0,001924</text:p>
          </table:table-cell>
          <table:table-cell table:formula="of:=AVERAGE([.E235:.E240])" office:value-type="float" office:value="0.00493083333333333" calcext:value-type="float">
            <text:p>4,93E-03</text:p>
          </table:table-cell>
          <table:table-cell table:formula="of:=1/[.F240]" office:value-type="float" office:value="202.805475747845" calcext:value-type="float">
            <text:p>202,8054757478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818843" calcext:value-type="float">
            <text:p>4,8188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200000e8</text:p>
          </table:table-cell>
          <table:table-cell office:value-type="float" office:value="0.002631" calcext:value-type="float">
            <text:p>0,002631</text:p>
          </table:table-cell>
          <table:table-cell table:formula="of:=AVERAGE([.E236:.E241])" office:value-type="float" office:value="0.00459333333333333" calcext:value-type="float">
            <text:p>4,59E-03</text:p>
          </table:table-cell>
          <table:table-cell table:formula="of:=1/[.F241]" office:value-type="float" office:value="217.706821480406" calcext:value-type="float">
            <text:p>217,7068214804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820556" calcext:value-type="float">
            <text:p>4,82055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713" calcext:value-type="float">
            <text:p>0,001713</text:p>
          </table:table-cell>
          <table:table-cell table:formula="of:=AVERAGE([.E237:.E242])" office:value-type="float" office:value="0.00411233333333333" calcext:value-type="float">
            <text:p>4,11E-03</text:p>
          </table:table-cell>
          <table:table-cell table:formula="of:=1/[.F242]" office:value-type="float" office:value="243.170949177272" calcext:value-type="float">
            <text:p>243,17094917727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.825247" calcext:value-type="float">
            <text:p>4,8252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91" calcext:value-type="float">
            <text:p>0,004691</text:p>
          </table:table-cell>
          <table:table-cell table:formula="of:=AVERAGE([.E238:.E243])" office:value-type="float" office:value="0.00335433333333333" calcext:value-type="float">
            <text:p>3,35E-03</text:p>
          </table:table-cell>
          <table:table-cell table:formula="of:=1/[.F243]" office:value-type="float" office:value="298.12183245553" calcext:value-type="float">
            <text:p>298,1218324555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829861" calcext:value-type="float">
            <text:p>4,8298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4" calcext:value-type="float">
            <text:p>0,004614</text:p>
          </table:table-cell>
          <table:table-cell table:formula="of:=AVERAGE([.E239:.E244])" office:value-type="float" office:value="0.00335416666666667" calcext:value-type="float">
            <text:p>3,35E-03</text:p>
          </table:table-cell>
          <table:table-cell table:formula="of:=1/[.F244]" office:value-type="float" office:value="298.136645962733" calcext:value-type="float">
            <text:p>298,1366459627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8345" calcext:value-type="float">
            <text:p>4,83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39" calcext:value-type="float">
            <text:p>0,004639</text:p>
          </table:table-cell>
          <table:table-cell table:formula="of:=AVERAGE([.E240:.E245])" office:value-type="float" office:value="0.00336866666666667" calcext:value-type="float">
            <text:p>3,37E-03</text:p>
          </table:table-cell>
          <table:table-cell table:formula="of:=1/[.F245]" office:value-type="float" office:value="296.853354442905" calcext:value-type="float">
            <text:p>296,8533544429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839124" calcext:value-type="float">
            <text:p>4,8391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24" calcext:value-type="float">
            <text:p>0,004624</text:p>
          </table:table-cell>
          <table:table-cell table:formula="of:=AVERAGE([.E241:.E246])" office:value-type="float" office:value="0.00381866666666667" calcext:value-type="float">
            <text:p>3,82E-03</text:p>
          </table:table-cell>
          <table:table-cell table:formula="of:=1/[.F246]" office:value-type="float" office:value="261.871508379888" calcext:value-type="float">
            <text:p>261,8715083798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843737" calcext:value-type="float">
            <text:p>4,8437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3" calcext:value-type="float">
            <text:p>0,004613</text:p>
          </table:table-cell>
          <table:table-cell table:formula="of:=AVERAGE([.E242:.E247])" office:value-type="float" office:value="0.004149" calcext:value-type="float">
            <text:p>4,15E-03</text:p>
          </table:table-cell>
          <table:table-cell table:formula="of:=1/[.F247]" office:value-type="float" office:value="241.021932995903" calcext:value-type="float">
            <text:p>241,0219329959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848252" calcext:value-type="float">
            <text:p>4,848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15" calcext:value-type="float">
            <text:p>0,004515</text:p>
          </table:table-cell>
          <table:table-cell table:formula="of:=AVERAGE([.E243:.E248])" office:value-type="float" office:value="0.004616" calcext:value-type="float">
            <text:p>4,62E-03</text:p>
          </table:table-cell>
          <table:table-cell table:formula="of:=1/[.F248]" office:value-type="float" office:value="216.637781629116" calcext:value-type="float">
            <text:p>216,6377816291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851207" calcext:value-type="float">
            <text:p>4,85120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955" calcext:value-type="float">
            <text:p>0,002955</text:p>
          </table:table-cell>
          <table:table-cell table:formula="of:=AVERAGE([.E244:.E249])" office:value-type="float" office:value="0.00432666666666667" calcext:value-type="float">
            <text:p>4,33E-03</text:p>
          </table:table-cell>
          <table:table-cell table:formula="of:=1/[.F249]" office:value-type="float" office:value="231.124807395994" calcext:value-type="float">
            <text:p>231,12480739599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852838" calcext:value-type="float">
            <text:p>4,8528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631" calcext:value-type="float">
            <text:p>0,001631</text:p>
          </table:table-cell>
          <table:table-cell table:formula="of:=AVERAGE([.E245:.E250])" office:value-type="float" office:value="0.0038295" calcext:value-type="float">
            <text:p>3,83E-03</text:p>
          </table:table-cell>
          <table:table-cell table:formula="of:=1/[.F250]" office:value-type="float" office:value="261.130695913305" calcext:value-type="float">
            <text:p>261,1306959133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85557" calcext:value-type="float">
            <text:p>4,8555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732" calcext:value-type="float">
            <text:p>0,002732</text:p>
          </table:table-cell>
          <table:table-cell table:formula="of:=AVERAGE([.E246:.E251])" office:value-type="float" office:value="0.00351166666666667" calcext:value-type="float">
            <text:p>3,51E-03</text:p>
          </table:table-cell>
          <table:table-cell table:formula="of:=1/[.F251]" office:value-type="float" office:value="284.765068818225" calcext:value-type="float">
            <text:p>284,7650688182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857494" calcext:value-type="float">
            <text:p>4,8574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924" calcext:value-type="float">
            <text:p>0,001924</text:p>
          </table:table-cell>
          <table:table-cell table:formula="of:=AVERAGE([.E247:.E252])" office:value-type="float" office:value="0.00306166666666667" calcext:value-type="float">
            <text:p>3,06E-03</text:p>
          </table:table-cell>
          <table:table-cell table:formula="of:=1/[.F252]" office:value-type="float" office:value="326.619488296135" calcext:value-type="float">
            <text:p>326,61948829613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862043" calcext:value-type="float">
            <text:p>4,8620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49" calcext:value-type="float">
            <text:p>0,004549</text:p>
          </table:table-cell>
          <table:table-cell table:formula="of:=AVERAGE([.E248:.E253])" office:value-type="float" office:value="0.003051" calcext:value-type="float">
            <text:p>3,05E-03</text:p>
          </table:table-cell>
          <table:table-cell table:formula="of:=1/[.F253]" office:value-type="float" office:value="327.761389708292" calcext:value-type="float">
            <text:p>327,7613897082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86659" calcext:value-type="float">
            <text:p>4,866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47" calcext:value-type="float">
            <text:p>0,004547</text:p>
          </table:table-cell>
          <table:table-cell table:formula="of:=AVERAGE([.E249:.E254])" office:value-type="float" office:value="0.00305633333333333" calcext:value-type="float">
            <text:p>3,06E-03</text:p>
          </table:table-cell>
          <table:table-cell table:formula="of:=1/[.F254]" office:value-type="float" office:value="327.189442687316" calcext:value-type="float">
            <text:p>327,1894426873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872897" calcext:value-type="float">
            <text:p>4,8728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307" calcext:value-type="float">
            <text:p>0,006307</text:p>
          </table:table-cell>
          <table:table-cell table:formula="of:=AVERAGE([.E250:.E255])" office:value-type="float" office:value="0.003615" calcext:value-type="float">
            <text:p>3,62E-03</text:p>
          </table:table-cell>
          <table:table-cell table:formula="of:=1/[.F255]" office:value-type="float" office:value="276.625172890733" calcext:value-type="float">
            <text:p>276,6251728907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877524" calcext:value-type="float">
            <text:p>4,8775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27" calcext:value-type="float">
            <text:p>0,004627</text:p>
          </table:table-cell>
          <table:table-cell table:formula="of:=AVERAGE([.E251:.E256])" office:value-type="float" office:value="0.00411433333333333" calcext:value-type="float">
            <text:p>4,11E-03</text:p>
          </table:table-cell>
          <table:table-cell table:formula="of:=1/[.F256]" office:value-type="float" office:value="243.052742445111" calcext:value-type="float">
            <text:p>243,0527424451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882134" calcext:value-type="float">
            <text:p>4,882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" calcext:value-type="float">
            <text:p>0,00461</text:p>
          </table:table-cell>
          <table:table-cell table:formula="of:=AVERAGE([.E252:.E257])" office:value-type="float" office:value="0.00442733333333333" calcext:value-type="float">
            <text:p>4,43E-03</text:p>
          </table:table-cell>
          <table:table-cell table:formula="of:=1/[.F257]" office:value-type="float" office:value="225.869597952116" calcext:value-type="float">
            <text:p>225,8695979521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88614" calcext:value-type="float">
            <text:p>4,8861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006" calcext:value-type="float">
            <text:p>0,004006</text:p>
          </table:table-cell>
          <table:table-cell table:formula="of:=AVERAGE([.E253:.E258])" office:value-type="float" office:value="0.00477433333333333" calcext:value-type="float">
            <text:p>4,77E-03</text:p>
          </table:table-cell>
          <table:table-cell table:formula="of:=1/[.F258]" office:value-type="float" office:value="209.453326817008" calcext:value-type="float">
            <text:p>209,4533268170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886801" calcext:value-type="float">
            <text:p>4,8868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661" calcext:value-type="float">
            <text:p>0,000661</text:p>
          </table:table-cell>
          <table:table-cell table:formula="of:=AVERAGE([.E254:.E259])" office:value-type="float" office:value="0.00412633333333333" calcext:value-type="float">
            <text:p>4,13E-03</text:p>
          </table:table-cell>
          <table:table-cell table:formula="of:=1/[.F259]" office:value-type="float" office:value="242.345908393247" calcext:value-type="float">
            <text:p>242,3459083932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891525" calcext:value-type="float">
            <text:p>4,8915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24" calcext:value-type="float">
            <text:p>0,004724</text:p>
          </table:table-cell>
          <table:table-cell table:formula="of:=AVERAGE([.E255:.E260])" office:value-type="float" office:value="0.00415583333333333" calcext:value-type="float">
            <text:p>4,16E-03</text:p>
          </table:table-cell>
          <table:table-cell table:formula="of:=1/[.F260]" office:value-type="float" office:value="240.625626629236" calcext:value-type="float">
            <text:p>240,6256266292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896134" calcext:value-type="float">
            <text:p>4,896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9" calcext:value-type="float">
            <text:p>0,004609</text:p>
          </table:table-cell>
          <table:table-cell table:formula="of:=AVERAGE([.E256:.E261])" office:value-type="float" office:value="0.00387283333333333" calcext:value-type="float">
            <text:p>3,87E-03</text:p>
          </table:table-cell>
          <table:table-cell table:formula="of:=1/[.F261]" office:value-type="float" office:value="258.208890992813" calcext:value-type="float">
            <text:p>258,2088909928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900717" calcext:value-type="float">
            <text:p>4,9007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3" calcext:value-type="float">
            <text:p>0,004583</text:p>
          </table:table-cell>
          <table:table-cell table:formula="of:=AVERAGE([.E257:.E262])" office:value-type="float" office:value="0.0038655" calcext:value-type="float">
            <text:p>3,87E-03</text:p>
          </table:table-cell>
          <table:table-cell table:formula="of:=1/[.F262]" office:value-type="float" office:value="258.698745311085" calcext:value-type="float">
            <text:p>258,69874531108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905321" calcext:value-type="float">
            <text:p>4,9053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4" calcext:value-type="float">
            <text:p>0,004604</text:p>
          </table:table-cell>
          <table:table-cell table:formula="of:=AVERAGE([.E258:.E263])" office:value-type="float" office:value="0.0038645" calcext:value-type="float">
            <text:p>3,86E-03</text:p>
          </table:table-cell>
          <table:table-cell table:formula="of:=1/[.F263]" office:value-type="float" office:value="258.765687669815" calcext:value-type="float">
            <text:p>258,7656876698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90991" calcext:value-type="float">
            <text:p>4,909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9" calcext:value-type="float">
            <text:p>0,004589</text:p>
          </table:table-cell>
          <table:table-cell table:formula="of:=AVERAGE([.E259:.E264])" office:value-type="float" office:value="0.00396166666666667" calcext:value-type="float">
            <text:p>3,96E-03</text:p>
          </table:table-cell>
          <table:table-cell table:formula="of:=1/[.F264]" office:value-type="float" office:value="252.419015565839" calcext:value-type="float">
            <text:p>252,4190155658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914538" calcext:value-type="float">
            <text:p>4,9145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28" calcext:value-type="float">
            <text:p>0,004628</text:p>
          </table:table-cell>
          <table:table-cell table:formula="of:=AVERAGE([.E260:.E265])" office:value-type="float" office:value="0.00462283333333333" calcext:value-type="float">
            <text:p>4,62E-03</text:p>
          </table:table-cell>
          <table:table-cell table:formula="of:=1/[.F265]" office:value-type="float" office:value="216.317554169521" calcext:value-type="float">
            <text:p>216,31755416952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919101" calcext:value-type="float">
            <text:p>4,919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63" calcext:value-type="float">
            <text:p>0,004563</text:p>
          </table:table-cell>
          <table:table-cell table:formula="of:=AVERAGE([.E261:.E266])" office:value-type="float" office:value="0.004596" calcext:value-type="float">
            <text:p>4,60E-03</text:p>
          </table:table-cell>
          <table:table-cell table:formula="of:=1/[.F266]" office:value-type="float" office:value="217.580504786771" calcext:value-type="float">
            <text:p>217,58050478677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921156" calcext:value-type="float">
            <text:p>4,92115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055" calcext:value-type="float">
            <text:p>0,002055</text:p>
          </table:table-cell>
          <table:table-cell table:formula="of:=AVERAGE([.E262:.E267])" office:value-type="float" office:value="0.00417033333333333" calcext:value-type="float">
            <text:p>4,17E-03</text:p>
          </table:table-cell>
          <table:table-cell table:formula="of:=1/[.F267]" office:value-type="float" office:value="239.78898569259" calcext:value-type="float">
            <text:p>239,7889856925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925222" calcext:value-type="float">
            <text:p>4,925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1ff4000000000e8</text:p>
          </table:table-cell>
          <table:table-cell office:value-type="float" office:value="0.004066" calcext:value-type="float">
            <text:p>0,004066</text:p>
          </table:table-cell>
          <table:table-cell table:formula="of:=AVERAGE([.E263:.E268])" office:value-type="float" office:value="0.00408416666666667" calcext:value-type="float">
            <text:p>4,08E-03</text:p>
          </table:table-cell>
          <table:table-cell table:formula="of:=1/[.F268]" office:value-type="float" office:value="244.84799020608" calcext:value-type="float">
            <text:p>244,847990206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929875" calcext:value-type="float">
            <text:p>4,9298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3" calcext:value-type="float">
            <text:p>0,004653</text:p>
          </table:table-cell>
          <table:table-cell table:formula="of:=AVERAGE([.E264:.E269])" office:value-type="float" office:value="0.00409233333333333" calcext:value-type="float">
            <text:p>4,09E-03</text:p>
          </table:table-cell>
          <table:table-cell table:formula="of:=1/[.F269]" office:value-type="float" office:value="244.359371181885" calcext:value-type="float">
            <text:p>244,35937118188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934478" calcext:value-type="float">
            <text:p>4,9344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3" calcext:value-type="float">
            <text:p>0,004603</text:p>
          </table:table-cell>
          <table:table-cell table:formula="of:=AVERAGE([.E265:.E270])" office:value-type="float" office:value="0.00409466666666667" calcext:value-type="float">
            <text:p>4,09E-03</text:p>
          </table:table-cell>
          <table:table-cell table:formula="of:=1/[.F270]" office:value-type="float" office:value="244.220123738196" calcext:value-type="float">
            <text:p>244,2201237381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939063" calcext:value-type="float">
            <text:p>4,9390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5" calcext:value-type="float">
            <text:p>0,004585</text:p>
          </table:table-cell>
          <table:table-cell table:formula="of:=AVERAGE([.E266:.E271])" office:value-type="float" office:value="0.0040875" calcext:value-type="float">
            <text:p>4,09E-03</text:p>
          </table:table-cell>
          <table:table-cell table:formula="of:=1/[.F271]" office:value-type="float" office:value="244.648318042813" calcext:value-type="float">
            <text:p>244,6483180428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943664" calcext:value-type="float">
            <text:p>4,9436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1" calcext:value-type="float">
            <text:p>0,004601</text:p>
          </table:table-cell>
          <table:table-cell table:formula="of:=AVERAGE([.E267:.E272])" office:value-type="float" office:value="0.00409383333333333" calcext:value-type="float">
            <text:p>4,09E-03</text:p>
          </table:table-cell>
          <table:table-cell table:formula="of:=1/[.F272]" office:value-type="float" office:value="244.269836746326" calcext:value-type="float">
            <text:p>244,26983674632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948226" calcext:value-type="float">
            <text:p>4,9482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62" calcext:value-type="float">
            <text:p>0,004562</text:p>
          </table:table-cell>
          <table:table-cell table:formula="of:=AVERAGE([.E268:.E273])" office:value-type="float" office:value="0.00451166666666667" calcext:value-type="float">
            <text:p>4,51E-03</text:p>
          </table:table-cell>
          <table:table-cell table:formula="of:=1/[.F273]" office:value-type="float" office:value="221.647580347248" calcext:value-type="float">
            <text:p>221,6475803472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952864" calcext:value-type="float">
            <text:p>4,9528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38" calcext:value-type="float">
            <text:p>0,004638</text:p>
          </table:table-cell>
          <table:table-cell table:formula="of:=AVERAGE([.E269:.E274])" office:value-type="float" office:value="0.004607" calcext:value-type="float">
            <text:p>4,61E-03</text:p>
          </table:table-cell>
          <table:table-cell table:formula="of:=1/[.F274]" office:value-type="float" office:value="217.060994139353" calcext:value-type="float">
            <text:p>217,06099413935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956127" calcext:value-type="float">
            <text:p>4,95612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263" calcext:value-type="float">
            <text:p>0,003263</text:p>
          </table:table-cell>
          <table:table-cell table:formula="of:=AVERAGE([.E270:.E275])" office:value-type="float" office:value="0.00437533333333333" calcext:value-type="float">
            <text:p>4,38E-03</text:p>
          </table:table-cell>
          <table:table-cell table:formula="of:=1/[.F275]" office:value-type="float" office:value="228.554014932196" calcext:value-type="float">
            <text:p>228,5540149321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957508" calcext:value-type="float">
            <text:p>4,9575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381" calcext:value-type="float">
            <text:p>0,001381</text:p>
          </table:table-cell>
          <table:table-cell table:formula="of:=AVERAGE([.E271:.E276])" office:value-type="float" office:value="0.00383833333333333" calcext:value-type="float">
            <text:p>3,84E-03</text:p>
          </table:table-cell>
          <table:table-cell table:formula="of:=1/[.F276]" office:value-type="float" office:value="260.529743812419" calcext:value-type="float">
            <text:p>260,5297438124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96049" calcext:value-type="float">
            <text:p>4,9604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982" calcext:value-type="float">
            <text:p>0,002982</text:p>
          </table:table-cell>
          <table:table-cell table:formula="of:=AVERAGE([.E272:.E277])" office:value-type="float" office:value="0.00357116666666667" calcext:value-type="float">
            <text:p>3,57E-03</text:p>
          </table:table-cell>
          <table:table-cell table:formula="of:=1/[.F277]" office:value-type="float" office:value="280.020534839222" calcext:value-type="float">
            <text:p>280,0205348392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962122" calcext:value-type="float">
            <text:p>4,9621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1e8</text:p>
          </table:table-cell>
          <table:table-cell office:value-type="float" office:value="0.001632" calcext:value-type="float">
            <text:p>0,001632</text:p>
          </table:table-cell>
          <table:table-cell table:formula="of:=AVERAGE([.E273:.E278])" office:value-type="float" office:value="0.00307633333333333" calcext:value-type="float">
            <text:p>3,08E-03</text:p>
          </table:table-cell>
          <table:table-cell table:formula="of:=1/[.F278]" office:value-type="float" office:value="325.062303608192" calcext:value-type="float">
            <text:p>325,0623036081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966698" calcext:value-type="float">
            <text:p>4,9666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6" calcext:value-type="float">
            <text:p>0,004576</text:p>
          </table:table-cell>
          <table:table-cell table:formula="of:=AVERAGE([.E274:.E279])" office:value-type="float" office:value="0.00307866666666667" calcext:value-type="float">
            <text:p>3,08E-03</text:p>
          </table:table-cell>
          <table:table-cell table:formula="of:=1/[.F279]" office:value-type="float" office:value="324.81593763534" calcext:value-type="float">
            <text:p>324,8159376353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972906" calcext:value-type="float">
            <text:p>4,9729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208" calcext:value-type="float">
            <text:p>0,006208</text:p>
          </table:table-cell>
          <table:table-cell table:formula="of:=AVERAGE([.E275:.E280])" office:value-type="float" office:value="0.00334033333333333" calcext:value-type="float">
            <text:p>3,34E-03</text:p>
          </table:table-cell>
          <table:table-cell table:formula="of:=1/[.F280]" office:value-type="float" office:value="299.371320227522" calcext:value-type="float">
            <text:p>299,3713202275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977517" calcext:value-type="float">
            <text:p>4,977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1" calcext:value-type="float">
            <text:p>0,004611</text:p>
          </table:table-cell>
          <table:table-cell table:formula="of:=AVERAGE([.E276:.E281])" office:value-type="float" office:value="0.003565" calcext:value-type="float">
            <text:p>3,57E-03</text:p>
          </table:table-cell>
          <table:table-cell table:formula="of:=1/[.F281]" office:value-type="float" office:value="280.504908835905" calcext:value-type="float">
            <text:p>280,5049088359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982129" calcext:value-type="float">
            <text:p>4,9821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2" calcext:value-type="float">
            <text:p>0,004612</text:p>
          </table:table-cell>
          <table:table-cell table:formula="of:=AVERAGE([.E277:.E282])" office:value-type="float" office:value="0.0041035" calcext:value-type="float">
            <text:p>4,10E-03</text:p>
          </table:table-cell>
          <table:table-cell table:formula="of:=1/[.F282]" office:value-type="float" office:value="243.694407213354" calcext:value-type="float">
            <text:p>243,6944072133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986723" calcext:value-type="float">
            <text:p>4,9867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4" calcext:value-type="float">
            <text:p>0,004594</text:p>
          </table:table-cell>
          <table:table-cell table:formula="of:=AVERAGE([.E278:.E283])" office:value-type="float" office:value="0.00437216666666667" calcext:value-type="float">
            <text:p>4,37E-03</text:p>
          </table:table-cell>
          <table:table-cell table:formula="of:=1/[.F283]" office:value-type="float" office:value="228.719551709679" calcext:value-type="float">
            <text:p>228,7195517096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991122" calcext:value-type="float">
            <text:p>4,991122</text:p>
          </table:table-cell>
          <table:table-cell office:value-type="float" office:value="10" calcext:value-type="float">
            <text:p>10</text:p>
          </table:table-cell>
          <table:table-cell office:value-type="float" office:value="4007555550" calcext:value-type="float">
            <text:p>4007555550</text:p>
          </table:table-cell>
          <table:table-cell office:value-type="float" office:value="0.004399" calcext:value-type="float">
            <text:p>0,004399</text:p>
          </table:table-cell>
          <table:table-cell table:formula="of:=AVERAGE([.E279:.E284])" office:value-type="float" office:value="0.00483333333333333" calcext:value-type="float">
            <text:p>4,83E-03</text:p>
          </table:table-cell>
          <table:table-cell table:formula="of:=1/[.F284]" office:value-type="float" office:value="206.896551724138" calcext:value-type="float">
            <text:p>206,8965517241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991573" calcext:value-type="float">
            <text:p>4,9915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451" calcext:value-type="float">
            <text:p>0,000451</text:p>
          </table:table-cell>
          <table:table-cell table:formula="of:=AVERAGE([.E280:.E285])" office:value-type="float" office:value="0.00414583333333333" calcext:value-type="float">
            <text:p>4,15E-03</text:p>
          </table:table-cell>
          <table:table-cell table:formula="of:=1/[.F285]" office:value-type="float" office:value="241.206030150754" calcext:value-type="float">
            <text:p>241,2060301507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995497" calcext:value-type="float">
            <text:p>4,99549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924" calcext:value-type="float">
            <text:p>0,003924</text:p>
          </table:table-cell>
          <table:table-cell table:formula="of:=AVERAGE([.E281:.E286])" office:value-type="float" office:value="0.00376516666666667" calcext:value-type="float">
            <text:p>3,77E-03</text:p>
          </table:table-cell>
          <table:table-cell table:formula="of:=1/[.F286]" office:value-type="float" office:value="265.592492585543" calcext:value-type="float">
            <text:p>265,5924925855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996154" calcext:value-type="float">
            <text:p>4,9961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656999999999" calcext:value-type="float">
            <text:p>0,000656999999999</text:p>
          </table:table-cell>
          <table:table-cell table:formula="of:=AVERAGE([.E282:.E287])" office:value-type="float" office:value="0.0031061666666665" calcext:value-type="float">
            <text:p>3,11E-03</text:p>
          </table:table-cell>
          <table:table-cell table:formula="of:=1/[.F287]" office:value-type="float" office:value="321.94022643131" calcext:value-type="float">
            <text:p>321,940226431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000737" calcext:value-type="float">
            <text:p>5,0007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3" calcext:value-type="float">
            <text:p>0,004583</text:p>
          </table:table-cell>
          <table:table-cell table:formula="of:=AVERAGE([.E283:.E288])" office:value-type="float" office:value="0.00310133333333317" calcext:value-type="float">
            <text:p>3,10E-03</text:p>
          </table:table-cell>
          <table:table-cell table:formula="of:=1/[.F288]" office:value-type="float" office:value="322.441960447137" calcext:value-type="float">
            <text:p>322,4419604471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005348" calcext:value-type="float">
            <text:p>5,0053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1" calcext:value-type="float">
            <text:p>0,004611</text:p>
          </table:table-cell>
          <table:table-cell table:formula="of:=AVERAGE([.E284:.E289])" office:value-type="float" office:value="0.0031041666666665" calcext:value-type="float">
            <text:p>3,10E-03</text:p>
          </table:table-cell>
          <table:table-cell table:formula="of:=1/[.F289]" office:value-type="float" office:value="322.147651006729" calcext:value-type="float">
            <text:p>322,1476510067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011878" calcext:value-type="float">
            <text:p>5,0118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53" calcext:value-type="float">
            <text:p>0,00653</text:p>
          </table:table-cell>
          <table:table-cell table:formula="of:=AVERAGE([.E285:.E290])" office:value-type="float" office:value="0.00345933333333317" calcext:value-type="float">
            <text:p>3,46E-03</text:p>
          </table:table-cell>
          <table:table-cell table:formula="of:=1/[.F290]" office:value-type="float" office:value="289.073039121232" calcext:value-type="float">
            <text:p>289,07303912123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016691" calcext:value-type="float">
            <text:p>5,0166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bf4000000000e8</text:p>
          </table:table-cell>
          <table:table-cell office:value-type="float" office:value="0.004813" calcext:value-type="float">
            <text:p>0,004813</text:p>
          </table:table-cell>
          <table:table-cell table:formula="of:=AVERAGE([.E286:.E291])" office:value-type="float" office:value="0.00418633333333317" calcext:value-type="float">
            <text:p>4,19E-03</text:p>
          </table:table-cell>
          <table:table-cell table:formula="of:=1/[.F291]" office:value-type="float" office:value="238.872521697597" calcext:value-type="float">
            <text:p>238,87252169759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021354" calcext:value-type="float">
            <text:p>5,0213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63" calcext:value-type="float">
            <text:p>0,004663</text:p>
          </table:table-cell>
          <table:table-cell table:formula="of:=AVERAGE([.E287:.E292])" office:value-type="float" office:value="0.00430949999999983" calcext:value-type="float">
            <text:p>4,31E-03</text:p>
          </table:table-cell>
          <table:table-cell table:formula="of:=1/[.F292]" office:value-type="float" office:value="232.045480914268" calcext:value-type="float">
            <text:p>232,04548091426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026116" calcext:value-type="float">
            <text:p>5,02611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762" calcext:value-type="float">
            <text:p>0,004762</text:p>
          </table:table-cell>
          <table:table-cell table:formula="of:=AVERAGE([.E288:.E293])" office:value-type="float" office:value="0.00499366666666667" calcext:value-type="float">
            <text:p>4,99E-03</text:p>
          </table:table-cell>
          <table:table-cell table:formula="of:=1/[.F293]" office:value-type="float" office:value="200.253654629197" calcext:value-type="float">
            <text:p>200,2536546291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032796" calcext:value-type="float">
            <text:p>5,0327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68" calcext:value-type="float">
            <text:p>0,00668</text:p>
          </table:table-cell>
          <table:table-cell table:formula="of:=AVERAGE([.E289:.E294])" office:value-type="float" office:value="0.00534316666666667" calcext:value-type="float">
            <text:p>5,34E-03</text:p>
          </table:table-cell>
          <table:table-cell table:formula="of:=1/[.F294]" office:value-type="float" office:value="187.154933092111" calcext:value-type="float">
            <text:p>187,1549330921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043997" calcext:value-type="float">
            <text:p>5,0439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6c00ff4000000000e8</text:p>
          </table:table-cell>
          <table:table-cell office:value-type="float" office:value="0.011201" calcext:value-type="float">
            <text:p>0,011201</text:p>
          </table:table-cell>
          <table:table-cell table:formula="of:=AVERAGE([.E290:.E295])" office:value-type="float" office:value="0.0064415" calcext:value-type="float">
            <text:p>6,44E-03</text:p>
          </table:table-cell>
          <table:table-cell table:formula="of:=1/[.F295]" office:value-type="float" office:value="155.243343941629" calcext:value-type="float">
            <text:p>155,24334394162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061112" calcext:value-type="float">
            <text:p>5,061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00400003aa55</text:p>
          </table:table-cell>
          <table:table-cell office:value-type="float" office:value="0.017115" calcext:value-type="float">
            <text:p>0,017115</text:p>
          </table:table-cell>
          <table:table-cell table:formula="of:=AVERAGE([.E291:.E296])" office:value-type="float" office:value="0.00820566666666667" calcext:value-type="float">
            <text:p>8,21E-03</text:p>
          </table:table-cell>
          <table:table-cell table:formula="of:=1/[.F296]" office:value-type="float" office:value="121.867002477962" calcext:value-type="float">
            <text:p>121,86700247796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061586" calcext:value-type="float">
            <text:p>5,0615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474000000001" calcext:value-type="float">
            <text:p>0,000474000000001</text:p>
          </table:table-cell>
          <table:table-cell table:formula="of:=AVERAGE([.E292:.E297])" office:value-type="float" office:value="0.00748250000000017" calcext:value-type="float">
            <text:p>7,48E-03</text:p>
          </table:table-cell>
          <table:table-cell table:formula="of:=1/[.F297]" office:value-type="float" office:value="133.645172068156" calcext:value-type="float">
            <text:p>133,6451720681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065484" calcext:value-type="float">
            <text:p>5,06548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898" calcext:value-type="float">
            <text:p>0,003898</text:p>
          </table:table-cell>
          <table:table-cell table:formula="of:=AVERAGE([.E293:.E298])" office:value-type="float" office:value="0.00735500000000017" calcext:value-type="float">
            <text:p>7,36E-03</text:p>
          </table:table-cell>
          <table:table-cell table:formula="of:=1/[.F298]" office:value-type="float" office:value="135.961930659412" calcext:value-type="float">
            <text:p>135,9619306594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076459" calcext:value-type="float">
            <text:p>5,0764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0975" calcext:value-type="float">
            <text:p>0,010975</text:p>
          </table:table-cell>
          <table:table-cell table:formula="of:=AVERAGE([.E294:.E299])" office:value-type="float" office:value="0.00839050000000017" calcext:value-type="float">
            <text:p>8,39E-03</text:p>
          </table:table-cell>
          <table:table-cell table:formula="of:=1/[.F299]" office:value-type="float" office:value="119.182408676477" calcext:value-type="float">
            <text:p>119,18240867647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081239" calcext:value-type="float">
            <text:p>5,081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8" calcext:value-type="float">
            <text:p>0,00478</text:p>
          </table:table-cell>
          <table:table-cell table:formula="of:=AVERAGE([.E295:.E300])" office:value-type="float" office:value="0.0080738333333335" calcext:value-type="float">
            <text:p>8,07E-03</text:p>
          </table:table-cell>
          <table:table-cell table:formula="of:=1/[.F300]" office:value-type="float" office:value="123.856903990254" calcext:value-type="float">
            <text:p>123,8569039902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085961" calcext:value-type="float">
            <text:p>5,0859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22" calcext:value-type="float">
            <text:p>0,004722</text:p>
          </table:table-cell>
          <table:table-cell table:formula="of:=AVERAGE([.E296:.E301])" office:value-type="float" office:value="0.00699400000000017" calcext:value-type="float">
            <text:p>6,99E-03</text:p>
          </table:table-cell>
          <table:table-cell table:formula="of:=1/[.F301]" office:value-type="float" office:value="142.979696883039" calcext:value-type="float">
            <text:p>142,97969688303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090568" calcext:value-type="float">
            <text:p>5,0905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7" calcext:value-type="float">
            <text:p>0,004607</text:p>
          </table:table-cell>
          <table:table-cell table:formula="of:=AVERAGE([.E297:.E302])" office:value-type="float" office:value="0.0049093333333335" calcext:value-type="float">
            <text:p>4,91E-03</text:p>
          </table:table-cell>
          <table:table-cell table:formula="of:=1/[.F302]" office:value-type="float" office:value="203.693644758277" calcext:value-type="float">
            <text:p>203,69364475827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096116" calcext:value-type="float">
            <text:p>5,096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756aaa1ca201670</text:p>
          </table:table-cell>
          <table:table-cell office:value-type="float" office:value="0.005548" calcext:value-type="float">
            <text:p>0,005548</text:p>
          </table:table-cell>
          <table:table-cell table:formula="of:=AVERAGE([.E298:.E303])" office:value-type="float" office:value="0.005755" calcext:value-type="float">
            <text:p>5,76E-03</text:p>
          </table:table-cell>
          <table:table-cell table:formula="of:=1/[.F303]" office:value-type="float" office:value="173.761946133797" calcext:value-type="float">
            <text:p>173,76194613379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100471" calcext:value-type="float">
            <text:p>5,1004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00400001d525</text:p>
          </table:table-cell>
          <table:table-cell office:value-type="float" office:value="0.004355" calcext:value-type="float">
            <text:p>0,004355</text:p>
          </table:table-cell>
          <table:table-cell table:formula="of:=AVERAGE([.E299:.E304])" office:value-type="float" office:value="0.00583116666666667" calcext:value-type="float">
            <text:p>5,83E-03</text:p>
          </table:table-cell>
          <table:table-cell table:formula="of:=1/[.F304]" office:value-type="float" office:value="171.492268556893" calcext:value-type="float">
            <text:p>171,49226855689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10097" calcext:value-type="float">
            <text:p>5,100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499" calcext:value-type="float">
            <text:p>0,000499</text:p>
          </table:table-cell>
          <table:table-cell table:formula="of:=AVERAGE([.E300:.E305])" office:value-type="float" office:value="0.00408516666666667" calcext:value-type="float">
            <text:p>4,09E-03</text:p>
          </table:table-cell>
          <table:table-cell table:formula="of:=1/[.F305]" office:value-type="float" office:value="244.788054342948" calcext:value-type="float">
            <text:p>244,7880543429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105562" calcext:value-type="float">
            <text:p>5,1055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2" calcext:value-type="float">
            <text:p>0,004592</text:p>
          </table:table-cell>
          <table:table-cell table:formula="of:=AVERAGE([.E301:.E306])" office:value-type="float" office:value="0.00405383333333333" calcext:value-type="float">
            <text:p>4,05E-03</text:p>
          </table:table-cell>
          <table:table-cell table:formula="of:=1/[.F306]" office:value-type="float" office:value="246.680097027505" calcext:value-type="float">
            <text:p>246,6800970275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110135" calcext:value-type="float">
            <text:p>5,1101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3" calcext:value-type="float">
            <text:p>0,004573</text:p>
          </table:table-cell>
          <table:table-cell table:formula="of:=AVERAGE([.E302:.E307])" office:value-type="float" office:value="0.004029" calcext:value-type="float">
            <text:p>4,03E-03</text:p>
          </table:table-cell>
          <table:table-cell table:formula="of:=1/[.F307]" office:value-type="float" office:value="248.200546041201" calcext:value-type="float">
            <text:p>248,2005460412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115733" calcext:value-type="float">
            <text:p>5,115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598" calcext:value-type="float">
            <text:p>0,005598</text:p>
          </table:table-cell>
          <table:table-cell table:formula="of:=AVERAGE([.E303:.E308])" office:value-type="float" office:value="0.00419416666666667" calcext:value-type="float">
            <text:p>4,19E-03</text:p>
          </table:table-cell>
          <table:table-cell table:formula="of:=1/[.F308]" office:value-type="float" office:value="238.426385853368" calcext:value-type="float">
            <text:p>238,42638585336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120622" calcext:value-type="float">
            <text:p>5,1206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9" calcext:value-type="float">
            <text:p>0,004889</text:p>
          </table:table-cell>
          <table:table-cell table:formula="of:=AVERAGE([.E304:.E309])" office:value-type="float" office:value="0.00408433333333333" calcext:value-type="float">
            <text:p>4,08E-03</text:p>
          </table:table-cell>
          <table:table-cell table:formula="of:=1/[.F309]" office:value-type="float" office:value="244.837998857423" calcext:value-type="float">
            <text:p>244,83799885742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125242" calcext:value-type="float">
            <text:p>5,1252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c00ff4000000000e8</text:p>
          </table:table-cell>
          <table:table-cell office:value-type="float" office:value="0.00462" calcext:value-type="float">
            <text:p>0,00462</text:p>
          </table:table-cell>
          <table:table-cell table:formula="of:=AVERAGE([.E305:.E310])" office:value-type="float" office:value="0.0041285" calcext:value-type="float">
            <text:p>4,13E-03</text:p>
          </table:table-cell>
          <table:table-cell table:formula="of:=1/[.F310]" office:value-type="float" office:value="242.218723507327" calcext:value-type="float">
            <text:p>242,2187235073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12985" calcext:value-type="float">
            <text:p>5,129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8" calcext:value-type="float">
            <text:p>0,004608</text:p>
          </table:table-cell>
          <table:table-cell table:formula="of:=AVERAGE([.E306:.E311])" office:value-type="float" office:value="0.00481333333333333" calcext:value-type="float">
            <text:p>4,81E-03</text:p>
          </table:table-cell>
          <table:table-cell table:formula="of:=1/[.F311]" office:value-type="float" office:value="207.756232686981" calcext:value-type="float">
            <text:p>207,7562326869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135476" calcext:value-type="float">
            <text:p>5,13547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5626" calcext:value-type="float">
            <text:p>0,005626</text:p>
          </table:table-cell>
          <table:table-cell table:formula="of:=AVERAGE([.E307:.E312])" office:value-type="float" office:value="0.00498566666666667" calcext:value-type="float">
            <text:p>4,99E-03</text:p>
          </table:table-cell>
          <table:table-cell table:formula="of:=1/[.F312]" office:value-type="float" office:value="200.57498161396" calcext:value-type="float">
            <text:p>200,5749816139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139229" calcext:value-type="float">
            <text:p>5,1392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753" calcext:value-type="float">
            <text:p>0,003753</text:p>
          </table:table-cell>
          <table:table-cell table:formula="of:=AVERAGE([.E308:.E313])" office:value-type="float" office:value="0.004849" calcext:value-type="float">
            <text:p>4,85E-03</text:p>
          </table:table-cell>
          <table:table-cell table:formula="of:=1/[.F313]" office:value-type="float" office:value="206.228088265622" calcext:value-type="float">
            <text:p>206,2280882656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145444" calcext:value-type="float">
            <text:p>5,1454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215" calcext:value-type="float">
            <text:p>0,006215</text:p>
          </table:table-cell>
          <table:table-cell table:formula="of:=AVERAGE([.E309:.E314])" office:value-type="float" office:value="0.00495183333333333" calcext:value-type="float">
            <text:p>4,95E-03</text:p>
          </table:table-cell>
          <table:table-cell table:formula="of:=1/[.F314]" office:value-type="float" office:value="201.945407424859" calcext:value-type="float">
            <text:p>201,9454074248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15043" calcext:value-type="float">
            <text:p>5,150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86" calcext:value-type="float">
            <text:p>0,004986</text:p>
          </table:table-cell>
          <table:table-cell table:formula="of:=AVERAGE([.E310:.E315])" office:value-type="float" office:value="0.004968" calcext:value-type="float">
            <text:p>4,97E-03</text:p>
          </table:table-cell>
          <table:table-cell table:formula="of:=1/[.F315]" office:value-type="float" office:value="201.288244766506" calcext:value-type="float">
            <text:p>201,2882447665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155033" calcext:value-type="float">
            <text:p>5,1550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3" calcext:value-type="float">
            <text:p>0,004603</text:p>
          </table:table-cell>
          <table:table-cell table:formula="of:=AVERAGE([.E311:.E316])" office:value-type="float" office:value="0.00496516666666667" calcext:value-type="float">
            <text:p>4,97E-03</text:p>
          </table:table-cell>
          <table:table-cell table:formula="of:=1/[.F316]" office:value-type="float" office:value="201.403108321305" calcext:value-type="float">
            <text:p>201,4031083213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159658" calcext:value-type="float">
            <text:p>5,1596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25" calcext:value-type="float">
            <text:p>0,004625</text:p>
          </table:table-cell>
          <table:table-cell table:formula="of:=AVERAGE([.E312:.E317])" office:value-type="float" office:value="0.004968" calcext:value-type="float">
            <text:p>4,97E-03</text:p>
          </table:table-cell>
          <table:table-cell table:formula="of:=1/[.F317]" office:value-type="float" office:value="201.288244766506" calcext:value-type="float">
            <text:p>201,2882447665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164332" calcext:value-type="float">
            <text:p>5,164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74" calcext:value-type="float">
            <text:p>0,004674</text:p>
          </table:table-cell>
          <table:table-cell table:formula="of:=AVERAGE([.E313:.E318])" office:value-type="float" office:value="0.00480933333333333" calcext:value-type="float">
            <text:p>4,81E-03</text:p>
          </table:table-cell>
          <table:table-cell table:formula="of:=1/[.F318]" office:value-type="float" office:value="207.929026892154" calcext:value-type="float">
            <text:p>207,92902689215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166108" calcext:value-type="float">
            <text:p>5,16610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776" calcext:value-type="float">
            <text:p>0,001776</text:p>
          </table:table-cell>
          <table:table-cell table:formula="of:=AVERAGE([.E314:.E319])" office:value-type="float" office:value="0.00447983333333333" calcext:value-type="float">
            <text:p>4,48E-03</text:p>
          </table:table-cell>
          <table:table-cell table:formula="of:=1/[.F319]" office:value-type="float" office:value="223.222590126121" calcext:value-type="float">
            <text:p>223,2225901261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168931" calcext:value-type="float">
            <text:p>5,168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823" calcext:value-type="float">
            <text:p>0,002823</text:p>
          </table:table-cell>
          <table:table-cell table:formula="of:=AVERAGE([.E315:.E320])" office:value-type="float" office:value="0.0039145" calcext:value-type="float">
            <text:p>3,91E-03</text:p>
          </table:table-cell>
          <table:table-cell table:formula="of:=1/[.F320]" office:value-type="float" office:value="255.460467492655" calcext:value-type="float">
            <text:p>255,4604674926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170476" calcext:value-type="float">
            <text:p>5,17047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545" calcext:value-type="float">
            <text:p>0,001545</text:p>
          </table:table-cell>
          <table:table-cell table:formula="of:=AVERAGE([.E316:.E321])" office:value-type="float" office:value="0.003341" calcext:value-type="float">
            <text:p>3,34E-03</text:p>
          </table:table-cell>
          <table:table-cell table:formula="of:=1/[.F321]" office:value-type="float" office:value="299.311583358276" calcext:value-type="float">
            <text:p>299,31158335827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173597" calcext:value-type="float">
            <text:p>5,1735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121" calcext:value-type="float">
            <text:p>0,003121</text:p>
          </table:table-cell>
          <table:table-cell table:formula="of:=AVERAGE([.E317:.E322])" office:value-type="float" office:value="0.003094" calcext:value-type="float">
            <text:p>3,09E-03</text:p>
          </table:table-cell>
          <table:table-cell table:formula="of:=1/[.F322]" office:value-type="float" office:value="323.206205559147" calcext:value-type="float">
            <text:p>323,20620555914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178211" calcext:value-type="float">
            <text:p>5,178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20e8</text:p>
          </table:table-cell>
          <table:table-cell office:value-type="float" office:value="0.004614" calcext:value-type="float">
            <text:p>0,004614</text:p>
          </table:table-cell>
          <table:table-cell table:formula="of:=AVERAGE([.E318:.E323])" office:value-type="float" office:value="0.00309216666666667" calcext:value-type="float">
            <text:p>3,09E-03</text:p>
          </table:table-cell>
          <table:table-cell table:formula="of:=1/[.F323]" office:value-type="float" office:value="323.397833234517" calcext:value-type="float">
            <text:p>323,3978332345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183004" calcext:value-type="float">
            <text:p>5,183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93" calcext:value-type="float">
            <text:p>0,004793</text:p>
          </table:table-cell>
          <table:table-cell table:formula="of:=AVERAGE([.E319:.E324])" office:value-type="float" office:value="0.003112" calcext:value-type="float">
            <text:p>3,11E-03</text:p>
          </table:table-cell>
          <table:table-cell table:formula="of:=1/[.F324]" office:value-type="float" office:value="321.33676092545" calcext:value-type="float">
            <text:p>321,336760925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187596" calcext:value-type="float">
            <text:p>5,1875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2" calcext:value-type="float">
            <text:p>0,004592</text:p>
          </table:table-cell>
          <table:table-cell table:formula="of:=AVERAGE([.E320:.E325])" office:value-type="float" office:value="0.00358133333333333" calcext:value-type="float">
            <text:p>3,58E-03</text:p>
          </table:table-cell>
          <table:table-cell table:formula="of:=1/[.F325]" office:value-type="float" office:value="279.225614296352" calcext:value-type="float">
            <text:p>279,2256142963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194152" calcext:value-type="float">
            <text:p>5,1941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556" calcext:value-type="float">
            <text:p>0,006556</text:p>
          </table:table-cell>
          <table:table-cell table:formula="of:=AVERAGE([.E321:.E326])" office:value-type="float" office:value="0.0042035" calcext:value-type="float">
            <text:p>4,20E-03</text:p>
          </table:table-cell>
          <table:table-cell table:formula="of:=1/[.F326]" office:value-type="float" office:value="237.896990603069" calcext:value-type="float">
            <text:p>237,89699060306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198766" calcext:value-type="float">
            <text:p>5,1987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4" calcext:value-type="float">
            <text:p>0,004614</text:p>
          </table:table-cell>
          <table:table-cell table:formula="of:=AVERAGE([.E322:.E327])" office:value-type="float" office:value="0.004715" calcext:value-type="float">
            <text:p>4,72E-03</text:p>
          </table:table-cell>
          <table:table-cell table:formula="of:=1/[.F327]" office:value-type="float" office:value="212.089077412513" calcext:value-type="float">
            <text:p>212,0890774125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201077" calcext:value-type="float">
            <text:p>5,20107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311" calcext:value-type="float">
            <text:p>0,002311</text:p>
          </table:table-cell>
          <table:table-cell table:formula="of:=AVERAGE([.E323:.E328])" office:value-type="float" office:value="0.00458" calcext:value-type="float">
            <text:p>4,58E-03</text:p>
          </table:table-cell>
          <table:table-cell table:formula="of:=1/[.F328]" office:value-type="float" office:value="218.340611353712" calcext:value-type="float">
            <text:p>218,3406113537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203478" calcext:value-type="float">
            <text:p>5,2034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401" calcext:value-type="float">
            <text:p>0,002401</text:p>
          </table:table-cell>
          <table:table-cell table:formula="of:=AVERAGE([.E324:.E329])" office:value-type="float" office:value="0.00421116666666667" calcext:value-type="float">
            <text:p>4,21E-03</text:p>
          </table:table-cell>
          <table:table-cell table:formula="of:=1/[.F329]" office:value-type="float" office:value="237.463885700716" calcext:value-type="float">
            <text:p>237,4638857007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205434" calcext:value-type="float">
            <text:p>5,20543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1956" calcext:value-type="float">
            <text:p>0,001956</text:p>
          </table:table-cell>
          <table:table-cell table:formula="of:=AVERAGE([.E325:.E330])" office:value-type="float" office:value="0.00373833333333333" calcext:value-type="float">
            <text:p>3,74E-03</text:p>
          </table:table-cell>
          <table:table-cell table:formula="of:=1/[.F330]" office:value-type="float" office:value="267.498885421311" calcext:value-type="float">
            <text:p>267,4988854213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20807" calcext:value-type="float">
            <text:p>5,208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636" calcext:value-type="float">
            <text:p>0,002636</text:p>
          </table:table-cell>
          <table:table-cell table:formula="of:=AVERAGE([.E326:.E331])" office:value-type="float" office:value="0.00341233333333333" calcext:value-type="float">
            <text:p>3,41E-03</text:p>
          </table:table-cell>
          <table:table-cell table:formula="of:=1/[.F331]" office:value-type="float" office:value="293.054605841555" calcext:value-type="float">
            <text:p>293,0546058415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212679" calcext:value-type="float">
            <text:p>5,2126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9" calcext:value-type="float">
            <text:p>0,004609</text:p>
          </table:table-cell>
          <table:table-cell table:formula="of:=AVERAGE([.E327:.E332])" office:value-type="float" office:value="0.00308783333333333" calcext:value-type="float">
            <text:p>3,09E-03</text:p>
          </table:table-cell>
          <table:table-cell table:formula="of:=1/[.F332]" office:value-type="float" office:value="323.851675932423" calcext:value-type="float">
            <text:p>323,85167593242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217259" calcext:value-type="float">
            <text:p>5,2172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" calcext:value-type="float">
            <text:p>0,00458</text:p>
          </table:table-cell>
          <table:table-cell table:formula="of:=AVERAGE([.E328:.E333])" office:value-type="float" office:value="0.00308216666666667" calcext:value-type="float">
            <text:p>3,08E-03</text:p>
          </table:table-cell>
          <table:table-cell table:formula="of:=1/[.F333]" office:value-type="float" office:value="324.447088087384" calcext:value-type="float">
            <text:p>324,4470880873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221897" calcext:value-type="float">
            <text:p>5,2218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38" calcext:value-type="float">
            <text:p>0,004638</text:p>
          </table:table-cell>
          <table:table-cell table:formula="of:=AVERAGE([.E329:.E334])" office:value-type="float" office:value="0.00347" calcext:value-type="float">
            <text:p>3,47E-03</text:p>
          </table:table-cell>
          <table:table-cell table:formula="of:=1/[.F334]" office:value-type="float" office:value="288.184438040346" calcext:value-type="float">
            <text:p>288,1844380403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226663" calcext:value-type="float">
            <text:p>5,2266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66" calcext:value-type="float">
            <text:p>0,004766</text:p>
          </table:table-cell>
          <table:table-cell table:formula="of:=AVERAGE([.E330:.E335])" office:value-type="float" office:value="0.00386416666666667" calcext:value-type="float">
            <text:p>3,86E-03</text:p>
          </table:table-cell>
          <table:table-cell table:formula="of:=1/[.F335]" office:value-type="float" office:value="258.788009488894" calcext:value-type="float">
            <text:p>258,7880094888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232688" calcext:value-type="float">
            <text:p>5,2326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40000000e8</text:p>
          </table:table-cell>
          <table:table-cell office:value-type="float" office:value="0.006025" calcext:value-type="float">
            <text:p>0,006025</text:p>
          </table:table-cell>
          <table:table-cell table:formula="of:=AVERAGE([.E331:.E336])" office:value-type="float" office:value="0.00454233333333333" calcext:value-type="float">
            <text:p>4,54E-03</text:p>
          </table:table-cell>
          <table:table-cell table:formula="of:=1/[.F336]" office:value-type="float" office:value="220.15117047039" calcext:value-type="float">
            <text:p>220,151170470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237343" calcext:value-type="float">
            <text:p>5,2373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5" calcext:value-type="float">
            <text:p>0,004655</text:p>
          </table:table-cell>
          <table:table-cell table:formula="of:=AVERAGE([.E332:.E337])" office:value-type="float" office:value="0.00487883333333333" calcext:value-type="float">
            <text:p>4,88E-03</text:p>
          </table:table-cell>
          <table:table-cell table:formula="of:=1/[.F337]" office:value-type="float" office:value="204.967034468623" calcext:value-type="float">
            <text:p>204,9670344686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240445" calcext:value-type="float">
            <text:p>5,24044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102" calcext:value-type="float">
            <text:p>0,003102</text:p>
          </table:table-cell>
          <table:table-cell table:formula="of:=AVERAGE([.E333:.E338])" office:value-type="float" office:value="0.00462766666666667" calcext:value-type="float">
            <text:p>4,63E-03</text:p>
          </table:table-cell>
          <table:table-cell table:formula="of:=1/[.F338]" office:value-type="float" office:value="216.091622848088" calcext:value-type="float">
            <text:p>216,09162284808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243785" calcext:value-type="float">
            <text:p>5,243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34" calcext:value-type="float">
            <text:p>0,00334</text:p>
          </table:table-cell>
          <table:table-cell table:formula="of:=AVERAGE([.E334:.E339])" office:value-type="float" office:value="0.004421" calcext:value-type="float">
            <text:p>4,42E-03</text:p>
          </table:table-cell>
          <table:table-cell table:formula="of:=1/[.F339]" office:value-type="float" office:value="226.193168966297" calcext:value-type="float">
            <text:p>226,19316896629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24866" calcext:value-type="float">
            <text:p>5,248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75" calcext:value-type="float">
            <text:p>0,004875</text:p>
          </table:table-cell>
          <table:table-cell table:formula="of:=AVERAGE([.E335:.E340])" office:value-type="float" office:value="0.0044605" calcext:value-type="float">
            <text:p>4,46E-03</text:p>
          </table:table-cell>
          <table:table-cell table:formula="of:=1/[.F340]" office:value-type="float" office:value="224.190113216007" calcext:value-type="float">
            <text:p>224,1901132160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253594" calcext:value-type="float">
            <text:p>5,2535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34" calcext:value-type="float">
            <text:p>0,004934</text:p>
          </table:table-cell>
          <table:table-cell table:formula="of:=AVERAGE([.E336:.E341])" office:value-type="float" office:value="0.0044885" calcext:value-type="float">
            <text:p>4,49E-03</text:p>
          </table:table-cell>
          <table:table-cell table:formula="of:=1/[.F341]" office:value-type="float" office:value="222.791578478333" calcext:value-type="float">
            <text:p>222,7915784783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258454" calcext:value-type="float">
            <text:p>5,2584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6" calcext:value-type="float">
            <text:p>0,00486</text:p>
          </table:table-cell>
          <table:table-cell table:formula="of:=AVERAGE([.E337:.E342])" office:value-type="float" office:value="0.00429433333333333" calcext:value-type="float">
            <text:p>4,29E-03</text:p>
          </table:table-cell>
          <table:table-cell table:formula="of:=1/[.F342]" office:value-type="float" office:value="232.865015912443" calcext:value-type="float">
            <text:p>232,8650159124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271046" calcext:value-type="float">
            <text:p>5,27104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12592" calcext:value-type="float">
            <text:p>0,012592</text:p>
          </table:table-cell>
          <table:table-cell table:formula="of:=AVERAGE([.E338:.E343])" office:value-type="float" office:value="0.00561716666666667" calcext:value-type="float">
            <text:p>5,62E-03</text:p>
          </table:table-cell>
          <table:table-cell table:formula="of:=1/[.F343]" office:value-type="float" office:value="178.025695041984" calcext:value-type="float">
            <text:p>178,0256950419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273007" calcext:value-type="float">
            <text:p>5,27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961" calcext:value-type="float">
            <text:p>0,001961</text:p>
          </table:table-cell>
          <table:table-cell table:formula="of:=AVERAGE([.E339:.E344])" office:value-type="float" office:value="0.005427" calcext:value-type="float">
            <text:p>5,43E-03</text:p>
          </table:table-cell>
          <table:table-cell table:formula="of:=1/[.F344]" office:value-type="float" office:value="184.263865855906" calcext:value-type="float">
            <text:p>184,2638658559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275424" calcext:value-type="float">
            <text:p>5,27542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417" calcext:value-type="float">
            <text:p>0,002417</text:p>
          </table:table-cell>
          <table:table-cell table:formula="of:=AVERAGE([.E340:.E345])" office:value-type="float" office:value="0.00527316666666667" calcext:value-type="float">
            <text:p>5,27E-03</text:p>
          </table:table-cell>
          <table:table-cell table:formula="of:=1/[.F345]" office:value-type="float" office:value="189.639369133032" calcext:value-type="float">
            <text:p>189,6393691330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277867" calcext:value-type="float">
            <text:p>5,2778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443" calcext:value-type="float">
            <text:p>0,002443</text:p>
          </table:table-cell>
          <table:table-cell table:formula="of:=AVERAGE([.E341:.E346])" office:value-type="float" office:value="0.00486783333333333" calcext:value-type="float">
            <text:p>4,87E-03</text:p>
          </table:table-cell>
          <table:table-cell table:formula="of:=1/[.F346]" office:value-type="float" office:value="205.430205087821" calcext:value-type="float">
            <text:p>205,4302050878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28275" calcext:value-type="float">
            <text:p>5,28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3" calcext:value-type="float">
            <text:p>0,004883</text:p>
          </table:table-cell>
          <table:table-cell table:formula="of:=AVERAGE([.E342:.E347])" office:value-type="float" office:value="0.00485933333333333" calcext:value-type="float">
            <text:p>4,86E-03</text:p>
          </table:table-cell>
          <table:table-cell table:formula="of:=1/[.F347]" office:value-type="float" office:value="205.789545891069" calcext:value-type="float">
            <text:p>205,78954589106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294492" calcext:value-type="float">
            <text:p>5,2944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1742" calcext:value-type="float">
            <text:p>0,011742</text:p>
          </table:table-cell>
          <table:table-cell table:formula="of:=AVERAGE([.E343:.E348])" office:value-type="float" office:value="0.00600633333333333" calcext:value-type="float">
            <text:p>6,01E-03</text:p>
          </table:table-cell>
          <table:table-cell table:formula="of:=1/[.F348]" office:value-type="float" office:value="166.49092624452" calcext:value-type="float">
            <text:p>166,4909262445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299489" calcext:value-type="float">
            <text:p>5,2994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97" calcext:value-type="float">
            <text:p>0,004997</text:p>
          </table:table-cell>
          <table:table-cell table:formula="of:=AVERAGE([.E344:.E349])" office:value-type="float" office:value="0.0047405" calcext:value-type="float">
            <text:p>4,74E-03</text:p>
          </table:table-cell>
          <table:table-cell table:formula="of:=1/[.F349]" office:value-type="float" office:value="210.948212213901" calcext:value-type="float">
            <text:p>210,9482122139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304426" calcext:value-type="float">
            <text:p>5,3044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1a8</text:p>
          </table:table-cell>
          <table:table-cell office:value-type="float" office:value="0.004937" calcext:value-type="float">
            <text:p>0,004937</text:p>
          </table:table-cell>
          <table:table-cell table:formula="of:=AVERAGE([.E345:.E350])" office:value-type="float" office:value="0.0052365" calcext:value-type="float">
            <text:p>5,24E-03</text:p>
          </table:table-cell>
          <table:table-cell table:formula="of:=1/[.F350]" office:value-type="float" office:value="190.967249116777" calcext:value-type="float">
            <text:p>190,9672491167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306041" calcext:value-type="float">
            <text:p>5,30604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615" calcext:value-type="float">
            <text:p>0,001615</text:p>
          </table:table-cell>
          <table:table-cell table:formula="of:=AVERAGE([.E346:.E351])" office:value-type="float" office:value="0.00510283333333333" calcext:value-type="float">
            <text:p>5,10E-03</text:p>
          </table:table-cell>
          <table:table-cell table:formula="of:=1/[.F351]" office:value-type="float" office:value="195.969559395107" calcext:value-type="float">
            <text:p>195,9695593951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309293" calcext:value-type="float">
            <text:p>5,309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252" calcext:value-type="float">
            <text:p>0,003252</text:p>
          </table:table-cell>
          <table:table-cell table:formula="of:=AVERAGE([.E347:.E352])" office:value-type="float" office:value="0.00523766666666667" calcext:value-type="float">
            <text:p>5,24E-03</text:p>
          </table:table-cell>
          <table:table-cell table:formula="of:=1/[.F352]" office:value-type="float" office:value="190.924712021893" calcext:value-type="float">
            <text:p>190,92471202189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310437" calcext:value-type="float">
            <text:p>5,31043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144" calcext:value-type="float">
            <text:p>0,001144</text:p>
          </table:table-cell>
          <table:table-cell table:formula="of:=AVERAGE([.E348:.E353])" office:value-type="float" office:value="0.0046145" calcext:value-type="float">
            <text:p>4,61E-03</text:p>
          </table:table-cell>
          <table:table-cell table:formula="of:=1/[.F353]" office:value-type="float" office:value="216.708202405461" calcext:value-type="float">
            <text:p>216,70820240546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314157" calcext:value-type="float">
            <text:p>5,3141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72" calcext:value-type="float">
            <text:p>0,00372</text:p>
          </table:table-cell>
          <table:table-cell table:formula="of:=AVERAGE([.E349:.E354])" office:value-type="float" office:value="0.0032775" calcext:value-type="float">
            <text:p>3,28E-03</text:p>
          </table:table-cell>
          <table:table-cell table:formula="of:=1/[.F354]" office:value-type="float" office:value="305.11060259344" calcext:value-type="float">
            <text:p>305,110602593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318991" calcext:value-type="float">
            <text:p>5,3189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4" calcext:value-type="float">
            <text:p>0,004834</text:p>
          </table:table-cell>
          <table:table-cell table:formula="of:=AVERAGE([.E350:.E355])" office:value-type="float" office:value="0.00325033333333333" calcext:value-type="float">
            <text:p>3,25E-03</text:p>
          </table:table-cell>
          <table:table-cell table:formula="of:=1/[.F355]" office:value-type="float" office:value="307.660752743308" calcext:value-type="float">
            <text:p>307,6607527433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323862" calcext:value-type="float">
            <text:p>5,3238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71" calcext:value-type="float">
            <text:p>0,004871</text:p>
          </table:table-cell>
          <table:table-cell table:formula="of:=AVERAGE([.E351:.E356])" office:value-type="float" office:value="0.00323933333333333" calcext:value-type="float">
            <text:p>3,24E-03</text:p>
          </table:table-cell>
          <table:table-cell table:formula="of:=1/[.F356]" office:value-type="float" office:value="308.70549495781" calcext:value-type="float">
            <text:p>308,7054949578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330632" calcext:value-type="float">
            <text:p>5,3306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77" calcext:value-type="float">
            <text:p>0,00677</text:p>
          </table:table-cell>
          <table:table-cell table:formula="of:=AVERAGE([.E352:.E357])" office:value-type="float" office:value="0.0040985" calcext:value-type="float">
            <text:p>4,10E-03</text:p>
          </table:table-cell>
          <table:table-cell table:formula="of:=1/[.F357]" office:value-type="float" office:value="243.991704282054" calcext:value-type="float">
            <text:p>243,99170428205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336881" calcext:value-type="float">
            <text:p>5,3368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249" calcext:value-type="float">
            <text:p>0,006249</text:p>
          </table:table-cell>
          <table:table-cell table:formula="of:=AVERAGE([.E353:.E358])" office:value-type="float" office:value="0.004598" calcext:value-type="float">
            <text:p>4,60E-03</text:p>
          </table:table-cell>
          <table:table-cell table:formula="of:=1/[.F358]" office:value-type="float" office:value="217.485863418878" calcext:value-type="float">
            <text:p>217,4858634188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341039" calcext:value-type="float">
            <text:p>5,34103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158" calcext:value-type="float">
            <text:p>0,004158</text:p>
          </table:table-cell>
          <table:table-cell table:formula="of:=AVERAGE([.E354:.E359])" office:value-type="float" office:value="0.00510033333333333" calcext:value-type="float">
            <text:p>5,10E-03</text:p>
          </table:table-cell>
          <table:table-cell table:formula="of:=1/[.F359]" office:value-type="float" office:value="196.065616626364" calcext:value-type="float">
            <text:p>196,06561662636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341812" calcext:value-type="float">
            <text:p>5,3418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773" calcext:value-type="float">
            <text:p>0,000773</text:p>
          </table:table-cell>
          <table:table-cell table:formula="of:=AVERAGE([.E355:.E360])" office:value-type="float" office:value="0.00460916666666667" calcext:value-type="float">
            <text:p>4,61E-03</text:p>
          </table:table-cell>
          <table:table-cell table:formula="of:=1/[.F360]" office:value-type="float" office:value="216.958958596999" calcext:value-type="float">
            <text:p>216,958958596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345413" calcext:value-type="float">
            <text:p>5,345413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601" calcext:value-type="float">
            <text:p>0,003601</text:p>
          </table:table-cell>
          <table:table-cell table:formula="of:=AVERAGE([.E356:.E361])" office:value-type="float" office:value="0.00440366666666667" calcext:value-type="float">
            <text:p>4,40E-03</text:p>
          </table:table-cell>
          <table:table-cell table:formula="of:=1/[.F361]" office:value-type="float" office:value="227.083491030202" calcext:value-type="float">
            <text:p>227,0834910302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346887" calcext:value-type="float">
            <text:p>5,3468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474" calcext:value-type="float">
            <text:p>0,001474</text:p>
          </table:table-cell>
          <table:table-cell table:formula="of:=AVERAGE([.E357:.E362])" office:value-type="float" office:value="0.0038375" calcext:value-type="float">
            <text:p>3,84E-03</text:p>
          </table:table-cell>
          <table:table-cell table:formula="of:=1/[.F362]" office:value-type="float" office:value="260.586319218241" calcext:value-type="float">
            <text:p>260,58631921824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351732" calcext:value-type="float">
            <text:p>5,3517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5" calcext:value-type="float">
            <text:p>0,004845</text:p>
          </table:table-cell>
          <table:table-cell table:formula="of:=AVERAGE([.E358:.E363])" office:value-type="float" office:value="0.00351666666666667" calcext:value-type="float">
            <text:p>3,52E-03</text:p>
          </table:table-cell>
          <table:table-cell table:formula="of:=1/[.F363]" office:value-type="float" office:value="284.36018957346" calcext:value-type="float">
            <text:p>284,360189573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356624" calcext:value-type="float">
            <text:p>5,3566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2c00ff4000000000e8</text:p>
          </table:table-cell>
          <table:table-cell office:value-type="float" office:value="0.004892" calcext:value-type="float">
            <text:p>0,004892</text:p>
          </table:table-cell>
          <table:table-cell table:formula="of:=AVERAGE([.E359:.E364])" office:value-type="float" office:value="0.0032905" calcext:value-type="float">
            <text:p>3,29E-03</text:p>
          </table:table-cell>
          <table:table-cell table:formula="of:=1/[.F364]" office:value-type="float" office:value="303.905181583346" calcext:value-type="float">
            <text:p>303,9051815833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361549" calcext:value-type="float">
            <text:p>5,3615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25" calcext:value-type="float">
            <text:p>0,004925</text:p>
          </table:table-cell>
          <table:table-cell table:formula="of:=AVERAGE([.E360:.E365])" office:value-type="float" office:value="0.00341833333333333" calcext:value-type="float">
            <text:p>3,42E-03</text:p>
          </table:table-cell>
          <table:table-cell table:formula="of:=1/[.F365]" office:value-type="float" office:value="292.540224280839" calcext:value-type="float">
            <text:p>292,5402242808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366358" calcext:value-type="float">
            <text:p>5,366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09" calcext:value-type="float">
            <text:p>0,004809</text:p>
          </table:table-cell>
          <table:table-cell table:formula="of:=AVERAGE([.E361:.E366])" office:value-type="float" office:value="0.004091" calcext:value-type="float">
            <text:p>4,09E-03</text:p>
          </table:table-cell>
          <table:table-cell table:formula="of:=1/[.F366]" office:value-type="float" office:value="244.43901246639" calcext:value-type="float">
            <text:p>244,439012466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371354" calcext:value-type="float">
            <text:p>5,3713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96" calcext:value-type="float">
            <text:p>0,004996</text:p>
          </table:table-cell>
          <table:table-cell table:formula="of:=AVERAGE([.E362:.E367])" office:value-type="float" office:value="0.0043235" calcext:value-type="float">
            <text:p>4,32E-03</text:p>
          </table:table-cell>
          <table:table-cell table:formula="of:=1/[.F367]" office:value-type="float" office:value="231.294090435989" calcext:value-type="float">
            <text:p>231,2940904359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376197" calcext:value-type="float">
            <text:p>5,3761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8ff4000000000e8</text:p>
          </table:table-cell>
          <table:table-cell office:value-type="float" office:value="0.004843" calcext:value-type="float">
            <text:p>0,004843</text:p>
          </table:table-cell>
          <table:table-cell table:formula="of:=AVERAGE([.E363:.E368])" office:value-type="float" office:value="0.004885" calcext:value-type="float">
            <text:p>4,89E-03</text:p>
          </table:table-cell>
          <table:table-cell table:formula="of:=1/[.F368]" office:value-type="float" office:value="204.708290685773" calcext:value-type="float">
            <text:p>204,70829068577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380415" calcext:value-type="float">
            <text:p>5,38041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218" calcext:value-type="float">
            <text:p>0,004218</text:p>
          </table:table-cell>
          <table:table-cell table:formula="of:=AVERAGE([.E364:.E369])" office:value-type="float" office:value="0.0047805" calcext:value-type="float">
            <text:p>4,78E-03</text:p>
          </table:table-cell>
          <table:table-cell table:formula="of:=1/[.F369]" office:value-type="float" office:value="209.183139838929" calcext:value-type="float">
            <text:p>209,18313983892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383" calcext:value-type="float">
            <text:p>5,3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585" calcext:value-type="float">
            <text:p>0,002585</text:p>
          </table:table-cell>
          <table:table-cell table:formula="of:=AVERAGE([.E365:.E370])" office:value-type="float" office:value="0.004396" calcext:value-type="float">
            <text:p>4,40E-03</text:p>
          </table:table-cell>
          <table:table-cell table:formula="of:=1/[.F370]" office:value-type="float" office:value="227.479526842584" calcext:value-type="float">
            <text:p>227,47952684258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387917" calcext:value-type="float">
            <text:p>5,3879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17" calcext:value-type="float">
            <text:p>0,004917</text:p>
          </table:table-cell>
          <table:table-cell table:formula="of:=AVERAGE([.E366:.E371])" office:value-type="float" office:value="0.00439466666666667" calcext:value-type="float">
            <text:p>4,39E-03</text:p>
          </table:table-cell>
          <table:table-cell table:formula="of:=1/[.F371]" office:value-type="float" office:value="227.54854368932" calcext:value-type="float">
            <text:p>227,5485436893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392818" calcext:value-type="float">
            <text:p>5,3928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01" calcext:value-type="float">
            <text:p>0,004901</text:p>
          </table:table-cell>
          <table:table-cell table:formula="of:=AVERAGE([.E367:.E372])" office:value-type="float" office:value="0.00441" calcext:value-type="float">
            <text:p>4,41E-03</text:p>
          </table:table-cell>
          <table:table-cell table:formula="of:=1/[.F372]" office:value-type="float" office:value="226.757369614512" calcext:value-type="float">
            <text:p>226,7573696145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10000e8</text:p>
          </table:table-cell>
          <table:table-cell office:value-type="float" office:value="0.00485" calcext:value-type="float">
            <text:p>0,00485</text:p>
          </table:table-cell>
          <table:table-cell table:formula="of:=AVERAGE([.E368:.E373])" office:value-type="float" office:value="0.00438566666666667" calcext:value-type="float">
            <text:p>4,39E-03</text:p>
          </table:table-cell>
          <table:table-cell table:formula="of:=1/[.F373]" office:value-type="float" office:value="228.015505054344" calcext:value-type="float">
            <text:p>228,01550505434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402755" calcext:value-type="float">
            <text:p>5,402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087" calcext:value-type="float">
            <text:p>0,005087</text:p>
          </table:table-cell>
          <table:table-cell table:formula="of:=AVERAGE([.E369:.E374])" office:value-type="float" office:value="0.00442633333333333" calcext:value-type="float">
            <text:p>4,43E-03</text:p>
          </table:table-cell>
          <table:table-cell table:formula="of:=1/[.F374]" office:value-type="float" office:value="225.920626553204" calcext:value-type="float">
            <text:p>225,92062655320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407697" calcext:value-type="float">
            <text:p>5,4076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42" calcext:value-type="float">
            <text:p>0,004942</text:p>
          </table:table-cell>
          <table:table-cell table:formula="of:=AVERAGE([.E370:.E375])" office:value-type="float" office:value="0.004547" calcext:value-type="float">
            <text:p>4,55E-03</text:p>
          </table:table-cell>
          <table:table-cell table:formula="of:=1/[.F375]" office:value-type="float" office:value="219.925225423356" calcext:value-type="float">
            <text:p>219,9252254233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411025" calcext:value-type="float">
            <text:p>5,411025</text:p>
          </table:table-cell>
          <table:table-cell office:value-type="float" office:value="10" calcext:value-type="float">
            <text:p>10</text:p>
          </table:table-cell>
          <table:table-cell office:value-type="float" office:value="4000080196" calcext:value-type="float">
            <text:p>4000080196</text:p>
          </table:table-cell>
          <table:table-cell office:value-type="float" office:value="0.003328" calcext:value-type="float">
            <text:p>0,003328</text:p>
          </table:table-cell>
          <table:table-cell table:formula="of:=AVERAGE([.E371:.E376])" office:value-type="float" office:value="0.00467083333333333" calcext:value-type="float">
            <text:p>4,67E-03</text:p>
          </table:table-cell>
          <table:table-cell table:formula="of:=1/[.F376]" office:value-type="float" office:value="214.094558429973" calcext:value-type="float">
            <text:p>214,09455842997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412617" calcext:value-type="float">
            <text:p>5,412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df4000008000e8</text:p>
          </table:table-cell>
          <table:table-cell office:value-type="float" office:value="0.001592" calcext:value-type="float">
            <text:p>0,001592</text:p>
          </table:table-cell>
          <table:table-cell table:formula="of:=AVERAGE([.E372:.E377])" office:value-type="float" office:value="0.00411666666666667" calcext:value-type="float">
            <text:p>4,12E-03</text:p>
          </table:table-cell>
          <table:table-cell table:formula="of:=1/[.F377]" office:value-type="float" office:value="242.914979757085" calcext:value-type="float">
            <text:p>242,91497975708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415416" calcext:value-type="float">
            <text:p>5,41541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799" calcext:value-type="float">
            <text:p>0,002799</text:p>
          </table:table-cell>
          <table:table-cell table:formula="of:=AVERAGE([.E373:.E378])" office:value-type="float" office:value="0.00376633333333333" calcext:value-type="float">
            <text:p>3,77E-03</text:p>
          </table:table-cell>
          <table:table-cell table:formula="of:=1/[.F378]" office:value-type="float" office:value="265.510222143553" calcext:value-type="float">
            <text:p>265,51022214355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419508" calcext:value-type="float">
            <text:p>5,4195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092" calcext:value-type="float">
            <text:p>0,004092</text:p>
          </table:table-cell>
          <table:table-cell table:formula="of:=AVERAGE([.E374:.E379])" office:value-type="float" office:value="0.00364" calcext:value-type="float">
            <text:p>3,64E-03</text:p>
          </table:table-cell>
          <table:table-cell table:formula="of:=1/[.F379]" office:value-type="float" office:value="274.725274725275" calcext:value-type="float">
            <text:p>274,72527472527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424568" calcext:value-type="float">
            <text:p>5,4245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06" calcext:value-type="float">
            <text:p>0,00506</text:p>
          </table:table-cell>
          <table:table-cell table:formula="of:=AVERAGE([.E375:.E380])" office:value-type="float" office:value="0.0036355" calcext:value-type="float">
            <text:p>3,64E-03</text:p>
          </table:table-cell>
          <table:table-cell table:formula="of:=1/[.F380]" office:value-type="float" office:value="275.065328015404" calcext:value-type="float">
            <text:p>275,0653280154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429446" calcext:value-type="float">
            <text:p>5,4294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bf4000010000e8</text:p>
          </table:table-cell>
          <table:table-cell office:value-type="float" office:value="0.004878" calcext:value-type="float">
            <text:p>0,004878</text:p>
          </table:table-cell>
          <table:table-cell table:formula="of:=AVERAGE([.E376:.E381])" office:value-type="float" office:value="0.00362483333333333" calcext:value-type="float">
            <text:p>3,62E-03</text:p>
          </table:table-cell>
          <table:table-cell table:formula="of:=1/[.F381]" office:value-type="float" office:value="275.874752862201" calcext:value-type="float">
            <text:p>275,8747528622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435645" calcext:value-type="float">
            <text:p>5,4356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199" calcext:value-type="float">
            <text:p>0,006199</text:p>
          </table:table-cell>
          <table:table-cell table:formula="of:=AVERAGE([.E377:.E382])" office:value-type="float" office:value="0.00410333333333333" calcext:value-type="float">
            <text:p>4,10E-03</text:p>
          </table:table-cell>
          <table:table-cell table:formula="of:=1/[.F382]" office:value-type="float" office:value="243.70430544273" calcext:value-type="float">
            <text:p>243,7043054427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445409" calcext:value-type="float">
            <text:p>5,445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764" calcext:value-type="float">
            <text:p>0,009764</text:p>
          </table:table-cell>
          <table:table-cell table:formula="of:=AVERAGE([.E378:.E383])" office:value-type="float" office:value="0.00546533333333333" calcext:value-type="float">
            <text:p>5,47E-03</text:p>
          </table:table-cell>
          <table:table-cell table:formula="of:=1/[.F383]" office:value-type="float" office:value="182.971456452793" calcext:value-type="float">
            <text:p>182,97145645279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446024" calcext:value-type="float">
            <text:p>5,44602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615000000001" calcext:value-type="float">
            <text:p>0,000615000000001</text:p>
          </table:table-cell>
          <table:table-cell table:formula="of:=AVERAGE([.E379:.E384])" office:value-type="float" office:value="0.0051013333333335" calcext:value-type="float">
            <text:p>5,10E-03</text:p>
          </table:table-cell>
          <table:table-cell table:formula="of:=1/[.F384]" office:value-type="float" office:value="196.027182435958" calcext:value-type="float">
            <text:p>196,0271824359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450285" calcext:value-type="float">
            <text:p>5,4502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261" calcext:value-type="float">
            <text:p>0,004261</text:p>
          </table:table-cell>
          <table:table-cell table:formula="of:=AVERAGE([.E380:.E385])" office:value-type="float" office:value="0.00512950000000017" calcext:value-type="float">
            <text:p>5,13E-03</text:p>
          </table:table-cell>
          <table:table-cell table:formula="of:=1/[.F385]" office:value-type="float" office:value="194.950774929324" calcext:value-type="float">
            <text:p>194,9507749293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456875" calcext:value-type="float">
            <text:p>5,4568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59" calcext:value-type="float">
            <text:p>0,00659</text:p>
          </table:table-cell>
          <table:table-cell table:formula="of:=AVERAGE([.E381:.E386])" office:value-type="float" office:value="0.00538450000000017" calcext:value-type="float">
            <text:p>5,38E-03</text:p>
          </table:table-cell>
          <table:table-cell table:formula="of:=1/[.F386]" office:value-type="float" office:value="185.718265391396" calcext:value-type="float">
            <text:p>185,71826539139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462024" calcext:value-type="float">
            <text:p>5,46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149" calcext:value-type="float">
            <text:p>0,005149</text:p>
          </table:table-cell>
          <table:table-cell table:formula="of:=AVERAGE([.E382:.E387])" office:value-type="float" office:value="0.00542966666666683" calcext:value-type="float">
            <text:p>5,43E-03</text:p>
          </table:table-cell>
          <table:table-cell table:formula="of:=1/[.F387]" office:value-type="float" office:value="184.173368530905" calcext:value-type="float">
            <text:p>184,1733685309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468042" calcext:value-type="float">
            <text:p>5,4680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018" calcext:value-type="float">
            <text:p>0,006018</text:p>
          </table:table-cell>
          <table:table-cell table:formula="of:=AVERAGE([.E383:.E388])" office:value-type="float" office:value="0.00539950000000017" calcext:value-type="float">
            <text:p>5,40E-03</text:p>
          </table:table-cell>
          <table:table-cell table:formula="of:=1/[.F388]" office:value-type="float" office:value="185.202333549397" calcext:value-type="float">
            <text:p>185,20233354939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472945" calcext:value-type="float">
            <text:p>5,4729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03" calcext:value-type="float">
            <text:p>0,004903</text:p>
          </table:table-cell>
          <table:table-cell table:formula="of:=AVERAGE([.E384:.E389])" office:value-type="float" office:value="0.0045893333333335" calcext:value-type="float">
            <text:p>4,59E-03</text:p>
          </table:table-cell>
          <table:table-cell table:formula="of:=1/[.F389]" office:value-type="float" office:value="217.896571760596" calcext:value-type="float">
            <text:p>217,89657176059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47779" calcext:value-type="float">
            <text:p>5,477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5" calcext:value-type="float">
            <text:p>0,004845</text:p>
          </table:table-cell>
          <table:table-cell table:formula="of:=AVERAGE([.E385:.E390])" office:value-type="float" office:value="0.00529433333333333" calcext:value-type="float">
            <text:p>5,29E-03</text:p>
          </table:table-cell>
          <table:table-cell table:formula="of:=1/[.F390]" office:value-type="float" office:value="188.881193729144" calcext:value-type="float">
            <text:p>188,8811937291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481022" calcext:value-type="float">
            <text:p>5,48102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232" calcext:value-type="float">
            <text:p>0,003232</text:p>
          </table:table-cell>
          <table:table-cell table:formula="of:=AVERAGE([.E386:.E391])" office:value-type="float" office:value="0.00512283333333333" calcext:value-type="float">
            <text:p>5,12E-03</text:p>
          </table:table-cell>
          <table:table-cell table:formula="of:=1/[.F391]" office:value-type="float" office:value="195.204476689332" calcext:value-type="float">
            <text:p>195,20447668933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4828" calcext:value-type="float">
            <text:p>5,48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778" calcext:value-type="float">
            <text:p>0,001778</text:p>
          </table:table-cell>
          <table:table-cell table:formula="of:=AVERAGE([.E387:.E392])" office:value-type="float" office:value="0.00432083333333333" calcext:value-type="float">
            <text:p>4,32E-03</text:p>
          </table:table-cell>
          <table:table-cell table:formula="of:=1/[.F392]" office:value-type="float" office:value="231.436837029894" calcext:value-type="float">
            <text:p>231,43683702989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487631" calcext:value-type="float">
            <text:p>5,4876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1" calcext:value-type="float">
            <text:p>0,004831</text:p>
          </table:table-cell>
          <table:table-cell table:formula="of:=AVERAGE([.E388:.E393])" office:value-type="float" office:value="0.00426783333333333" calcext:value-type="float">
            <text:p>4,27E-03</text:p>
          </table:table-cell>
          <table:table-cell table:formula="of:=1/[.F393]" office:value-type="float" office:value="234.310930604913" calcext:value-type="float">
            <text:p>234,31093060491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492519" calcext:value-type="float">
            <text:p>5,4925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8" calcext:value-type="float">
            <text:p>0,004888</text:p>
          </table:table-cell>
          <table:table-cell table:formula="of:=AVERAGE([.E389:.E394])" office:value-type="float" office:value="0.0040795" calcext:value-type="float">
            <text:p>4,08E-03</text:p>
          </table:table-cell>
          <table:table-cell table:formula="of:=1/[.F394]" office:value-type="float" office:value="245.128079421498" calcext:value-type="float">
            <text:p>245,12807942149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4974" calcext:value-type="float">
            <text:p>5,49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1" calcext:value-type="float">
            <text:p>0,004881</text:p>
          </table:table-cell>
          <table:table-cell table:formula="of:=AVERAGE([.E390:.E395])" office:value-type="float" office:value="0.00407583333333333" calcext:value-type="float">
            <text:p>4,08E-03</text:p>
          </table:table-cell>
          <table:table-cell table:formula="of:=1/[.F395]" office:value-type="float" office:value="245.348599468411" calcext:value-type="float">
            <text:p>245,3485994684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502356" calcext:value-type="float">
            <text:p>5,502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2c10ff4000000000e8</text:p>
          </table:table-cell>
          <table:table-cell office:value-type="float" office:value="0.004956" calcext:value-type="float">
            <text:p>0,004956</text:p>
          </table:table-cell>
          <table:table-cell table:formula="of:=AVERAGE([.E391:.E396])" office:value-type="float" office:value="0.00409433333333333" calcext:value-type="float">
            <text:p>4,09E-03</text:p>
          </table:table-cell>
          <table:table-cell table:formula="of:=1/[.F396]" office:value-type="float" office:value="244.240006513067" calcext:value-type="float">
            <text:p>244,24000651306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507167" calcext:value-type="float">
            <text:p>5,507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11" calcext:value-type="float">
            <text:p>0,004811</text:p>
          </table:table-cell>
          <table:table-cell table:formula="of:=AVERAGE([.E392:.E397])" office:value-type="float" office:value="0.0043575" calcext:value-type="float">
            <text:p>4,36E-03</text:p>
          </table:table-cell>
          <table:table-cell table:formula="of:=1/[.F397]" office:value-type="float" office:value="229.489386115892" calcext:value-type="float">
            <text:p>229,48938611589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512308" calcext:value-type="float">
            <text:p>5,512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141" calcext:value-type="float">
            <text:p>0,005141</text:p>
          </table:table-cell>
          <table:table-cell table:formula="of:=AVERAGE([.E393:.E398])" office:value-type="float" office:value="0.004918" calcext:value-type="float">
            <text:p>4,92E-03</text:p>
          </table:table-cell>
          <table:table-cell table:formula="of:=1/[.F398]" office:value-type="float" office:value="203.334688897926" calcext:value-type="float">
            <text:p>203,33468889792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516033" calcext:value-type="float">
            <text:p>5,51603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725" calcext:value-type="float">
            <text:p>0,003725</text:p>
          </table:table-cell>
          <table:table-cell table:formula="of:=AVERAGE([.E394:.E399])" office:value-type="float" office:value="0.00473366666666667" calcext:value-type="float">
            <text:p>4,73E-03</text:p>
          </table:table-cell>
          <table:table-cell table:formula="of:=1/[.F399]" office:value-type="float" office:value="211.252728681079" calcext:value-type="float">
            <text:p>211,25272868107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517317" calcext:value-type="float">
            <text:p>5,5173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284" calcext:value-type="float">
            <text:p>0,001284</text:p>
          </table:table-cell>
          <table:table-cell table:formula="of:=AVERAGE([.E395:.E400])" office:value-type="float" office:value="0.004133" calcext:value-type="float">
            <text:p>4,13E-03</text:p>
          </table:table-cell>
          <table:table-cell table:formula="of:=1/[.F400]" office:value-type="float" office:value="241.954996370675" calcext:value-type="float">
            <text:p>241,9549963706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520414" calcext:value-type="float">
            <text:p>5,52041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4" calcext:value-type="float">
            <text:p>4000000194</text:p>
          </table:table-cell>
          <table:table-cell office:value-type="float" office:value="0.003097" calcext:value-type="float">
            <text:p>0,003097</text:p>
          </table:table-cell>
          <table:table-cell table:formula="of:=AVERAGE([.E396:.E401])" office:value-type="float" office:value="0.00383566666666667" calcext:value-type="float">
            <text:p>3,84E-03</text:p>
          </table:table-cell>
          <table:table-cell table:formula="of:=1/[.F401]" office:value-type="float" office:value="260.710871643348" calcext:value-type="float">
            <text:p>260,7108716433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524276" calcext:value-type="float">
            <text:p>5,524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862" calcext:value-type="float">
            <text:p>0,003862</text:p>
          </table:table-cell>
          <table:table-cell table:formula="of:=AVERAGE([.E397:.E402])" office:value-type="float" office:value="0.00365333333333333" calcext:value-type="float">
            <text:p>3,65E-03</text:p>
          </table:table-cell>
          <table:table-cell table:formula="of:=1/[.F402]" office:value-type="float" office:value="273.722627737226" calcext:value-type="float">
            <text:p>273,7226277372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529507" calcext:value-type="float">
            <text:p>5,5295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231" calcext:value-type="float">
            <text:p>0,005231</text:p>
          </table:table-cell>
          <table:table-cell table:formula="of:=AVERAGE([.E398:.E403])" office:value-type="float" office:value="0.00372333333333333" calcext:value-type="float">
            <text:p>3,72E-03</text:p>
          </table:table-cell>
          <table:table-cell table:formula="of:=1/[.F403]" office:value-type="float" office:value="268.57654431513" calcext:value-type="float">
            <text:p>268,576544315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534396" calcext:value-type="float">
            <text:p>5,5343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9" calcext:value-type="float">
            <text:p>0,004889</text:p>
          </table:table-cell>
          <table:table-cell table:formula="of:=AVERAGE([.E399:.E404])" office:value-type="float" office:value="0.00368133333333333" calcext:value-type="float">
            <text:p>3,68E-03</text:p>
          </table:table-cell>
          <table:table-cell table:formula="of:=1/[.F404]" office:value-type="float" office:value="271.640709887722" calcext:value-type="float">
            <text:p>271,64070988772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548984" calcext:value-type="float">
            <text:p>5,5489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4588" calcext:value-type="float">
            <text:p>0,014588</text:p>
          </table:table-cell>
          <table:table-cell table:formula="of:=AVERAGE([.E400:.E405])" office:value-type="float" office:value="0.00549183333333333" calcext:value-type="float">
            <text:p>5,49E-03</text:p>
          </table:table-cell>
          <table:table-cell table:formula="of:=1/[.F405]" office:value-type="float" office:value="182.088555734272" calcext:value-type="float">
            <text:p>182,08855573427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551014" calcext:value-type="float">
            <text:p>5,55101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03" calcext:value-type="float">
            <text:p>0,00203</text:p>
          </table:table-cell>
          <table:table-cell table:formula="of:=AVERAGE([.E401:.E406])" office:value-type="float" office:value="0.00561616666666667" calcext:value-type="float">
            <text:p>5,62E-03</text:p>
          </table:table-cell>
          <table:table-cell table:formula="of:=1/[.F406]" office:value-type="float" office:value="178.057393833279" calcext:value-type="float">
            <text:p>178,05739383327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553869" calcext:value-type="float">
            <text:p>5,5538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855" calcext:value-type="float">
            <text:p>0,002855</text:p>
          </table:table-cell>
          <table:table-cell table:formula="of:=AVERAGE([.E402:.E407])" office:value-type="float" office:value="0.00557583333333333" calcext:value-type="float">
            <text:p>5,58E-03</text:p>
          </table:table-cell>
          <table:table-cell table:formula="of:=1/[.F407]" office:value-type="float" office:value="179.345389328949" calcext:value-type="float">
            <text:p>179,34538932894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555387" calcext:value-type="float">
            <text:p>5,55538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1518" calcext:value-type="float">
            <text:p>0,001518</text:p>
          </table:table-cell>
          <table:table-cell table:formula="of:=AVERAGE([.E403:.E408])" office:value-type="float" office:value="0.00518516666666667" calcext:value-type="float">
            <text:p>5,19E-03</text:p>
          </table:table-cell>
          <table:table-cell table:formula="of:=1/[.F408]" office:value-type="float" office:value="192.857831635113" calcext:value-type="float">
            <text:p>192,8578316351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563758" calcext:value-type="float">
            <text:p>5,5637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8371" calcext:value-type="float">
            <text:p>0,008371</text:p>
          </table:table-cell>
          <table:table-cell table:formula="of:=AVERAGE([.E404:.E409])" office:value-type="float" office:value="0.0057085" calcext:value-type="float">
            <text:p>5,71E-03</text:p>
          </table:table-cell>
          <table:table-cell table:formula="of:=1/[.F409]" office:value-type="float" office:value="175.177367084173" calcext:value-type="float">
            <text:p>175,17736708417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568613" calcext:value-type="float">
            <text:p>5,5686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5" calcext:value-type="float">
            <text:p>0,004855</text:p>
          </table:table-cell>
          <table:table-cell table:formula="of:=AVERAGE([.E405:.E410])" office:value-type="float" office:value="0.00570283333333333" calcext:value-type="float">
            <text:p>5,70E-03</text:p>
          </table:table-cell>
          <table:table-cell table:formula="of:=1/[.F410]" office:value-type="float" office:value="175.351433497969" calcext:value-type="float">
            <text:p>175,35143349796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575501" calcext:value-type="float">
            <text:p>5,575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888" calcext:value-type="float">
            <text:p>0,006888</text:p>
          </table:table-cell>
          <table:table-cell table:formula="of:=AVERAGE([.E406:.E411])" office:value-type="float" office:value="0.0044195" calcext:value-type="float">
            <text:p>4,42E-03</text:p>
          </table:table-cell>
          <table:table-cell table:formula="of:=1/[.F411]" office:value-type="float" office:value="226.269940038466" calcext:value-type="float">
            <text:p>226,26994003846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580358" calcext:value-type="float">
            <text:p>5,580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7" calcext:value-type="float">
            <text:p>0,004857</text:p>
          </table:table-cell>
          <table:table-cell table:formula="of:=AVERAGE([.E407:.E412])" office:value-type="float" office:value="0.00489066666666667" calcext:value-type="float">
            <text:p>4,89E-03</text:p>
          </table:table-cell>
          <table:table-cell table:formula="of:=1/[.F412]" office:value-type="float" office:value="204.471101417666" calcext:value-type="float">
            <text:p>204,47110141766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585323" calcext:value-type="float">
            <text:p>5,5853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65" calcext:value-type="float">
            <text:p>0,004965</text:p>
          </table:table-cell>
          <table:table-cell table:formula="of:=AVERAGE([.E408:.E413])" office:value-type="float" office:value="0.00524233333333333" calcext:value-type="float">
            <text:p>5,24E-03</text:p>
          </table:table-cell>
          <table:table-cell table:formula="of:=1/[.F413]" office:value-type="float" office:value="190.754752972595" calcext:value-type="float">
            <text:p>190,75475297259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586006" calcext:value-type="float">
            <text:p>5,58600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683" calcext:value-type="float">
            <text:p>0,000683</text:p>
          </table:table-cell>
          <table:table-cell table:formula="of:=AVERAGE([.E409:.E414])" office:value-type="float" office:value="0.00510316666666667" calcext:value-type="float">
            <text:p>5,10E-03</text:p>
          </table:table-cell>
          <table:table-cell table:formula="of:=1/[.F414]" office:value-type="float" office:value="195.956758875208" calcext:value-type="float">
            <text:p>195,95675887520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590187" calcext:value-type="float">
            <text:p>5,5901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181" calcext:value-type="float">
            <text:p>0,004181</text:p>
          </table:table-cell>
          <table:table-cell table:formula="of:=AVERAGE([.E410:.E415])" office:value-type="float" office:value="0.00440483333333333" calcext:value-type="float">
            <text:p>4,40E-03</text:p>
          </table:table-cell>
          <table:table-cell table:formula="of:=1/[.F415]" office:value-type="float" office:value="227.023345567369" calcext:value-type="float">
            <text:p>227,02334556736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595058" calcext:value-type="float">
            <text:p>5,5950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71" calcext:value-type="float">
            <text:p>0,004871</text:p>
          </table:table-cell>
          <table:table-cell table:formula="of:=AVERAGE([.E411:.E416])" office:value-type="float" office:value="0.0044075" calcext:value-type="float">
            <text:p>4,41E-03</text:p>
          </table:table-cell>
          <table:table-cell table:formula="of:=1/[.F416]" office:value-type="float" office:value="226.88598979013" calcext:value-type="float">
            <text:p>226,885989790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599829" calcext:value-type="float">
            <text:p>5,5998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71" calcext:value-type="float">
            <text:p>0,004771</text:p>
          </table:table-cell>
          <table:table-cell table:formula="of:=AVERAGE([.E412:.E417])" office:value-type="float" office:value="0.00405466666666667" calcext:value-type="float">
            <text:p>4,05E-03</text:p>
          </table:table-cell>
          <table:table-cell table:formula="of:=1/[.F417]" office:value-type="float" office:value="246.629398224268" calcext:value-type="float">
            <text:p>246,62939822426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604806" calcext:value-type="float">
            <text:p>5,604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77" calcext:value-type="float">
            <text:p>0,004977</text:p>
          </table:table-cell>
          <table:table-cell table:formula="of:=AVERAGE([.E413:.E418])" office:value-type="float" office:value="0.00407466666666667" calcext:value-type="float">
            <text:p>4,07E-03</text:p>
          </table:table-cell>
          <table:table-cell table:formula="of:=1/[.F418]" office:value-type="float" office:value="245.418848167539" calcext:value-type="float">
            <text:p>245,4188481675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609652" calcext:value-type="float">
            <text:p>5,6096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6" calcext:value-type="float">
            <text:p>0,004846</text:p>
          </table:table-cell>
          <table:table-cell table:formula="of:=AVERAGE([.E414:.E419])" office:value-type="float" office:value="0.00405483333333333" calcext:value-type="float">
            <text:p>4,05E-03</text:p>
          </table:table-cell>
          <table:table-cell table:formula="of:=1/[.F419]" office:value-type="float" office:value="246.619260964281" calcext:value-type="float">
            <text:p>246,61926096428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614514" calcext:value-type="float">
            <text:p>5,6145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62" calcext:value-type="float">
            <text:p>0,004862</text:p>
          </table:table-cell>
          <table:table-cell table:formula="of:=AVERAGE([.E415:.E420])" office:value-type="float" office:value="0.00475133333333333" calcext:value-type="float">
            <text:p>4,75E-03</text:p>
          </table:table-cell>
          <table:table-cell table:formula="of:=1/[.F420]" office:value-type="float" office:value="210.467237266732" calcext:value-type="float">
            <text:p>210,46723726673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620658" calcext:value-type="float">
            <text:p>5,6206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144" calcext:value-type="float">
            <text:p>0,006144</text:p>
          </table:table-cell>
          <table:table-cell table:formula="of:=AVERAGE([.E416:.E421])" office:value-type="float" office:value="0.0050785" calcext:value-type="float">
            <text:p>5,08E-03</text:p>
          </table:table-cell>
          <table:table-cell table:formula="of:=1/[.F421]" office:value-type="float" office:value="196.908535985035" calcext:value-type="float">
            <text:p>196,90853598503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625597" calcext:value-type="float">
            <text:p>5,6255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39" calcext:value-type="float">
            <text:p>0,004939</text:p>
          </table:table-cell>
          <table:table-cell table:formula="of:=AVERAGE([.E417:.E422])" office:value-type="float" office:value="0.00508983333333333" calcext:value-type="float">
            <text:p>5,09E-03</text:p>
          </table:table-cell>
          <table:table-cell table:formula="of:=1/[.F422]" office:value-type="float" office:value="196.470087429189" calcext:value-type="float">
            <text:p>196,47008742918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630692" calcext:value-type="float">
            <text:p>5,6306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095" calcext:value-type="float">
            <text:p>0,005095</text:p>
          </table:table-cell>
          <table:table-cell table:formula="of:=AVERAGE([.E418:.E423])" office:value-type="float" office:value="0.00514383333333333" calcext:value-type="float">
            <text:p>5,14E-03</text:p>
          </table:table-cell>
          <table:table-cell table:formula="of:=1/[.F423]" office:value-type="float" office:value="194.407543012669" calcext:value-type="float">
            <text:p>194,40754301266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635545" calcext:value-type="float">
            <text:p>5,635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3" calcext:value-type="float">
            <text:p>0,004853</text:p>
          </table:table-cell>
          <table:table-cell table:formula="of:=AVERAGE([.E419:.E424])" office:value-type="float" office:value="0.00512316666666667" calcext:value-type="float">
            <text:p>5,12E-03</text:p>
          </table:table-cell>
          <table:table-cell table:formula="of:=1/[.F424]" office:value-type="float" office:value="195.191775919841" calcext:value-type="float">
            <text:p>195,1917759198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640376" calcext:value-type="float">
            <text:p>5,6403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1" calcext:value-type="float">
            <text:p>0,004831</text:p>
          </table:table-cell>
          <table:table-cell table:formula="of:=AVERAGE([.E420:.E425])" office:value-type="float" office:value="0.00512066666666667" calcext:value-type="float">
            <text:p>5,12E-03</text:p>
          </table:table-cell>
          <table:table-cell table:formula="of:=1/[.F425]" office:value-type="float" office:value="195.287071995834" calcext:value-type="float">
            <text:p>195,28707199583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650092" calcext:value-type="float">
            <text:p>5,6500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716" calcext:value-type="float">
            <text:p>0,009716</text:p>
          </table:table-cell>
          <table:table-cell table:formula="of:=AVERAGE([.E421:.E426])" office:value-type="float" office:value="0.00592966666666667" calcext:value-type="float">
            <text:p>5,93E-03</text:p>
          </table:table-cell>
          <table:table-cell table:formula="of:=1/[.F426]" office:value-type="float" office:value="168.643543763" calcext:value-type="float">
            <text:p>168,64354376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655021" calcext:value-type="float">
            <text:p>5,655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29" calcext:value-type="float">
            <text:p>0,004929</text:p>
          </table:table-cell>
          <table:table-cell table:formula="of:=AVERAGE([.E422:.E427])" office:value-type="float" office:value="0.00572716666666667" calcext:value-type="float">
            <text:p>5,73E-03</text:p>
          </table:table-cell>
          <table:table-cell table:formula="of:=1/[.F427]" office:value-type="float" office:value="174.606408055176" calcext:value-type="float">
            <text:p>174,60640805517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656009" calcext:value-type="float">
            <text:p>5,65600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988" calcext:value-type="float">
            <text:p>0,000988</text:p>
          </table:table-cell>
          <table:table-cell table:formula="of:=AVERAGE([.E423:.E428])" office:value-type="float" office:value="0.00506866666666667" calcext:value-type="float">
            <text:p>5,07E-03</text:p>
          </table:table-cell>
          <table:table-cell table:formula="of:=1/[.F428]" office:value-type="float" office:value="197.290543206629" calcext:value-type="float">
            <text:p>197,2905432066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659863" calcext:value-type="float">
            <text:p>5,6598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854" calcext:value-type="float">
            <text:p>0,003854</text:p>
          </table:table-cell>
          <table:table-cell table:formula="of:=AVERAGE([.E424:.E429])" office:value-type="float" office:value="0.00486183333333333" calcext:value-type="float">
            <text:p>4,86E-03</text:p>
          </table:table-cell>
          <table:table-cell table:formula="of:=1/[.F429]" office:value-type="float" office:value="205.683726989133" calcext:value-type="float">
            <text:p>205,68372698913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66038" calcext:value-type="float">
            <text:p>5,6603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517" calcext:value-type="float">
            <text:p>0,000517</text:p>
          </table:table-cell>
          <table:table-cell table:formula="of:=AVERAGE([.E425:.E430])" office:value-type="float" office:value="0.00413916666666667" calcext:value-type="float">
            <text:p>4,14E-03</text:p>
          </table:table-cell>
          <table:table-cell table:formula="of:=1/[.F430]" office:value-type="float" office:value="241.594523857459" calcext:value-type="float">
            <text:p>241,5945238574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664903" calcext:value-type="float">
            <text:p>5,6649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23" calcext:value-type="float">
            <text:p>0,004523</text:p>
          </table:table-cell>
          <table:table-cell table:formula="of:=AVERAGE([.E426:.E431])" office:value-type="float" office:value="0.00408783333333333" calcext:value-type="float">
            <text:p>4,09E-03</text:p>
          </table:table-cell>
          <table:table-cell table:formula="of:=1/[.F431]" office:value-type="float" office:value="244.628368736494" calcext:value-type="float">
            <text:p>244,62836873649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669679" calcext:value-type="float">
            <text:p>5,6696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76" calcext:value-type="float">
            <text:p>0,004776</text:p>
          </table:table-cell>
          <table:table-cell table:formula="of:=AVERAGE([.E427:.E432])" office:value-type="float" office:value="0.0032645" calcext:value-type="float">
            <text:p>3,26E-03</text:p>
          </table:table-cell>
          <table:table-cell table:formula="of:=1/[.F432]" office:value-type="float" office:value="306.325624138459" calcext:value-type="float">
            <text:p>306,3256241384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676501" calcext:value-type="float">
            <text:p>5,676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822" calcext:value-type="float">
            <text:p>0,006822</text:p>
          </table:table-cell>
          <table:table-cell table:formula="of:=AVERAGE([.E428:.E433])" office:value-type="float" office:value="0.00358" calcext:value-type="float">
            <text:p>3,58E-03</text:p>
          </table:table-cell>
          <table:table-cell table:formula="of:=1/[.F433]" office:value-type="float" office:value="279.329608938548" calcext:value-type="float">
            <text:p>279,32960893854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681408" calcext:value-type="float">
            <text:p>5,6814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07" calcext:value-type="float">
            <text:p>0,004907</text:p>
          </table:table-cell>
          <table:table-cell table:formula="of:=AVERAGE([.E429:.E434])" office:value-type="float" office:value="0.00423316666666667" calcext:value-type="float">
            <text:p>4,23E-03</text:p>
          </table:table-cell>
          <table:table-cell table:formula="of:=1/[.F434]" office:value-type="float" office:value="236.229772825702" calcext:value-type="float">
            <text:p>236,22977282570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686238" calcext:value-type="float">
            <text:p>5,6862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" calcext:value-type="float">
            <text:p>0,00483</text:p>
          </table:table-cell>
          <table:table-cell table:formula="of:=AVERAGE([.E430:.E435])" office:value-type="float" office:value="0.00439583333333333" calcext:value-type="float">
            <text:p>4,40E-03</text:p>
          </table:table-cell>
          <table:table-cell table:formula="of:=1/[.F435]" office:value-type="float" office:value="227.488151658768" calcext:value-type="float">
            <text:p>227,48815165876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690983" calcext:value-type="float">
            <text:p>5,6909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4745" calcext:value-type="float">
            <text:p>0,004745</text:p>
          </table:table-cell>
          <table:table-cell table:formula="of:=AVERAGE([.E431:.E436])" office:value-type="float" office:value="0.0051005" calcext:value-type="float">
            <text:p>5,10E-03</text:p>
          </table:table-cell>
          <table:table-cell table:formula="of:=1/[.F436]" office:value-type="float" office:value="196.059209881384" calcext:value-type="float">
            <text:p>196,05920988138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691387" calcext:value-type="float">
            <text:p>5,6913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404" calcext:value-type="float">
            <text:p>0,000404</text:p>
          </table:table-cell>
          <table:table-cell table:formula="of:=AVERAGE([.E432:.E437])" office:value-type="float" office:value="0.004414" calcext:value-type="float">
            <text:p>4,41E-03</text:p>
          </table:table-cell>
          <table:table-cell table:formula="of:=1/[.F437]" office:value-type="float" office:value="226.551880380607" calcext:value-type="float">
            <text:p>226,55188038060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695368" calcext:value-type="float">
            <text:p>5,695368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981" calcext:value-type="float">
            <text:p>0,003981</text:p>
          </table:table-cell>
          <table:table-cell table:formula="of:=AVERAGE([.E433:.E438])" office:value-type="float" office:value="0.0042815" calcext:value-type="float">
            <text:p>4,28E-03</text:p>
          </table:table-cell>
          <table:table-cell table:formula="of:=1/[.F438]" office:value-type="float" office:value="233.563003620227" calcext:value-type="float">
            <text:p>233,56300362022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696213" calcext:value-type="float">
            <text:p>5,6962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845" calcext:value-type="float">
            <text:p>0,000845</text:p>
          </table:table-cell>
          <table:table-cell table:formula="of:=AVERAGE([.E434:.E439])" office:value-type="float" office:value="0.00328533333333333" calcext:value-type="float">
            <text:p>3,29E-03</text:p>
          </table:table-cell>
          <table:table-cell table:formula="of:=1/[.F439]" office:value-type="float" office:value="304.383116883117" calcext:value-type="float">
            <text:p>304,38311688311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701139" calcext:value-type="float">
            <text:p>5,701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26" calcext:value-type="float">
            <text:p>0,004926</text:p>
          </table:table-cell>
          <table:table-cell table:formula="of:=AVERAGE([.E435:.E440])" office:value-type="float" office:value="0.0032885" calcext:value-type="float">
            <text:p>3,29E-03</text:p>
          </table:table-cell>
          <table:table-cell table:formula="of:=1/[.F440]" office:value-type="float" office:value="304.09001064315" calcext:value-type="float">
            <text:p>304,090010643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706069" calcext:value-type="float">
            <text:p>5,7060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3" calcext:value-type="float">
            <text:p>0,00493</text:p>
          </table:table-cell>
          <table:table-cell table:formula="of:=AVERAGE([.E436:.E441])" office:value-type="float" office:value="0.00330516666666667" calcext:value-type="float">
            <text:p>3,31E-03</text:p>
          </table:table-cell>
          <table:table-cell table:formula="of:=1/[.F441]" office:value-type="float" office:value="302.556603297867" calcext:value-type="float">
            <text:p>302,55660329786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710932" calcext:value-type="float">
            <text:p>5,7109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a</text:p>
          </table:table-cell>
          <table:table-cell office:value-type="float" office:value="0.004863" calcext:value-type="float">
            <text:p>0,004863</text:p>
          </table:table-cell>
          <table:table-cell table:formula="of:=AVERAGE([.E437:.E442])" office:value-type="float" office:value="0.00332483333333333" calcext:value-type="float">
            <text:p>3,32E-03</text:p>
          </table:table-cell>
          <table:table-cell table:formula="of:=1/[.F442]" office:value-type="float" office:value="300.76695573713" calcext:value-type="float">
            <text:p>300,766955737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715704" calcext:value-type="float">
            <text:p>5,715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72" calcext:value-type="float">
            <text:p>0,004772</text:p>
          </table:table-cell>
          <table:table-cell table:formula="of:=AVERAGE([.E438:.E443])" office:value-type="float" office:value="0.00405283333333333" calcext:value-type="float">
            <text:p>4,05E-03</text:p>
          </table:table-cell>
          <table:table-cell table:formula="of:=1/[.F443]" office:value-type="float" office:value="246.740963112226" calcext:value-type="float">
            <text:p>246,7409631122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721864" calcext:value-type="float">
            <text:p>5,7218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16" calcext:value-type="float">
            <text:p>0,00616</text:p>
          </table:table-cell>
          <table:table-cell table:formula="of:=AVERAGE([.E439:.E444])" office:value-type="float" office:value="0.004416" calcext:value-type="float">
            <text:p>4,42E-03</text:p>
          </table:table-cell>
          <table:table-cell table:formula="of:=1/[.F444]" office:value-type="float" office:value="226.449275362319" calcext:value-type="float">
            <text:p>226,4492753623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725998" calcext:value-type="float">
            <text:p>5,72599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134" calcext:value-type="float">
            <text:p>0,004134</text:p>
          </table:table-cell>
          <table:table-cell table:formula="of:=AVERAGE([.E440:.E445])" office:value-type="float" office:value="0.00496416666666667" calcext:value-type="float">
            <text:p>4,96E-03</text:p>
          </table:table-cell>
          <table:table-cell table:formula="of:=1/[.F445]" office:value-type="float" office:value="201.443679704549" calcext:value-type="float">
            <text:p>201,44367970454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727096" calcext:value-type="float">
            <text:p>5,7270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2e8</text:p>
          </table:table-cell>
          <table:table-cell office:value-type="float" office:value="0.001098" calcext:value-type="float">
            <text:p>0,001098</text:p>
          </table:table-cell>
          <table:table-cell table:formula="of:=AVERAGE([.E441:.E446])" office:value-type="float" office:value="0.00432616666666667" calcext:value-type="float">
            <text:p>4,33E-03</text:p>
          </table:table-cell>
          <table:table-cell table:formula="of:=1/[.F446]" office:value-type="float" office:value="231.151519821243" calcext:value-type="float">
            <text:p>231,15151982124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730362" calcext:value-type="float">
            <text:p>5,73036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266" calcext:value-type="float">
            <text:p>0,003266</text:p>
          </table:table-cell>
          <table:table-cell table:formula="of:=AVERAGE([.E442:.E447])" office:value-type="float" office:value="0.00404883333333333" calcext:value-type="float">
            <text:p>4,05E-03</text:p>
          </table:table-cell>
          <table:table-cell table:formula="of:=1/[.F447]" office:value-type="float" office:value="246.984728110979" calcext:value-type="float">
            <text:p>246,98472811097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731951" calcext:value-type="float">
            <text:p>5,7319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589" calcext:value-type="float">
            <text:p>0,001589</text:p>
          </table:table-cell>
          <table:table-cell table:formula="of:=AVERAGE([.E443:.E448])" office:value-type="float" office:value="0.00350316666666667" calcext:value-type="float">
            <text:p>3,50E-03</text:p>
          </table:table-cell>
          <table:table-cell table:formula="of:=1/[.F448]" office:value-type="float" office:value="285.456015985537" calcext:value-type="float">
            <text:p>285,45601598553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736843" calcext:value-type="float">
            <text:p>5,7368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d4000000800e8</text:p>
          </table:table-cell>
          <table:table-cell office:value-type="float" office:value="0.004892" calcext:value-type="float">
            <text:p>0,004892</text:p>
          </table:table-cell>
          <table:table-cell table:formula="of:=AVERAGE([.E444:.E449])" office:value-type="float" office:value="0.00352316666666667" calcext:value-type="float">
            <text:p>3,52E-03</text:p>
          </table:table-cell>
          <table:table-cell table:formula="of:=1/[.F449]" office:value-type="float" office:value="283.835564596244" calcext:value-type="float">
            <text:p>283,83556459624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741751" calcext:value-type="float">
            <text:p>5,741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08" calcext:value-type="float">
            <text:p>0,004908</text:p>
          </table:table-cell>
          <table:table-cell table:formula="of:=AVERAGE([.E445:.E450])" office:value-type="float" office:value="0.0033145" calcext:value-type="float">
            <text:p>3,31E-03</text:p>
          </table:table-cell>
          <table:table-cell table:formula="of:=1/[.F450]" office:value-type="float" office:value="301.704631166088" calcext:value-type="float">
            <text:p>301,70463116608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746609" calcext:value-type="float">
            <text:p>5,7466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8" calcext:value-type="float">
            <text:p>0,004858</text:p>
          </table:table-cell>
          <table:table-cell table:formula="of:=AVERAGE([.E446:.E451])" office:value-type="float" office:value="0.00343516666666667" calcext:value-type="float">
            <text:p>3,44E-03</text:p>
          </table:table-cell>
          <table:table-cell table:formula="of:=1/[.F451]" office:value-type="float" office:value="291.106690602106" calcext:value-type="float">
            <text:p>291,10669060210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751584" calcext:value-type="float">
            <text:p>5,7515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75" calcext:value-type="float">
            <text:p>0,004975</text:p>
          </table:table-cell>
          <table:table-cell table:formula="of:=AVERAGE([.E447:.E452])" office:value-type="float" office:value="0.00408133333333333" calcext:value-type="float">
            <text:p>4,08E-03</text:p>
          </table:table-cell>
          <table:table-cell table:formula="of:=1/[.F452]" office:value-type="float" office:value="245.017967984319" calcext:value-type="float">
            <text:p>245,01796798431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756414" calcext:value-type="float">
            <text:p>5,7564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" calcext:value-type="float">
            <text:p>0,00483</text:p>
          </table:table-cell>
          <table:table-cell table:formula="of:=AVERAGE([.E448:.E453])" office:value-type="float" office:value="0.004342" calcext:value-type="float">
            <text:p>4,34E-03</text:p>
          </table:table-cell>
          <table:table-cell table:formula="of:=1/[.F453]" office:value-type="float" office:value="230.308613542147" calcext:value-type="float">
            <text:p>230,30861354214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760972" calcext:value-type="float">
            <text:p>5,7609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f54aaa1ca201</text:p>
          </table:table-cell>
          <table:table-cell office:value-type="float" office:value="0.004558" calcext:value-type="float">
            <text:p>0,004558</text:p>
          </table:table-cell>
          <table:table-cell table:formula="of:=AVERAGE([.E449:.E454])" office:value-type="float" office:value="0.00483683333333333" calcext:value-type="float">
            <text:p>4,84E-03</text:p>
          </table:table-cell>
          <table:table-cell table:formula="of:=1/[.F454]" office:value-type="float" office:value="206.746838496261" calcext:value-type="float">
            <text:p>206,74683849626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76536" calcext:value-type="float">
            <text:p>5,7653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88" calcext:value-type="float">
            <text:p>0,004388</text:p>
          </table:table-cell>
          <table:table-cell table:formula="of:=AVERAGE([.E450:.E455])" office:value-type="float" office:value="0.00475283333333333" calcext:value-type="float">
            <text:p>4,75E-03</text:p>
          </table:table-cell>
          <table:table-cell table:formula="of:=1/[.F455]" office:value-type="float" office:value="210.400813549812" calcext:value-type="float">
            <text:p>210,4008135498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766183" calcext:value-type="float">
            <text:p>5,7661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823" calcext:value-type="float">
            <text:p>0,000823</text:p>
          </table:table-cell>
          <table:table-cell table:formula="of:=AVERAGE([.E451:.E456])" office:value-type="float" office:value="0.004072" calcext:value-type="float">
            <text:p>4,07E-03</text:p>
          </table:table-cell>
          <table:table-cell table:formula="of:=1/[.F456]" office:value-type="float" office:value="245.579567779961" calcext:value-type="float">
            <text:p>245,57956777996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771091" calcext:value-type="float">
            <text:p>5,7710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08" calcext:value-type="float">
            <text:p>0,004908</text:p>
          </table:table-cell>
          <table:table-cell table:formula="of:=AVERAGE([.E452:.E457])" office:value-type="float" office:value="0.00408033333333333" calcext:value-type="float">
            <text:p>4,08E-03</text:p>
          </table:table-cell>
          <table:table-cell table:formula="of:=1/[.F457]" office:value-type="float" office:value="245.07801650192" calcext:value-type="float">
            <text:p>245,0780165019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777882" calcext:value-type="float">
            <text:p>5,777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791" calcext:value-type="float">
            <text:p>0,006791</text:p>
          </table:table-cell>
          <table:table-cell table:formula="of:=AVERAGE([.E453:.E458])" office:value-type="float" office:value="0.004383" calcext:value-type="float">
            <text:p>4,38E-03</text:p>
          </table:table-cell>
          <table:table-cell table:formula="of:=1/[.F458]" office:value-type="float" office:value="228.154232261008" calcext:value-type="float">
            <text:p>228,15423226100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782729" calcext:value-type="float">
            <text:p>5,782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7" calcext:value-type="float">
            <text:p>0,004847</text:p>
          </table:table-cell>
          <table:table-cell table:formula="of:=AVERAGE([.E454:.E459])" office:value-type="float" office:value="0.00438583333333333" calcext:value-type="float">
            <text:p>4,39E-03</text:p>
          </table:table-cell>
          <table:table-cell table:formula="of:=1/[.F459]" office:value-type="float" office:value="228.006840205206" calcext:value-type="float">
            <text:p>228,00684020520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794306" calcext:value-type="float">
            <text:p>5,794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1577" calcext:value-type="float">
            <text:p>0,011577</text:p>
          </table:table-cell>
          <table:table-cell table:formula="of:=AVERAGE([.E455:.E460])" office:value-type="float" office:value="0.00555566666666667" calcext:value-type="float">
            <text:p>5,56E-03</text:p>
          </table:table-cell>
          <table:table-cell table:formula="of:=1/[.F460]" office:value-type="float" office:value="179.996400071999" calcext:value-type="float">
            <text:p>179,99640007199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795988" calcext:value-type="float">
            <text:p>5,79598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682" calcext:value-type="float">
            <text:p>0,001682</text:p>
          </table:table-cell>
          <table:table-cell table:formula="of:=AVERAGE([.E456:.E461])" office:value-type="float" office:value="0.00510466666666667" calcext:value-type="float">
            <text:p>5,10E-03</text:p>
          </table:table-cell>
          <table:table-cell table:formula="of:=1/[.F461]" office:value-type="float" office:value="195.899177223456" calcext:value-type="float">
            <text:p>195,89917722345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799347" calcext:value-type="float">
            <text:p>5,7993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359" calcext:value-type="float">
            <text:p>0,003359</text:p>
          </table:table-cell>
          <table:table-cell table:formula="of:=AVERAGE([.E457:.E462])" office:value-type="float" office:value="0.00552733333333333" calcext:value-type="float">
            <text:p>5,53E-03</text:p>
          </table:table-cell>
          <table:table-cell table:formula="of:=1/[.F462]" office:value-type="float" office:value="180.919068869859" calcext:value-type="float">
            <text:p>180,9190688698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800353" calcext:value-type="float">
            <text:p>5,80035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006" calcext:value-type="float">
            <text:p>0,001006</text:p>
          </table:table-cell>
          <table:table-cell table:formula="of:=AVERAGE([.E458:.E463])" office:value-type="float" office:value="0.004877" calcext:value-type="float">
            <text:p>4,88E-03</text:p>
          </table:table-cell>
          <table:table-cell table:formula="of:=1/[.F463]" office:value-type="float" office:value="205.044084478163" calcext:value-type="float">
            <text:p>205,04408447816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804227" calcext:value-type="float">
            <text:p>5,8042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874" calcext:value-type="float">
            <text:p>0,003874</text:p>
          </table:table-cell>
          <table:table-cell table:formula="of:=AVERAGE([.E459:.E464])" office:value-type="float" office:value="0.00439083333333333" calcext:value-type="float">
            <text:p>4,39E-03</text:p>
          </table:table-cell>
          <table:table-cell table:formula="of:=1/[.F464]" office:value-type="float" office:value="227.747200607326" calcext:value-type="float">
            <text:p>227,74720060732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80907" calcext:value-type="float">
            <text:p>5,809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1e8</text:p>
          </table:table-cell>
          <table:table-cell office:value-type="float" office:value="0.004843" calcext:value-type="float">
            <text:p>0,004843</text:p>
          </table:table-cell>
          <table:table-cell table:formula="of:=AVERAGE([.E460:.E465])" office:value-type="float" office:value="0.00439016666666667" calcext:value-type="float">
            <text:p>4,39E-03</text:p>
          </table:table-cell>
          <table:table-cell table:formula="of:=1/[.F465]" office:value-type="float" office:value="227.781785049922" calcext:value-type="float">
            <text:p>227,7817850499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814024" calcext:value-type="float">
            <text:p>5,814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54" calcext:value-type="float">
            <text:p>0,004954</text:p>
          </table:table-cell>
          <table:table-cell table:formula="of:=AVERAGE([.E461:.E466])" office:value-type="float" office:value="0.00328633333333333" calcext:value-type="float">
            <text:p>3,29E-03</text:p>
          </table:table-cell>
          <table:table-cell table:formula="of:=1/[.F466]" office:value-type="float" office:value="304.290495993508" calcext:value-type="float">
            <text:p>304,29049599350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818865" calcext:value-type="float">
            <text:p>5,8188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1" calcext:value-type="float">
            <text:p>0,004841</text:p>
          </table:table-cell>
          <table:table-cell table:formula="of:=AVERAGE([.E462:.E467])" office:value-type="float" office:value="0.00381283333333333" calcext:value-type="float">
            <text:p>3,81E-03</text:p>
          </table:table-cell>
          <table:table-cell table:formula="of:=1/[.F467]" office:value-type="float" office:value="262.272151068759" calcext:value-type="float">
            <text:p>262,27215106875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82377" calcext:value-type="float">
            <text:p>5,823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05" calcext:value-type="float">
            <text:p>0,004905</text:p>
          </table:table-cell>
          <table:table-cell table:formula="of:=AVERAGE([.E463:.E468])" office:value-type="float" office:value="0.0040705" calcext:value-type="float">
            <text:p>4,07E-03</text:p>
          </table:table-cell>
          <table:table-cell table:formula="of:=1/[.F468]" office:value-type="float" office:value="245.670065102567" calcext:value-type="float">
            <text:p>245,6700651025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828574" calcext:value-type="float">
            <text:p>5,8285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04" calcext:value-type="float">
            <text:p>0,004804</text:p>
          </table:table-cell>
          <table:table-cell table:formula="of:=AVERAGE([.E464:.E469])" office:value-type="float" office:value="0.0047035" calcext:value-type="float">
            <text:p>4,70E-03</text:p>
          </table:table-cell>
          <table:table-cell table:formula="of:=1/[.F469]" office:value-type="float" office:value="212.607632614011" calcext:value-type="float">
            <text:p>212,6076326140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830976" calcext:value-type="float">
            <text:p>5,83097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402" calcext:value-type="float">
            <text:p>0,002402</text:p>
          </table:table-cell>
          <table:table-cell table:formula="of:=AVERAGE([.E465:.E470])" office:value-type="float" office:value="0.00445816666666667" calcext:value-type="float">
            <text:p>4,46E-03</text:p>
          </table:table-cell>
          <table:table-cell table:formula="of:=1/[.F470]" office:value-type="float" office:value="224.307450745822" calcext:value-type="float">
            <text:p>224,3074507458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833401" calcext:value-type="float">
            <text:p>5,8334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425" calcext:value-type="float">
            <text:p>0,002425</text:p>
          </table:table-cell>
          <table:table-cell table:formula="of:=AVERAGE([.E466:.E471])" office:value-type="float" office:value="0.00405516666666667" calcext:value-type="float">
            <text:p>4,06E-03</text:p>
          </table:table-cell>
          <table:table-cell table:formula="of:=1/[.F471]" office:value-type="float" office:value="246.598988944145" calcext:value-type="float">
            <text:p>246,59898894414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835354" calcext:value-type="float">
            <text:p>5,83535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1953" calcext:value-type="float">
            <text:p>0,001953</text:p>
          </table:table-cell>
          <table:table-cell table:formula="of:=AVERAGE([.E467:.E472])" office:value-type="float" office:value="0.003555" calcext:value-type="float">
            <text:p>3,56E-03</text:p>
          </table:table-cell>
          <table:table-cell table:formula="of:=1/[.F472]" office:value-type="float" office:value="281.293952180028" calcext:value-type="float">
            <text:p>281,2939521800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838264" calcext:value-type="float">
            <text:p>5,8382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91" calcext:value-type="float">
            <text:p>0,00291</text:p>
          </table:table-cell>
          <table:table-cell table:formula="of:=AVERAGE([.E468:.E473])" office:value-type="float" office:value="0.00323316666666667" calcext:value-type="float">
            <text:p>3,23E-03</text:p>
          </table:table-cell>
          <table:table-cell table:formula="of:=1/[.F473]" office:value-type="float" office:value="309.294293520285" calcext:value-type="float">
            <text:p>309,29429352028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84311" calcext:value-type="float">
            <text:p>5,84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d04ff4000000000e8</text:p>
          </table:table-cell>
          <table:table-cell office:value-type="float" office:value="0.004846" calcext:value-type="float">
            <text:p>0,004846</text:p>
          </table:table-cell>
          <table:table-cell table:formula="of:=AVERAGE([.E469:.E474])" office:value-type="float" office:value="0.00322333333333333" calcext:value-type="float">
            <text:p>3,22E-03</text:p>
          </table:table-cell>
          <table:table-cell table:formula="of:=1/[.F474]" office:value-type="float" office:value="310.23784901758" calcext:value-type="float">
            <text:p>310,237849017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849202" calcext:value-type="float">
            <text:p>5,849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092" calcext:value-type="float">
            <text:p>0,006092</text:p>
          </table:table-cell>
          <table:table-cell table:formula="of:=AVERAGE([.E470:.E475])" office:value-type="float" office:value="0.003438" calcext:value-type="float">
            <text:p>3,44E-03</text:p>
          </table:table-cell>
          <table:table-cell table:formula="of:=1/[.F475]" office:value-type="float" office:value="290.86678301338" calcext:value-type="float">
            <text:p>290,866783013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854078" calcext:value-type="float">
            <text:p>5,8540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76" calcext:value-type="float">
            <text:p>0,004876</text:p>
          </table:table-cell>
          <table:table-cell table:formula="of:=AVERAGE([.E471:.E476])" office:value-type="float" office:value="0.00385033333333333" calcext:value-type="float">
            <text:p>3,85E-03</text:p>
          </table:table-cell>
          <table:table-cell table:formula="of:=1/[.F476]" office:value-type="float" office:value="259.717773352956" calcext:value-type="float">
            <text:p>259,71777335295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858943" calcext:value-type="float">
            <text:p>5,8589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65" calcext:value-type="float">
            <text:p>0,004865</text:p>
          </table:table-cell>
          <table:table-cell table:formula="of:=AVERAGE([.E472:.E477])" office:value-type="float" office:value="0.004257" calcext:value-type="float">
            <text:p>4,26E-03</text:p>
          </table:table-cell>
          <table:table-cell table:formula="of:=1/[.F477]" office:value-type="float" office:value="234.907211651398" calcext:value-type="float">
            <text:p>234,90721165139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86598" calcext:value-type="float">
            <text:p>5,8659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7037" calcext:value-type="float">
            <text:p>0,007037</text:p>
          </table:table-cell>
          <table:table-cell table:formula="of:=AVERAGE([.E473:.E478])" office:value-type="float" office:value="0.00510433333333333" calcext:value-type="float">
            <text:p>5,10E-03</text:p>
          </table:table-cell>
          <table:table-cell table:formula="of:=1/[.F478]" office:value-type="float" office:value="195.911970221381" calcext:value-type="float">
            <text:p>195,91197022138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868899" calcext:value-type="float">
            <text:p>5,8688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919" calcext:value-type="float">
            <text:p>0,002919</text:p>
          </table:table-cell>
          <table:table-cell table:formula="of:=AVERAGE([.E474:.E479])" office:value-type="float" office:value="0.00510583333333333" calcext:value-type="float">
            <text:p>5,11E-03</text:p>
          </table:table-cell>
          <table:table-cell table:formula="of:=1/[.F479]" office:value-type="float" office:value="195.854414884936" calcext:value-type="float">
            <text:p>195,85441488493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870348" calcext:value-type="float">
            <text:p>5,87034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449" calcext:value-type="float">
            <text:p>0,001449</text:p>
          </table:table-cell>
          <table:table-cell table:formula="of:=AVERAGE([.E475:.E480])" office:value-type="float" office:value="0.00453966666666667" calcext:value-type="float">
            <text:p>4,54E-03</text:p>
          </table:table-cell>
          <table:table-cell table:formula="of:=1/[.F480]" office:value-type="float" office:value="220.280490491225" calcext:value-type="float">
            <text:p>220,2804904912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874129" calcext:value-type="float">
            <text:p>5,8741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781" calcext:value-type="float">
            <text:p>0,003781</text:p>
          </table:table-cell>
          <table:table-cell table:formula="of:=AVERAGE([.E476:.E481])" office:value-type="float" office:value="0.0041545" calcext:value-type="float">
            <text:p>4,15E-03</text:p>
          </table:table-cell>
          <table:table-cell table:formula="of:=1/[.F481]" office:value-type="float" office:value="240.7028523288" calcext:value-type="float">
            <text:p>240,702852328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88382" calcext:value-type="float">
            <text:p>5,883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691" calcext:value-type="float">
            <text:p>0,009691</text:p>
          </table:table-cell>
          <table:table-cell table:formula="of:=AVERAGE([.E477:.E482])" office:value-type="float" office:value="0.004957" calcext:value-type="float">
            <text:p>4,96E-03</text:p>
          </table:table-cell>
          <table:table-cell table:formula="of:=1/[.F482]" office:value-type="float" office:value="201.734920314706" calcext:value-type="float">
            <text:p>201,73492031470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888679" calcext:value-type="float">
            <text:p>5,8886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9" calcext:value-type="float">
            <text:p>0,004859</text:p>
          </table:table-cell>
          <table:table-cell table:formula="of:=AVERAGE([.E478:.E483])" office:value-type="float" office:value="0.004956" calcext:value-type="float">
            <text:p>4,96E-03</text:p>
          </table:table-cell>
          <table:table-cell table:formula="of:=1/[.F483]" office:value-type="float" office:value="201.775625504439" calcext:value-type="float">
            <text:p>201,77562550443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895374" calcext:value-type="float">
            <text:p>5,8953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695" calcext:value-type="float">
            <text:p>0,006695</text:p>
          </table:table-cell>
          <table:table-cell table:formula="of:=AVERAGE([.E479:.E484])" office:value-type="float" office:value="0.004899" calcext:value-type="float">
            <text:p>4,90E-03</text:p>
          </table:table-cell>
          <table:table-cell table:formula="of:=1/[.F484]" office:value-type="float" office:value="204.123290467442" calcext:value-type="float">
            <text:p>204,12329046744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900538" calcext:value-type="float">
            <text:p>5,9005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164" calcext:value-type="float">
            <text:p>0,005164</text:p>
          </table:table-cell>
          <table:table-cell table:formula="of:=AVERAGE([.E480:.E485])" office:value-type="float" office:value="0.00527316666666667" calcext:value-type="float">
            <text:p>5,27E-03</text:p>
          </table:table-cell>
          <table:table-cell table:formula="of:=1/[.F485]" office:value-type="float" office:value="189.639369133032" calcext:value-type="float">
            <text:p>189,63936913303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905423" calcext:value-type="float">
            <text:p>5,9054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5" calcext:value-type="float">
            <text:p>0,004885</text:p>
          </table:table-cell>
          <table:table-cell table:formula="of:=AVERAGE([.E481:.E486])" office:value-type="float" office:value="0.00584583333333333" calcext:value-type="float">
            <text:p>5,85E-03</text:p>
          </table:table-cell>
          <table:table-cell table:formula="of:=1/[.F486]" office:value-type="float" office:value="171.062009978617" calcext:value-type="float">
            <text:p>171,0620099786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910263" calcext:value-type="float">
            <text:p>5,9102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" calcext:value-type="float">
            <text:p>0,00484</text:p>
          </table:table-cell>
          <table:table-cell table:formula="of:=AVERAGE([.E482:.E487])" office:value-type="float" office:value="0.00602233333333333" calcext:value-type="float">
            <text:p>6,02E-03</text:p>
          </table:table-cell>
          <table:table-cell table:formula="of:=1/[.F487]" office:value-type="float" office:value="166.048596889356" calcext:value-type="float">
            <text:p>166,04859688935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915256" calcext:value-type="float">
            <text:p>5,915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93" calcext:value-type="float">
            <text:p>0,004993</text:p>
          </table:table-cell>
          <table:table-cell table:formula="of:=AVERAGE([.E483:.E488])" office:value-type="float" office:value="0.00523933333333333" calcext:value-type="float">
            <text:p>5,24E-03</text:p>
          </table:table-cell>
          <table:table-cell table:formula="of:=1/[.F488]" office:value-type="float" office:value="190.863977605293" calcext:value-type="float">
            <text:p>190,86397760529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920097" calcext:value-type="float">
            <text:p>5,9200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1" calcext:value-type="float">
            <text:p>0,004841</text:p>
          </table:table-cell>
          <table:table-cell table:formula="of:=AVERAGE([.E484:.E489])" office:value-type="float" office:value="0.00523633333333333" calcext:value-type="float">
            <text:p>5,24E-03</text:p>
          </table:table-cell>
          <table:table-cell table:formula="of:=1/[.F489]" office:value-type="float" office:value="190.973327391941" calcext:value-type="float">
            <text:p>190,97332739194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925066" calcext:value-type="float">
            <text:p>5,925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69" calcext:value-type="float">
            <text:p>0,004969</text:p>
          </table:table-cell>
          <table:table-cell table:formula="of:=AVERAGE([.E485:.E490])" office:value-type="float" office:value="0.00494866666666667" calcext:value-type="float">
            <text:p>4,95E-03</text:p>
          </table:table-cell>
          <table:table-cell table:formula="of:=1/[.F490]" office:value-type="float" office:value="202.07463289775" calcext:value-type="float">
            <text:p>202,0746328977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929903" calcext:value-type="float">
            <text:p>5,9299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7" calcext:value-type="float">
            <text:p>0,004837</text:p>
          </table:table-cell>
          <table:table-cell table:formula="of:=AVERAGE([.E486:.E491])" office:value-type="float" office:value="0.00489416666666667" calcext:value-type="float">
            <text:p>4,89E-03</text:p>
          </table:table-cell>
          <table:table-cell table:formula="of:=1/[.F491]" office:value-type="float" office:value="204.32487655372" calcext:value-type="float">
            <text:p>204,3248765537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935962" calcext:value-type="float">
            <text:p>5,93596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6059" calcext:value-type="float">
            <text:p>0,006059</text:p>
          </table:table-cell>
          <table:table-cell table:formula="of:=AVERAGE([.E487:.E492])" office:value-type="float" office:value="0.00508983333333333" calcext:value-type="float">
            <text:p>5,09E-03</text:p>
          </table:table-cell>
          <table:table-cell table:formula="of:=1/[.F492]" office:value-type="float" office:value="196.470087429189" calcext:value-type="float">
            <text:p>196,47008742918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93967" calcext:value-type="float">
            <text:p>5,939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708" calcext:value-type="float">
            <text:p>0,003708</text:p>
          </table:table-cell>
          <table:table-cell table:formula="of:=AVERAGE([.E488:.E493])" office:value-type="float" office:value="0.00490116666666667" calcext:value-type="float">
            <text:p>4,90E-03</text:p>
          </table:table-cell>
          <table:table-cell table:formula="of:=1/[.F493]" office:value-type="float" office:value="204.033053354643" calcext:value-type="float">
            <text:p>204,0330533546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940329" calcext:value-type="float">
            <text:p>5,94032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659000000001" calcext:value-type="float">
            <text:p>0,000659000000001</text:p>
          </table:table-cell>
          <table:table-cell table:formula="of:=AVERAGE([.E489:.E494])" office:value-type="float" office:value="0.0041788333333335" calcext:value-type="float">
            <text:p>4,18E-03</text:p>
          </table:table-cell>
          <table:table-cell table:formula="of:=1/[.F494]" office:value-type="float" office:value="239.301240378086" calcext:value-type="float">
            <text:p>239,30124037808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944573" calcext:value-type="float">
            <text:p>5,9445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244" calcext:value-type="float">
            <text:p>0,004244</text:p>
          </table:table-cell>
          <table:table-cell table:formula="of:=AVERAGE([.E490:.E495])" office:value-type="float" office:value="0.0040793333333335" calcext:value-type="float">
            <text:p>4,08E-03</text:p>
          </table:table-cell>
          <table:table-cell table:formula="of:=1/[.F495]" office:value-type="float" office:value="245.138094459869" calcext:value-type="float">
            <text:p>245,13809445986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94544" calcext:value-type="float">
            <text:p>5,945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a5ad6e6348c965c4d6b</text:p>
          </table:table-cell>
          <table:table-cell office:value-type="float" office:value="0.000867" calcext:value-type="float">
            <text:p>0,000867</text:p>
          </table:table-cell>
          <table:table-cell table:formula="of:=AVERAGE([.E491:.E496])" office:value-type="float" office:value="0.00339566666666683" calcext:value-type="float">
            <text:p>3,40E-03</text:p>
          </table:table-cell>
          <table:table-cell table:formula="of:=1/[.F496]" office:value-type="float" office:value="294.492981250599" calcext:value-type="float">
            <text:p>294,49298125059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951345" calcext:value-type="float">
            <text:p>5,9513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905" calcext:value-type="float">
            <text:p>0,005905</text:p>
          </table:table-cell>
          <table:table-cell table:formula="of:=AVERAGE([.E492:.E497])" office:value-type="float" office:value="0.00357366666666683" calcext:value-type="float">
            <text:p>3,57E-03</text:p>
          </table:table-cell>
          <table:table-cell table:formula="of:=1/[.F497]" office:value-type="float" office:value="279.824643223567" calcext:value-type="float">
            <text:p>279,8246432235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956221" calcext:value-type="float">
            <text:p>5,9562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76" calcext:value-type="float">
            <text:p>0,004876</text:p>
          </table:table-cell>
          <table:table-cell table:formula="of:=AVERAGE([.E493:.E498])" office:value-type="float" office:value="0.00337650000000017" calcext:value-type="float">
            <text:p>3,38E-03</text:p>
          </table:table-cell>
          <table:table-cell table:formula="of:=1/[.F498]" office:value-type="float" office:value="296.164667555146" calcext:value-type="float">
            <text:p>296,16466755514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963052" calcext:value-type="float">
            <text:p>5,9630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4ff4000000000e8</text:p>
          </table:table-cell>
          <table:table-cell office:value-type="float" office:value="0.006831" calcext:value-type="float">
            <text:p>0,006831</text:p>
          </table:table-cell>
          <table:table-cell table:formula="of:=AVERAGE([.E494:.E499])" office:value-type="float" office:value="0.00389700000000017" calcext:value-type="float">
            <text:p>3,90E-03</text:p>
          </table:table-cell>
          <table:table-cell table:formula="of:=1/[.F499]" office:value-type="float" office:value="256.607646907867" calcext:value-type="float">
            <text:p>256,60764690786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968104" calcext:value-type="float">
            <text:p>5,968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052" calcext:value-type="float">
            <text:p>0,005052</text:p>
          </table:table-cell>
          <table:table-cell table:formula="of:=AVERAGE([.E495:.E500])" office:value-type="float" office:value="0.00462916666666667" calcext:value-type="float">
            <text:p>4,63E-03</text:p>
          </table:table-cell>
          <table:table-cell table:formula="of:=1/[.F500]" office:value-type="float" office:value="216.021602160216" calcext:value-type="float">
            <text:p>216,0216021602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970947" calcext:value-type="float">
            <text:p>5,970947</text:p>
          </table:table-cell>
          <table:table-cell office:value-type="float" office:value="10" calcext:value-type="float">
            <text:p>10</text:p>
          </table:table-cell>
          <table:table-cell office:value-type="float" office:value="4.0000000004E+019" calcext:value-type="float">
            <text:p>4,0000000004E+019</text:p>
          </table:table-cell>
          <table:table-cell office:value-type="float" office:value="0.002843" calcext:value-type="float">
            <text:p>0,002843</text:p>
          </table:table-cell>
          <table:table-cell table:formula="of:=AVERAGE([.E496:.E501])" office:value-type="float" office:value="0.00439566666666667" calcext:value-type="float">
            <text:p>4,40E-03</text:p>
          </table:table-cell>
          <table:table-cell table:formula="of:=1/[.F501]" office:value-type="float" office:value="227.496777128991" calcext:value-type="float">
            <text:p>227,49677712899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973213" calcext:value-type="float">
            <text:p>5,9732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266" calcext:value-type="float">
            <text:p>0,002266</text:p>
          </table:table-cell>
          <table:table-cell table:formula="of:=AVERAGE([.E497:.E502])" office:value-type="float" office:value="0.00462883333333333" calcext:value-type="float">
            <text:p>4,63E-03</text:p>
          </table:table-cell>
          <table:table-cell table:formula="of:=1/[.F502]" office:value-type="float" office:value="216.037158391243" calcext:value-type="float">
            <text:p>216,0371583912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975324" calcext:value-type="float">
            <text:p>5,97532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111" calcext:value-type="float">
            <text:p>0,002111</text:p>
          </table:table-cell>
          <table:table-cell table:formula="of:=AVERAGE([.E498:.E503])" office:value-type="float" office:value="0.0039965" calcext:value-type="float">
            <text:p>4,00E-03</text:p>
          </table:table-cell>
          <table:table-cell table:formula="of:=1/[.F503]" office:value-type="float" office:value="250.218941573877" calcext:value-type="float">
            <text:p>250,21894157387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978121" calcext:value-type="float">
            <text:p>5,978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797" calcext:value-type="float">
            <text:p>0,002797</text:p>
          </table:table-cell>
          <table:table-cell table:formula="of:=AVERAGE([.E499:.E504])" office:value-type="float" office:value="0.00365" calcext:value-type="float">
            <text:p>3,65E-03</text:p>
          </table:table-cell>
          <table:table-cell table:formula="of:=1/[.F504]" office:value-type="float" office:value="273.972602739726" calcext:value-type="float">
            <text:p>273,97260273972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984475" calcext:value-type="float">
            <text:p>5,9844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354" calcext:value-type="float">
            <text:p>0,006354</text:p>
          </table:table-cell>
          <table:table-cell table:formula="of:=AVERAGE([.E500:.E505])" office:value-type="float" office:value="0.0035705" calcext:value-type="float">
            <text:p>3,57E-03</text:p>
          </table:table-cell>
          <table:table-cell table:formula="of:=1/[.F505]" office:value-type="float" office:value="280.072818932923" calcext:value-type="float">
            <text:p>280,07281893292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989323" calcext:value-type="float">
            <text:p>5,9893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22c00ff4000000000e8</text:p>
          </table:table-cell>
          <table:table-cell office:value-type="float" office:value="0.004848" calcext:value-type="float">
            <text:p>0,004848</text:p>
          </table:table-cell>
          <table:table-cell table:formula="of:=AVERAGE([.E501:.E506])" office:value-type="float" office:value="0.0035365" calcext:value-type="float">
            <text:p>3,54E-03</text:p>
          </table:table-cell>
          <table:table-cell table:formula="of:=1/[.F506]" office:value-type="float" office:value="282.765446062491" calcext:value-type="float">
            <text:p>282,76544606249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994179" calcext:value-type="float">
            <text:p>5,9941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6" calcext:value-type="float">
            <text:p>0,004856</text:p>
          </table:table-cell>
          <table:table-cell table:formula="of:=AVERAGE([.E502:.E507])" office:value-type="float" office:value="0.003872" calcext:value-type="float">
            <text:p>3,87E-03</text:p>
          </table:table-cell>
          <table:table-cell table:formula="of:=1/[.F507]" office:value-type="float" office:value="258.264462809917" calcext:value-type="float">
            <text:p>258,2644628099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000481" calcext:value-type="float">
            <text:p>6,00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302" calcext:value-type="float">
            <text:p>0,006302</text:p>
          </table:table-cell>
          <table:table-cell table:formula="of:=AVERAGE([.E503:.E508])" office:value-type="float" office:value="0.00454466666666667" calcext:value-type="float">
            <text:p>4,54E-03</text:p>
          </table:table-cell>
          <table:table-cell table:formula="of:=1/[.F508]" office:value-type="float" office:value="220.038139944257" calcext:value-type="float">
            <text:p>220,03813994425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010315" calcext:value-type="float">
            <text:p>6,01031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9834" calcext:value-type="float">
            <text:p>0,009834</text:p>
          </table:table-cell>
          <table:table-cell table:formula="of:=AVERAGE([.E504:.E509])" office:value-type="float" office:value="0.00583183333333333" calcext:value-type="float">
            <text:p>5,83E-03</text:p>
          </table:table-cell>
          <table:table-cell table:formula="of:=1/[.F509]" office:value-type="float" office:value="171.472664399417" calcext:value-type="float">
            <text:p>171,47266439941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011904" calcext:value-type="float">
            <text:p>6,0119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589" calcext:value-type="float">
            <text:p>0,001589</text:p>
          </table:table-cell>
          <table:table-cell table:formula="of:=AVERAGE([.E505:.E510])" office:value-type="float" office:value="0.0056305" calcext:value-type="float">
            <text:p>5,63E-03</text:p>
          </table:table-cell>
          <table:table-cell table:formula="of:=1/[.F510]" office:value-type="float" office:value="177.604120415594" calcext:value-type="float">
            <text:p>177,60412041559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016758" calcext:value-type="float">
            <text:p>6,0167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4" calcext:value-type="float">
            <text:p>0,004854</text:p>
          </table:table-cell>
          <table:table-cell table:formula="of:=AVERAGE([.E506:.E511])" office:value-type="float" office:value="0.0053805" calcext:value-type="float">
            <text:p>5,38E-03</text:p>
          </table:table-cell>
          <table:table-cell table:formula="of:=1/[.F511]" office:value-type="float" office:value="185.856333054549" calcext:value-type="float">
            <text:p>185,8563330545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021644" calcext:value-type="float">
            <text:p>6,0216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200e8</text:p>
          </table:table-cell>
          <table:table-cell office:value-type="float" office:value="0.004886" calcext:value-type="float">
            <text:p>0,004886</text:p>
          </table:table-cell>
          <table:table-cell table:formula="of:=AVERAGE([.E507:.E512])" office:value-type="float" office:value="0.00538683333333333" calcext:value-type="float">
            <text:p>5,39E-03</text:p>
          </table:table-cell>
          <table:table-cell table:formula="of:=1/[.F512]" office:value-type="float" office:value="185.637820611986" calcext:value-type="float">
            <text:p>185,637820611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02808" calcext:value-type="float">
            <text:p>6,028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436" calcext:value-type="float">
            <text:p>0,006436</text:p>
          </table:table-cell>
          <table:table-cell table:formula="of:=AVERAGE([.E508:.E513])" office:value-type="float" office:value="0.00565016666666667" calcext:value-type="float">
            <text:p>5,65E-03</text:p>
          </table:table-cell>
          <table:table-cell table:formula="of:=1/[.F513]" office:value-type="float" office:value="176.985929618595" calcext:value-type="float">
            <text:p>176,98592961859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033269" calcext:value-type="float">
            <text:p>6,0332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189" calcext:value-type="float">
            <text:p>0,005189</text:p>
          </table:table-cell>
          <table:table-cell table:formula="of:=AVERAGE([.E509:.E514])" office:value-type="float" office:value="0.00546466666666667" calcext:value-type="float">
            <text:p>5,46E-03</text:p>
          </table:table-cell>
          <table:table-cell table:formula="of:=1/[.F514]" office:value-type="float" office:value="182.993778211541" calcext:value-type="float">
            <text:p>182,99377821154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03816" calcext:value-type="float">
            <text:p>6,038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91" calcext:value-type="float">
            <text:p>0,004891</text:p>
          </table:table-cell>
          <table:table-cell table:formula="of:=AVERAGE([.E510:.E515])" office:value-type="float" office:value="0.00464083333333333" calcext:value-type="float">
            <text:p>4,64E-03</text:p>
          </table:table-cell>
          <table:table-cell table:formula="of:=1/[.F515]" office:value-type="float" office:value="215.478541928533" calcext:value-type="float">
            <text:p>215,4785419285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040937" calcext:value-type="float">
            <text:p>6,04093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777" calcext:value-type="float">
            <text:p>0,002777</text:p>
          </table:table-cell>
          <table:table-cell table:formula="of:=AVERAGE([.E511:.E516])" office:value-type="float" office:value="0.00483883333333333" calcext:value-type="float">
            <text:p>4,84E-03</text:p>
          </table:table-cell>
          <table:table-cell table:formula="of:=1/[.F516]" office:value-type="float" office:value="206.661385320153" calcext:value-type="float">
            <text:p>206,66138532015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043036" calcext:value-type="float">
            <text:p>6,0430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800ff4000000000e8</text:p>
          </table:table-cell>
          <table:table-cell office:value-type="float" office:value="0.002099" calcext:value-type="float">
            <text:p>0,002099</text:p>
          </table:table-cell>
          <table:table-cell table:formula="of:=AVERAGE([.E512:.E517])" office:value-type="float" office:value="0.00437966666666667" calcext:value-type="float">
            <text:p>4,38E-03</text:p>
          </table:table-cell>
          <table:table-cell table:formula="of:=1/[.F517]" office:value-type="float" office:value="228.327878834006" calcext:value-type="float">
            <text:p>228,3278788340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045315" calcext:value-type="float">
            <text:p>6,045315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279" calcext:value-type="float">
            <text:p>0,002279</text:p>
          </table:table-cell>
          <table:table-cell table:formula="of:=AVERAGE([.E513:.E518])" office:value-type="float" office:value="0.00394516666666667" calcext:value-type="float">
            <text:p>3,95E-03</text:p>
          </table:table-cell>
          <table:table-cell table:formula="of:=1/[.F518]" office:value-type="float" office:value="253.474715897089" calcext:value-type="float">
            <text:p>253,47471589708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049301" calcext:value-type="float">
            <text:p>6,049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986" calcext:value-type="float">
            <text:p>0,003986</text:p>
          </table:table-cell>
          <table:table-cell table:formula="of:=AVERAGE([.E514:.E519])" office:value-type="float" office:value="0.00353683333333333" calcext:value-type="float">
            <text:p>3,54E-03</text:p>
          </table:table-cell>
          <table:table-cell table:formula="of:=1/[.F519]" office:value-type="float" office:value="282.73879647519" calcext:value-type="float">
            <text:p>282,7387964751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059331" calcext:value-type="float">
            <text:p>6,0593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22c00ff4000000000e8</text:p>
          </table:table-cell>
          <table:table-cell office:value-type="float" office:value="0.01003" calcext:value-type="float">
            <text:p>0,01003</text:p>
          </table:table-cell>
          <table:table-cell table:formula="of:=AVERAGE([.E515:.E520])" office:value-type="float" office:value="0.00434366666666667" calcext:value-type="float">
            <text:p>4,34E-03</text:p>
          </table:table-cell>
          <table:table-cell table:formula="of:=1/[.F520]" office:value-type="float" office:value="230.220244033459" calcext:value-type="float">
            <text:p>230,2202440334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064175" calcext:value-type="float">
            <text:p>6,0641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4" calcext:value-type="float">
            <text:p>0,004844</text:p>
          </table:table-cell>
          <table:table-cell table:formula="of:=AVERAGE([.E516:.E521])" office:value-type="float" office:value="0.00433583333333333" calcext:value-type="float">
            <text:p>4,34E-03</text:p>
          </table:table-cell>
          <table:table-cell table:formula="of:=1/[.F521]" office:value-type="float" office:value="230.636171439554" calcext:value-type="float">
            <text:p>230,63617143955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068998" calcext:value-type="float">
            <text:p>6,068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23" calcext:value-type="float">
            <text:p>0,004823</text:p>
          </table:table-cell>
          <table:table-cell table:formula="of:=AVERAGE([.E517:.E522])" office:value-type="float" office:value="0.00467683333333333" calcext:value-type="float">
            <text:p>4,68E-03</text:p>
          </table:table-cell>
          <table:table-cell table:formula="of:=1/[.F522]" office:value-type="float" office:value="213.819892377321" calcext:value-type="float">
            <text:p>213,8198923773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075921" calcext:value-type="float">
            <text:p>6,07592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6923" calcext:value-type="float">
            <text:p>0,006923</text:p>
          </table:table-cell>
          <table:table-cell table:formula="of:=AVERAGE([.E518:.E523])" office:value-type="float" office:value="0.00548083333333333" calcext:value-type="float">
            <text:p>5,48E-03</text:p>
          </table:table-cell>
          <table:table-cell table:formula="of:=1/[.F523]" office:value-type="float" office:value="182.45400638589" calcext:value-type="float">
            <text:p>182,4540063858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080251" calcext:value-type="float">
            <text:p>6,0802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33" calcext:value-type="float">
            <text:p>0,00433</text:p>
          </table:table-cell>
          <table:table-cell table:formula="of:=AVERAGE([.E519:.E524])" office:value-type="float" office:value="0.00582266666666667" calcext:value-type="float">
            <text:p>5,82E-03</text:p>
          </table:table-cell>
          <table:table-cell table:formula="of:=1/[.F524]" office:value-type="float" office:value="171.742615067552" calcext:value-type="float">
            <text:p>171,74261506755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085214" calcext:value-type="float">
            <text:p>6,085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63" calcext:value-type="float">
            <text:p>0,004963</text:p>
          </table:table-cell>
          <table:table-cell table:formula="of:=AVERAGE([.E520:.E525])" office:value-type="float" office:value="0.0059855" calcext:value-type="float">
            <text:p>5,99E-03</text:p>
          </table:table-cell>
          <table:table-cell table:formula="of:=1/[.F525]" office:value-type="float" office:value="167.070420182107" calcext:value-type="float">
            <text:p>167,0704201821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090036" calcext:value-type="float">
            <text:p>6,0900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22" calcext:value-type="float">
            <text:p>0,004822</text:p>
          </table:table-cell>
          <table:table-cell table:formula="of:=AVERAGE([.E521:.E526])" office:value-type="float" office:value="0.0051175" calcext:value-type="float">
            <text:p>5,12E-03</text:p>
          </table:table-cell>
          <table:table-cell table:formula="of:=1/[.F526]" office:value-type="float" office:value="195.407914020518" calcext:value-type="float">
            <text:p>195,4079140205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094913" calcext:value-type="float">
            <text:p>6,0949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77" calcext:value-type="float">
            <text:p>0,004877</text:p>
          </table:table-cell>
          <table:table-cell table:formula="of:=AVERAGE([.E522:.E527])" office:value-type="float" office:value="0.005123" calcext:value-type="float">
            <text:p>5,12E-03</text:p>
          </table:table-cell>
          <table:table-cell table:formula="of:=1/[.F527]" office:value-type="float" office:value="195.198126097989" calcext:value-type="float">
            <text:p>195,19812609798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101645" calcext:value-type="float">
            <text:p>6,1016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732" calcext:value-type="float">
            <text:p>0,006732</text:p>
          </table:table-cell>
          <table:table-cell table:formula="of:=AVERAGE([.E523:.E528])" office:value-type="float" office:value="0.00544116666666667" calcext:value-type="float">
            <text:p>5,44E-03</text:p>
          </table:table-cell>
          <table:table-cell table:formula="of:=1/[.F528]" office:value-type="float" office:value="183.784114926333" calcext:value-type="float">
            <text:p>183,78411492633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106874" calcext:value-type="float">
            <text:p>6,1068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229" calcext:value-type="float">
            <text:p>0,005229</text:p>
          </table:table-cell>
          <table:table-cell table:formula="of:=AVERAGE([.E524:.E529])" office:value-type="float" office:value="0.00515883333333333" calcext:value-type="float">
            <text:p>5,16E-03</text:p>
          </table:table-cell>
          <table:table-cell table:formula="of:=1/[.F529]" office:value-type="float" office:value="193.842277000614" calcext:value-type="float">
            <text:p>193,8422770006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110931" calcext:value-type="float">
            <text:p>6,11093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057" calcext:value-type="float">
            <text:p>0,004057</text:p>
          </table:table-cell>
          <table:table-cell table:formula="of:=AVERAGE([.E525:.E530])" office:value-type="float" office:value="0.00511333333333333" calcext:value-type="float">
            <text:p>5,11E-03</text:p>
          </table:table-cell>
          <table:table-cell table:formula="of:=1/[.F530]" office:value-type="float" office:value="195.567144719687" calcext:value-type="float">
            <text:p>195,56714471968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111776" calcext:value-type="float">
            <text:p>6,1117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845" calcext:value-type="float">
            <text:p>0,000845</text:p>
          </table:table-cell>
          <table:table-cell table:formula="of:=AVERAGE([.E526:.E531])" office:value-type="float" office:value="0.004427" calcext:value-type="float">
            <text:p>4,43E-03</text:p>
          </table:table-cell>
          <table:table-cell table:formula="of:=1/[.F531]" office:value-type="float" office:value="225.886604924328" calcext:value-type="float">
            <text:p>225,88660492432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115297" calcext:value-type="float">
            <text:p>6,11529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521" calcext:value-type="float">
            <text:p>0,003521</text:p>
          </table:table-cell>
          <table:table-cell table:formula="of:=AVERAGE([.E527:.E532])" office:value-type="float" office:value="0.00421016666666667" calcext:value-type="float">
            <text:p>4,21E-03</text:p>
          </table:table-cell>
          <table:table-cell table:formula="of:=1/[.F532]" office:value-type="float" office:value="237.520288191283" calcext:value-type="float">
            <text:p>237,52028819128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116635" calcext:value-type="float">
            <text:p>6,1166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338" calcext:value-type="float">
            <text:p>0,001338</text:p>
          </table:table-cell>
          <table:table-cell table:formula="of:=AVERAGE([.E528:.E533])" office:value-type="float" office:value="0.00362033333333333" calcext:value-type="float">
            <text:p>3,62E-03</text:p>
          </table:table-cell>
          <table:table-cell table:formula="of:=1/[.F533]" office:value-type="float" office:value="276.217659515698" calcext:value-type="float">
            <text:p>276,21765951569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12155" calcext:value-type="float">
            <text:p>6,12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15" calcext:value-type="float">
            <text:p>0,004915</text:p>
          </table:table-cell>
          <table:table-cell table:formula="of:=AVERAGE([.E529:.E534])" office:value-type="float" office:value="0.0033175" calcext:value-type="float">
            <text:p>3,32E-03</text:p>
          </table:table-cell>
          <table:table-cell table:formula="of:=1/[.F534]" office:value-type="float" office:value="301.431801055011" calcext:value-type="float">
            <text:p>301,4318010550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126408" calcext:value-type="float">
            <text:p>6,1264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8" calcext:value-type="float">
            <text:p>0,004858</text:p>
          </table:table-cell>
          <table:table-cell table:formula="of:=AVERAGE([.E530:.E535])" office:value-type="float" office:value="0.00325566666666667" calcext:value-type="float">
            <text:p>3,26E-03</text:p>
          </table:table-cell>
          <table:table-cell table:formula="of:=1/[.F535]" office:value-type="float" office:value="307.156752329272" calcext:value-type="float">
            <text:p>307,15675232927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131479" calcext:value-type="float">
            <text:p>6,1314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071" calcext:value-type="float">
            <text:p>0,005071</text:p>
          </table:table-cell>
          <table:table-cell table:formula="of:=AVERAGE([.E531:.E536])" office:value-type="float" office:value="0.00342466666666667" calcext:value-type="float">
            <text:p>3,42E-03</text:p>
          </table:table-cell>
          <table:table-cell table:formula="of:=1/[.F536]" office:value-type="float" office:value="291.99922133541" calcext:value-type="float">
            <text:p>291,9992213354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136312" calcext:value-type="float">
            <text:p>6,1363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3" calcext:value-type="float">
            <text:p>0,004833</text:p>
          </table:table-cell>
          <table:table-cell table:formula="of:=AVERAGE([.E532:.E537])" office:value-type="float" office:value="0.00408933333333333" calcext:value-type="float">
            <text:p>4,09E-03</text:p>
          </table:table-cell>
          <table:table-cell table:formula="of:=1/[.F537]" office:value-type="float" office:value="244.538637104663" calcext:value-type="float">
            <text:p>244,53863710466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141178" calcext:value-type="float">
            <text:p>6,1411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66" calcext:value-type="float">
            <text:p>0,004866</text:p>
          </table:table-cell>
          <table:table-cell table:formula="of:=AVERAGE([.E533:.E538])" office:value-type="float" office:value="0.0043135" calcext:value-type="float">
            <text:p>4,31E-03</text:p>
          </table:table-cell>
          <table:table-cell table:formula="of:=1/[.F538]" office:value-type="float" office:value="231.830300220239" calcext:value-type="float">
            <text:p>231,8303002202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145915" calcext:value-type="float">
            <text:p>6,14591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737" calcext:value-type="float">
            <text:p>0,004737</text:p>
          </table:table-cell>
          <table:table-cell table:formula="of:=AVERAGE([.E534:.E539])" office:value-type="float" office:value="0.00488" calcext:value-type="float">
            <text:p>4,88E-03</text:p>
          </table:table-cell>
          <table:table-cell table:formula="of:=1/[.F539]" office:value-type="float" office:value="204.918032786885" calcext:value-type="float">
            <text:p>204,91803278688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148096" calcext:value-type="float">
            <text:p>6,1480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181" calcext:value-type="float">
            <text:p>0,002181</text:p>
          </table:table-cell>
          <table:table-cell table:formula="of:=AVERAGE([.E535:.E540])" office:value-type="float" office:value="0.00442433333333333" calcext:value-type="float">
            <text:p>4,42E-03</text:p>
          </table:table-cell>
          <table:table-cell table:formula="of:=1/[.F540]" office:value-type="float" office:value="226.022752957131" calcext:value-type="float">
            <text:p>226,02275295713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150288" calcext:value-type="float">
            <text:p>6,15028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192" calcext:value-type="float">
            <text:p>0,002192</text:p>
          </table:table-cell>
          <table:table-cell table:formula="of:=AVERAGE([.E536:.E541])" office:value-type="float" office:value="0.00398" calcext:value-type="float">
            <text:p>3,98E-03</text:p>
          </table:table-cell>
          <table:table-cell table:formula="of:=1/[.F541]" office:value-type="float" office:value="251.256281407035" calcext:value-type="float">
            <text:p>251,2562814070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152976" calcext:value-type="float">
            <text:p>6,1529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688" calcext:value-type="float">
            <text:p>0,002688</text:p>
          </table:table-cell>
          <table:table-cell table:formula="of:=AVERAGE([.E537:.E542])" office:value-type="float" office:value="0.00358283333333333" calcext:value-type="float">
            <text:p>3,58E-03</text:p>
          </table:table-cell>
          <table:table-cell table:formula="of:=1/[.F542]" office:value-type="float" office:value="279.108712843653" calcext:value-type="float">
            <text:p>279,10871284365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162796" calcext:value-type="float">
            <text:p>6,1627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82" calcext:value-type="float">
            <text:p>0,00982</text:p>
          </table:table-cell>
          <table:table-cell table:formula="of:=AVERAGE([.E538:.E543])" office:value-type="float" office:value="0.004414" calcext:value-type="float">
            <text:p>4,41E-03</text:p>
          </table:table-cell>
          <table:table-cell table:formula="of:=1/[.F543]" office:value-type="float" office:value="226.551880380607" calcext:value-type="float">
            <text:p>226,55188038060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167629" calcext:value-type="float">
            <text:p>6,167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3" calcext:value-type="float">
            <text:p>0,004833</text:p>
          </table:table-cell>
          <table:table-cell table:formula="of:=AVERAGE([.E539:.E544])" office:value-type="float" office:value="0.0044085" calcext:value-type="float">
            <text:p>4,41E-03</text:p>
          </table:table-cell>
          <table:table-cell table:formula="of:=1/[.F544]" office:value-type="float" office:value="226.834524214585" calcext:value-type="float">
            <text:p>226,83452421458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172579" calcext:value-type="float">
            <text:p>6,1725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5" calcext:value-type="float">
            <text:p>0,00495</text:p>
          </table:table-cell>
          <table:table-cell table:formula="of:=AVERAGE([.E540:.E545])" office:value-type="float" office:value="0.004444" calcext:value-type="float">
            <text:p>4,44E-03</text:p>
          </table:table-cell>
          <table:table-cell table:formula="of:=1/[.F545]" office:value-type="float" office:value="225.022502250225" calcext:value-type="float">
            <text:p>225,0225022502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177453" calcext:value-type="float">
            <text:p>6,1774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74" calcext:value-type="float">
            <text:p>0,004874</text:p>
          </table:table-cell>
          <table:table-cell table:formula="of:=AVERAGE([.E541:.E546])" office:value-type="float" office:value="0.00489283333333333" calcext:value-type="float">
            <text:p>4,89E-03</text:p>
          </table:table-cell>
          <table:table-cell table:formula="of:=1/[.F546]" office:value-type="float" office:value="204.380556596382" calcext:value-type="float">
            <text:p>204,38055659638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180892" calcext:value-type="float">
            <text:p>6,18089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439" calcext:value-type="float">
            <text:p>0,003439</text:p>
          </table:table-cell>
          <table:table-cell table:formula="of:=AVERAGE([.E542:.E547])" office:value-type="float" office:value="0.00510066666666667" calcext:value-type="float">
            <text:p>5,10E-03</text:p>
          </table:table-cell>
          <table:table-cell table:formula="of:=1/[.F547]" office:value-type="float" office:value="196.052803555091" calcext:value-type="float">
            <text:p>196,05280355509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18234" calcext:value-type="float">
            <text:p>6,18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448" calcext:value-type="float">
            <text:p>0,001448</text:p>
          </table:table-cell>
          <table:table-cell table:formula="of:=AVERAGE([.E543:.E548])" office:value-type="float" office:value="0.004894" calcext:value-type="float">
            <text:p>4,89E-03</text:p>
          </table:table-cell>
          <table:table-cell table:formula="of:=1/[.F548]" office:value-type="float" office:value="204.331834899877" calcext:value-type="float">
            <text:p>204,33183489987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187155" calcext:value-type="float">
            <text:p>6,187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15" calcext:value-type="float">
            <text:p>0,004815</text:p>
          </table:table-cell>
          <table:table-cell table:formula="of:=AVERAGE([.E544:.E549])" office:value-type="float" office:value="0.00405983333333333" calcext:value-type="float">
            <text:p>4,06E-03</text:p>
          </table:table-cell>
          <table:table-cell table:formula="of:=1/[.F549]" office:value-type="float" office:value="246.315530194179" calcext:value-type="float">
            <text:p>246,31553019417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191985" calcext:value-type="float">
            <text:p>6,1919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" calcext:value-type="float">
            <text:p>0,00483</text:p>
          </table:table-cell>
          <table:table-cell table:formula="of:=AVERAGE([.E545:.E550])" office:value-type="float" office:value="0.00405933333333333" calcext:value-type="float">
            <text:p>4,06E-03</text:p>
          </table:table-cell>
          <table:table-cell table:formula="of:=1/[.F550]" office:value-type="float" office:value="246.34586960092" calcext:value-type="float">
            <text:p>246,3458696009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198101" calcext:value-type="float">
            <text:p>6,198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116" calcext:value-type="float">
            <text:p>0,006116</text:p>
          </table:table-cell>
          <table:table-cell table:formula="of:=AVERAGE([.E546:.E551])" office:value-type="float" office:value="0.00425366666666667" calcext:value-type="float">
            <text:p>4,25E-03</text:p>
          </table:table-cell>
          <table:table-cell table:formula="of:=1/[.F551]" office:value-type="float" office:value="235.091293785753" calcext:value-type="float">
            <text:p>235,09129378575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203164" calcext:value-type="float">
            <text:p>6,2031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2bf4000000000e8</text:p>
          </table:table-cell>
          <table:table-cell office:value-type="float" office:value="0.005063" calcext:value-type="float">
            <text:p>0,005063</text:p>
          </table:table-cell>
          <table:table-cell table:formula="of:=AVERAGE([.E547:.E552])" office:value-type="float" office:value="0.00428516666666667" calcext:value-type="float">
            <text:p>4,29E-03</text:p>
          </table:table-cell>
          <table:table-cell table:formula="of:=1/[.F552]" office:value-type="float" office:value="233.363151958306" calcext:value-type="float">
            <text:p>233,36315195830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207956" calcext:value-type="float">
            <text:p>6,2079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92" calcext:value-type="float">
            <text:p>0,004792</text:p>
          </table:table-cell>
          <table:table-cell table:formula="of:=AVERAGE([.E548:.E553])" office:value-type="float" office:value="0.00451066666666667" calcext:value-type="float">
            <text:p>4,51E-03</text:p>
          </table:table-cell>
          <table:table-cell table:formula="of:=1/[.F553]" office:value-type="float" office:value="221.69671888856" calcext:value-type="float">
            <text:p>221,6967188885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212891" calcext:value-type="float">
            <text:p>6,2128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35" calcext:value-type="float">
            <text:p>0,004935</text:p>
          </table:table-cell>
          <table:table-cell table:formula="of:=AVERAGE([.E549:.E554])" office:value-type="float" office:value="0.00509183333333333" calcext:value-type="float">
            <text:p>5,09E-03</text:p>
          </table:table-cell>
          <table:table-cell table:formula="of:=1/[.F554]" office:value-type="float" office:value="196.392916762135" calcext:value-type="float">
            <text:p>196,39291676213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215889" calcext:value-type="float">
            <text:p>6,21588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998" calcext:value-type="float">
            <text:p>0,002998</text:p>
          </table:table-cell>
          <table:table-cell table:formula="of:=AVERAGE([.E550:.E555])" office:value-type="float" office:value="0.004789" calcext:value-type="float">
            <text:p>4,79E-03</text:p>
          </table:table-cell>
          <table:table-cell table:formula="of:=1/[.F555]" office:value-type="float" office:value="208.811860513677" calcext:value-type="float">
            <text:p>208,81186051367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217758" calcext:value-type="float">
            <text:p>6,2177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869" calcext:value-type="float">
            <text:p>0,001869</text:p>
          </table:table-cell>
          <table:table-cell table:formula="of:=AVERAGE([.E551:.E556])" office:value-type="float" office:value="0.0042955" calcext:value-type="float">
            <text:p>4,30E-03</text:p>
          </table:table-cell>
          <table:table-cell table:formula="of:=1/[.F556]" office:value-type="float" office:value="232.801769293447" calcext:value-type="float">
            <text:p>232,80176929344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220279" calcext:value-type="float">
            <text:p>6,22027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521" calcext:value-type="float">
            <text:p>0,002521</text:p>
          </table:table-cell>
          <table:table-cell table:formula="of:=AVERAGE([.E552:.E557])" office:value-type="float" office:value="0.00369633333333333" calcext:value-type="float">
            <text:p>3,70E-03</text:p>
          </table:table-cell>
          <table:table-cell table:formula="of:=1/[.F557]" office:value-type="float" office:value="270.538371359004" calcext:value-type="float">
            <text:p>270,53837135900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222754" calcext:value-type="float">
            <text:p>6,2227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475" calcext:value-type="float">
            <text:p>0,002475</text:p>
          </table:table-cell>
          <table:table-cell table:formula="of:=AVERAGE([.E553:.E558])" office:value-type="float" office:value="0.003265" calcext:value-type="float">
            <text:p>3,27E-03</text:p>
          </table:table-cell>
          <table:table-cell table:formula="of:=1/[.F558]" office:value-type="float" office:value="306.278713629403" calcext:value-type="float">
            <text:p>306,2787136294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227591" calcext:value-type="float">
            <text:p>6,2275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7" calcext:value-type="float">
            <text:p>0,004837</text:p>
          </table:table-cell>
          <table:table-cell table:formula="of:=AVERAGE([.E554:.E559])" office:value-type="float" office:value="0.0032725" calcext:value-type="float">
            <text:p>3,27E-03</text:p>
          </table:table-cell>
          <table:table-cell table:formula="of:=1/[.F559]" office:value-type="float" office:value="305.576776165011" calcext:value-type="float">
            <text:p>305,5767761650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232468" calcext:value-type="float">
            <text:p>6,2324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77" calcext:value-type="float">
            <text:p>0,004877</text:p>
          </table:table-cell>
          <table:table-cell table:formula="of:=AVERAGE([.E555:.E560])" office:value-type="float" office:value="0.00326283333333333" calcext:value-type="float">
            <text:p>3,26E-03</text:p>
          </table:table-cell>
          <table:table-cell table:formula="of:=1/[.F560]" office:value-type="float" office:value="306.482096337539" calcext:value-type="float">
            <text:p>306,4820963375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237286" calcext:value-type="float">
            <text:p>6,237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18" calcext:value-type="float">
            <text:p>0,004818</text:p>
          </table:table-cell>
          <table:table-cell table:formula="of:=AVERAGE([.E556:.E561])" office:value-type="float" office:value="0.00356616666666667" calcext:value-type="float">
            <text:p>3,57E-03</text:p>
          </table:table-cell>
          <table:table-cell table:formula="of:=1/[.F561]" office:value-type="float" office:value="280.413142029257" calcext:value-type="float">
            <text:p>280,41314202925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242101" calcext:value-type="float">
            <text:p>6,242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15" calcext:value-type="float">
            <text:p>0,004815</text:p>
          </table:table-cell>
          <table:table-cell table:formula="of:=AVERAGE([.E557:.E562])" office:value-type="float" office:value="0.00405716666666667" calcext:value-type="float">
            <text:p>4,06E-03</text:p>
          </table:table-cell>
          <table:table-cell table:formula="of:=1/[.F562]" office:value-type="float" office:value="246.477426775664" calcext:value-type="float">
            <text:p>246,47742677566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248616" calcext:value-type="float">
            <text:p>6,2486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515" calcext:value-type="float">
            <text:p>0,006515</text:p>
          </table:table-cell>
          <table:table-cell table:formula="of:=AVERAGE([.E558:.E563])" office:value-type="float" office:value="0.00472283333333333" calcext:value-type="float">
            <text:p>4,72E-03</text:p>
          </table:table-cell>
          <table:table-cell table:formula="of:=1/[.F563]" office:value-type="float" office:value="211.737304584113" calcext:value-type="float">
            <text:p>211,7373045841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250896" calcext:value-type="float">
            <text:p>6,25089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28" calcext:value-type="float">
            <text:p>0,00228</text:p>
          </table:table-cell>
          <table:table-cell table:formula="of:=AVERAGE([.E559:.E564])" office:value-type="float" office:value="0.00469033333333333" calcext:value-type="float">
            <text:p>4,69E-03</text:p>
          </table:table-cell>
          <table:table-cell table:formula="of:=1/[.F564]" office:value-type="float" office:value="213.204463080094" calcext:value-type="float">
            <text:p>213,20446308009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25417" calcext:value-type="float">
            <text:p>6,254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274" calcext:value-type="float">
            <text:p>0,003274</text:p>
          </table:table-cell>
          <table:table-cell table:formula="of:=AVERAGE([.E560:.E565])" office:value-type="float" office:value="0.00442983333333333" calcext:value-type="float">
            <text:p>4,43E-03</text:p>
          </table:table-cell>
          <table:table-cell table:formula="of:=1/[.F565]" office:value-type="float" office:value="225.742127243312" calcext:value-type="float">
            <text:p>225,74212724331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255271" calcext:value-type="float">
            <text:p>6,25527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1101" calcext:value-type="float">
            <text:p>0,001101</text:p>
          </table:table-cell>
          <table:table-cell table:formula="of:=AVERAGE([.E561:.E566])" office:value-type="float" office:value="0.0038005" calcext:value-type="float">
            <text:p>3,80E-03</text:p>
          </table:table-cell>
          <table:table-cell table:formula="of:=1/[.F566]" office:value-type="float" office:value="263.123273253519" calcext:value-type="float">
            <text:p>263,12327325351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26409" calcext:value-type="float">
            <text:p>6,26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8819" calcext:value-type="float">
            <text:p>0,008819</text:p>
          </table:table-cell>
          <table:table-cell table:formula="of:=AVERAGE([.E562:.E567])" office:value-type="float" office:value="0.00446733333333333" calcext:value-type="float">
            <text:p>4,47E-03</text:p>
          </table:table-cell>
          <table:table-cell table:formula="of:=1/[.F567]" office:value-type="float" office:value="223.847186987017" calcext:value-type="float">
            <text:p>223,8471869870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268906" calcext:value-type="float">
            <text:p>6,2689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16" calcext:value-type="float">
            <text:p>0,004816</text:p>
          </table:table-cell>
          <table:table-cell table:formula="of:=AVERAGE([.E563:.E568])" office:value-type="float" office:value="0.0044675" calcext:value-type="float">
            <text:p>4,47E-03</text:p>
          </table:table-cell>
          <table:table-cell table:formula="of:=1/[.F568]" office:value-type="float" office:value="223.838836038053" calcext:value-type="float">
            <text:p>223,83883603805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273599" calcext:value-type="float">
            <text:p>6,2735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93" calcext:value-type="float">
            <text:p>0,004693</text:p>
          </table:table-cell>
          <table:table-cell table:formula="of:=AVERAGE([.E564:.E569])" office:value-type="float" office:value="0.00416383333333333" calcext:value-type="float">
            <text:p>4,16E-03</text:p>
          </table:table-cell>
          <table:table-cell table:formula="of:=1/[.F569]" office:value-type="float" office:value="240.163311051515" calcext:value-type="float">
            <text:p>240,1633110515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278197" calcext:value-type="float">
            <text:p>6,2781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8" calcext:value-type="float">
            <text:p>0,004598</text:p>
          </table:table-cell>
          <table:table-cell table:formula="of:=AVERAGE([.E565:.E570])" office:value-type="float" office:value="0.00455016666666667" calcext:value-type="float">
            <text:p>4,55E-03</text:p>
          </table:table-cell>
          <table:table-cell table:formula="of:=1/[.F570]" office:value-type="float" office:value="219.7721695176" calcext:value-type="float">
            <text:p>219,772169517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282867" calcext:value-type="float">
            <text:p>6,2828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7" calcext:value-type="float">
            <text:p>0,00467</text:p>
          </table:table-cell>
          <table:table-cell table:formula="of:=AVERAGE([.E566:.E571])" office:value-type="float" office:value="0.00478283333333333" calcext:value-type="float">
            <text:p>4,78E-03</text:p>
          </table:table-cell>
          <table:table-cell table:formula="of:=1/[.F571]" office:value-type="float" office:value="209.081088615535" calcext:value-type="float">
            <text:p>209,08108861553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285889" calcext:value-type="float">
            <text:p>6,28588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022" calcext:value-type="float">
            <text:p>0,003022</text:p>
          </table:table-cell>
          <table:table-cell table:formula="of:=AVERAGE([.E567:.E572])" office:value-type="float" office:value="0.005103" calcext:value-type="float">
            <text:p>5,10E-03</text:p>
          </table:table-cell>
          <table:table-cell table:formula="of:=1/[.F572]" office:value-type="float" office:value="195.963158926122" calcext:value-type="float">
            <text:p>195,96315892612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287406" calcext:value-type="float">
            <text:p>6,2874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517" calcext:value-type="float">
            <text:p>0,001517</text:p>
          </table:table-cell>
          <table:table-cell table:formula="of:=AVERAGE([.E568:.E573])" office:value-type="float" office:value="0.003886" calcext:value-type="float">
            <text:p>3,89E-03</text:p>
          </table:table-cell>
          <table:table-cell table:formula="of:=1/[.F573]" office:value-type="float" office:value="257.334019557385" calcext:value-type="float">
            <text:p>257,33401955738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290253" calcext:value-type="float">
            <text:p>6,29025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847" calcext:value-type="float">
            <text:p>0,002847</text:p>
          </table:table-cell>
          <table:table-cell table:formula="of:=AVERAGE([.E569:.E574])" office:value-type="float" office:value="0.00355783333333333" calcext:value-type="float">
            <text:p>3,56E-03</text:p>
          </table:table-cell>
          <table:table-cell table:formula="of:=1/[.F574]" office:value-type="float" office:value="281.069939569963" calcext:value-type="float">
            <text:p>281,06993956996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292002" calcext:value-type="float">
            <text:p>6,292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749" calcext:value-type="float">
            <text:p>0,001749</text:p>
          </table:table-cell>
          <table:table-cell table:formula="of:=AVERAGE([.E570:.E575])" office:value-type="float" office:value="0.00306716666666667" calcext:value-type="float">
            <text:p>3,07E-03</text:p>
          </table:table-cell>
          <table:table-cell table:formula="of:=1/[.F575]" office:value-type="float" office:value="326.033798837146" calcext:value-type="float">
            <text:p>326,03379883714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297757" calcext:value-type="float">
            <text:p>6,2977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755" calcext:value-type="float">
            <text:p>0,005755</text:p>
          </table:table-cell>
          <table:table-cell table:formula="of:=AVERAGE([.E571:.E576])" office:value-type="float" office:value="0.00326" calcext:value-type="float">
            <text:p>3,26E-03</text:p>
          </table:table-cell>
          <table:table-cell table:formula="of:=1/[.F576]" office:value-type="float" office:value="306.748466257669" calcext:value-type="float">
            <text:p>306,74846625766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302509" calcext:value-type="float">
            <text:p>6,3025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52" calcext:value-type="float">
            <text:p>0,004752</text:p>
          </table:table-cell>
          <table:table-cell table:formula="of:=AVERAGE([.E572:.E577])" office:value-type="float" office:value="0.00327366666666667" calcext:value-type="float">
            <text:p>3,27E-03</text:p>
          </table:table-cell>
          <table:table-cell table:formula="of:=1/[.F577]" office:value-type="float" office:value="305.467874961816" calcext:value-type="float">
            <text:p>305,4678749618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307084" calcext:value-type="float">
            <text:p>6,3070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5" calcext:value-type="float">
            <text:p>0,004575</text:p>
          </table:table-cell>
          <table:table-cell table:formula="of:=AVERAGE([.E573:.E578])" office:value-type="float" office:value="0.0035325" calcext:value-type="float">
            <text:p>3,53E-03</text:p>
          </table:table-cell>
          <table:table-cell table:formula="of:=1/[.F578]" office:value-type="float" office:value="283.085633404105" calcext:value-type="float">
            <text:p>283,08563340410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311714" calcext:value-type="float">
            <text:p>6,3117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3" calcext:value-type="float">
            <text:p>0,00463</text:p>
          </table:table-cell>
          <table:table-cell table:formula="of:=AVERAGE([.E574:.E579])" office:value-type="float" office:value="0.00405133333333333" calcext:value-type="float">
            <text:p>4,05E-03</text:p>
          </table:table-cell>
          <table:table-cell table:formula="of:=1/[.F579]" office:value-type="float" office:value="246.832318578246" calcext:value-type="float">
            <text:p>246,83231857824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316487" calcext:value-type="float">
            <text:p>6,316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73" calcext:value-type="float">
            <text:p>0,004773</text:p>
          </table:table-cell>
          <table:table-cell table:formula="of:=AVERAGE([.E575:.E580])" office:value-type="float" office:value="0.00437233333333333" calcext:value-type="float">
            <text:p>4,37E-03</text:p>
          </table:table-cell>
          <table:table-cell table:formula="of:=1/[.F580]" office:value-type="float" office:value="228.710833269803" calcext:value-type="float">
            <text:p>228,7108332698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320886" calcext:value-type="float">
            <text:p>6,3208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0041caaaa872</text:p>
          </table:table-cell>
          <table:table-cell office:value-type="float" office:value="0.004399" calcext:value-type="float">
            <text:p>0,004399</text:p>
          </table:table-cell>
          <table:table-cell table:formula="of:=AVERAGE([.E576:.E581])" office:value-type="float" office:value="0.004814" calcext:value-type="float">
            <text:p>4,81E-03</text:p>
          </table:table-cell>
          <table:table-cell table:formula="of:=1/[.F581]" office:value-type="float" office:value="207.72746157042" calcext:value-type="float">
            <text:p>207,7274615704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321313" calcext:value-type="float">
            <text:p>6,3213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427" calcext:value-type="float">
            <text:p>0,000427</text:p>
          </table:table-cell>
          <table:table-cell table:formula="of:=AVERAGE([.E577:.E582])" office:value-type="float" office:value="0.003926" calcext:value-type="float">
            <text:p>3,93E-03</text:p>
          </table:table-cell>
          <table:table-cell table:formula="of:=1/[.F582]" office:value-type="float" office:value="254.712175241977" calcext:value-type="float">
            <text:p>254,71217524197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325258" calcext:value-type="float">
            <text:p>6,325258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945" calcext:value-type="float">
            <text:p>0,003945</text:p>
          </table:table-cell>
          <table:table-cell table:formula="of:=AVERAGE([.E578:.E583])" office:value-type="float" office:value="0.0037915" calcext:value-type="float">
            <text:p>3,79E-03</text:p>
          </table:table-cell>
          <table:table-cell table:formula="of:=1/[.F583]" office:value-type="float" office:value="263.747857048661" calcext:value-type="float">
            <text:p>263,74785704866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325965" calcext:value-type="float">
            <text:p>6,3259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707" calcext:value-type="float">
            <text:p>0,000707</text:p>
          </table:table-cell>
          <table:table-cell table:formula="of:=AVERAGE([.E579:.E584])" office:value-type="float" office:value="0.00314683333333333" calcext:value-type="float">
            <text:p>3,15E-03</text:p>
          </table:table-cell>
          <table:table-cell table:formula="of:=1/[.F584]" office:value-type="float" office:value="317.779778613421" calcext:value-type="float">
            <text:p>317,77977861342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330575" calcext:value-type="float">
            <text:p>6,3305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b4000000000e8</text:p>
          </table:table-cell>
          <table:table-cell office:value-type="float" office:value="0.00461" calcext:value-type="float">
            <text:p>0,00461</text:p>
          </table:table-cell>
          <table:table-cell table:formula="of:=AVERAGE([.E580:.E585])" office:value-type="float" office:value="0.0031435" calcext:value-type="float">
            <text:p>3,14E-03</text:p>
          </table:table-cell>
          <table:table-cell table:formula="of:=1/[.F585]" office:value-type="float" office:value="318.116748846827" calcext:value-type="float">
            <text:p>318,11674884682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33515" calcext:value-type="float">
            <text:p>6,335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5" calcext:value-type="float">
            <text:p>0,004575</text:p>
          </table:table-cell>
          <table:table-cell table:formula="of:=AVERAGE([.E581:.E586])" office:value-type="float" office:value="0.0031105" calcext:value-type="float">
            <text:p>3,11E-03</text:p>
          </table:table-cell>
          <table:table-cell table:formula="of:=1/[.F586]" office:value-type="float" office:value="321.491721588169" calcext:value-type="float">
            <text:p>321,49172158816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339684" calcext:value-type="float">
            <text:p>6,3396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34" calcext:value-type="float">
            <text:p>0,004534</text:p>
          </table:table-cell>
          <table:table-cell table:formula="of:=AVERAGE([.E582:.E587])" office:value-type="float" office:value="0.003133" calcext:value-type="float">
            <text:p>3,13E-03</text:p>
          </table:table-cell>
          <table:table-cell table:formula="of:=1/[.F587]" office:value-type="float" office:value="319.182891797" calcext:value-type="float">
            <text:p>319,18289179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345429" calcext:value-type="float">
            <text:p>6,3454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2c00ff4000000000e8</text:p>
          </table:table-cell>
          <table:table-cell office:value-type="float" office:value="0.005745" calcext:value-type="float">
            <text:p>0,005745</text:p>
          </table:table-cell>
          <table:table-cell table:formula="of:=AVERAGE([.E583:.E588])" office:value-type="float" office:value="0.00401933333333333" calcext:value-type="float">
            <text:p>4,02E-03</text:p>
          </table:table-cell>
          <table:table-cell table:formula="of:=1/[.F588]" office:value-type="float" office:value="248.797478852214" calcext:value-type="float">
            <text:p>248,7974788522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349986" calcext:value-type="float">
            <text:p>6,3499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57" calcext:value-type="float">
            <text:p>0,004557</text:p>
          </table:table-cell>
          <table:table-cell table:formula="of:=AVERAGE([.E584:.E589])" office:value-type="float" office:value="0.00412133333333333" calcext:value-type="float">
            <text:p>4,12E-03</text:p>
          </table:table-cell>
          <table:table-cell table:formula="of:=1/[.F589]" office:value-type="float" office:value="242.639922355225" calcext:value-type="float">
            <text:p>242,63992235522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354717" calcext:value-type="float">
            <text:p>6,3547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1ff4000000080e8</text:p>
          </table:table-cell>
          <table:table-cell office:value-type="float" office:value="0.004731" calcext:value-type="float">
            <text:p>0,004731</text:p>
          </table:table-cell>
          <table:table-cell table:formula="of:=AVERAGE([.E585:.E590])" office:value-type="float" office:value="0.004792" calcext:value-type="float">
            <text:p>4,79E-03</text:p>
          </table:table-cell>
          <table:table-cell table:formula="of:=1/[.F590]" office:value-type="float" office:value="208.681135225376" calcext:value-type="float">
            <text:p>208,68113522537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355869" calcext:value-type="float">
            <text:p>6,35586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152" calcext:value-type="float">
            <text:p>0,001152</text:p>
          </table:table-cell>
          <table:table-cell table:formula="of:=AVERAGE([.E586:.E591])" office:value-type="float" office:value="0.00421566666666667" calcext:value-type="float">
            <text:p>4,22E-03</text:p>
          </table:table-cell>
          <table:table-cell table:formula="of:=1/[.F591]" office:value-type="float" office:value="237.210405629794" calcext:value-type="float">
            <text:p>237,21040562979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359316" calcext:value-type="float">
            <text:p>6,3593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447" calcext:value-type="float">
            <text:p>0,003447</text:p>
          </table:table-cell>
          <table:table-cell table:formula="of:=AVERAGE([.E587:.E592])" office:value-type="float" office:value="0.00402766666666667" calcext:value-type="float">
            <text:p>4,03E-03</text:p>
          </table:table-cell>
          <table:table-cell table:formula="of:=1/[.F592]" office:value-type="float" office:value="248.282711247207" calcext:value-type="float">
            <text:p>248,28271124720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360255" calcext:value-type="float">
            <text:p>6,36025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939000000001" calcext:value-type="float">
            <text:p>0,000939000000001</text:p>
          </table:table-cell>
          <table:table-cell table:formula="of:=AVERAGE([.E588:.E593])" office:value-type="float" office:value="0.00342850000000017" calcext:value-type="float">
            <text:p>3,43E-03</text:p>
          </table:table-cell>
          <table:table-cell table:formula="of:=1/[.F593]" office:value-type="float" office:value="291.672743182135" calcext:value-type="float">
            <text:p>291,6727431821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363954" calcext:value-type="float">
            <text:p>6,3639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699" calcext:value-type="float">
            <text:p>0,003699</text:p>
          </table:table-cell>
          <table:table-cell table:formula="of:=AVERAGE([.E589:.E594])" office:value-type="float" office:value="0.00308750000000017" calcext:value-type="float">
            <text:p>3,09E-03</text:p>
          </table:table-cell>
          <table:table-cell table:formula="of:=1/[.F594]" office:value-type="float" office:value="323.886639676096" calcext:value-type="float">
            <text:p>323,88663967609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368558" calcext:value-type="float">
            <text:p>6,3685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4" calcext:value-type="float">
            <text:p>0,004604</text:p>
          </table:table-cell>
          <table:table-cell table:formula="of:=AVERAGE([.E590:.E595])" office:value-type="float" office:value="0.0030953333333335" calcext:value-type="float">
            <text:p>3,10E-03</text:p>
          </table:table-cell>
          <table:table-cell table:formula="of:=1/[.F595]" office:value-type="float" office:value="323.066982554366" calcext:value-type="float">
            <text:p>323,06698255436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373161" calcext:value-type="float">
            <text:p>6,373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3" calcext:value-type="float">
            <text:p>0,004603</text:p>
          </table:table-cell>
          <table:table-cell table:formula="of:=AVERAGE([.E591:.E596])" office:value-type="float" office:value="0.00307400000000017" calcext:value-type="float">
            <text:p>3,07E-03</text:p>
          </table:table-cell>
          <table:table-cell table:formula="of:=1/[.F596]" office:value-type="float" office:value="325.309043591394" calcext:value-type="float">
            <text:p>325,30904359139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377745" calcext:value-type="float">
            <text:p>6,3777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4" calcext:value-type="float">
            <text:p>0,004584</text:p>
          </table:table-cell>
          <table:table-cell table:formula="of:=AVERAGE([.E592:.E597])" office:value-type="float" office:value="0.00364600000000017" calcext:value-type="float">
            <text:p>3,65E-03</text:p>
          </table:table-cell>
          <table:table-cell table:formula="of:=1/[.F597]" office:value-type="float" office:value="274.273176083367" calcext:value-type="float">
            <text:p>274,27317608336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382393" calcext:value-type="float">
            <text:p>6,3823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48" calcext:value-type="float">
            <text:p>0,004648</text:p>
          </table:table-cell>
          <table:table-cell table:formula="of:=AVERAGE([.E593:.E598])" office:value-type="float" office:value="0.00384616666666683" calcext:value-type="float">
            <text:p>3,85E-03</text:p>
          </table:table-cell>
          <table:table-cell table:formula="of:=1/[.F598]" office:value-type="float" office:value="259.999133336211" calcext:value-type="float">
            <text:p>259,9991333362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387251" calcext:value-type="float">
            <text:p>6,3872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8" calcext:value-type="float">
            <text:p>0,004858</text:p>
          </table:table-cell>
          <table:table-cell table:formula="of:=AVERAGE([.E594:.E599])" office:value-type="float" office:value="0.00449933333333333" calcext:value-type="float">
            <text:p>4,50E-03</text:p>
          </table:table-cell>
          <table:table-cell table:formula="of:=1/[.F599]" office:value-type="float" office:value="222.25514891095" calcext:value-type="float">
            <text:p>222,2551489109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390877" calcext:value-type="float">
            <text:p>6,39087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626" calcext:value-type="float">
            <text:p>0,003626</text:p>
          </table:table-cell>
          <table:table-cell table:formula="of:=AVERAGE([.E595:.E600])" office:value-type="float" office:value="0.00448716666666667" calcext:value-type="float">
            <text:p>4,49E-03</text:p>
          </table:table-cell>
          <table:table-cell table:formula="of:=1/[.F600]" office:value-type="float" office:value="222.857779593656" calcext:value-type="float">
            <text:p>222,8577795936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391859" calcext:value-type="float">
            <text:p>6,3918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982" calcext:value-type="float">
            <text:p>0,000982</text:p>
          </table:table-cell>
          <table:table-cell table:formula="of:=AVERAGE([.E596:.E601])" office:value-type="float" office:value="0.0038835" calcext:value-type="float">
            <text:p>3,88E-03</text:p>
          </table:table-cell>
          <table:table-cell table:formula="of:=1/[.F601]" office:value-type="float" office:value="257.499678125402" calcext:value-type="float">
            <text:p>257,4996781254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395248" calcext:value-type="float">
            <text:p>6,395248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389" calcext:value-type="float">
            <text:p>0,003389</text:p>
          </table:table-cell>
          <table:table-cell table:formula="of:=AVERAGE([.E597:.E602])" office:value-type="float" office:value="0.00368116666666667" calcext:value-type="float">
            <text:p>3,68E-03</text:p>
          </table:table-cell>
          <table:table-cell table:formula="of:=1/[.F602]" office:value-type="float" office:value="271.65300855707" calcext:value-type="float">
            <text:p>271,6530085570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397767" calcext:value-type="float">
            <text:p>6,3977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519" calcext:value-type="float">
            <text:p>0,002519</text:p>
          </table:table-cell>
          <table:table-cell table:formula="of:=AVERAGE([.E598:.E603])" office:value-type="float" office:value="0.003337" calcext:value-type="float">
            <text:p>3,34E-03</text:p>
          </table:table-cell>
          <table:table-cell table:formula="of:=1/[.F603]" office:value-type="float" office:value="299.670362601139" calcext:value-type="float">
            <text:p>299,67036260113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40249" calcext:value-type="float">
            <text:p>6,402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23" calcext:value-type="float">
            <text:p>0,004723</text:p>
          </table:table-cell>
          <table:table-cell table:formula="of:=AVERAGE([.E599:.E604])" office:value-type="float" office:value="0.0033495" calcext:value-type="float">
            <text:p>3,35E-03</text:p>
          </table:table-cell>
          <table:table-cell table:formula="of:=1/[.F604]" office:value-type="float" office:value="298.552022689954" calcext:value-type="float">
            <text:p>298,55202268995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407099" calcext:value-type="float">
            <text:p>6,4070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9" calcext:value-type="float">
            <text:p>0,004609</text:p>
          </table:table-cell>
          <table:table-cell table:formula="of:=AVERAGE([.E600:.E605])" office:value-type="float" office:value="0.003308" calcext:value-type="float">
            <text:p>3,31E-03</text:p>
          </table:table-cell>
          <table:table-cell table:formula="of:=1/[.F605]" office:value-type="float" office:value="302.29746070133" calcext:value-type="float">
            <text:p>302,2974607013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411709" calcext:value-type="float">
            <text:p>6,4117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" calcext:value-type="float">
            <text:p>0,00461</text:p>
          </table:table-cell>
          <table:table-cell table:formula="of:=AVERAGE([.E601:.E606])" office:value-type="float" office:value="0.003472" calcext:value-type="float">
            <text:p>3,47E-03</text:p>
          </table:table-cell>
          <table:table-cell table:formula="of:=1/[.F606]" office:value-type="float" office:value="288.018433179723" calcext:value-type="float">
            <text:p>288,0184331797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416257" calcext:value-type="float">
            <text:p>6,4162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48" calcext:value-type="float">
            <text:p>0,004548</text:p>
          </table:table-cell>
          <table:table-cell table:formula="of:=AVERAGE([.E602:.E607])" office:value-type="float" office:value="0.00406633333333333" calcext:value-type="float">
            <text:p>4,07E-03</text:p>
          </table:table-cell>
          <table:table-cell table:formula="of:=1/[.F607]" office:value-type="float" office:value="245.921796868596" calcext:value-type="float">
            <text:p>245,92179686859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20794" calcext:value-type="float">
            <text:p>6,4207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37" calcext:value-type="float">
            <text:p>0,004537</text:p>
          </table:table-cell>
          <table:table-cell table:formula="of:=AVERAGE([.E603:.E608])" office:value-type="float" office:value="0.00425766666666667" calcext:value-type="float">
            <text:p>4,26E-03</text:p>
          </table:table-cell>
          <table:table-cell table:formula="of:=1/[.F608]" office:value-type="float" office:value="234.870429812887" calcext:value-type="float">
            <text:p>234,87042981288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425696" calcext:value-type="float">
            <text:p>6,4256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02" calcext:value-type="float">
            <text:p>0,004902</text:p>
          </table:table-cell>
          <table:table-cell table:formula="of:=AVERAGE([.E604:.E609])" office:value-type="float" office:value="0.00465483333333333" calcext:value-type="float">
            <text:p>4,65E-03</text:p>
          </table:table-cell>
          <table:table-cell table:formula="of:=1/[.F609]" office:value-type="float" office:value="214.830462959648" calcext:value-type="float">
            <text:p>214,83046295964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430294" calcext:value-type="float">
            <text:p>6,430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8" calcext:value-type="float">
            <text:p>0,004598</text:p>
          </table:table-cell>
          <table:table-cell table:formula="of:=AVERAGE([.E605:.E610])" office:value-type="float" office:value="0.004634" calcext:value-type="float">
            <text:p>4,63E-03</text:p>
          </table:table-cell>
          <table:table-cell table:formula="of:=1/[.F610]" office:value-type="float" office:value="215.796288303841" calcext:value-type="float">
            <text:p>215,79628830384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434867" calcext:value-type="float">
            <text:p>6,4348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3" calcext:value-type="float">
            <text:p>0,004573</text:p>
          </table:table-cell>
          <table:table-cell table:formula="of:=AVERAGE([.E606:.E611])" office:value-type="float" office:value="0.004628" calcext:value-type="float">
            <text:p>4,63E-03</text:p>
          </table:table-cell>
          <table:table-cell table:formula="of:=1/[.F611]" office:value-type="float" office:value="216.076058772688" calcext:value-type="float">
            <text:p>216,07605877268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439425" calcext:value-type="float">
            <text:p>6,4394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58" calcext:value-type="float">
            <text:p>0,004558</text:p>
          </table:table-cell>
          <table:table-cell table:formula="of:=AVERAGE([.E607:.E612])" office:value-type="float" office:value="0.00461933333333333" calcext:value-type="float">
            <text:p>4,62E-03</text:p>
          </table:table-cell>
          <table:table-cell table:formula="of:=1/[.F612]" office:value-type="float" office:value="216.481454755376" calcext:value-type="float">
            <text:p>216,48145475537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445436" calcext:value-type="float">
            <text:p>6,445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20ff4000000000e8</text:p>
          </table:table-cell>
          <table:table-cell office:value-type="float" office:value="0.006011" calcext:value-type="float">
            <text:p>0,006011</text:p>
          </table:table-cell>
          <table:table-cell table:formula="of:=AVERAGE([.E608:.E613])" office:value-type="float" office:value="0.00486316666666667" calcext:value-type="float">
            <text:p>4,86E-03</text:p>
          </table:table-cell>
          <table:table-cell table:formula="of:=1/[.F613]" office:value-type="float" office:value="205.62733472703" calcext:value-type="float">
            <text:p>205,6273347270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450087" calcext:value-type="float">
            <text:p>6,4500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1" calcext:value-type="float">
            <text:p>0,004651</text:p>
          </table:table-cell>
          <table:table-cell table:formula="of:=AVERAGE([.E609:.E614])" office:value-type="float" office:value="0.00488216666666667" calcext:value-type="float">
            <text:p>4,88E-03</text:p>
          </table:table-cell>
          <table:table-cell table:formula="of:=1/[.F614]" office:value-type="float" office:value="204.827091796675" calcext:value-type="float">
            <text:p>204,82709179667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454946" calcext:value-type="float">
            <text:p>6,454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9" calcext:value-type="float">
            <text:p>0,004859</text:p>
          </table:table-cell>
          <table:table-cell table:formula="of:=AVERAGE([.E610:.E615])" office:value-type="float" office:value="0.004875" calcext:value-type="float">
            <text:p>4,88E-03</text:p>
          </table:table-cell>
          <table:table-cell table:formula="of:=1/[.F615]" office:value-type="float" office:value="205.128205128205" calcext:value-type="float">
            <text:p>205,1282051282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459547" calcext:value-type="float">
            <text:p>6,4595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1" calcext:value-type="float">
            <text:p>0,004601</text:p>
          </table:table-cell>
          <table:table-cell table:formula="of:=AVERAGE([.E611:.E616])" office:value-type="float" office:value="0.0048755" calcext:value-type="float">
            <text:p>4,88E-03</text:p>
          </table:table-cell>
          <table:table-cell table:formula="of:=1/[.F616]" office:value-type="float" office:value="205.107168495539" calcext:value-type="float">
            <text:p>205,10716849553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460856" calcext:value-type="float">
            <text:p>6,46085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309" calcext:value-type="float">
            <text:p>0,001309</text:p>
          </table:table-cell>
          <table:table-cell table:formula="of:=AVERAGE([.E612:.E617])" office:value-type="float" office:value="0.0043315" calcext:value-type="float">
            <text:p>4,33E-03</text:p>
          </table:table-cell>
          <table:table-cell table:formula="of:=1/[.F617]" office:value-type="float" office:value="230.866905229135" calcext:value-type="float">
            <text:p>230,86690522913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468781" calcext:value-type="float">
            <text:p>6,4687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7925" calcext:value-type="float">
            <text:p>0,007925</text:p>
          </table:table-cell>
          <table:table-cell table:formula="of:=AVERAGE([.E613:.E618])" office:value-type="float" office:value="0.00489266666666667" calcext:value-type="float">
            <text:p>4,89E-03</text:p>
          </table:table-cell>
          <table:table-cell table:formula="of:=1/[.F618]" office:value-type="float" office:value="204.387518735523" calcext:value-type="float">
            <text:p>204,38751873552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473462" calcext:value-type="float">
            <text:p>6,4734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6c01ff4042000000ea</text:p>
          </table:table-cell>
          <table:table-cell office:value-type="float" office:value="0.004681" calcext:value-type="float">
            <text:p>0,004681</text:p>
          </table:table-cell>
          <table:table-cell table:formula="of:=AVERAGE([.E614:.E619])" office:value-type="float" office:value="0.004671" calcext:value-type="float">
            <text:p>4,67E-03</text:p>
          </table:table-cell>
          <table:table-cell table:formula="of:=1/[.F619]" office:value-type="float" office:value="214.086919289231" calcext:value-type="float">
            <text:p>214,08691928923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478061" calcext:value-type="float">
            <text:p>6,4780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9" calcext:value-type="float">
            <text:p>0,004599</text:p>
          </table:table-cell>
          <table:table-cell table:formula="of:=AVERAGE([.E615:.E620])" office:value-type="float" office:value="0.00466233333333333" calcext:value-type="float">
            <text:p>4,66E-03</text:p>
          </table:table-cell>
          <table:table-cell table:formula="of:=1/[.F620]" office:value-type="float" office:value="214.484878816044" calcext:value-type="float">
            <text:p>214,4848788160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482654" calcext:value-type="float">
            <text:p>6,482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3" calcext:value-type="float">
            <text:p>0,004593</text:p>
          </table:table-cell>
          <table:table-cell table:formula="of:=AVERAGE([.E616:.E621])" office:value-type="float" office:value="0.004618" calcext:value-type="float">
            <text:p>4,62E-03</text:p>
          </table:table-cell>
          <table:table-cell table:formula="of:=1/[.F621]" office:value-type="float" office:value="216.54395842356" calcext:value-type="float">
            <text:p>216,5439584235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487227" calcext:value-type="float">
            <text:p>6,4872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3" calcext:value-type="float">
            <text:p>0,004573</text:p>
          </table:table-cell>
          <table:table-cell table:formula="of:=AVERAGE([.E617:.E622])" office:value-type="float" office:value="0.00461333333333333" calcext:value-type="float">
            <text:p>4,61E-03</text:p>
          </table:table-cell>
          <table:table-cell table:formula="of:=1/[.F622]" office:value-type="float" office:value="216.763005780347" calcext:value-type="float">
            <text:p>216,76300578034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491913" calcext:value-type="float">
            <text:p>6,4919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200000e8</text:p>
          </table:table-cell>
          <table:table-cell office:value-type="float" office:value="0.004686" calcext:value-type="float">
            <text:p>0,004686</text:p>
          </table:table-cell>
          <table:table-cell table:formula="of:=AVERAGE([.E618:.E623])" office:value-type="float" office:value="0.00517616666666667" calcext:value-type="float">
            <text:p>5,18E-03</text:p>
          </table:table-cell>
          <table:table-cell table:formula="of:=1/[.F623]" office:value-type="float" office:value="193.193160962102" calcext:value-type="float">
            <text:p>193,19316096210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495843" calcext:value-type="float">
            <text:p>6,49584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93" calcext:value-type="float">
            <text:p>0,00393</text:p>
          </table:table-cell>
          <table:table-cell table:formula="of:=AVERAGE([.E619:.E624])" office:value-type="float" office:value="0.00451033333333333" calcext:value-type="float">
            <text:p>4,51E-03</text:p>
          </table:table-cell>
          <table:table-cell table:formula="of:=1/[.F624]" office:value-type="float" office:value="221.713103244402" calcext:value-type="float">
            <text:p>221,71310324440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498008" calcext:value-type="float">
            <text:p>6,498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165" calcext:value-type="float">
            <text:p>0,002165</text:p>
          </table:table-cell>
          <table:table-cell table:formula="of:=AVERAGE([.E620:.E625])" office:value-type="float" office:value="0.004091" calcext:value-type="float">
            <text:p>4,09E-03</text:p>
          </table:table-cell>
          <table:table-cell table:formula="of:=1/[.F625]" office:value-type="float" office:value="244.43901246639" calcext:value-type="float">
            <text:p>244,4390124663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500222" calcext:value-type="float">
            <text:p>6,50022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214" calcext:value-type="float">
            <text:p>0,002214</text:p>
          </table:table-cell>
          <table:table-cell table:formula="of:=AVERAGE([.E621:.E626])" office:value-type="float" office:value="0.0036935" calcext:value-type="float">
            <text:p>3,69E-03</text:p>
          </table:table-cell>
          <table:table-cell table:formula="of:=1/[.F626]" office:value-type="float" office:value="270.745904968187" calcext:value-type="float">
            <text:p>270,74590496818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02832" calcext:value-type="float">
            <text:p>6,5028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61" calcext:value-type="float">
            <text:p>0,00261</text:p>
          </table:table-cell>
          <table:table-cell table:formula="of:=AVERAGE([.E622:.E627])" office:value-type="float" office:value="0.003363" calcext:value-type="float">
            <text:p>3,36E-03</text:p>
          </table:table-cell>
          <table:table-cell table:formula="of:=1/[.F627]" office:value-type="float" office:value="297.353553374963" calcext:value-type="float">
            <text:p>297,35355337496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508851" calcext:value-type="float">
            <text:p>6,5088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019" calcext:value-type="float">
            <text:p>0,006019</text:p>
          </table:table-cell>
          <table:table-cell table:formula="of:=AVERAGE([.E623:.E628])" office:value-type="float" office:value="0.003604" calcext:value-type="float">
            <text:p>3,60E-03</text:p>
          </table:table-cell>
          <table:table-cell table:formula="of:=1/[.F628]" office:value-type="float" office:value="277.469478357381" calcext:value-type="float">
            <text:p>277,46947835738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13535" calcext:value-type="float">
            <text:p>6,513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84" calcext:value-type="float">
            <text:p>0,004684</text:p>
          </table:table-cell>
          <table:table-cell table:formula="of:=AVERAGE([.E624:.E629])" office:value-type="float" office:value="0.00360366666666667" calcext:value-type="float">
            <text:p>3,60E-03</text:p>
          </table:table-cell>
          <table:table-cell table:formula="of:=1/[.F629]" office:value-type="float" office:value="277.495143834983" calcext:value-type="float">
            <text:p>277,49514383498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518143" calcext:value-type="float">
            <text:p>6,5181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8" calcext:value-type="float">
            <text:p>0,004608</text:p>
          </table:table-cell>
          <table:table-cell table:formula="of:=AVERAGE([.E625:.E630])" office:value-type="float" office:value="0.00371666666666667" calcext:value-type="float">
            <text:p>3,72E-03</text:p>
          </table:table-cell>
          <table:table-cell table:formula="of:=1/[.F630]" office:value-type="float" office:value="269.058295964126" calcext:value-type="float">
            <text:p>269,0582959641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52276" calcext:value-type="float">
            <text:p>6,52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7" calcext:value-type="float">
            <text:p>0,004617</text:p>
          </table:table-cell>
          <table:table-cell table:formula="of:=AVERAGE([.E626:.E631])" office:value-type="float" office:value="0.00412533333333333" calcext:value-type="float">
            <text:p>4,13E-03</text:p>
          </table:table-cell>
          <table:table-cell table:formula="of:=1/[.F631]" office:value-type="float" office:value="242.40465416936" calcext:value-type="float">
            <text:p>242,4046541693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530846" calcext:value-type="float">
            <text:p>6,53084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8086" calcext:value-type="float">
            <text:p>0,008086</text:p>
          </table:table-cell>
          <table:table-cell table:formula="of:=AVERAGE([.E627:.E632])" office:value-type="float" office:value="0.005104" calcext:value-type="float">
            <text:p>5,10E-03</text:p>
          </table:table-cell>
          <table:table-cell table:formula="of:=1/[.F632]" office:value-type="float" office:value="195.924764890282" calcext:value-type="float">
            <text:p>195,92476489028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34726" calcext:value-type="float">
            <text:p>6,5347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88" calcext:value-type="float">
            <text:p>0,00388</text:p>
          </table:table-cell>
          <table:table-cell table:formula="of:=AVERAGE([.E628:.E633])" office:value-type="float" office:value="0.00531566666666667" calcext:value-type="float">
            <text:p>5,32E-03</text:p>
          </table:table-cell>
          <table:table-cell table:formula="of:=1/[.F633]" office:value-type="float" office:value="188.123157960745" calcext:value-type="float">
            <text:p>188,12315796074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35224" calcext:value-type="float">
            <text:p>6,53522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0498" calcext:value-type="float">
            <text:p>0,000498</text:p>
          </table:table-cell>
          <table:table-cell table:formula="of:=AVERAGE([.E629:.E634])" office:value-type="float" office:value="0.0043955" calcext:value-type="float">
            <text:p>4,40E-03</text:p>
          </table:table-cell>
          <table:table-cell table:formula="of:=1/[.F634]" office:value-type="float" office:value="227.505403253327" calcext:value-type="float">
            <text:p>227,50540325332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539531" calcext:value-type="float">
            <text:p>6,5395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307" calcext:value-type="float">
            <text:p>0,004307</text:p>
          </table:table-cell>
          <table:table-cell table:formula="of:=AVERAGE([.E630:.E635])" office:value-type="float" office:value="0.00433266666666667" calcext:value-type="float">
            <text:p>4,33E-03</text:p>
          </table:table-cell>
          <table:table-cell table:formula="of:=1/[.F635]" office:value-type="float" office:value="230.804739190645" calcext:value-type="float">
            <text:p>230,80473919064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54418" calcext:value-type="float">
            <text:p>6,544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49" calcext:value-type="float">
            <text:p>0,004649</text:p>
          </table:table-cell>
          <table:table-cell table:formula="of:=AVERAGE([.E631:.E636])" office:value-type="float" office:value="0.0043395" calcext:value-type="float">
            <text:p>4,34E-03</text:p>
          </table:table-cell>
          <table:table-cell table:formula="of:=1/[.F636]" office:value-type="float" office:value="230.441295080078" calcext:value-type="float">
            <text:p>230,44129508007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548819" calcext:value-type="float">
            <text:p>6,5488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39" calcext:value-type="float">
            <text:p>0,004639</text:p>
          </table:table-cell>
          <table:table-cell table:formula="of:=AVERAGE([.E632:.E637])" office:value-type="float" office:value="0.00434316666666667" calcext:value-type="float">
            <text:p>4,34E-03</text:p>
          </table:table-cell>
          <table:table-cell table:formula="of:=1/[.F637]" office:value-type="float" office:value="230.246747764688" calcext:value-type="float">
            <text:p>230,24674776468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53791" calcext:value-type="float">
            <text:p>6,5537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72" calcext:value-type="float">
            <text:p>0,004972</text:p>
          </table:table-cell>
          <table:table-cell table:formula="of:=AVERAGE([.E633:.E638])" office:value-type="float" office:value="0.00382416666666667" calcext:value-type="float">
            <text:p>3,82E-03</text:p>
          </table:table-cell>
          <table:table-cell table:formula="of:=1/[.F638]" office:value-type="float" office:value="261.494879058618" calcext:value-type="float">
            <text:p>261,4948790586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560245" calcext:value-type="float">
            <text:p>6,5602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454" calcext:value-type="float">
            <text:p>0,006454</text:p>
          </table:table-cell>
          <table:table-cell table:formula="of:=AVERAGE([.E634:.E639])" office:value-type="float" office:value="0.00425316666666667" calcext:value-type="float">
            <text:p>4,25E-03</text:p>
          </table:table-cell>
          <table:table-cell table:formula="of:=1/[.F639]" office:value-type="float" office:value="235.118930992594" calcext:value-type="float">
            <text:p>235,11893099259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56497" calcext:value-type="float">
            <text:p>6,564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25" calcext:value-type="float">
            <text:p>0,004725</text:p>
          </table:table-cell>
          <table:table-cell table:formula="of:=AVERAGE([.E635:.E640])" office:value-type="float" office:value="0.00495766666666667" calcext:value-type="float">
            <text:p>4,96E-03</text:p>
          </table:table-cell>
          <table:table-cell table:formula="of:=1/[.F640]" office:value-type="float" office:value="201.707792644389" calcext:value-type="float">
            <text:p>201,70779264438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65843" calcext:value-type="float">
            <text:p>6,56584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873" calcext:value-type="float">
            <text:p>0,000873</text:p>
          </table:table-cell>
          <table:table-cell table:formula="of:=AVERAGE([.E636:.E641])" office:value-type="float" office:value="0.00438533333333333" calcext:value-type="float">
            <text:p>4,39E-03</text:p>
          </table:table-cell>
          <table:table-cell table:formula="of:=1/[.F641]" office:value-type="float" office:value="228.032836728489" calcext:value-type="float">
            <text:p>228,03283672848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69579" calcext:value-type="float">
            <text:p>6,5695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736" calcext:value-type="float">
            <text:p>0,003736</text:p>
          </table:table-cell>
          <table:table-cell table:formula="of:=AVERAGE([.E637:.E642])" office:value-type="float" office:value="0.00423316666666667" calcext:value-type="float">
            <text:p>4,23E-03</text:p>
          </table:table-cell>
          <table:table-cell table:formula="of:=1/[.F642]" office:value-type="float" office:value="236.229772825702" calcext:value-type="float">
            <text:p>236,22977282570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70219" calcext:value-type="float">
            <text:p>6,57021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64" calcext:value-type="float">
            <text:p>0,00064</text:p>
          </table:table-cell>
          <table:table-cell table:formula="of:=AVERAGE([.E638:.E643])" office:value-type="float" office:value="0.00356666666666667" calcext:value-type="float">
            <text:p>3,57E-03</text:p>
          </table:table-cell>
          <table:table-cell table:formula="of:=1/[.F643]" office:value-type="float" office:value="280.373831775701" calcext:value-type="float">
            <text:p>280,37383177570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92754" calcext:value-type="float">
            <text:p>6,5927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22535" calcext:value-type="float">
            <text:p>0,022535</text:p>
          </table:table-cell>
          <table:table-cell table:formula="of:=AVERAGE([.E639:.E644])" office:value-type="float" office:value="0.00649383333333333" calcext:value-type="float">
            <text:p>6,49E-03</text:p>
          </table:table-cell>
          <table:table-cell table:formula="of:=1/[.F644]" office:value-type="float" office:value="153.992249056797" calcext:value-type="float">
            <text:p>153,99224905679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00827" calcext:value-type="float">
            <text:p>6,60082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8073" calcext:value-type="float">
            <text:p>0,008073</text:p>
          </table:table-cell>
          <table:table-cell table:formula="of:=AVERAGE([.E640:.E645])" office:value-type="float" office:value="0.00676366666666667" calcext:value-type="float">
            <text:p>6,76E-03</text:p>
          </table:table-cell>
          <table:table-cell table:formula="of:=1/[.F645]" office:value-type="float" office:value="147.848799960574" calcext:value-type="float">
            <text:p>147,84879996057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0394" calcext:value-type="float">
            <text:p>6,603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113" calcext:value-type="float">
            <text:p>0,003113</text:p>
          </table:table-cell>
          <table:table-cell table:formula="of:=AVERAGE([.E641:.E646])" office:value-type="float" office:value="0.006495" calcext:value-type="float">
            <text:p>6,50E-03</text:p>
          </table:table-cell>
          <table:table-cell table:formula="of:=1/[.F646]" office:value-type="float" office:value="153.964588144727" calcext:value-type="float">
            <text:p>153,9645881447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05205" calcext:value-type="float">
            <text:p>6,605205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1265" calcext:value-type="float">
            <text:p>0,001265</text:p>
          </table:table-cell>
          <table:table-cell table:formula="of:=AVERAGE([.E642:.E647])" office:value-type="float" office:value="0.00656033333333333" calcext:value-type="float">
            <text:p>6,56E-03</text:p>
          </table:table-cell>
          <table:table-cell table:formula="of:=1/[.F647]" office:value-type="float" office:value="152.43127889843" calcext:value-type="float">
            <text:p>152,4312788984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17885" calcext:value-type="float">
            <text:p>6,6178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ad54ff5475545a80e8</text:p>
          </table:table-cell>
          <table:table-cell office:value-type="float" office:value="0.01268" calcext:value-type="float">
            <text:p>0,01268</text:p>
          </table:table-cell>
          <table:table-cell table:formula="of:=AVERAGE([.E643:.E648])" office:value-type="float" office:value="0.008051" calcext:value-type="float">
            <text:p>8,05E-03</text:p>
          </table:table-cell>
          <table:table-cell table:formula="of:=1/[.F648]" office:value-type="float" office:value="124.208172897777" calcext:value-type="float">
            <text:p>124,20817289777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23944" calcext:value-type="float">
            <text:p>6,6239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059" calcext:value-type="float">
            <text:p>0,006059</text:p>
          </table:table-cell>
          <table:table-cell table:formula="of:=AVERAGE([.E644:.E649])" office:value-type="float" office:value="0.00895416666666667" calcext:value-type="float">
            <text:p>8,95E-03</text:p>
          </table:table-cell>
          <table:table-cell table:formula="of:=1/[.F649]" office:value-type="float" office:value="111.679851093532" calcext:value-type="float">
            <text:p>111,67985109353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28642" calcext:value-type="float">
            <text:p>6,6286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98" calcext:value-type="float">
            <text:p>0,004698</text:p>
          </table:table-cell>
          <table:table-cell table:formula="of:=AVERAGE([.E645:.E650])" office:value-type="float" office:value="0.00598133333333333" calcext:value-type="float">
            <text:p>5,98E-03</text:p>
          </table:table-cell>
          <table:table-cell table:formula="of:=1/[.F650]" office:value-type="float" office:value="167.186803388319" calcext:value-type="float">
            <text:p>167,18680338831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33295" calcext:value-type="float">
            <text:p>6,633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3" calcext:value-type="float">
            <text:p>0,004653</text:p>
          </table:table-cell>
          <table:table-cell table:formula="of:=AVERAGE([.E646:.E651])" office:value-type="float" office:value="0.00541133333333333" calcext:value-type="float">
            <text:p>5,41E-03</text:p>
          </table:table-cell>
          <table:table-cell table:formula="of:=1/[.F651]" office:value-type="float" office:value="184.79733891832" calcext:value-type="float">
            <text:p>184,7973389183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37895" calcext:value-type="float">
            <text:p>6,6378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" calcext:value-type="float">
            <text:p>0,0046</text:p>
          </table:table-cell>
          <table:table-cell table:formula="of:=AVERAGE([.E647:.E652])" office:value-type="float" office:value="0.00565916666666667" calcext:value-type="float">
            <text:p>5,66E-03</text:p>
          </table:table-cell>
          <table:table-cell table:formula="of:=1/[.F652]" office:value-type="float" office:value="176.70446178766" calcext:value-type="float">
            <text:p>176,7044617876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40207" calcext:value-type="float">
            <text:p>6,64020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312" calcext:value-type="float">
            <text:p>0,002312</text:p>
          </table:table-cell>
          <table:table-cell table:formula="of:=AVERAGE([.E648:.E653])" office:value-type="float" office:value="0.00583366666666667" calcext:value-type="float">
            <text:p>5,83E-03</text:p>
          </table:table-cell>
          <table:table-cell table:formula="of:=1/[.F653]" office:value-type="float" office:value="171.418776069939" calcext:value-type="float">
            <text:p>171,41877606993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42494" calcext:value-type="float">
            <text:p>6,6424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287" calcext:value-type="float">
            <text:p>0,002287</text:p>
          </table:table-cell>
          <table:table-cell table:formula="of:=AVERAGE([.E649:.E654])" office:value-type="float" office:value="0.0041015" calcext:value-type="float">
            <text:p>4,10E-03</text:p>
          </table:table-cell>
          <table:table-cell table:formula="of:=1/[.F654]" office:value-type="float" office:value="243.813239058881" calcext:value-type="float">
            <text:p>243,81323905888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47095" calcext:value-type="float">
            <text:p>6,6470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1" calcext:value-type="float">
            <text:p>0,004601</text:p>
          </table:table-cell>
          <table:table-cell table:formula="of:=AVERAGE([.E650:.E655])" office:value-type="float" office:value="0.0038585" calcext:value-type="float">
            <text:p>3,86E-03</text:p>
          </table:table-cell>
          <table:table-cell table:formula="of:=1/[.F655]" office:value-type="float" office:value="259.168070493715" calcext:value-type="float">
            <text:p>259,1680704937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51697" calcext:value-type="float">
            <text:p>6,6516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2" calcext:value-type="float">
            <text:p>0,004602</text:p>
          </table:table-cell>
          <table:table-cell table:formula="of:=AVERAGE([.E651:.E656])" office:value-type="float" office:value="0.0038425" calcext:value-type="float">
            <text:p>3,84E-03</text:p>
          </table:table-cell>
          <table:table-cell table:formula="of:=1/[.F656]" office:value-type="float" office:value="260.247234873129" calcext:value-type="float">
            <text:p>260,24723487312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5627" calcext:value-type="float">
            <text:p>6,656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3" calcext:value-type="float">
            <text:p>0,004573</text:p>
          </table:table-cell>
          <table:table-cell table:formula="of:=AVERAGE([.E652:.E657])" office:value-type="float" office:value="0.00382916666666667" calcext:value-type="float">
            <text:p>3,83E-03</text:p>
          </table:table-cell>
          <table:table-cell table:formula="of:=1/[.F657]" office:value-type="float" office:value="261.153427638738" calcext:value-type="float">
            <text:p>261,15342763873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608" calcext:value-type="float">
            <text:p>6,66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3" calcext:value-type="float">
            <text:p>0,00453</text:p>
          </table:table-cell>
          <table:table-cell table:formula="of:=AVERAGE([.E653:.E658])" office:value-type="float" office:value="0.0038175" calcext:value-type="float">
            <text:p>3,82E-03</text:p>
          </table:table-cell>
          <table:table-cell table:formula="of:=1/[.F658]" office:value-type="float" office:value="261.951538965291" calcext:value-type="float">
            <text:p>261,95153896529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65442" calcext:value-type="float">
            <text:p>6,6654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42" calcext:value-type="float">
            <text:p>0,004642</text:p>
          </table:table-cell>
          <table:table-cell table:formula="of:=AVERAGE([.E654:.E659])" office:value-type="float" office:value="0.00420583333333333" calcext:value-type="float">
            <text:p>4,21E-03</text:p>
          </table:table-cell>
          <table:table-cell table:formula="of:=1/[.F659]" office:value-type="float" office:value="237.765008916188" calcext:value-type="float">
            <text:p>237,76500891618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70818" calcext:value-type="float">
            <text:p>6,67081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5376" calcext:value-type="float">
            <text:p>0,005376</text:p>
          </table:table-cell>
          <table:table-cell table:formula="of:=AVERAGE([.E655:.E660])" office:value-type="float" office:value="0.00472066666666667" calcext:value-type="float">
            <text:p>4,72E-03</text:p>
          </table:table-cell>
          <table:table-cell table:formula="of:=1/[.F660]" office:value-type="float" office:value="211.834486654427" calcext:value-type="float">
            <text:p>211,83448665442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71547" calcext:value-type="float">
            <text:p>6,6715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7f2000010000e8</text:p>
          </table:table-cell>
          <table:table-cell office:value-type="float" office:value="0.000729000000001" calcext:value-type="float">
            <text:p>0,000729000000001</text:p>
          </table:table-cell>
          <table:table-cell table:formula="of:=AVERAGE([.E656:.E661])" office:value-type="float" office:value="0.0040753333333335" calcext:value-type="float">
            <text:p>4,08E-03</text:p>
          </table:table-cell>
          <table:table-cell table:formula="of:=1/[.F661]" office:value-type="float" office:value="245.378701128732" calcext:value-type="float">
            <text:p>245,37870112873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75192" calcext:value-type="float">
            <text:p>6,675192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645" calcext:value-type="float">
            <text:p>0,003645</text:p>
          </table:table-cell>
          <table:table-cell table:formula="of:=AVERAGE([.E657:.E662])" office:value-type="float" office:value="0.0039158333333335" calcext:value-type="float">
            <text:p>3,92E-03</text:p>
          </table:table-cell>
          <table:table-cell table:formula="of:=1/[.F662]" office:value-type="float" office:value="255.37348371993" calcext:value-type="float">
            <text:p>255,3734837199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76366" calcext:value-type="float">
            <text:p>6,6763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174" calcext:value-type="float">
            <text:p>0,001174</text:p>
          </table:table-cell>
          <table:table-cell table:formula="of:=AVERAGE([.E658:.E663])" office:value-type="float" office:value="0.0033493333333335" calcext:value-type="float">
            <text:p>3,35E-03</text:p>
          </table:table-cell>
          <table:table-cell table:formula="of:=1/[.F663]" office:value-type="float" office:value="298.566878980877" calcext:value-type="float">
            <text:p>298,56687898087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82359" calcext:value-type="float">
            <text:p>6,682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993" calcext:value-type="float">
            <text:p>0,005993</text:p>
          </table:table-cell>
          <table:table-cell table:formula="of:=AVERAGE([.E659:.E664])" office:value-type="float" office:value="0.00359316666666683" calcext:value-type="float">
            <text:p>3,59E-03</text:p>
          </table:table-cell>
          <table:table-cell table:formula="of:=1/[.F664]" office:value-type="float" office:value="278.306043879573" calcext:value-type="float">
            <text:p>278,30604387957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87361" calcext:value-type="float">
            <text:p>6,687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002" calcext:value-type="float">
            <text:p>0,005002</text:p>
          </table:table-cell>
          <table:table-cell table:formula="of:=AVERAGE([.E660:.E665])" office:value-type="float" office:value="0.00365316666666683" calcext:value-type="float">
            <text:p>3,65E-03</text:p>
          </table:table-cell>
          <table:table-cell table:formula="of:=1/[.F665]" office:value-type="float" office:value="273.735115653074" calcext:value-type="float">
            <text:p>273,73511565307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91967" calcext:value-type="float">
            <text:p>6,6919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6" calcext:value-type="float">
            <text:p>0,004606</text:p>
          </table:table-cell>
          <table:table-cell table:formula="of:=AVERAGE([.E661:.E666])" office:value-type="float" office:value="0.0035248333333335" calcext:value-type="float">
            <text:p>3,52E-03</text:p>
          </table:table-cell>
          <table:table-cell table:formula="of:=1/[.F666]" office:value-type="float" office:value="283.701357038144" calcext:value-type="float">
            <text:p>283,70135703814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96564" calcext:value-type="float">
            <text:p>6,6965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7" calcext:value-type="float">
            <text:p>0,004597</text:p>
          </table:table-cell>
          <table:table-cell table:formula="of:=AVERAGE([.E662:.E667])" office:value-type="float" office:value="0.0041695" calcext:value-type="float">
            <text:p>4,17E-03</text:p>
          </table:table-cell>
          <table:table-cell table:formula="of:=1/[.F667]" office:value-type="float" office:value="239.836910900588" calcext:value-type="float">
            <text:p>239,83691090058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01446" calcext:value-type="float">
            <text:p>6,7014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2" calcext:value-type="float">
            <text:p>0,004882</text:p>
          </table:table-cell>
          <table:table-cell table:formula="of:=AVERAGE([.E663:.E668])" office:value-type="float" office:value="0.00437566666666667" calcext:value-type="float">
            <text:p>4,38E-03</text:p>
          </table:table-cell>
          <table:table-cell table:formula="of:=1/[.F668]" office:value-type="float" office:value="228.536603946065" calcext:value-type="float">
            <text:p>228,53660394606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05803" calcext:value-type="float">
            <text:p>6,705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d55554394402ce0005</text:p>
          </table:table-cell>
          <table:table-cell office:value-type="float" office:value="0.004357" calcext:value-type="float">
            <text:p>0,004357</text:p>
          </table:table-cell>
          <table:table-cell table:formula="of:=AVERAGE([.E664:.E669])" office:value-type="float" office:value="0.00490616666666667" calcext:value-type="float">
            <text:p>4,91E-03</text:p>
          </table:table-cell>
          <table:table-cell table:formula="of:=1/[.F669]" office:value-type="float" office:value="203.825118048714" calcext:value-type="float">
            <text:p>203,8251180487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10169" calcext:value-type="float">
            <text:p>6,7101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004000018aaa</text:p>
          </table:table-cell>
          <table:table-cell office:value-type="float" office:value="0.004366" calcext:value-type="float">
            <text:p>0,004366</text:p>
          </table:table-cell>
          <table:table-cell table:formula="of:=AVERAGE([.E665:.E670])" office:value-type="float" office:value="0.004635" calcext:value-type="float">
            <text:p>4,64E-03</text:p>
          </table:table-cell>
          <table:table-cell table:formula="of:=1/[.F670]" office:value-type="float" office:value="215.749730312837" calcext:value-type="float">
            <text:p>215,74973031283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10666" calcext:value-type="float">
            <text:p>6,7106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497" calcext:value-type="float">
            <text:p>0,000497</text:p>
          </table:table-cell>
          <table:table-cell table:formula="of:=AVERAGE([.E666:.E671])" office:value-type="float" office:value="0.00388416666666667" calcext:value-type="float">
            <text:p>3,88E-03</text:p>
          </table:table-cell>
          <table:table-cell table:formula="of:=1/[.F671]" office:value-type="float" office:value="257.455481656297" calcext:value-type="float">
            <text:p>257,45548165629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15275" calcext:value-type="float">
            <text:p>6,715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9" calcext:value-type="float">
            <text:p>0,004609</text:p>
          </table:table-cell>
          <table:table-cell table:formula="of:=AVERAGE([.E667:.E672])" office:value-type="float" office:value="0.00388466666666667" calcext:value-type="float">
            <text:p>3,88E-03</text:p>
          </table:table-cell>
          <table:table-cell table:formula="of:=1/[.F672]" office:value-type="float" office:value="257.422344259482" calcext:value-type="float">
            <text:p>257,42234425948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19877" calcext:value-type="float">
            <text:p>6,7198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2" calcext:value-type="float">
            <text:p>0,004602</text:p>
          </table:table-cell>
          <table:table-cell table:formula="of:=AVERAGE([.E668:.E673])" office:value-type="float" office:value="0.0038855" calcext:value-type="float">
            <text:p>3,89E-03</text:p>
          </table:table-cell>
          <table:table-cell table:formula="of:=1/[.F673]" office:value-type="float" office:value="257.367134216961" calcext:value-type="float">
            <text:p>257,36713421696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2457" calcext:value-type="float">
            <text:p>6,724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93" calcext:value-type="float">
            <text:p>0,004693</text:p>
          </table:table-cell>
          <table:table-cell table:formula="of:=AVERAGE([.E669:.E674])" office:value-type="float" office:value="0.003854" calcext:value-type="float">
            <text:p>3,85E-03</text:p>
          </table:table-cell>
          <table:table-cell table:formula="of:=1/[.F674]" office:value-type="float" office:value="259.470679813181" calcext:value-type="float">
            <text:p>259,47067981318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29136" calcext:value-type="float">
            <text:p>6,729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66" calcext:value-type="float">
            <text:p>0,004566</text:p>
          </table:table-cell>
          <table:table-cell table:formula="of:=AVERAGE([.E670:.E675])" office:value-type="float" office:value="0.00388883333333333" calcext:value-type="float">
            <text:p>3,89E-03</text:p>
          </table:table-cell>
          <table:table-cell table:formula="of:=1/[.F675]" office:value-type="float" office:value="257.146530664724" calcext:value-type="float">
            <text:p>257,14653066472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33764" calcext:value-type="float">
            <text:p>6,7337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28" calcext:value-type="float">
            <text:p>0,004628</text:p>
          </table:table-cell>
          <table:table-cell table:formula="of:=AVERAGE([.E671:.E676])" office:value-type="float" office:value="0.0039325" calcext:value-type="float">
            <text:p>3,93E-03</text:p>
          </table:table-cell>
          <table:table-cell table:formula="of:=1/[.F676]" office:value-type="float" office:value="254.291163382072" calcext:value-type="float">
            <text:p>254,29116338207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38356" calcext:value-type="float">
            <text:p>6,738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2" calcext:value-type="float">
            <text:p>0,004592</text:p>
          </table:table-cell>
          <table:table-cell table:formula="of:=AVERAGE([.E672:.E677])" office:value-type="float" office:value="0.004615" calcext:value-type="float">
            <text:p>4,62E-03</text:p>
          </table:table-cell>
          <table:table-cell table:formula="of:=1/[.F677]" office:value-type="float" office:value="216.684723726977" calcext:value-type="float">
            <text:p>216,68472372697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40806" calcext:value-type="float">
            <text:p>6,74080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45" calcext:value-type="float">
            <text:p>0,00245</text:p>
          </table:table-cell>
          <table:table-cell table:formula="of:=AVERAGE([.E673:.E678])" office:value-type="float" office:value="0.00425516666666667" calcext:value-type="float">
            <text:p>4,26E-03</text:p>
          </table:table-cell>
          <table:table-cell table:formula="of:=1/[.F678]" office:value-type="float" office:value="235.008421135091" calcext:value-type="float">
            <text:p>235,00842113509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43137" calcext:value-type="float">
            <text:p>6,743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ef4040000000e8</text:p>
          </table:table-cell>
          <table:table-cell office:value-type="float" office:value="0.002331" calcext:value-type="float">
            <text:p>0,002331</text:p>
          </table:table-cell>
          <table:table-cell table:formula="of:=AVERAGE([.E674:.E679])" office:value-type="float" office:value="0.00387666666666667" calcext:value-type="float">
            <text:p>3,88E-03</text:p>
          </table:table-cell>
          <table:table-cell table:formula="of:=1/[.F679]" office:value-type="float" office:value="257.953568357696" calcext:value-type="float">
            <text:p>257,95356835769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45156" calcext:value-type="float">
            <text:p>6,7451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007ffabf7ebc</text:p>
          </table:table-cell>
          <table:table-cell office:value-type="float" office:value="0.002019" calcext:value-type="float">
            <text:p>0,002019</text:p>
          </table:table-cell>
          <table:table-cell table:formula="of:=AVERAGE([.E675:.E680])" office:value-type="float" office:value="0.003431" calcext:value-type="float">
            <text:p>3,43E-03</text:p>
          </table:table-cell>
          <table:table-cell table:formula="of:=1/[.F680]" office:value-type="float" office:value="291.46021568056" calcext:value-type="float">
            <text:p>291,4602156805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48952" calcext:value-type="float">
            <text:p>6,7489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796" calcext:value-type="float">
            <text:p>0,003796</text:p>
          </table:table-cell>
          <table:table-cell table:formula="of:=AVERAGE([.E676:.E681])" office:value-type="float" office:value="0.00330266666666667" calcext:value-type="float">
            <text:p>3,30E-03</text:p>
          </table:table-cell>
          <table:table-cell table:formula="of:=1/[.F681]" office:value-type="float" office:value="302.785627775535" calcext:value-type="float">
            <text:p>302,78562777553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53888" calcext:value-type="float">
            <text:p>6,7538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36" calcext:value-type="float">
            <text:p>0,004936</text:p>
          </table:table-cell>
          <table:table-cell table:formula="of:=AVERAGE([.E677:.E682])" office:value-type="float" office:value="0.003354" calcext:value-type="float">
            <text:p>3,35E-03</text:p>
          </table:table-cell>
          <table:table-cell table:formula="of:=1/[.F682]" office:value-type="float" office:value="298.151460942159" calcext:value-type="float">
            <text:p>298,15146094215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58491" calcext:value-type="float">
            <text:p>6,7584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3" calcext:value-type="float">
            <text:p>0,004603</text:p>
          </table:table-cell>
          <table:table-cell table:formula="of:=AVERAGE([.E678:.E683])" office:value-type="float" office:value="0.00335583333333333" calcext:value-type="float">
            <text:p>3,36E-03</text:p>
          </table:table-cell>
          <table:table-cell table:formula="of:=1/[.F683]" office:value-type="float" office:value="297.988577104544" calcext:value-type="float">
            <text:p>297,98857710454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63098" calcext:value-type="float">
            <text:p>6,76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7" calcext:value-type="float">
            <text:p>0,004607</text:p>
          </table:table-cell>
          <table:table-cell table:formula="of:=AVERAGE([.E679:.E684])" office:value-type="float" office:value="0.00371533333333333" calcext:value-type="float">
            <text:p>3,72E-03</text:p>
          </table:table-cell>
          <table:table-cell table:formula="of:=1/[.F684]" office:value-type="float" office:value="269.154853759196" calcext:value-type="float">
            <text:p>269,15485375919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67711" calcext:value-type="float">
            <text:p>6,7677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3" calcext:value-type="float">
            <text:p>0,004613</text:p>
          </table:table-cell>
          <table:table-cell table:formula="of:=AVERAGE([.E680:.E685])" office:value-type="float" office:value="0.00409566666666667" calcext:value-type="float">
            <text:p>4,10E-03</text:p>
          </table:table-cell>
          <table:table-cell table:formula="of:=1/[.F685]" office:value-type="float" office:value="244.160494831936" calcext:value-type="float">
            <text:p>244,16049483193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7578" calcext:value-type="float">
            <text:p>6,7757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8069" calcext:value-type="float">
            <text:p>0,008069</text:p>
          </table:table-cell>
          <table:table-cell table:formula="of:=AVERAGE([.E681:.E686])" office:value-type="float" office:value="0.005104" calcext:value-type="float">
            <text:p>5,10E-03</text:p>
          </table:table-cell>
          <table:table-cell table:formula="of:=1/[.F686]" office:value-type="float" office:value="195.924764890282" calcext:value-type="float">
            <text:p>195,92476489028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76996" calcext:value-type="float">
            <text:p>6,7769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216" calcext:value-type="float">
            <text:p>0,001216</text:p>
          </table:table-cell>
          <table:table-cell table:formula="of:=AVERAGE([.E682:.E687])" office:value-type="float" office:value="0.004674" calcext:value-type="float">
            <text:p>4,67E-03</text:p>
          </table:table-cell>
          <table:table-cell table:formula="of:=1/[.F687]" office:value-type="float" office:value="213.949507916132" calcext:value-type="float">
            <text:p>213,94950791613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80168" calcext:value-type="float">
            <text:p>6,78016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172" calcext:value-type="float">
            <text:p>0,003172</text:p>
          </table:table-cell>
          <table:table-cell table:formula="of:=AVERAGE([.E683:.E688])" office:value-type="float" office:value="0.00438" calcext:value-type="float">
            <text:p>4,38E-03</text:p>
          </table:table-cell>
          <table:table-cell table:formula="of:=1/[.F688]" office:value-type="float" office:value="228.310502283105" calcext:value-type="float">
            <text:p>228,31050228310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81616" calcext:value-type="float">
            <text:p>6,7816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448" calcext:value-type="float">
            <text:p>0,001448</text:p>
          </table:table-cell>
          <table:table-cell table:formula="of:=AVERAGE([.E684:.E689])" office:value-type="float" office:value="0.00385416666666667" calcext:value-type="float">
            <text:p>3,85E-03</text:p>
          </table:table-cell>
          <table:table-cell table:formula="of:=1/[.F689]" office:value-type="float" office:value="259.459459459459" calcext:value-type="float">
            <text:p>259,45945945945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86169" calcext:value-type="float">
            <text:p>6,7861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53" calcext:value-type="float">
            <text:p>0,004553</text:p>
          </table:table-cell>
          <table:table-cell table:formula="of:=AVERAGE([.E685:.E690])" office:value-type="float" office:value="0.00384516666666667" calcext:value-type="float">
            <text:p>3,85E-03</text:p>
          </table:table-cell>
          <table:table-cell table:formula="of:=1/[.F690]" office:value-type="float" office:value="260.066750465953" calcext:value-type="float">
            <text:p>260,06675046595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90918" calcext:value-type="float">
            <text:p>6,7909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49" calcext:value-type="float">
            <text:p>0,004749</text:p>
          </table:table-cell>
          <table:table-cell table:formula="of:=AVERAGE([.E686:.E691])" office:value-type="float" office:value="0.00386783333333333" calcext:value-type="float">
            <text:p>3,87E-03</text:p>
          </table:table-cell>
          <table:table-cell table:formula="of:=1/[.F691]" office:value-type="float" office:value="258.542681087603" calcext:value-type="float">
            <text:p>258,54268108760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96861" calcext:value-type="float">
            <text:p>6,7968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943" calcext:value-type="float">
            <text:p>0,005943</text:p>
          </table:table-cell>
          <table:table-cell table:formula="of:=AVERAGE([.E687:.E692])" office:value-type="float" office:value="0.0035135" calcext:value-type="float">
            <text:p>3,51E-03</text:p>
          </table:table-cell>
          <table:table-cell table:formula="of:=1/[.F692]" office:value-type="float" office:value="284.616479294151" calcext:value-type="float">
            <text:p>284,61647929415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01466" calcext:value-type="float">
            <text:p>6,8014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5" calcext:value-type="float">
            <text:p>0,004605</text:p>
          </table:table-cell>
          <table:table-cell table:formula="of:=AVERAGE([.E688:.E693])" office:value-type="float" office:value="0.00407833333333333" calcext:value-type="float">
            <text:p>4,08E-03</text:p>
          </table:table-cell>
          <table:table-cell table:formula="of:=1/[.F693]" office:value-type="float" office:value="245.198201879853" calcext:value-type="float">
            <text:p>245,19820187985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806154" calcext:value-type="float">
            <text:p>6,8061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88" calcext:value-type="float">
            <text:p>0,004688</text:p>
          </table:table-cell>
          <table:table-cell table:formula="of:=AVERAGE([.E689:.E694])" office:value-type="float" office:value="0.004331" calcext:value-type="float">
            <text:p>4,33E-03</text:p>
          </table:table-cell>
          <table:table-cell table:formula="of:=1/[.F694]" office:value-type="float" office:value="230.89355806973" calcext:value-type="float">
            <text:p>230,8935580697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10784" calcext:value-type="float">
            <text:p>6,81078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63" calcext:value-type="float">
            <text:p>0,00463</text:p>
          </table:table-cell>
          <table:table-cell table:formula="of:=AVERAGE([.E690:.E695])" office:value-type="float" office:value="0.00486133333333333" calcext:value-type="float">
            <text:p>4,86E-03</text:p>
          </table:table-cell>
          <table:table-cell table:formula="of:=1/[.F695]" office:value-type="float" office:value="205.704882062534" calcext:value-type="float">
            <text:p>205,70488206253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812514" calcext:value-type="float">
            <text:p>6,8125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73" calcext:value-type="float">
            <text:p>0,00173</text:p>
          </table:table-cell>
          <table:table-cell table:formula="of:=AVERAGE([.E691:.E696])" office:value-type="float" office:value="0.00439083333333333" calcext:value-type="float">
            <text:p>4,39E-03</text:p>
          </table:table-cell>
          <table:table-cell table:formula="of:=1/[.F696]" office:value-type="float" office:value="227.747200607326" calcext:value-type="float">
            <text:p>227,74720060732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15156" calcext:value-type="float">
            <text:p>6,81515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642" calcext:value-type="float">
            <text:p>0,002642</text:p>
          </table:table-cell>
          <table:table-cell table:formula="of:=AVERAGE([.E692:.E697])" office:value-type="float" office:value="0.00403966666666667" calcext:value-type="float">
            <text:p>4,04E-03</text:p>
          </table:table-cell>
          <table:table-cell table:formula="of:=1/[.F697]" office:value-type="float" office:value="247.545176994802" calcext:value-type="float">
            <text:p>247,54517699480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17159" calcext:value-type="float">
            <text:p>6,8171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6c00ff4000000000e8</text:p>
          </table:table-cell>
          <table:table-cell office:value-type="float" office:value="0.002003" calcext:value-type="float">
            <text:p>0,002003</text:p>
          </table:table-cell>
          <table:table-cell table:formula="of:=AVERAGE([.E693:.E698])" office:value-type="float" office:value="0.003383" calcext:value-type="float">
            <text:p>3,38E-03</text:p>
          </table:table-cell>
          <table:table-cell table:formula="of:=1/[.F698]" office:value-type="float" office:value="295.595625184747" calcext:value-type="float">
            <text:p>295,59562518474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21766" calcext:value-type="float">
            <text:p>6,8217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7" calcext:value-type="float">
            <text:p>0,004607</text:p>
          </table:table-cell>
          <table:table-cell table:formula="of:=AVERAGE([.E694:.E699])" office:value-type="float" office:value="0.00338333333333333" calcext:value-type="float">
            <text:p>3,38E-03</text:p>
          </table:table-cell>
          <table:table-cell table:formula="of:=1/[.F699]" office:value-type="float" office:value="295.566502463054" calcext:value-type="float">
            <text:p>295,56650246305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26383" calcext:value-type="float">
            <text:p>6,8263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7" calcext:value-type="float">
            <text:p>0,004617</text:p>
          </table:table-cell>
          <table:table-cell table:formula="of:=AVERAGE([.E695:.E700])" office:value-type="float" office:value="0.0033715" calcext:value-type="float">
            <text:p>3,37E-03</text:p>
          </table:table-cell>
          <table:table-cell table:formula="of:=1/[.F700]" office:value-type="float" office:value="296.6038855109" calcext:value-type="float">
            <text:p>296,603885510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31215" calcext:value-type="float">
            <text:p>6,831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2" calcext:value-type="float">
            <text:p>0,004832</text:p>
          </table:table-cell>
          <table:table-cell table:formula="of:=AVERAGE([.E696:.E701])" office:value-type="float" office:value="0.00340516666666667" calcext:value-type="float">
            <text:p>3,41E-03</text:p>
          </table:table-cell>
          <table:table-cell table:formula="of:=1/[.F701]" office:value-type="float" office:value="293.671381723851" calcext:value-type="float">
            <text:p>293,67138172385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35834" calcext:value-type="float">
            <text:p>6,8358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9" calcext:value-type="float">
            <text:p>0,004619</text:p>
          </table:table-cell>
          <table:table-cell table:formula="of:=AVERAGE([.E697:.E702])" office:value-type="float" office:value="0.00388666666666667" calcext:value-type="float">
            <text:p>3,89E-03</text:p>
          </table:table-cell>
          <table:table-cell table:formula="of:=1/[.F702]" office:value-type="float" office:value="257.289879931389" calcext:value-type="float">
            <text:p>257,28987993138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40411" calcext:value-type="float">
            <text:p>6,840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7" calcext:value-type="float">
            <text:p>0,004577</text:p>
          </table:table-cell>
          <table:table-cell table:formula="of:=AVERAGE([.E698:.E703])" office:value-type="float" office:value="0.00420916666666667" calcext:value-type="float">
            <text:p>4,21E-03</text:p>
          </table:table-cell>
          <table:table-cell table:formula="of:=1/[.F703]" office:value-type="float" office:value="237.576717481687" calcext:value-type="float">
            <text:p>237,57671748168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4501" calcext:value-type="float">
            <text:p>6,84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9" calcext:value-type="float">
            <text:p>0,004599</text:p>
          </table:table-cell>
          <table:table-cell table:formula="of:=AVERAGE([.E699:.E704])" office:value-type="float" office:value="0.00464183333333333" calcext:value-type="float">
            <text:p>4,64E-03</text:p>
          </table:table-cell>
          <table:table-cell table:formula="of:=1/[.F704]" office:value-type="float" office:value="215.432120929231" calcext:value-type="float">
            <text:p>215,43212092923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45763" calcext:value-type="float">
            <text:p>6,84576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753" calcext:value-type="float">
            <text:p>0,000753</text:p>
          </table:table-cell>
          <table:table-cell table:formula="of:=AVERAGE([.E700:.E705])" office:value-type="float" office:value="0.0039995" calcext:value-type="float">
            <text:p>4,00E-03</text:p>
          </table:table-cell>
          <table:table-cell table:formula="of:=1/[.F705]" office:value-type="float" office:value="250.031253906738" calcext:value-type="float">
            <text:p>250,03125390673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49558" calcext:value-type="float">
            <text:p>6,8495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795" calcext:value-type="float">
            <text:p>0,003795</text:p>
          </table:table-cell>
          <table:table-cell table:formula="of:=AVERAGE([.E701:.E706])" office:value-type="float" office:value="0.0038625" calcext:value-type="float">
            <text:p>3,86E-03</text:p>
          </table:table-cell>
          <table:table-cell table:formula="of:=1/[.F706]" office:value-type="float" office:value="258.899676375405" calcext:value-type="float">
            <text:p>258,8996763754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50147" calcext:value-type="float">
            <text:p>6,85014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589" calcext:value-type="float">
            <text:p>0,000589</text:p>
          </table:table-cell>
          <table:table-cell table:formula="of:=AVERAGE([.E702:.E707])" office:value-type="float" office:value="0.00315533333333333" calcext:value-type="float">
            <text:p>3,16E-03</text:p>
          </table:table-cell>
          <table:table-cell table:formula="of:=1/[.F707]" office:value-type="float" office:value="316.92372702303" calcext:value-type="float">
            <text:p>316,9237270230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54173" calcext:value-type="float">
            <text:p>6,8541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026" calcext:value-type="float">
            <text:p>0,004026</text:p>
          </table:table-cell>
          <table:table-cell table:formula="of:=AVERAGE([.E703:.E708])" office:value-type="float" office:value="0.0030565" calcext:value-type="float">
            <text:p>3,06E-03</text:p>
          </table:table-cell>
          <table:table-cell table:formula="of:=1/[.F708]" office:value-type="float" office:value="327.171601504989" calcext:value-type="float">
            <text:p>327,17160150498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58752" calcext:value-type="float">
            <text:p>6,8587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9" calcext:value-type="float">
            <text:p>0,004579</text:p>
          </table:table-cell>
          <table:table-cell table:formula="of:=AVERAGE([.E704:.E709])" office:value-type="float" office:value="0.00305683333333333" calcext:value-type="float">
            <text:p>3,06E-03</text:p>
          </table:table-cell>
          <table:table-cell table:formula="of:=1/[.F709]" office:value-type="float" office:value="327.135924976828" calcext:value-type="float">
            <text:p>327,13592497682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63426" calcext:value-type="float">
            <text:p>6,8634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74" calcext:value-type="float">
            <text:p>0,004674</text:p>
          </table:table-cell>
          <table:table-cell table:formula="of:=AVERAGE([.E705:.E710])" office:value-type="float" office:value="0.00306933333333333" calcext:value-type="float">
            <text:p>3,07E-03</text:p>
          </table:table-cell>
          <table:table-cell table:formula="of:=1/[.F710]" office:value-type="float" office:value="325.803649000869" calcext:value-type="float">
            <text:p>325,80364900086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6803" calcext:value-type="float">
            <text:p>6,86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4" calcext:value-type="float">
            <text:p>0,004604</text:p>
          </table:table-cell>
          <table:table-cell table:formula="of:=AVERAGE([.E706:.E711])" office:value-type="float" office:value="0.00371116666666667" calcext:value-type="float">
            <text:p>3,71E-03</text:p>
          </table:table-cell>
          <table:table-cell table:formula="of:=1/[.F711]" office:value-type="float" office:value="269.457044056227" calcext:value-type="float">
            <text:p>269,45704405622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878543" calcext:value-type="float">
            <text:p>6,8785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0513" calcext:value-type="float">
            <text:p>0,010513</text:p>
          </table:table-cell>
          <table:table-cell table:formula="of:=AVERAGE([.E707:.E712])" office:value-type="float" office:value="0.00483083333333333" calcext:value-type="float">
            <text:p>4,83E-03</text:p>
          </table:table-cell>
          <table:table-cell table:formula="of:=1/[.F712]" office:value-type="float" office:value="207.003622563395" calcext:value-type="float">
            <text:p>207,00362256339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880737" calcext:value-type="float">
            <text:p>6,88073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194" calcext:value-type="float">
            <text:p>0,002194</text:p>
          </table:table-cell>
          <table:table-cell table:formula="of:=AVERAGE([.E708:.E713])" office:value-type="float" office:value="0.00509833333333333" calcext:value-type="float">
            <text:p>5,10E-03</text:p>
          </table:table-cell>
          <table:table-cell table:formula="of:=1/[.F713]" office:value-type="float" office:value="196.14253023864" calcext:value-type="float">
            <text:p>196,1425302386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883161" calcext:value-type="float">
            <text:p>6,883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424" calcext:value-type="float">
            <text:p>0,002424</text:p>
          </table:table-cell>
          <table:table-cell table:formula="of:=AVERAGE([.E709:.E714])" office:value-type="float" office:value="0.00483133333333333" calcext:value-type="float">
            <text:p>4,83E-03</text:p>
          </table:table-cell>
          <table:table-cell table:formula="of:=1/[.F714]" office:value-type="float" office:value="206.98219953084" calcext:value-type="float">
            <text:p>206,9821995308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85134" calcext:value-type="float">
            <text:p>6,885134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1973" calcext:value-type="float">
            <text:p>0,001973</text:p>
          </table:table-cell>
          <table:table-cell table:formula="of:=AVERAGE([.E710:.E715])" office:value-type="float" office:value="0.004397" calcext:value-type="float">
            <text:p>4,40E-03</text:p>
          </table:table-cell>
          <table:table-cell table:formula="of:=1/[.F715]" office:value-type="float" office:value="227.427791676143" calcext:value-type="float">
            <text:p>227,42779167614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887745" calcext:value-type="float">
            <text:p>6,8877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800000000e8</text:p>
          </table:table-cell>
          <table:table-cell office:value-type="float" office:value="0.002611" calcext:value-type="float">
            <text:p>0,002611</text:p>
          </table:table-cell>
          <table:table-cell table:formula="of:=AVERAGE([.E711:.E716])" office:value-type="float" office:value="0.00405316666666667" calcext:value-type="float">
            <text:p>4,05E-03</text:p>
          </table:table-cell>
          <table:table-cell table:formula="of:=1/[.F716]" office:value-type="float" office:value="246.720671080225" calcext:value-type="float">
            <text:p>246,72067108022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92422" calcext:value-type="float">
            <text:p>6,8924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77" calcext:value-type="float">
            <text:p>0,004677</text:p>
          </table:table-cell>
          <table:table-cell table:formula="of:=AVERAGE([.E712:.E717])" office:value-type="float" office:value="0.00406533333333333" calcext:value-type="float">
            <text:p>4,07E-03</text:p>
          </table:table-cell>
          <table:table-cell table:formula="of:=1/[.F717]" office:value-type="float" office:value="245.982289275172" calcext:value-type="float">
            <text:p>245,98228927517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97014" calcext:value-type="float">
            <text:p>6,897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2" calcext:value-type="float">
            <text:p>0,004592</text:p>
          </table:table-cell>
          <table:table-cell table:formula="of:=AVERAGE([.E713:.E718])" office:value-type="float" office:value="0.0030785" calcext:value-type="float">
            <text:p>3,08E-03</text:p>
          </table:table-cell>
          <table:table-cell table:formula="of:=1/[.F718]" office:value-type="float" office:value="324.833522819555" calcext:value-type="float">
            <text:p>324,83352281955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901598" calcext:value-type="float">
            <text:p>6,9015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4" calcext:value-type="float">
            <text:p>0,004584</text:p>
          </table:table-cell>
          <table:table-cell table:formula="of:=AVERAGE([.E714:.E719])" office:value-type="float" office:value="0.00347683333333333" calcext:value-type="float">
            <text:p>3,48E-03</text:p>
          </table:table-cell>
          <table:table-cell table:formula="of:=1/[.F719]" office:value-type="float" office:value="287.618043238579" calcext:value-type="float">
            <text:p>287,61804323857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910748" calcext:value-type="float">
            <text:p>6,9107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15" calcext:value-type="float">
            <text:p>0,00915</text:p>
          </table:table-cell>
          <table:table-cell table:formula="of:=AVERAGE([.E715:.E720])" office:value-type="float" office:value="0.00459783333333333" calcext:value-type="float">
            <text:p>4,60E-03</text:p>
          </table:table-cell>
          <table:table-cell table:formula="of:=1/[.F720]" office:value-type="float" office:value="217.493747054772" calcext:value-type="float">
            <text:p>217,49374705477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915369" calcext:value-type="float">
            <text:p>6,9153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21" calcext:value-type="float">
            <text:p>0,004621</text:p>
          </table:table-cell>
          <table:table-cell table:formula="of:=AVERAGE([.E716:.E721])" office:value-type="float" office:value="0.00503916666666667" calcext:value-type="float">
            <text:p>5,04E-03</text:p>
          </table:table-cell>
          <table:table-cell table:formula="of:=1/[.F721]" office:value-type="float" office:value="198.445510170332" calcext:value-type="float">
            <text:p>198,44551017033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919954" calcext:value-type="float">
            <text:p>6,9199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5" calcext:value-type="float">
            <text:p>0,004585</text:p>
          </table:table-cell>
          <table:table-cell table:formula="of:=AVERAGE([.E717:.E722])" office:value-type="float" office:value="0.00536816666666667" calcext:value-type="float">
            <text:p>5,37E-03</text:p>
          </table:table-cell>
          <table:table-cell table:formula="of:=1/[.F722]" office:value-type="float" office:value="186.283336955509" calcext:value-type="float">
            <text:p>186,28333695550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926387" calcext:value-type="float">
            <text:p>6,9263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433" calcext:value-type="float">
            <text:p>0,006433</text:p>
          </table:table-cell>
          <table:table-cell table:formula="of:=AVERAGE([.E718:.E723])" office:value-type="float" office:value="0.00566083333333333" calcext:value-type="float">
            <text:p>5,66E-03</text:p>
          </table:table-cell>
          <table:table-cell table:formula="of:=1/[.F723]" office:value-type="float" office:value="176.652436331518" calcext:value-type="float">
            <text:p>176,6524363315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931042" calcext:value-type="float">
            <text:p>6,9310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5" calcext:value-type="float">
            <text:p>0,004655</text:p>
          </table:table-cell>
          <table:table-cell table:formula="of:=AVERAGE([.E719:.E724])" office:value-type="float" office:value="0.00567133333333333" calcext:value-type="float">
            <text:p>5,67E-03</text:p>
          </table:table-cell>
          <table:table-cell table:formula="of:=1/[.F724]" office:value-type="float" office:value="176.325379099565" calcext:value-type="float">
            <text:p>176,32537909956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935638" calcext:value-type="float">
            <text:p>6,9356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6" calcext:value-type="float">
            <text:p>0,004596</text:p>
          </table:table-cell>
          <table:table-cell table:formula="of:=AVERAGE([.E720:.E725])" office:value-type="float" office:value="0.00567333333333333" calcext:value-type="float">
            <text:p>5,67E-03</text:p>
          </table:table-cell>
          <table:table-cell table:formula="of:=1/[.F725]" office:value-type="float" office:value="176.263219741481" calcext:value-type="float">
            <text:p>176,26321974148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94027" calcext:value-type="float">
            <text:p>6,940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32" calcext:value-type="float">
            <text:p>0,004632</text:p>
          </table:table-cell>
          <table:table-cell table:formula="of:=AVERAGE([.E721:.E726])" office:value-type="float" office:value="0.00492033333333333" calcext:value-type="float">
            <text:p>4,92E-03</text:p>
          </table:table-cell>
          <table:table-cell table:formula="of:=1/[.F726]" office:value-type="float" office:value="203.238262990312" calcext:value-type="float">
            <text:p>203,23826299031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945101" calcext:value-type="float">
            <text:p>6,945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31" calcext:value-type="float">
            <text:p>0,004831</text:p>
          </table:table-cell>
          <table:table-cell table:formula="of:=AVERAGE([.E722:.E727])" office:value-type="float" office:value="0.00495533333333333" calcext:value-type="float">
            <text:p>4,96E-03</text:p>
          </table:table-cell>
          <table:table-cell table:formula="of:=1/[.F727]" office:value-type="float" office:value="201.802771424728" calcext:value-type="float">
            <text:p>201,8027714247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949685" calcext:value-type="float">
            <text:p>6,9496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4" calcext:value-type="float">
            <text:p>0,004584</text:p>
          </table:table-cell>
          <table:table-cell table:formula="of:=AVERAGE([.E723:.E728])" office:value-type="float" office:value="0.00495516666666667" calcext:value-type="float">
            <text:p>4,96E-03</text:p>
          </table:table-cell>
          <table:table-cell table:formula="of:=1/[.F728]" office:value-type="float" office:value="201.809559046113" calcext:value-type="float">
            <text:p>201,8095590461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950718" calcext:value-type="float">
            <text:p>6,95071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033" calcext:value-type="float">
            <text:p>0,001033</text:p>
          </table:table-cell>
          <table:table-cell table:formula="of:=AVERAGE([.E724:.E729])" office:value-type="float" office:value="0.00405516666666667" calcext:value-type="float">
            <text:p>4,06E-03</text:p>
          </table:table-cell>
          <table:table-cell table:formula="of:=1/[.F729]" office:value-type="float" office:value="246.598988944145" calcext:value-type="float">
            <text:p>246,59898894414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954296" calcext:value-type="float">
            <text:p>6,954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578" calcext:value-type="float">
            <text:p>0,003578</text:p>
          </table:table-cell>
          <table:table-cell table:formula="of:=AVERAGE([.E725:.E730])" office:value-type="float" office:value="0.00387566666666667" calcext:value-type="float">
            <text:p>3,88E-03</text:p>
          </table:table-cell>
          <table:table-cell table:formula="of:=1/[.F730]" office:value-type="float" office:value="258.020125569794" calcext:value-type="float">
            <text:p>258,02012556979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955096" calcext:value-type="float">
            <text:p>6,95509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08" calcext:value-type="float">
            <text:p>0,0008</text:p>
          </table:table-cell>
          <table:table-cell table:formula="of:=AVERAGE([.E726:.E731])" office:value-type="float" office:value="0.003243" calcext:value-type="float">
            <text:p>3,24E-03</text:p>
          </table:table-cell>
          <table:table-cell table:formula="of:=1/[.F731]" office:value-type="float" office:value="308.356460067838" calcext:value-type="float">
            <text:p>308,35646006783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958892" calcext:value-type="float">
            <text:p>6,9588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796" calcext:value-type="float">
            <text:p>0,003796</text:p>
          </table:table-cell>
          <table:table-cell table:formula="of:=AVERAGE([.E727:.E732])" office:value-type="float" office:value="0.00310366666666667" calcext:value-type="float">
            <text:p>3,10E-03</text:p>
          </table:table-cell>
          <table:table-cell table:formula="of:=1/[.F732]" office:value-type="float" office:value="322.199548920632" calcext:value-type="float">
            <text:p>322,19954892063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963715" calcext:value-type="float">
            <text:p>6,9637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23" calcext:value-type="float">
            <text:p>0,004823</text:p>
          </table:table-cell>
          <table:table-cell table:formula="of:=AVERAGE([.E728:.E733])" office:value-type="float" office:value="0.00310233333333333" calcext:value-type="float">
            <text:p>3,10E-03</text:p>
          </table:table-cell>
          <table:table-cell table:formula="of:=1/[.F733]" office:value-type="float" office:value="322.338025142366" calcext:value-type="float">
            <text:p>322,33802514236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969523" calcext:value-type="float">
            <text:p>6,9695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808" calcext:value-type="float">
            <text:p>0,005808</text:p>
          </table:table-cell>
          <table:table-cell table:formula="of:=AVERAGE([.E729:.E734])" office:value-type="float" office:value="0.00330633333333333" calcext:value-type="float">
            <text:p>3,31E-03</text:p>
          </table:table-cell>
          <table:table-cell table:formula="of:=1/[.F734]" office:value-type="float" office:value="302.449843734247" calcext:value-type="float">
            <text:p>302,44984373424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974678" calcext:value-type="float">
            <text:p>6,9746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155" calcext:value-type="float">
            <text:p>0,005155</text:p>
          </table:table-cell>
          <table:table-cell table:formula="of:=AVERAGE([.E730:.E735])" office:value-type="float" office:value="0.00399333333333333" calcext:value-type="float">
            <text:p>3,99E-03</text:p>
          </table:table-cell>
          <table:table-cell table:formula="of:=1/[.F735]" office:value-type="float" office:value="250.417362270451" calcext:value-type="float">
            <text:p>250,41736227045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979401" calcext:value-type="float">
            <text:p>6,9794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23" calcext:value-type="float">
            <text:p>0,004723</text:p>
          </table:table-cell>
          <table:table-cell table:formula="of:=AVERAGE([.E731:.E736])" office:value-type="float" office:value="0.00418416666666667" calcext:value-type="float">
            <text:p>4,18E-03</text:p>
          </table:table-cell>
          <table:table-cell table:formula="of:=1/[.F736]" office:value-type="float" office:value="238.996215893248" calcext:value-type="float">
            <text:p>238,99621589324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984" calcext:value-type="float">
            <text:p>6,9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9" calcext:value-type="float">
            <text:p>0,004599</text:p>
          </table:table-cell>
          <table:table-cell table:formula="of:=AVERAGE([.E732:.E737])" office:value-type="float" office:value="0.00481733333333333" calcext:value-type="float">
            <text:p>4,82E-03</text:p>
          </table:table-cell>
          <table:table-cell table:formula="of:=1/[.F737]" office:value-type="float" office:value="207.583725435926" calcext:value-type="float">
            <text:p>207,58372543592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985708" calcext:value-type="float">
            <text:p>6,98570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708" calcext:value-type="float">
            <text:p>0,001708</text:p>
          </table:table-cell>
          <table:table-cell table:formula="of:=AVERAGE([.E733:.E738])" office:value-type="float" office:value="0.00446933333333333" calcext:value-type="float">
            <text:p>4,47E-03</text:p>
          </table:table-cell>
          <table:table-cell table:formula="of:=1/[.F738]" office:value-type="float" office:value="223.747016706444" calcext:value-type="float">
            <text:p>223,74701670644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988596" calcext:value-type="float">
            <text:p>6,9885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888" calcext:value-type="float">
            <text:p>0,002888</text:p>
          </table:table-cell>
          <table:table-cell table:formula="of:=AVERAGE([.E734:.E739])" office:value-type="float" office:value="0.00414683333333333" calcext:value-type="float">
            <text:p>4,15E-03</text:p>
          </table:table-cell>
          <table:table-cell table:formula="of:=1/[.F739]" office:value-type="float" office:value="241.14786383184" calcext:value-type="float">
            <text:p>241,1478638318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990095" calcext:value-type="float">
            <text:p>6,99009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499" calcext:value-type="float">
            <text:p>0,001499</text:p>
          </table:table-cell>
          <table:table-cell table:formula="of:=AVERAGE([.E735:.E740])" office:value-type="float" office:value="0.00342866666666667" calcext:value-type="float">
            <text:p>3,43E-03</text:p>
          </table:table-cell>
          <table:table-cell table:formula="of:=1/[.F740]" office:value-type="float" office:value="291.65856503986" calcext:value-type="float">
            <text:p>291,6585650398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993208" calcext:value-type="float">
            <text:p>6,993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113" calcext:value-type="float">
            <text:p>0,003113</text:p>
          </table:table-cell>
          <table:table-cell table:formula="of:=AVERAGE([.E736:.E741])" office:value-type="float" office:value="0.00308833333333333" calcext:value-type="float">
            <text:p>3,09E-03</text:p>
          </table:table-cell>
          <table:table-cell table:formula="of:=1/[.F741]" office:value-type="float" office:value="323.79924446843" calcext:value-type="float">
            <text:p>323,7992444684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998571" calcext:value-type="float">
            <text:p>6,9985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363" calcext:value-type="float">
            <text:p>0,005363</text:p>
          </table:table-cell>
          <table:table-cell table:formula="of:=AVERAGE([.E737:.E742])" office:value-type="float" office:value="0.003195" calcext:value-type="float">
            <text:p>3,20E-03</text:p>
          </table:table-cell>
          <table:table-cell table:formula="of:=1/[.F742]" office:value-type="float" office:value="312.989045383412" calcext:value-type="float">
            <text:p>312,98904538341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003155" calcext:value-type="float">
            <text:p>7,0031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4" calcext:value-type="float">
            <text:p>0,004584</text:p>
          </table:table-cell>
          <table:table-cell table:formula="of:=AVERAGE([.E738:.E743])" office:value-type="float" office:value="0.0031925" calcext:value-type="float">
            <text:p>3,19E-03</text:p>
          </table:table-cell>
          <table:table-cell table:formula="of:=1/[.F743]" office:value-type="float" office:value="313.234142521535" calcext:value-type="float">
            <text:p>313,23414252153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009076" calcext:value-type="float">
            <text:p>7,0090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921" calcext:value-type="float">
            <text:p>0,005921</text:p>
          </table:table-cell>
          <table:table-cell table:formula="of:=AVERAGE([.E739:.E744])" office:value-type="float" office:value="0.00389466666666667" calcext:value-type="float">
            <text:p>3,89E-03</text:p>
          </table:table-cell>
          <table:table-cell table:formula="of:=1/[.F744]" office:value-type="float" office:value="256.761383087984" calcext:value-type="float">
            <text:p>256,76138308798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018404" calcext:value-type="float">
            <text:p>7,0184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328" calcext:value-type="float">
            <text:p>0,009328</text:p>
          </table:table-cell>
          <table:table-cell table:formula="of:=AVERAGE([.E740:.E745])" office:value-type="float" office:value="0.004968" calcext:value-type="float">
            <text:p>4,97E-03</text:p>
          </table:table-cell>
          <table:table-cell table:formula="of:=1/[.F745]" office:value-type="float" office:value="201.288244766506" calcext:value-type="float">
            <text:p>201,28824476650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020709" calcext:value-type="float">
            <text:p>7,02070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305" calcext:value-type="float">
            <text:p>0,002305</text:p>
          </table:table-cell>
          <table:table-cell table:formula="of:=AVERAGE([.E741:.E746])" office:value-type="float" office:value="0.00510233333333333" calcext:value-type="float">
            <text:p>5,10E-03</text:p>
          </table:table-cell>
          <table:table-cell table:formula="of:=1/[.F746]" office:value-type="float" office:value="195.988763310904" calcext:value-type="float">
            <text:p>195,98876331090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024101" calcext:value-type="float">
            <text:p>7,024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392" calcext:value-type="float">
            <text:p>0,003392</text:p>
          </table:table-cell>
          <table:table-cell table:formula="of:=AVERAGE([.E742:.E747])" office:value-type="float" office:value="0.00514883333333333" calcext:value-type="float">
            <text:p>5,15E-03</text:p>
          </table:table-cell>
          <table:table-cell table:formula="of:=1/[.F747]" office:value-type="float" office:value="194.21875505778" calcext:value-type="float">
            <text:p>194,2187550577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025085" calcext:value-type="float">
            <text:p>7,0250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00400000ff7f</text:p>
          </table:table-cell>
          <table:table-cell office:value-type="float" office:value="0.000984" calcext:value-type="float">
            <text:p>0,000984</text:p>
          </table:table-cell>
          <table:table-cell table:formula="of:=AVERAGE([.E743:.E748])" office:value-type="float" office:value="0.004419" calcext:value-type="float">
            <text:p>4,42E-03</text:p>
          </table:table-cell>
          <table:table-cell table:formula="of:=1/[.F748]" office:value-type="float" office:value="226.295541977823" calcext:value-type="float">
            <text:p>226,29554197782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028693" calcext:value-type="float">
            <text:p>7,0286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608" calcext:value-type="float">
            <text:p>0,003608</text:p>
          </table:table-cell>
          <table:table-cell table:formula="of:=AVERAGE([.E744:.E749])" office:value-type="float" office:value="0.00425633333333333" calcext:value-type="float">
            <text:p>4,26E-03</text:p>
          </table:table-cell>
          <table:table-cell table:formula="of:=1/[.F749]" office:value-type="float" office:value="234.944005012139" calcext:value-type="float">
            <text:p>234,94400501213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033355" calcext:value-type="float">
            <text:p>7,0333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62" calcext:value-type="float">
            <text:p>0,004662</text:p>
          </table:table-cell>
          <table:table-cell table:formula="of:=AVERAGE([.E745:.E750])" office:value-type="float" office:value="0.0040465" calcext:value-type="float">
            <text:p>4,05E-03</text:p>
          </table:table-cell>
          <table:table-cell table:formula="of:=1/[.F750]" office:value-type="float" office:value="247.127146917089" calcext:value-type="float">
            <text:p>247,12714691708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038215" calcext:value-type="float">
            <text:p>7,038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6" calcext:value-type="float">
            <text:p>0,00486</text:p>
          </table:table-cell>
          <table:table-cell table:formula="of:=AVERAGE([.E746:.E751])" office:value-type="float" office:value="0.00330183333333333" calcext:value-type="float">
            <text:p>3,30E-03</text:p>
          </table:table-cell>
          <table:table-cell table:formula="of:=1/[.F751]" office:value-type="float" office:value="302.862046337893" calcext:value-type="float">
            <text:p>302,86204633789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04282" calcext:value-type="float">
            <text:p>7,04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5" calcext:value-type="float">
            <text:p>0,004605</text:p>
          </table:table-cell>
          <table:table-cell table:formula="of:=AVERAGE([.E747:.E752])" office:value-type="float" office:value="0.00368516666666667" calcext:value-type="float">
            <text:p>3,69E-03</text:p>
          </table:table-cell>
          <table:table-cell table:formula="of:=1/[.F752]" office:value-type="float" office:value="271.35814752838" calcext:value-type="float">
            <text:p>271,3581475283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049209" calcext:value-type="float">
            <text:p>7,0492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74000000000e8</text:p>
          </table:table-cell>
          <table:table-cell office:value-type="float" office:value="0.006389" calcext:value-type="float">
            <text:p>0,006389</text:p>
          </table:table-cell>
          <table:table-cell table:formula="of:=AVERAGE([.E748:.E753])" office:value-type="float" office:value="0.00418466666666667" calcext:value-type="float">
            <text:p>4,18E-03</text:p>
          </table:table-cell>
          <table:table-cell table:formula="of:=1/[.F753]" office:value-type="float" office:value="238.967659710053" calcext:value-type="float">
            <text:p>238,96765971005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054166" calcext:value-type="float">
            <text:p>7,054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57" calcext:value-type="float">
            <text:p>0,004957</text:p>
          </table:table-cell>
          <table:table-cell table:formula="of:=AVERAGE([.E749:.E754])" office:value-type="float" office:value="0.00484683333333333" calcext:value-type="float">
            <text:p>4,85E-03</text:p>
          </table:table-cell>
          <table:table-cell table:formula="of:=1/[.F754]" office:value-type="float" office:value="206.320277844641" calcext:value-type="float">
            <text:p>206,32027784464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055706" calcext:value-type="float">
            <text:p>7,05570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54" calcext:value-type="float">
            <text:p>0,00154</text:p>
          </table:table-cell>
          <table:table-cell table:formula="of:=AVERAGE([.E750:.E755])" office:value-type="float" office:value="0.00450216666666667" calcext:value-type="float">
            <text:p>4,50E-03</text:p>
          </table:table-cell>
          <table:table-cell table:formula="of:=1/[.F755]" office:value-type="float" office:value="222.115277829193" calcext:value-type="float">
            <text:p>222,11527782919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058759" calcext:value-type="float">
            <text:p>7,0587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053" calcext:value-type="float">
            <text:p>0,003053</text:p>
          </table:table-cell>
          <table:table-cell table:formula="of:=AVERAGE([.E751:.E756])" office:value-type="float" office:value="0.004234" calcext:value-type="float">
            <text:p>4,23E-03</text:p>
          </table:table-cell>
          <table:table-cell table:formula="of:=1/[.F756]" office:value-type="float" office:value="236.183278223902" calcext:value-type="float">
            <text:p>236,18327822390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060069" calcext:value-type="float">
            <text:p>7,06006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31" calcext:value-type="float">
            <text:p>0,00131</text:p>
          </table:table-cell>
          <table:table-cell table:formula="of:=AVERAGE([.E752:.E757])" office:value-type="float" office:value="0.00364233333333333" calcext:value-type="float">
            <text:p>3,64E-03</text:p>
          </table:table-cell>
          <table:table-cell table:formula="of:=1/[.F757]" office:value-type="float" office:value="274.549281596046" calcext:value-type="float">
            <text:p>274,54928159604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063409" calcext:value-type="float">
            <text:p>7,063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34" calcext:value-type="float">
            <text:p>0,00334</text:p>
          </table:table-cell>
          <table:table-cell table:formula="of:=AVERAGE([.E753:.E758])" office:value-type="float" office:value="0.0034315" calcext:value-type="float">
            <text:p>3,43E-03</text:p>
          </table:table-cell>
          <table:table-cell table:formula="of:=1/[.F758]" office:value-type="float" office:value="291.417747340813" calcext:value-type="float">
            <text:p>291,4177473408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068027" calcext:value-type="float">
            <text:p>7,0680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8" calcext:value-type="float">
            <text:p>0,004618</text:p>
          </table:table-cell>
          <table:table-cell table:formula="of:=AVERAGE([.E754:.E759])" office:value-type="float" office:value="0.00313633333333333" calcext:value-type="float">
            <text:p>3,14E-03</text:p>
          </table:table-cell>
          <table:table-cell table:formula="of:=1/[.F759]" office:value-type="float" office:value="318.843660325221" calcext:value-type="float">
            <text:p>318,8436603252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072642" calcext:value-type="float">
            <text:p>7,0726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15" calcext:value-type="float">
            <text:p>0,004615</text:p>
          </table:table-cell>
          <table:table-cell table:formula="of:=AVERAGE([.E755:.E760])" office:value-type="float" office:value="0.00307933333333333" calcext:value-type="float">
            <text:p>3,08E-03</text:p>
          </table:table-cell>
          <table:table-cell table:formula="of:=1/[.F760]" office:value-type="float" office:value="324.745615934185" calcext:value-type="float">
            <text:p>324,74561593418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077286" calcext:value-type="float">
            <text:p>7,077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44" calcext:value-type="float">
            <text:p>0,004644</text:p>
          </table:table-cell>
          <table:table-cell table:formula="of:=AVERAGE([.E756:.E761])" office:value-type="float" office:value="0.00359666666666667" calcext:value-type="float">
            <text:p>3,60E-03</text:p>
          </table:table-cell>
          <table:table-cell table:formula="of:=1/[.F761]" office:value-type="float" office:value="278.035217794254" calcext:value-type="float">
            <text:p>278,03521779425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081869" calcext:value-type="float">
            <text:p>7,0818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3" calcext:value-type="float">
            <text:p>0,004583</text:p>
          </table:table-cell>
          <table:table-cell table:formula="of:=AVERAGE([.E757:.E762])" office:value-type="float" office:value="0.00385166666666667" calcext:value-type="float">
            <text:p>3,85E-03</text:p>
          </table:table-cell>
          <table:table-cell table:formula="of:=1/[.F762]" office:value-type="float" office:value="259.627866724362" calcext:value-type="float">
            <text:p>259,62786672436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086472" calcext:value-type="float">
            <text:p>7,0864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3" calcext:value-type="float">
            <text:p>0,004603</text:p>
          </table:table-cell>
          <table:table-cell table:formula="of:=AVERAGE([.E758:.E763])" office:value-type="float" office:value="0.0044005" calcext:value-type="float">
            <text:p>4,40E-03</text:p>
          </table:table-cell>
          <table:table-cell table:formula="of:=1/[.F763]" office:value-type="float" office:value="227.246903760936" calcext:value-type="float">
            <text:p>227,2469037609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090686" calcext:value-type="float">
            <text:p>7,090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000000004ea9554394</text:p>
          </table:table-cell>
          <table:table-cell office:value-type="float" office:value="0.004214" calcext:value-type="float">
            <text:p>0,004214</text:p>
          </table:table-cell>
          <table:table-cell table:formula="of:=AVERAGE([.E759:.E764])" office:value-type="float" office:value="0.00454616666666667" calcext:value-type="float">
            <text:p>4,55E-03</text:p>
          </table:table-cell>
          <table:table-cell table:formula="of:=1/[.F764]" office:value-type="float" office:value="219.965538732265" calcext:value-type="float">
            <text:p>219,96553873226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09109" calcext:value-type="float">
            <text:p>7,091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8000e8</text:p>
          </table:table-cell>
          <table:table-cell office:value-type="float" office:value="0.000404000000001" calcext:value-type="float">
            <text:p>0,000404000000001</text:p>
          </table:table-cell>
          <table:table-cell table:formula="of:=AVERAGE([.E760:.E765])" office:value-type="float" office:value="0.0038438333333335" calcext:value-type="float">
            <text:p>3,84E-03</text:p>
          </table:table-cell>
          <table:table-cell table:formula="of:=1/[.F765]" office:value-type="float" office:value="260.15696136668" calcext:value-type="float">
            <text:p>260,1569613666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095056" calcext:value-type="float">
            <text:p>7,09505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966" calcext:value-type="float">
            <text:p>0,003966</text:p>
          </table:table-cell>
          <table:table-cell table:formula="of:=AVERAGE([.E761:.E766])" office:value-type="float" office:value="0.00373566666666683" calcext:value-type="float">
            <text:p>3,74E-03</text:p>
          </table:table-cell>
          <table:table-cell table:formula="of:=1/[.F766]" office:value-type="float" office:value="267.689836709188" calcext:value-type="float">
            <text:p>267,68983670918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097526" calcext:value-type="float">
            <text:p>7,0975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47" calcext:value-type="float">
            <text:p>0,00247</text:p>
          </table:table-cell>
          <table:table-cell table:formula="of:=AVERAGE([.E762:.E767])" office:value-type="float" office:value="0.0033733333333335" calcext:value-type="float">
            <text:p>3,37E-03</text:p>
          </table:table-cell>
          <table:table-cell table:formula="of:=1/[.F767]" office:value-type="float" office:value="296.442687747021" calcext:value-type="float">
            <text:p>296,44268774702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102127" calcext:value-type="float">
            <text:p>7,102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1" calcext:value-type="float">
            <text:p>0,004601</text:p>
          </table:table-cell>
          <table:table-cell table:formula="of:=AVERAGE([.E763:.E768])" office:value-type="float" office:value="0.0033763333333335" calcext:value-type="float">
            <text:p>3,38E-03</text:p>
          </table:table-cell>
          <table:table-cell table:formula="of:=1/[.F768]" office:value-type="float" office:value="296.179287195167" calcext:value-type="float">
            <text:p>296,1792871951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106728" calcext:value-type="float">
            <text:p>7,1067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1" calcext:value-type="float">
            <text:p>0,004601</text:p>
          </table:table-cell>
          <table:table-cell table:formula="of:=AVERAGE([.E764:.E769])" office:value-type="float" office:value="0.00337600000000017" calcext:value-type="float">
            <text:p>3,38E-03</text:p>
          </table:table-cell>
          <table:table-cell table:formula="of:=1/[.F769]" office:value-type="float" office:value="296.208530805673" calcext:value-type="float">
            <text:p>296,20853080567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11131" calcext:value-type="float">
            <text:p>7,11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82" calcext:value-type="float">
            <text:p>0,004582</text:p>
          </table:table-cell>
          <table:table-cell table:formula="of:=AVERAGE([.E765:.E770])" office:value-type="float" office:value="0.0034373333333335" calcext:value-type="float">
            <text:p>3,44E-03</text:p>
          </table:table-cell>
          <table:table-cell table:formula="of:=1/[.F770]" office:value-type="float" office:value="290.923196276169" calcext:value-type="float">
            <text:p>290,92319627616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115909" calcext:value-type="float">
            <text:p>7,1159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9" calcext:value-type="float">
            <text:p>0,004599</text:p>
          </table:table-cell>
          <table:table-cell table:formula="of:=AVERAGE([.E766:.E771])" office:value-type="float" office:value="0.0041365" calcext:value-type="float">
            <text:p>4,14E-03</text:p>
          </table:table-cell>
          <table:table-cell table:formula="of:=1/[.F771]" office:value-type="float" office:value="241.750271969056" calcext:value-type="float">
            <text:p>241,75027196905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125673" calcext:value-type="float">
            <text:p>7,125673</text:p>
          </table:table-cell>
          <table:table-cell office:value-type="float" office:value="10" calcext:value-type="float">
            <text:p>10</text:p>
          </table:table-cell>
          <table:table-cell office:value-type="float" office:value="6004000000184" calcext:value-type="float">
            <text:p>6004000000184</text:p>
          </table:table-cell>
          <table:table-cell office:value-type="float" office:value="0.009764" calcext:value-type="float">
            <text:p>0,009764</text:p>
          </table:table-cell>
          <table:table-cell table:formula="of:=AVERAGE([.E767:.E772])" office:value-type="float" office:value="0.00510283333333333" calcext:value-type="float">
            <text:p>5,10E-03</text:p>
          </table:table-cell>
          <table:table-cell table:formula="of:=1/[.F772]" office:value-type="float" office:value="195.969559395107" calcext:value-type="float">
            <text:p>195,96955939510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129817" calcext:value-type="float">
            <text:p>7,1298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144" calcext:value-type="float">
            <text:p>0,004144</text:p>
          </table:table-cell>
          <table:table-cell table:formula="of:=AVERAGE([.E768:.E773])" office:value-type="float" office:value="0.00538183333333333" calcext:value-type="float">
            <text:p>5,38E-03</text:p>
          </table:table-cell>
          <table:table-cell table:formula="of:=1/[.F773]" office:value-type="float" office:value="185.810287696262" calcext:value-type="float">
            <text:p>185,81028769626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134464" calcext:value-type="float">
            <text:p>7,134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47" calcext:value-type="float">
            <text:p>0,004647</text:p>
          </table:table-cell>
          <table:table-cell table:formula="of:=AVERAGE([.E769:.E774])" office:value-type="float" office:value="0.0053895" calcext:value-type="float">
            <text:p>5,39E-03</text:p>
          </table:table-cell>
          <table:table-cell table:formula="of:=1/[.F774]" office:value-type="float" office:value="185.545969013823" calcext:value-type="float">
            <text:p>185,5459690138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145356" calcext:value-type="float">
            <text:p>7,145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0892" calcext:value-type="float">
            <text:p>0,010892</text:p>
          </table:table-cell>
          <table:table-cell table:formula="of:=AVERAGE([.E770:.E775])" office:value-type="float" office:value="0.006438" calcext:value-type="float">
            <text:p>6,44E-03</text:p>
          </table:table-cell>
          <table:table-cell table:formula="of:=1/[.F775]" office:value-type="float" office:value="155.327741534638" calcext:value-type="float">
            <text:p>155,32774153463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149988" calcext:value-type="float">
            <text:p>7,149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32" calcext:value-type="float">
            <text:p>0,004632</text:p>
          </table:table-cell>
          <table:table-cell table:formula="of:=AVERAGE([.E771:.E776])" office:value-type="float" office:value="0.00644633333333333" calcext:value-type="float">
            <text:p>6,45E-03</text:p>
          </table:table-cell>
          <table:table-cell table:formula="of:=1/[.F776]" office:value-type="float" office:value="155.126945550442" calcext:value-type="float">
            <text:p>155,12694555044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154679" calcext:value-type="float">
            <text:p>7,1546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91" calcext:value-type="float">
            <text:p>0,004691</text:p>
          </table:table-cell>
          <table:table-cell table:formula="of:=AVERAGE([.E772:.E777])" office:value-type="float" office:value="0.00646166666666667" calcext:value-type="float">
            <text:p>6,46E-03</text:p>
          </table:table-cell>
          <table:table-cell table:formula="of:=1/[.F777]" office:value-type="float" office:value="154.758834150116" calcext:value-type="float">
            <text:p>154,7588341501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15933" calcext:value-type="float">
            <text:p>7,159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2c00ff4000000000e8</text:p>
          </table:table-cell>
          <table:table-cell office:value-type="float" office:value="0.004651" calcext:value-type="float">
            <text:p>0,004651</text:p>
          </table:table-cell>
          <table:table-cell table:formula="of:=AVERAGE([.E773:.E778])" office:value-type="float" office:value="0.0056095" calcext:value-type="float">
            <text:p>5,61E-03</text:p>
          </table:table-cell>
          <table:table-cell table:formula="of:=1/[.F778]" office:value-type="float" office:value="178.269007932971" calcext:value-type="float">
            <text:p>178,26900793297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168779" calcext:value-type="float">
            <text:p>7,1687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449" calcext:value-type="float">
            <text:p>0,009449</text:p>
          </table:table-cell>
          <table:table-cell table:formula="of:=AVERAGE([.E774:.E779])" office:value-type="float" office:value="0.00649366666666667" calcext:value-type="float">
            <text:p>6,49E-03</text:p>
          </table:table-cell>
          <table:table-cell table:formula="of:=1/[.F779]" office:value-type="float" office:value="153.996201427031" calcext:value-type="float">
            <text:p>153,99620142703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173529" calcext:value-type="float">
            <text:p>7,1735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5" calcext:value-type="float">
            <text:p>0,00475</text:p>
          </table:table-cell>
          <table:table-cell table:formula="of:=AVERAGE([.E775:.E780])" office:value-type="float" office:value="0.00651083333333333" calcext:value-type="float">
            <text:p>6,51E-03</text:p>
          </table:table-cell>
          <table:table-cell table:formula="of:=1/[.F780]" office:value-type="float" office:value="153.590170229105" calcext:value-type="float">
            <text:p>153,59017022910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178184" calcext:value-type="float">
            <text:p>7,1781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55" calcext:value-type="float">
            <text:p>0,004655</text:p>
          </table:table-cell>
          <table:table-cell table:formula="of:=AVERAGE([.E776:.E781])" office:value-type="float" office:value="0.00547133333333333" calcext:value-type="float">
            <text:p>5,47E-03</text:p>
          </table:table-cell>
          <table:table-cell table:formula="of:=1/[.F781]" office:value-type="float" office:value="182.770805410016" calcext:value-type="float">
            <text:p>182,7708054100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187325" calcext:value-type="float">
            <text:p>7,1873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141" calcext:value-type="float">
            <text:p>0,009141</text:p>
          </table:table-cell>
          <table:table-cell table:formula="of:=AVERAGE([.E777:.E782])" office:value-type="float" office:value="0.00622283333333333" calcext:value-type="float">
            <text:p>6,22E-03</text:p>
          </table:table-cell>
          <table:table-cell table:formula="of:=1/[.F782]" office:value-type="float" office:value="160.698502825615" calcext:value-type="float">
            <text:p>160,6985028256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193716" calcext:value-type="float">
            <text:p>7,1937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a8</text:p>
          </table:table-cell>
          <table:table-cell office:value-type="float" office:value="0.006391" calcext:value-type="float">
            <text:p>0,006391</text:p>
          </table:table-cell>
          <table:table-cell table:formula="of:=AVERAGE([.E778:.E783])" office:value-type="float" office:value="0.00650616666666667" calcext:value-type="float">
            <text:p>6,51E-03</text:p>
          </table:table-cell>
          <table:table-cell table:formula="of:=1/[.F783]" office:value-type="float" office:value="153.700335579066" calcext:value-type="float">
            <text:p>153,70033557906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195648" calcext:value-type="float">
            <text:p>7,19564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932" calcext:value-type="float">
            <text:p>0,001932</text:p>
          </table:table-cell>
          <table:table-cell table:formula="of:=AVERAGE([.E779:.E784])" office:value-type="float" office:value="0.006053" calcext:value-type="float">
            <text:p>6,05E-03</text:p>
          </table:table-cell>
          <table:table-cell table:formula="of:=1/[.F784]" office:value-type="float" office:value="165.207335205683" calcext:value-type="float">
            <text:p>165,2073352056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19848" calcext:value-type="float">
            <text:p>7,198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832" calcext:value-type="float">
            <text:p>0,002832</text:p>
          </table:table-cell>
          <table:table-cell table:formula="of:=AVERAGE([.E780:.E785])" office:value-type="float" office:value="0.00495016666666667" calcext:value-type="float">
            <text:p>4,95E-03</text:p>
          </table:table-cell>
          <table:table-cell table:formula="of:=1/[.F785]" office:value-type="float" office:value="202.013400222215" calcext:value-type="float">
            <text:p>202,0134002222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200032" calcext:value-type="float">
            <text:p>7,20003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552" calcext:value-type="float">
            <text:p>0,001552</text:p>
          </table:table-cell>
          <table:table-cell table:formula="of:=AVERAGE([.E781:.E786])" office:value-type="float" office:value="0.00441716666666667" calcext:value-type="float">
            <text:p>4,42E-03</text:p>
          </table:table-cell>
          <table:table-cell table:formula="of:=1/[.F786]" office:value-type="float" office:value="226.389465343546" calcext:value-type="float">
            <text:p>226,38946534354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212686" calcext:value-type="float">
            <text:p>7,212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2654" calcext:value-type="float">
            <text:p>0,012654</text:p>
          </table:table-cell>
          <table:table-cell table:formula="of:=AVERAGE([.E782:.E787])" office:value-type="float" office:value="0.00575033333333333" calcext:value-type="float">
            <text:p>5,75E-03</text:p>
          </table:table-cell>
          <table:table-cell table:formula="of:=1/[.F787]" office:value-type="float" office:value="173.902962147122" calcext:value-type="float">
            <text:p>173,90296214712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217288" calcext:value-type="float">
            <text:p>7,217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02" calcext:value-type="float">
            <text:p>0,004602</text:p>
          </table:table-cell>
          <table:table-cell table:formula="of:=AVERAGE([.E783:.E788])" office:value-type="float" office:value="0.00499383333333333" calcext:value-type="float">
            <text:p>4,99E-03</text:p>
          </table:table-cell>
          <table:table-cell table:formula="of:=1/[.F788]" office:value-type="float" office:value="200.24697126456" calcext:value-type="float">
            <text:p>200,2469712645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221873" calcext:value-type="float">
            <text:p>7,2218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a8</text:p>
          </table:table-cell>
          <table:table-cell office:value-type="float" office:value="0.004585" calcext:value-type="float">
            <text:p>0,004585</text:p>
          </table:table-cell>
          <table:table-cell table:formula="of:=AVERAGE([.E784:.E789])" office:value-type="float" office:value="0.00469283333333333" calcext:value-type="float">
            <text:p>4,69E-03</text:p>
          </table:table-cell>
          <table:table-cell table:formula="of:=1/[.F789]" office:value-type="float" office:value="213.090883261711" calcext:value-type="float">
            <text:p>213,09088326171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226438" calcext:value-type="float">
            <text:p>7,226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65" calcext:value-type="float">
            <text:p>0,004565</text:p>
          </table:table-cell>
          <table:table-cell table:formula="of:=AVERAGE([.E785:.E790])" office:value-type="float" office:value="0.00513166666666667" calcext:value-type="float">
            <text:p>5,13E-03</text:p>
          </table:table-cell>
          <table:table-cell table:formula="of:=1/[.F790]" office:value-type="float" office:value="194.868463786944" calcext:value-type="float">
            <text:p>194,86846378694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232802" calcext:value-type="float">
            <text:p>7,2328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364" calcext:value-type="float">
            <text:p>0,006364</text:p>
          </table:table-cell>
          <table:table-cell table:formula="of:=AVERAGE([.E786:.E791])" office:value-type="float" office:value="0.00572033333333333" calcext:value-type="float">
            <text:p>5,72E-03</text:p>
          </table:table-cell>
          <table:table-cell table:formula="of:=1/[.F791]" office:value-type="float" office:value="174.814987471593" calcext:value-type="float">
            <text:p>174,81498747159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235007" calcext:value-type="float">
            <text:p>7,235007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205" calcext:value-type="float">
            <text:p>0,002205</text:p>
          </table:table-cell>
          <table:table-cell table:formula="of:=AVERAGE([.E787:.E792])" office:value-type="float" office:value="0.00582916666666667" calcext:value-type="float">
            <text:p>5,83E-03</text:p>
          </table:table-cell>
          <table:table-cell table:formula="of:=1/[.F792]" office:value-type="float" office:value="171.551107934239" calcext:value-type="float">
            <text:p>171,55110793423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237467" calcext:value-type="float">
            <text:p>7,2374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46" calcext:value-type="float">
            <text:p>0,00246</text:p>
          </table:table-cell>
          <table:table-cell table:formula="of:=AVERAGE([.E788:.E793])" office:value-type="float" office:value="0.00413016666666667" calcext:value-type="float">
            <text:p>4,13E-03</text:p>
          </table:table-cell>
          <table:table-cell table:formula="of:=1/[.F793]" office:value-type="float" office:value="242.120979782898" calcext:value-type="float">
            <text:p>242,12097978289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242092" calcext:value-type="float">
            <text:p>7,2420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25" calcext:value-type="float">
            <text:p>0,004625</text:p>
          </table:table-cell>
          <table:table-cell table:formula="of:=AVERAGE([.E789:.E794])" office:value-type="float" office:value="0.004134" calcext:value-type="float">
            <text:p>4,13E-03</text:p>
          </table:table-cell>
          <table:table-cell table:formula="of:=1/[.F794]" office:value-type="float" office:value="241.896468311563" calcext:value-type="float">
            <text:p>241,89646831156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24773" calcext:value-type="float">
            <text:p>7,247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a8</text:p>
          </table:table-cell>
          <table:table-cell office:value-type="float" office:value="0.005638" calcext:value-type="float">
            <text:p>0,005638</text:p>
          </table:table-cell>
          <table:table-cell table:formula="of:=AVERAGE([.E790:.E795])" office:value-type="float" office:value="0.0043095" calcext:value-type="float">
            <text:p>4,31E-03</text:p>
          </table:table-cell>
          <table:table-cell table:formula="of:=1/[.F795]" office:value-type="float" office:value="232.045480914259" calcext:value-type="float">
            <text:p>232,04548091425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252439" calcext:value-type="float">
            <text:p>7,2524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09" calcext:value-type="float">
            <text:p>0,004709</text:p>
          </table:table-cell>
          <table:table-cell table:formula="of:=AVERAGE([.E791:.E796])" office:value-type="float" office:value="0.0043335" calcext:value-type="float">
            <text:p>4,33E-03</text:p>
          </table:table-cell>
          <table:table-cell table:formula="of:=1/[.F796]" office:value-type="float" office:value="230.760355370947" calcext:value-type="float">
            <text:p>230,76035537094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256992" calcext:value-type="float">
            <text:p>7,2569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53" calcext:value-type="float">
            <text:p>0,004553</text:p>
          </table:table-cell>
          <table:table-cell table:formula="of:=AVERAGE([.E792:.E797])" office:value-type="float" office:value="0.00403166666666667" calcext:value-type="float">
            <text:p>4,03E-03</text:p>
          </table:table-cell>
          <table:table-cell table:formula="of:=1/[.F797]" office:value-type="float" office:value="248.036378668871" calcext:value-type="float">
            <text:p>248,03637866887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261615" calcext:value-type="float">
            <text:p>7,2616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23" calcext:value-type="float">
            <text:p>0,004623</text:p>
          </table:table-cell>
          <table:table-cell table:formula="of:=AVERAGE([.E793:.E798])" office:value-type="float" office:value="0.00443466666666667" calcext:value-type="float">
            <text:p>4,43E-03</text:p>
          </table:table-cell>
          <table:table-cell table:formula="of:=1/[.F798]" office:value-type="float" office:value="225.496091401082" calcext:value-type="float">
            <text:p>225,49609140108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265641" calcext:value-type="float">
            <text:p>7,26564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026" calcext:value-type="float">
            <text:p>0,004026</text:p>
          </table:table-cell>
          <table:table-cell table:formula="of:=AVERAGE([.E794:.E799])" office:value-type="float" office:value="0.00469566666666667" calcext:value-type="float">
            <text:p>4,70E-03</text:p>
          </table:table-cell>
          <table:table-cell table:formula="of:=1/[.F799]" office:value-type="float" office:value="212.962305671896" calcext:value-type="float">
            <text:p>212,96230567189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266197" calcext:value-type="float">
            <text:p>7,2661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40ff4200000000e8</text:p>
          </table:table-cell>
          <table:table-cell office:value-type="float" office:value="0.000556" calcext:value-type="float">
            <text:p>0,000556</text:p>
          </table:table-cell>
          <table:table-cell table:formula="of:=AVERAGE([.E795:.E800])" office:value-type="float" office:value="0.0040175" calcext:value-type="float">
            <text:p>4,02E-03</text:p>
          </table:table-cell>
          <table:table-cell table:formula="of:=1/[.F800]" office:value-type="float" office:value="248.911014312383" calcext:value-type="float">
            <text:p>248,9110143123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269991" calcext:value-type="float">
            <text:p>7,26999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794" calcext:value-type="float">
            <text:p>0,003794</text:p>
          </table:table-cell>
          <table:table-cell table:formula="of:=AVERAGE([.E796:.E801])" office:value-type="float" office:value="0.00371016666666667" calcext:value-type="float">
            <text:p>3,71E-03</text:p>
          </table:table-cell>
          <table:table-cell table:formula="of:=1/[.F801]" office:value-type="float" office:value="269.529670724586" calcext:value-type="float">
            <text:p>269,52967072458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270838" calcext:value-type="float">
            <text:p>7,2708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847" calcext:value-type="float">
            <text:p>0,000847</text:p>
          </table:table-cell>
          <table:table-cell table:formula="of:=AVERAGE([.E797:.E802])" office:value-type="float" office:value="0.0030665" calcext:value-type="float">
            <text:p>3,07E-03</text:p>
          </table:table-cell>
          <table:table-cell table:formula="of:=1/[.F802]" office:value-type="float" office:value="326.104679602152" calcext:value-type="float">
            <text:p>326,10467960215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275436" calcext:value-type="float">
            <text:p>7,275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98" calcext:value-type="float">
            <text:p>0,004598</text:p>
          </table:table-cell>
          <table:table-cell table:formula="of:=AVERAGE([.E798:.E803])" office:value-type="float" office:value="0.003074" calcext:value-type="float">
            <text:p>3,07E-03</text:p>
          </table:table-cell>
          <table:table-cell table:formula="of:=1/[.F803]" office:value-type="float" office:value="325.309043591412" calcext:value-type="float">
            <text:p>325,3090435914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280014" calcext:value-type="float">
            <text:p>7,280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578" calcext:value-type="float">
            <text:p>0,004578</text:p>
          </table:table-cell>
          <table:table-cell table:formula="of:=AVERAGE([.E799:.E804])" office:value-type="float" office:value="0.0030665" calcext:value-type="float">
            <text:p>3,07E-03</text:p>
          </table:table-cell>
          <table:table-cell table:formula="of:=1/[.F804]" office:value-type="float" office:value="326.104679602152" calcext:value-type="float">
            <text:p>326,10467960215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289218" calcext:value-type="float">
            <text:p>7,2892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204" calcext:value-type="float">
            <text:p>0,009204</text:p>
          </table:table-cell>
          <table:table-cell table:formula="of:=AVERAGE([.E800:.E805])" office:value-type="float" office:value="0.0039295" calcext:value-type="float">
            <text:p>3,93E-03</text:p>
          </table:table-cell>
          <table:table-cell table:formula="of:=1/[.F805]" office:value-type="float" office:value="254.485303473724" calcext:value-type="float">
            <text:p>254,48530347372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29389" calcext:value-type="float">
            <text:p>7,293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672" calcext:value-type="float">
            <text:p>0,004672</text:p>
          </table:table-cell>
          <table:table-cell table:formula="of:=AVERAGE([.E801:.E806])" office:value-type="float" office:value="0.0046155" calcext:value-type="float">
            <text:p>4,62E-03</text:p>
          </table:table-cell>
          <table:table-cell table:formula="of:=1/[.F806]" office:value-type="float" office:value="216.661250135413" calcext:value-type="float">
            <text:p>216,6612501354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300579" calcext:value-type="float">
            <text:p>7,3005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689" calcext:value-type="float">
            <text:p>0,006689</text:p>
          </table:table-cell>
          <table:table-cell table:formula="of:=AVERAGE([.E802:.E807])" office:value-type="float" office:value="0.005098" calcext:value-type="float">
            <text:p>5,10E-03</text:p>
          </table:table-cell>
          <table:table-cell table:formula="of:=1/[.F807]" office:value-type="float" office:value="196.155355041193" calcext:value-type="float">
            <text:p>196,15535504119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30499" calcext:value-type="float">
            <text:p>7,30499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411" calcext:value-type="float">
            <text:p>0,004411</text:p>
          </table:table-cell>
          <table:table-cell table:formula="of:=AVERAGE([.E803:.E808])" office:value-type="float" office:value="0.005692" calcext:value-type="float">
            <text:p>5,69E-03</text:p>
          </table:table-cell>
          <table:table-cell table:formula="of:=1/[.F808]" office:value-type="float" office:value="175.685172171469" calcext:value-type="float">
            <text:p>175,68517217146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305714" calcext:value-type="float">
            <text:p>7,3057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724" calcext:value-type="float">
            <text:p>0,000724</text:p>
          </table:table-cell>
          <table:table-cell table:formula="of:=AVERAGE([.E804:.E809])" office:value-type="float" office:value="0.00504633333333333" calcext:value-type="float">
            <text:p>5,05E-03</text:p>
          </table:table-cell>
          <table:table-cell table:formula="of:=1/[.F809]" office:value-type="float" office:value="198.163683202325" calcext:value-type="float">
            <text:p>198,16368320232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310537" calcext:value-type="float">
            <text:p>7,3105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23" calcext:value-type="float">
            <text:p>0,004823</text:p>
          </table:table-cell>
          <table:table-cell table:formula="of:=AVERAGE([.E805:.E810])" office:value-type="float" office:value="0.00508716666666667" calcext:value-type="float">
            <text:p>5,09E-03</text:p>
          </table:table-cell>
          <table:table-cell table:formula="of:=1/[.F810]" office:value-type="float" office:value="196.573076041018" calcext:value-type="float">
            <text:p>196,573076041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315431" calcext:value-type="float">
            <text:p>7,3154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94" calcext:value-type="float">
            <text:p>0,004894</text:p>
          </table:table-cell>
          <table:table-cell table:formula="of:=AVERAGE([.E806:.E811])" office:value-type="float" office:value="0.00436883333333333" calcext:value-type="float">
            <text:p>4,37E-03</text:p>
          </table:table-cell>
          <table:table-cell table:formula="of:=1/[.F811]" office:value-type="float" office:value="228.894060199138" calcext:value-type="float">
            <text:p>228,89406019913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320288" calcext:value-type="float">
            <text:p>7,320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57" calcext:value-type="float">
            <text:p>0,004857</text:p>
          </table:table-cell>
          <table:table-cell table:formula="of:=AVERAGE([.E807:.E812])" office:value-type="float" office:value="0.00439966666666667" calcext:value-type="float">
            <text:p>4,40E-03</text:p>
          </table:table-cell>
          <table:table-cell table:formula="of:=1/[.F812]" office:value-type="float" office:value="227.289946208046" calcext:value-type="float">
            <text:p>227,28994620804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32522" calcext:value-type="float">
            <text:p>7,325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32" calcext:value-type="float">
            <text:p>0,004932</text:p>
          </table:table-cell>
          <table:table-cell table:formula="of:=AVERAGE([.E808:.E813])" office:value-type="float" office:value="0.00410683333333333" calcext:value-type="float">
            <text:p>4,11E-03</text:p>
          </table:table-cell>
          <table:table-cell table:formula="of:=1/[.F813]" office:value-type="float" office:value="243.496611338826" calcext:value-type="float">
            <text:p>243,4966113388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330087" calcext:value-type="float">
            <text:p>7,3300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67" calcext:value-type="float">
            <text:p>0,004867</text:p>
          </table:table-cell>
          <table:table-cell table:formula="of:=AVERAGE([.E809:.E814])" office:value-type="float" office:value="0.00418283333333333" calcext:value-type="float">
            <text:p>4,18E-03</text:p>
          </table:table-cell>
          <table:table-cell table:formula="of:=1/[.F814]" office:value-type="float" office:value="239.072399091525" calcext:value-type="float">
            <text:p>239,07239909152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34011" calcext:value-type="float">
            <text:p>7,34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0023" calcext:value-type="float">
            <text:p>0,010023</text:p>
          </table:table-cell>
          <table:table-cell table:formula="of:=AVERAGE([.E810:.E815])" office:value-type="float" office:value="0.00573266666666667" calcext:value-type="float">
            <text:p>5,73E-03</text:p>
          </table:table-cell>
          <table:table-cell table:formula="of:=1/[.F815]" office:value-type="float" office:value="174.438888242819" calcext:value-type="float">
            <text:p>174,43888824281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352077" calcext:value-type="float">
            <text:p>7,3520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1967" calcext:value-type="float">
            <text:p>0,011967</text:p>
          </table:table-cell>
          <table:table-cell table:formula="of:=AVERAGE([.E811:.E816])" office:value-type="float" office:value="0.00692333333333333" calcext:value-type="float">
            <text:p>6,92E-03</text:p>
          </table:table-cell>
          <table:table-cell table:formula="of:=1/[.F816]" office:value-type="float" office:value="144.439094848339" calcext:value-type="float">
            <text:p>144,43909484833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356965" calcext:value-type="float">
            <text:p>7,3569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2c00fd4000000000e8</text:p>
          </table:table-cell>
          <table:table-cell office:value-type="float" office:value="0.004888" calcext:value-type="float">
            <text:p>0,004888</text:p>
          </table:table-cell>
          <table:table-cell table:formula="of:=AVERAGE([.E812:.E817])" office:value-type="float" office:value="0.00692233333333333" calcext:value-type="float">
            <text:p>6,92E-03</text:p>
          </table:table-cell>
          <table:table-cell table:formula="of:=1/[.F817]" office:value-type="float" office:value="144.459960514277" calcext:value-type="float">
            <text:p>144,45996051427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361857" calcext:value-type="float">
            <text:p>7,361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92" calcext:value-type="float">
            <text:p>0,004892</text:p>
          </table:table-cell>
          <table:table-cell table:formula="of:=AVERAGE([.E813:.E818])" office:value-type="float" office:value="0.00692816666666667" calcext:value-type="float">
            <text:p>6,93E-03</text:p>
          </table:table-cell>
          <table:table-cell table:formula="of:=1/[.F818]" office:value-type="float" office:value="144.338329043277" calcext:value-type="float">
            <text:p>144,33832904327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366779" calcext:value-type="float">
            <text:p>7,3667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22" calcext:value-type="float">
            <text:p>0,004922</text:p>
          </table:table-cell>
          <table:table-cell table:formula="of:=AVERAGE([.E814:.E819])" office:value-type="float" office:value="0.0069265" calcext:value-type="float">
            <text:p>6,93E-03</text:p>
          </table:table-cell>
          <table:table-cell table:formula="of:=1/[.F819]" office:value-type="float" office:value="144.373059987006" calcext:value-type="float">
            <text:p>144,37305998700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37061" calcext:value-type="float">
            <text:p>7,37061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831" calcext:value-type="float">
            <text:p>0,003831</text:p>
          </table:table-cell>
          <table:table-cell table:formula="of:=AVERAGE([.E815:.E820])" office:value-type="float" office:value="0.00675383333333333" calcext:value-type="float">
            <text:p>6,75E-03</text:p>
          </table:table-cell>
          <table:table-cell table:formula="of:=1/[.F820]" office:value-type="float" office:value="148.064062384325" calcext:value-type="float">
            <text:p>148,06406238432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371701" calcext:value-type="float">
            <text:p>7,3717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091" calcext:value-type="float">
            <text:p>0,001091</text:p>
          </table:table-cell>
          <table:table-cell table:formula="of:=AVERAGE([.E816:.E821])" office:value-type="float" office:value="0.00526516666666667" calcext:value-type="float">
            <text:p>5,27E-03</text:p>
          </table:table-cell>
          <table:table-cell table:formula="of:=1/[.F821]" office:value-type="float" office:value="189.927510999968" calcext:value-type="float">
            <text:p>189,92751099996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374976" calcext:value-type="float">
            <text:p>7,37497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3275" calcext:value-type="float">
            <text:p>0,003275</text:p>
          </table:table-cell>
          <table:table-cell table:formula="of:=AVERAGE([.E817:.E822])" office:value-type="float" office:value="0.0038165" calcext:value-type="float">
            <text:p>3,82E-03</text:p>
          </table:table-cell>
          <table:table-cell table:formula="of:=1/[.F822]" office:value-type="float" office:value="262.020175553518" calcext:value-type="float">
            <text:p>262,0201755535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376567" calcext:value-type="float">
            <text:p>7,3765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591" calcext:value-type="float">
            <text:p>0,001591</text:p>
          </table:table-cell>
          <table:table-cell table:formula="of:=AVERAGE([.E818:.E823])" office:value-type="float" office:value="0.003267" calcext:value-type="float">
            <text:p>3,27E-03</text:p>
          </table:table-cell>
          <table:table-cell table:formula="of:=1/[.F823]" office:value-type="float" office:value="306.091215182124" calcext:value-type="float">
            <text:p>306,09121518212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381464" calcext:value-type="float">
            <text:p>7,381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97" calcext:value-type="float">
            <text:p>0,004897</text:p>
          </table:table-cell>
          <table:table-cell table:formula="of:=AVERAGE([.E819:.E824])" office:value-type="float" office:value="0.00326783333333333" calcext:value-type="float">
            <text:p>3,27E-03</text:p>
          </table:table-cell>
          <table:table-cell table:formula="of:=1/[.F824]" office:value-type="float" office:value="306.013158565818" calcext:value-type="float">
            <text:p>306,0131585658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39326" calcext:value-type="float">
            <text:p>7,39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1796" calcext:value-type="float">
            <text:p>0,011796</text:p>
          </table:table-cell>
          <table:table-cell table:formula="of:=AVERAGE([.E820:.E825])" office:value-type="float" office:value="0.0044135" calcext:value-type="float">
            <text:p>4,41E-03</text:p>
          </table:table-cell>
          <table:table-cell table:formula="of:=1/[.F825]" office:value-type="float" office:value="226.577546165175" calcext:value-type="float">
            <text:p>226,57754616517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398279" calcext:value-type="float">
            <text:p>7,398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019" calcext:value-type="float">
            <text:p>0,005019</text:p>
          </table:table-cell>
          <table:table-cell table:formula="of:=AVERAGE([.E821:.E826])" office:value-type="float" office:value="0.0046115" calcext:value-type="float">
            <text:p>4,61E-03</text:p>
          </table:table-cell>
          <table:table-cell table:formula="of:=1/[.F826]" office:value-type="float" office:value="216.84918139434" calcext:value-type="float">
            <text:p>216,8491813943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405604" calcext:value-type="float">
            <text:p>7,40560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7325" calcext:value-type="float">
            <text:p>0,007325</text:p>
          </table:table-cell>
          <table:table-cell table:formula="of:=AVERAGE([.E822:.E827])" office:value-type="float" office:value="0.0056505" calcext:value-type="float">
            <text:p>5,65E-03</text:p>
          </table:table-cell>
          <table:table-cell table:formula="of:=1/[.F827]" office:value-type="float" office:value="176.975488894788" calcext:value-type="float">
            <text:p>176,97548889478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407613" calcext:value-type="float">
            <text:p>7,4076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009" calcext:value-type="float">
            <text:p>0,002009</text:p>
          </table:table-cell>
          <table:table-cell table:formula="of:=AVERAGE([.E823:.E828])" office:value-type="float" office:value="0.0054395" calcext:value-type="float">
            <text:p>5,44E-03</text:p>
          </table:table-cell>
          <table:table-cell table:formula="of:=1/[.F828]" office:value-type="float" office:value="183.840426509789" calcext:value-type="float">
            <text:p>183,84042650978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409945" calcext:value-type="float">
            <text:p>7,40994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332" calcext:value-type="float">
            <text:p>0,002332</text:p>
          </table:table-cell>
          <table:table-cell table:formula="of:=AVERAGE([.E824:.E829])" office:value-type="float" office:value="0.005563" calcext:value-type="float">
            <text:p>5,56E-03</text:p>
          </table:table-cell>
          <table:table-cell table:formula="of:=1/[.F829]" office:value-type="float" office:value="179.759122775481" calcext:value-type="float">
            <text:p>179,75912277548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417472" calcext:value-type="float">
            <text:p>7,4174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7527" calcext:value-type="float">
            <text:p>0,007527</text:p>
          </table:table-cell>
          <table:table-cell table:formula="of:=AVERAGE([.E825:.E830])" office:value-type="float" office:value="0.00600133333333333" calcext:value-type="float">
            <text:p>6,00E-03</text:p>
          </table:table-cell>
          <table:table-cell table:formula="of:=1/[.F830]" office:value-type="float" office:value="166.629637858254" calcext:value-type="float">
            <text:p>166,62963785825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422409" calcext:value-type="float">
            <text:p>7,422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37" calcext:value-type="float">
            <text:p>0,004937</text:p>
          </table:table-cell>
          <table:table-cell table:formula="of:=AVERAGE([.E826:.E831])" office:value-type="float" office:value="0.00485816666666667" calcext:value-type="float">
            <text:p>4,86E-03</text:p>
          </table:table-cell>
          <table:table-cell table:formula="of:=1/[.F831]" office:value-type="float" office:value="205.838965316134" calcext:value-type="float">
            <text:p>205,83896531613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434147" calcext:value-type="float">
            <text:p>7,4341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1738" calcext:value-type="float">
            <text:p>0,011738</text:p>
          </table:table-cell>
          <table:table-cell table:formula="of:=AVERAGE([.E827:.E832])" office:value-type="float" office:value="0.005978" calcext:value-type="float">
            <text:p>5,98E-03</text:p>
          </table:table-cell>
          <table:table-cell table:formula="of:=1/[.F832]" office:value-type="float" office:value="167.280026764804" calcext:value-type="float">
            <text:p>167,28002676480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438994" calcext:value-type="float">
            <text:p>7,4389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7" calcext:value-type="float">
            <text:p>0,004847</text:p>
          </table:table-cell>
          <table:table-cell table:formula="of:=AVERAGE([.E828:.E833])" office:value-type="float" office:value="0.005565" calcext:value-type="float">
            <text:p>5,57E-03</text:p>
          </table:table-cell>
          <table:table-cell table:formula="of:=1/[.F833]" office:value-type="float" office:value="179.694519317161" calcext:value-type="float">
            <text:p>179,69451931716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440579" calcext:value-type="float">
            <text:p>7,44057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585" calcext:value-type="float">
            <text:p>0,001585</text:p>
          </table:table-cell>
          <table:table-cell table:formula="of:=AVERAGE([.E829:.E834])" office:value-type="float" office:value="0.00549433333333333" calcext:value-type="float">
            <text:p>5,49E-03</text:p>
          </table:table-cell>
          <table:table-cell table:formula="of:=1/[.F834]" office:value-type="float" office:value="182.005702845356" calcext:value-type="float">
            <text:p>182,00570284535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443931" calcext:value-type="float">
            <text:p>7,443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352" calcext:value-type="float">
            <text:p>0,003352</text:p>
          </table:table-cell>
          <table:table-cell table:formula="of:=AVERAGE([.E830:.E835])" office:value-type="float" office:value="0.00566433333333333" calcext:value-type="float">
            <text:p>5,66E-03</text:p>
          </table:table-cell>
          <table:table-cell table:formula="of:=1/[.F835]" office:value-type="float" office:value="176.5432825281" calcext:value-type="float">
            <text:p>176,543282528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444941" calcext:value-type="float">
            <text:p>7,44494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101" calcext:value-type="float">
            <text:p>0,00101</text:p>
          </table:table-cell>
          <table:table-cell table:formula="of:=AVERAGE([.E831:.E836])" office:value-type="float" office:value="0.00457816666666667" calcext:value-type="float">
            <text:p>4,58E-03</text:p>
          </table:table-cell>
          <table:table-cell table:formula="of:=1/[.F836]" office:value-type="float" office:value="218.428046161127" calcext:value-type="float">
            <text:p>218,42804616112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448764" calcext:value-type="float">
            <text:p>7,4487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823" calcext:value-type="float">
            <text:p>0,003823</text:p>
          </table:table-cell>
          <table:table-cell table:formula="of:=AVERAGE([.E832:.E837])" office:value-type="float" office:value="0.0043925" calcext:value-type="float">
            <text:p>4,39E-03</text:p>
          </table:table-cell>
          <table:table-cell table:formula="of:=1/[.F837]" office:value-type="float" office:value="227.66078542971" calcext:value-type="float">
            <text:p>227,6607854297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453664" calcext:value-type="float">
            <text:p>7,4536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d00ff4000000000e8</text:p>
          </table:table-cell>
          <table:table-cell office:value-type="float" office:value="0.0049" calcext:value-type="float">
            <text:p>0,0049</text:p>
          </table:table-cell>
          <table:table-cell table:formula="of:=AVERAGE([.E833:.E838])" office:value-type="float" office:value="0.00325283333333333" calcext:value-type="float">
            <text:p>3,25E-03</text:p>
          </table:table-cell>
          <table:table-cell table:formula="of:=1/[.F838]" office:value-type="float" office:value="307.424296766921" calcext:value-type="float">
            <text:p>307,4242967669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458456" calcext:value-type="float">
            <text:p>7,4584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92" calcext:value-type="float">
            <text:p>0,004792</text:p>
          </table:table-cell>
          <table:table-cell table:formula="of:=AVERAGE([.E834:.E839])" office:value-type="float" office:value="0.00324366666666667" calcext:value-type="float">
            <text:p>3,24E-03</text:p>
          </table:table-cell>
          <table:table-cell table:formula="of:=1/[.F839]" office:value-type="float" office:value="308.293083958483" calcext:value-type="float">
            <text:p>308,29308395848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463275" calcext:value-type="float">
            <text:p>7,463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6c00ff4000001000e8</text:p>
          </table:table-cell>
          <table:table-cell office:value-type="float" office:value="0.004819" calcext:value-type="float">
            <text:p>0,004819</text:p>
          </table:table-cell>
          <table:table-cell table:formula="of:=AVERAGE([.E835:.E840])" office:value-type="float" office:value="0.00378266666666667" calcext:value-type="float">
            <text:p>3,78E-03</text:p>
          </table:table-cell>
          <table:table-cell table:formula="of:=1/[.F840]" office:value-type="float" office:value="264.363764540007" calcext:value-type="float">
            <text:p>264,3637645400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468116" calcext:value-type="float">
            <text:p>7,468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41" calcext:value-type="float">
            <text:p>0,004841</text:p>
          </table:table-cell>
          <table:table-cell table:formula="of:=AVERAGE([.E836:.E841])" office:value-type="float" office:value="0.00403083333333333" calcext:value-type="float">
            <text:p>4,03E-03</text:p>
          </table:table-cell>
          <table:table-cell table:formula="of:=1/[.F841]" office:value-type="float" office:value="248.087657639032" calcext:value-type="float">
            <text:p>248,08765763903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474401" calcext:value-type="float">
            <text:p>7,4744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285" calcext:value-type="float">
            <text:p>0,006285</text:p>
          </table:table-cell>
          <table:table-cell table:formula="of:=AVERAGE([.E837:.E842])" office:value-type="float" office:value="0.00491" calcext:value-type="float">
            <text:p>4,91E-03</text:p>
          </table:table-cell>
          <table:table-cell table:formula="of:=1/[.F842]" office:value-type="float" office:value="203.665987780041" calcext:value-type="float">
            <text:p>203,66598778004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475577" calcext:value-type="float">
            <text:p>7,47557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176" calcext:value-type="float">
            <text:p>0,001176</text:p>
          </table:table-cell>
          <table:table-cell table:formula="of:=AVERAGE([.E838:.E843])" office:value-type="float" office:value="0.00446883333333333" calcext:value-type="float">
            <text:p>4,47E-03</text:p>
          </table:table-cell>
          <table:table-cell table:formula="of:=1/[.F843]" office:value-type="float" office:value="223.772050870846" calcext:value-type="float">
            <text:p>223,77205087084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479272" calcext:value-type="float">
            <text:p>7,479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695" calcext:value-type="float">
            <text:p>0,003695</text:p>
          </table:table-cell>
          <table:table-cell table:formula="of:=AVERAGE([.E839:.E844])" office:value-type="float" office:value="0.004268" calcext:value-type="float">
            <text:p>4,27E-03</text:p>
          </table:table-cell>
          <table:table-cell table:formula="of:=1/[.F844]" office:value-type="float" office:value="234.301780693533" calcext:value-type="float">
            <text:p>234,30178069353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479948" calcext:value-type="float">
            <text:p>7,47994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676" calcext:value-type="float">
            <text:p>0,000676</text:p>
          </table:table-cell>
          <table:table-cell table:formula="of:=AVERAGE([.E840:.E845])" office:value-type="float" office:value="0.003582" calcext:value-type="float">
            <text:p>3,58E-03</text:p>
          </table:table-cell>
          <table:table-cell table:formula="of:=1/[.F845]" office:value-type="float" office:value="279.173646007817" calcext:value-type="float">
            <text:p>279,17364600781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484381" calcext:value-type="float">
            <text:p>7,4843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433" calcext:value-type="float">
            <text:p>0,004433</text:p>
          </table:table-cell>
          <table:table-cell table:formula="of:=AVERAGE([.E841:.E846])" office:value-type="float" office:value="0.00351766666666667" calcext:value-type="float">
            <text:p>3,52E-03</text:p>
          </table:table-cell>
          <table:table-cell table:formula="of:=1/[.F846]" office:value-type="float" office:value="284.279351843078" calcext:value-type="float">
            <text:p>284,27935184307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494354" calcext:value-type="float">
            <text:p>7,4943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973" calcext:value-type="float">
            <text:p>0,009973</text:p>
          </table:table-cell>
          <table:table-cell table:formula="of:=AVERAGE([.E842:.E847])" office:value-type="float" office:value="0.004373" calcext:value-type="float">
            <text:p>4,37E-03</text:p>
          </table:table-cell>
          <table:table-cell table:formula="of:=1/[.F847]" office:value-type="float" office:value="228.675966155957" calcext:value-type="float">
            <text:p>228,67596615595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499204" calcext:value-type="float">
            <text:p>7,4992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800ff4000000000e8</text:p>
          </table:table-cell>
          <table:table-cell office:value-type="float" office:value="0.00485" calcext:value-type="float">
            <text:p>0,00485</text:p>
          </table:table-cell>
          <table:table-cell table:formula="of:=AVERAGE([.E843:.E848])" office:value-type="float" office:value="0.00413383333333333" calcext:value-type="float">
            <text:p>4,13E-03</text:p>
          </table:table-cell>
          <table:table-cell table:formula="of:=1/[.F848]" office:value-type="float" office:value="241.906221021651" calcext:value-type="float">
            <text:p>241,90622102165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50409" calcext:value-type="float">
            <text:p>7,50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6" calcext:value-type="float">
            <text:p>0,004886</text:p>
          </table:table-cell>
          <table:table-cell table:formula="of:=AVERAGE([.E844:.E849])" office:value-type="float" office:value="0.00475216666666667" calcext:value-type="float">
            <text:p>4,75E-03</text:p>
          </table:table-cell>
          <table:table-cell table:formula="of:=1/[.F849]" office:value-type="float" office:value="210.430330024901" calcext:value-type="float">
            <text:p>210,43033002490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508917" calcext:value-type="float">
            <text:p>7,5089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27" calcext:value-type="float">
            <text:p>0,004827</text:p>
          </table:table-cell>
          <table:table-cell table:formula="of:=AVERAGE([.E845:.E850])" office:value-type="float" office:value="0.00494083333333333" calcext:value-type="float">
            <text:p>4,94E-03</text:p>
          </table:table-cell>
          <table:table-cell table:formula="of:=1/[.F850]" office:value-type="float" office:value="202.395007589813" calcext:value-type="float">
            <text:p>202,3950075898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510548" calcext:value-type="float">
            <text:p>7,51054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631" calcext:value-type="float">
            <text:p>0,001631</text:p>
          </table:table-cell>
          <table:table-cell table:formula="of:=AVERAGE([.E846:.E851])" office:value-type="float" office:value="0.0051" calcext:value-type="float">
            <text:p>5,10E-03</text:p>
          </table:table-cell>
          <table:table-cell table:formula="of:=1/[.F851]" office:value-type="float" office:value="196.078431372549" calcext:value-type="float">
            <text:p>196,07843137254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513954" calcext:value-type="float">
            <text:p>7,5139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406" calcext:value-type="float">
            <text:p>0,003406</text:p>
          </table:table-cell>
          <table:table-cell table:formula="of:=AVERAGE([.E847:.E852])" office:value-type="float" office:value="0.00492883333333333" calcext:value-type="float">
            <text:p>4,93E-03</text:p>
          </table:table-cell>
          <table:table-cell table:formula="of:=1/[.F852]" office:value-type="float" office:value="202.887769248977" calcext:value-type="float">
            <text:p>202,88776924897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51492" calcext:value-type="float">
            <text:p>7,51492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0966" calcext:value-type="float">
            <text:p>0,000966</text:p>
          </table:table-cell>
          <table:table-cell table:formula="of:=AVERAGE([.E848:.E853])" office:value-type="float" office:value="0.00342766666666667" calcext:value-type="float">
            <text:p>3,43E-03</text:p>
          </table:table-cell>
          <table:table-cell table:formula="of:=1/[.F853]" office:value-type="float" office:value="291.743654575513" calcext:value-type="float">
            <text:p>291,7436545755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518745" calcext:value-type="float">
            <text:p>7,5187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825" calcext:value-type="float">
            <text:p>0,003825</text:p>
          </table:table-cell>
          <table:table-cell table:formula="of:=AVERAGE([.E849:.E854])" office:value-type="float" office:value="0.00325683333333333" calcext:value-type="float">
            <text:p>3,26E-03</text:p>
          </table:table-cell>
          <table:table-cell table:formula="of:=1/[.F854]" office:value-type="float" office:value="307.04672227624" calcext:value-type="float">
            <text:p>307,0467222762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525959" calcext:value-type="float">
            <text:p>7,5259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7214" calcext:value-type="float">
            <text:p>0,007214</text:p>
          </table:table-cell>
          <table:table-cell table:formula="of:=AVERAGE([.E850:.E855])" office:value-type="float" office:value="0.00364483333333333" calcext:value-type="float">
            <text:p>3,64E-03</text:p>
          </table:table-cell>
          <table:table-cell table:formula="of:=1/[.F855]" office:value-type="float" office:value="274.360967579679" calcext:value-type="float">
            <text:p>274,36096757967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530906" calcext:value-type="float">
            <text:p>7,5309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47" calcext:value-type="float">
            <text:p>0,004947</text:p>
          </table:table-cell>
          <table:table-cell table:formula="of:=AVERAGE([.E851:.E856])" office:value-type="float" office:value="0.00366483333333333" calcext:value-type="float">
            <text:p>3,66E-03</text:p>
          </table:table-cell>
          <table:table-cell table:formula="of:=1/[.F856]" office:value-type="float" office:value="272.863704579562" calcext:value-type="float">
            <text:p>272,86370457956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535842" calcext:value-type="float">
            <text:p>7,5358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df4000000000e8</text:p>
          </table:table-cell>
          <table:table-cell office:value-type="float" office:value="0.004936" calcext:value-type="float">
            <text:p>0,004936</text:p>
          </table:table-cell>
          <table:table-cell table:formula="of:=AVERAGE([.E852:.E857])" office:value-type="float" office:value="0.00421566666666667" calcext:value-type="float">
            <text:p>4,22E-03</text:p>
          </table:table-cell>
          <table:table-cell table:formula="of:=1/[.F857]" office:value-type="float" office:value="237.210405629794" calcext:value-type="float">
            <text:p>237,21040562979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545786" calcext:value-type="float">
            <text:p>7,5457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944" calcext:value-type="float">
            <text:p>0,009944</text:p>
          </table:table-cell>
          <table:table-cell table:formula="of:=AVERAGE([.E853:.E858])" office:value-type="float" office:value="0.00530533333333333" calcext:value-type="float">
            <text:p>5,31E-03</text:p>
          </table:table-cell>
          <table:table-cell table:formula="of:=1/[.F858]" office:value-type="float" office:value="188.48957024378" calcext:value-type="float">
            <text:p>188,4895702437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549894" calcext:value-type="float">
            <text:p>7,54989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108" calcext:value-type="float">
            <text:p>0,004108</text:p>
          </table:table-cell>
          <table:table-cell table:formula="of:=AVERAGE([.E854:.E859])" office:value-type="float" office:value="0.005829" calcext:value-type="float">
            <text:p>5,83E-03</text:p>
          </table:table-cell>
          <table:table-cell table:formula="of:=1/[.F859]" office:value-type="float" office:value="171.556013038257" calcext:value-type="float">
            <text:p>171,55601303825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550652" calcext:value-type="float">
            <text:p>7,5506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0758" calcext:value-type="float">
            <text:p>0,000758</text:p>
          </table:table-cell>
          <table:table-cell table:formula="of:=AVERAGE([.E855:.E860])" office:value-type="float" office:value="0.00531783333333333" calcext:value-type="float">
            <text:p>5,32E-03</text:p>
          </table:table-cell>
          <table:table-cell table:formula="of:=1/[.F860]" office:value-type="float" office:value="188.046510170182" calcext:value-type="float">
            <text:p>188,04651017018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555581" calcext:value-type="float">
            <text:p>7,5555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29" calcext:value-type="float">
            <text:p>0,004929</text:p>
          </table:table-cell>
          <table:table-cell table:formula="of:=AVERAGE([.E856:.E861])" office:value-type="float" office:value="0.004937" calcext:value-type="float">
            <text:p>4,94E-03</text:p>
          </table:table-cell>
          <table:table-cell table:formula="of:=1/[.F861]" office:value-type="float" office:value="202.552157180474" calcext:value-type="float">
            <text:p>202,55215718047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560356" calcext:value-type="float">
            <text:p>7,560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75" calcext:value-type="float">
            <text:p>0,004775</text:p>
          </table:table-cell>
          <table:table-cell table:formula="of:=AVERAGE([.E857:.E862])" office:value-type="float" office:value="0.00490833333333333" calcext:value-type="float">
            <text:p>4,91E-03</text:p>
          </table:table-cell>
          <table:table-cell table:formula="of:=1/[.F862]" office:value-type="float" office:value="203.735144312394" calcext:value-type="float">
            <text:p>203,73514431239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565281" calcext:value-type="float">
            <text:p>7,5652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925" calcext:value-type="float">
            <text:p>0,004925</text:p>
          </table:table-cell>
          <table:table-cell table:formula="of:=AVERAGE([.E858:.E863])" office:value-type="float" office:value="0.0049065" calcext:value-type="float">
            <text:p>4,91E-03</text:p>
          </table:table-cell>
          <table:table-cell table:formula="of:=1/[.F863]" office:value-type="float" office:value="203.811270763273" calcext:value-type="float">
            <text:p>203,81127076327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57726" calcext:value-type="float">
            <text:p>7,577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11979" calcext:value-type="float">
            <text:p>0,011979</text:p>
          </table:table-cell>
          <table:table-cell table:formula="of:=AVERAGE([.E859:.E864])" office:value-type="float" office:value="0.00524566666666667" calcext:value-type="float">
            <text:p>5,25E-03</text:p>
          </table:table-cell>
          <table:table-cell table:formula="of:=1/[.F864]" office:value-type="float" office:value="190.633538793925" calcext:value-type="float">
            <text:p>190,63353879392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580547" calcext:value-type="float">
            <text:p>7,58054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287" calcext:value-type="float">
            <text:p>0,003287</text:p>
          </table:table-cell>
          <table:table-cell table:formula="of:=AVERAGE([.E860:.E865])" office:value-type="float" office:value="0.00510883333333333" calcext:value-type="float">
            <text:p>5,11E-03</text:p>
          </table:table-cell>
          <table:table-cell table:formula="of:=1/[.F865]" office:value-type="float" office:value="195.739405604672" calcext:value-type="float">
            <text:p>195,73940560467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582261" calcext:value-type="float">
            <text:p>7,5822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714" calcext:value-type="float">
            <text:p>0,001714</text:p>
          </table:table-cell>
          <table:table-cell table:formula="of:=AVERAGE([.E861:.E866])" office:value-type="float" office:value="0.00526816666666667" calcext:value-type="float">
            <text:p>5,27E-03</text:p>
          </table:table-cell>
          <table:table-cell table:formula="of:=1/[.F866]" office:value-type="float" office:value="189.819355246923" calcext:value-type="float">
            <text:p>189,8193552469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584911" calcext:value-type="float">
            <text:p>7,58491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65" calcext:value-type="float">
            <text:p>0,00265</text:p>
          </table:table-cell>
          <table:table-cell table:formula="of:=AVERAGE([.E862:.E867])" office:value-type="float" office:value="0.00488833333333333" calcext:value-type="float">
            <text:p>4,89E-03</text:p>
          </table:table-cell>
          <table:table-cell table:formula="of:=1/[.F867]" office:value-type="float" office:value="204.568700988749" calcext:value-type="float">
            <text:p>204,56870098874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587086" calcext:value-type="float">
            <text:p>7,5870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175" calcext:value-type="float">
            <text:p>0,002175</text:p>
          </table:table-cell>
          <table:table-cell table:formula="of:=AVERAGE([.E863:.E868])" office:value-type="float" office:value="0.004455" calcext:value-type="float">
            <text:p>4,46E-03</text:p>
          </table:table-cell>
          <table:table-cell table:formula="of:=1/[.F868]" office:value-type="float" office:value="224.466891133558" calcext:value-type="float">
            <text:p>224,46689113355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596777" calcext:value-type="float">
            <text:p>7,5967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691" calcext:value-type="float">
            <text:p>0,009691</text:p>
          </table:table-cell>
          <table:table-cell table:formula="of:=AVERAGE([.E864:.E869])" office:value-type="float" office:value="0.00524933333333333" calcext:value-type="float">
            <text:p>5,25E-03</text:p>
          </table:table-cell>
          <table:table-cell table:formula="of:=1/[.F869]" office:value-type="float" office:value="190.500381000762" calcext:value-type="float">
            <text:p>190,50038100076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601596" calcext:value-type="float">
            <text:p>7,6015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19" calcext:value-type="float">
            <text:p>0,004819</text:p>
          </table:table-cell>
          <table:table-cell table:formula="of:=AVERAGE([.E865:.E870])" office:value-type="float" office:value="0.004056" calcext:value-type="float">
            <text:p>4,06E-03</text:p>
          </table:table-cell>
          <table:table-cell table:formula="of:=1/[.F870]" office:value-type="float" office:value="246.5483234714" calcext:value-type="float">
            <text:p>246,54832347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606404" calcext:value-type="float">
            <text:p>7,6064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08" calcext:value-type="float">
            <text:p>0,004808</text:p>
          </table:table-cell>
          <table:table-cell table:formula="of:=AVERAGE([.E866:.E871])" office:value-type="float" office:value="0.0043095" calcext:value-type="float">
            <text:p>4,31E-03</text:p>
          </table:table-cell>
          <table:table-cell table:formula="of:=1/[.F871]" office:value-type="float" office:value="232.045480914259" calcext:value-type="float">
            <text:p>232,04548091425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611514" calcext:value-type="float">
            <text:p>7,6115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11" calcext:value-type="float">
            <text:p>0,00511</text:p>
          </table:table-cell>
          <table:table-cell table:formula="of:=AVERAGE([.E867:.E872])" office:value-type="float" office:value="0.0048755" calcext:value-type="float">
            <text:p>4,88E-03</text:p>
          </table:table-cell>
          <table:table-cell table:formula="of:=1/[.F872]" office:value-type="float" office:value="205.107168495539" calcext:value-type="float">
            <text:p>205,10716849553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615529" calcext:value-type="float">
            <text:p>7,61552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015" calcext:value-type="float">
            <text:p>0,004015</text:p>
          </table:table-cell>
          <table:table-cell table:formula="of:=AVERAGE([.E868:.E873])" office:value-type="float" office:value="0.005103" calcext:value-type="float">
            <text:p>5,10E-03</text:p>
          </table:table-cell>
          <table:table-cell table:formula="of:=1/[.F873]" office:value-type="float" office:value="195.963158926122" calcext:value-type="float">
            <text:p>195,96315892612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616536" calcext:value-type="float">
            <text:p>7,6165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d00ff4000000000e8</text:p>
          </table:table-cell>
          <table:table-cell office:value-type="float" office:value="0.001007" calcext:value-type="float">
            <text:p>0,001007</text:p>
          </table:table-cell>
          <table:table-cell table:formula="of:=AVERAGE([.E869:.E874])" office:value-type="float" office:value="0.00490833333333333" calcext:value-type="float">
            <text:p>4,91E-03</text:p>
          </table:table-cell>
          <table:table-cell table:formula="of:=1/[.F874]" office:value-type="float" office:value="203.735144312394" calcext:value-type="float">
            <text:p>203,73514431239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619905" calcext:value-type="float">
            <text:p>7,61990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3369" calcext:value-type="float">
            <text:p>0,003369</text:p>
          </table:table-cell>
          <table:table-cell table:formula="of:=AVERAGE([.E870:.E875])" office:value-type="float" office:value="0.00385466666666667" calcext:value-type="float">
            <text:p>3,85E-03</text:p>
          </table:table-cell>
          <table:table-cell table:formula="of:=1/[.F875]" office:value-type="float" office:value="259.425804219993" calcext:value-type="float">
            <text:p>259,42580421999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621453" calcext:value-type="float">
            <text:p>7,6214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1548" calcext:value-type="float">
            <text:p>0,001548</text:p>
          </table:table-cell>
          <table:table-cell table:formula="of:=AVERAGE([.E871:.E876])" office:value-type="float" office:value="0.0033095" calcext:value-type="float">
            <text:p>3,31E-03</text:p>
          </table:table-cell>
          <table:table-cell table:formula="of:=1/[.F876]" office:value-type="float" office:value="302.160447197462" calcext:value-type="float">
            <text:p>302,16044719746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628076" calcext:value-type="float">
            <text:p>7,6280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623" calcext:value-type="float">
            <text:p>0,006623</text:p>
          </table:table-cell>
          <table:table-cell table:formula="of:=AVERAGE([.E872:.E877])" office:value-type="float" office:value="0.003612" calcext:value-type="float">
            <text:p>3,61E-03</text:p>
          </table:table-cell>
          <table:table-cell table:formula="of:=1/[.F877]" office:value-type="float" office:value="276.854928017719" calcext:value-type="float">
            <text:p>276,85492801771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632971" calcext:value-type="float">
            <text:p>7,6329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95" calcext:value-type="float">
            <text:p>0,004895</text:p>
          </table:table-cell>
          <table:table-cell table:formula="of:=AVERAGE([.E873:.E878])" office:value-type="float" office:value="0.00357616666666667" calcext:value-type="float">
            <text:p>3,58E-03</text:p>
          </table:table-cell>
          <table:table-cell table:formula="of:=1/[.F878]" office:value-type="float" office:value="279.629025492846" calcext:value-type="float">
            <text:p>279,62902549284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637852" calcext:value-type="float">
            <text:p>7,6378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1" calcext:value-type="float">
            <text:p>0,004881</text:p>
          </table:table-cell>
          <table:table-cell table:formula="of:=AVERAGE([.E874:.E879])" office:value-type="float" office:value="0.0037205" calcext:value-type="float">
            <text:p>3,72E-03</text:p>
          </table:table-cell>
          <table:table-cell table:formula="of:=1/[.F879]" office:value-type="float" office:value="268.781077812122" calcext:value-type="float">
            <text:p>268,78107781212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64762" calcext:value-type="float">
            <text:p>7,647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9768" calcext:value-type="float">
            <text:p>0,009768</text:p>
          </table:table-cell>
          <table:table-cell table:formula="of:=AVERAGE([.E875:.E880])" office:value-type="float" office:value="0.00518066666666667" calcext:value-type="float">
            <text:p>5,18E-03</text:p>
          </table:table-cell>
          <table:table-cell table:formula="of:=1/[.F880]" office:value-type="float" office:value="193.02535066272" calcext:value-type="float">
            <text:p>193,0253506627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650493" calcext:value-type="float">
            <text:p>7,65049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2873" calcext:value-type="float">
            <text:p>0,002873</text:p>
          </table:table-cell>
          <table:table-cell table:formula="of:=AVERAGE([.E876:.E881])" office:value-type="float" office:value="0.005098" calcext:value-type="float">
            <text:p>5,10E-03</text:p>
          </table:table-cell>
          <table:table-cell table:formula="of:=1/[.F881]" office:value-type="float" office:value="196.155355041193" calcext:value-type="float">
            <text:p>196,15535504119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652583" calcext:value-type="float">
            <text:p>7,652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09" calcext:value-type="float">
            <text:p>0,00209</text:p>
          </table:table-cell>
          <table:table-cell table:formula="of:=AVERAGE([.E877:.E882])" office:value-type="float" office:value="0.00518833333333333" calcext:value-type="float">
            <text:p>5,19E-03</text:p>
          </table:table-cell>
          <table:table-cell table:formula="of:=1/[.F882]" office:value-type="float" office:value="192.740122068744" calcext:value-type="float">
            <text:p>192,74012206874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654902" calcext:value-type="float">
            <text:p>7,654902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2319" calcext:value-type="float">
            <text:p>0,002319</text:p>
          </table:table-cell>
          <table:table-cell table:formula="of:=AVERAGE([.E878:.E883])" office:value-type="float" office:value="0.004471" calcext:value-type="float">
            <text:p>4,47E-03</text:p>
          </table:table-cell>
          <table:table-cell table:formula="of:=1/[.F883]" office:value-type="float" office:value="223.663609930664" calcext:value-type="float">
            <text:p>223,66360993066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657403" calcext:value-type="float">
            <text:p>7,6574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2501" calcext:value-type="float">
            <text:p>0,002501</text:p>
          </table:table-cell>
          <table:table-cell table:formula="of:=AVERAGE([.E879:.E884])" office:value-type="float" office:value="0.004072" calcext:value-type="float">
            <text:p>4,07E-03</text:p>
          </table:table-cell>
          <table:table-cell table:formula="of:=1/[.F884]" office:value-type="float" office:value="245.579567779961" calcext:value-type="float">
            <text:p>245,57956777996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662344" calcext:value-type="float">
            <text:p>7,6623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1ff4000000000e8</text:p>
          </table:table-cell>
          <table:table-cell office:value-type="float" office:value="0.004941" calcext:value-type="float">
            <text:p>0,004941</text:p>
          </table:table-cell>
          <table:table-cell table:formula="of:=AVERAGE([.E880:.E885])" office:value-type="float" office:value="0.004082" calcext:value-type="float">
            <text:p>4,08E-03</text:p>
          </table:table-cell>
          <table:table-cell table:formula="of:=1/[.F885]" office:value-type="float" office:value="244.977951984321" calcext:value-type="float">
            <text:p>244,9779519843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667106" calcext:value-type="float">
            <text:p>7,667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62" calcext:value-type="float">
            <text:p>0,004762</text:p>
          </table:table-cell>
          <table:table-cell table:formula="of:=AVERAGE([.E881:.E886])" office:value-type="float" office:value="0.00324766666666667" calcext:value-type="float">
            <text:p>3,25E-03</text:p>
          </table:table-cell>
          <table:table-cell table:formula="of:=1/[.F886]" office:value-type="float" office:value="307.913373704198" calcext:value-type="float">
            <text:p>307,91337370419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674225" calcext:value-type="float">
            <text:p>7,6742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7119" calcext:value-type="float">
            <text:p>0,007119</text:p>
          </table:table-cell>
          <table:table-cell table:formula="of:=AVERAGE([.E882:.E887])" office:value-type="float" office:value="0.00395533333333333" calcext:value-type="float">
            <text:p>3,96E-03</text:p>
          </table:table-cell>
          <table:table-cell table:formula="of:=1/[.F887]" office:value-type="float" office:value="252.823192314175" calcext:value-type="float">
            <text:p>252,82319231417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679331" calcext:value-type="float">
            <text:p>7,6793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800ff4000000000e8</text:p>
          </table:table-cell>
          <table:table-cell office:value-type="float" office:value="0.005106" calcext:value-type="float">
            <text:p>0,005106</text:p>
          </table:table-cell>
          <table:table-cell table:formula="of:=AVERAGE([.E883:.E888])" office:value-type="float" office:value="0.004458" calcext:value-type="float">
            <text:p>4,46E-03</text:p>
          </table:table-cell>
          <table:table-cell table:formula="of:=1/[.F888]" office:value-type="float" office:value="224.315836698071" calcext:value-type="float">
            <text:p>224,31583669807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684345" calcext:value-type="float">
            <text:p>7,6843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014" calcext:value-type="float">
            <text:p>0,005014</text:p>
          </table:table-cell>
          <table:table-cell table:formula="of:=AVERAGE([.E884:.E889])" office:value-type="float" office:value="0.00490716666666667" calcext:value-type="float">
            <text:p>4,91E-03</text:p>
          </table:table-cell>
          <table:table-cell table:formula="of:=1/[.F889]" office:value-type="float" office:value="203.78358183609" calcext:value-type="float">
            <text:p>203,783581836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685478" calcext:value-type="float">
            <text:p>7,68547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1133" calcext:value-type="float">
            <text:p>0,001133</text:p>
          </table:table-cell>
          <table:table-cell table:formula="of:=AVERAGE([.E885:.E890])" office:value-type="float" office:value="0.00467916666666667" calcext:value-type="float">
            <text:p>4,68E-03</text:p>
          </table:table-cell>
          <table:table-cell table:formula="of:=1/[.F890]" office:value-type="float" office:value="213.713268032057" calcext:value-type="float">
            <text:p>213,71326803205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689183" calcext:value-type="float">
            <text:p>7,6891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3705" calcext:value-type="float">
            <text:p>0,003705</text:p>
          </table:table-cell>
          <table:table-cell table:formula="of:=AVERAGE([.E886:.E891])" office:value-type="float" office:value="0.00447316666666667" calcext:value-type="float">
            <text:p>4,47E-03</text:p>
          </table:table-cell>
          <table:table-cell table:formula="of:=1/[.F891]" office:value-type="float" office:value="223.555274041507" calcext:value-type="float">
            <text:p>223,55527404150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68986" calcext:value-type="float">
            <text:p>7,6898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0677" calcext:value-type="float">
            <text:p>0,000677</text:p>
          </table:table-cell>
          <table:table-cell table:formula="of:=AVERAGE([.E887:.E892])" office:value-type="float" office:value="0.00379233333333333" calcext:value-type="float">
            <text:p>3,79E-03</text:p>
          </table:table-cell>
          <table:table-cell table:formula="of:=1/[.F892]" office:value-type="float" office:value="263.689900676804" calcext:value-type="float">
            <text:p>263,68990067680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698927" calcext:value-type="float">
            <text:p>7,6989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1e8</text:p>
          </table:table-cell>
          <table:table-cell office:value-type="float" office:value="0.009067" calcext:value-type="float">
            <text:p>0,009067</text:p>
          </table:table-cell>
          <table:table-cell table:formula="of:=AVERAGE([.E888:.E893])" office:value-type="float" office:value="0.004117" calcext:value-type="float">
            <text:p>4,12E-03</text:p>
          </table:table-cell>
          <table:table-cell table:formula="of:=1/[.F893]" office:value-type="float" office:value="242.895312120476" calcext:value-type="float">
            <text:p>242,89531212047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703816" calcext:value-type="float">
            <text:p>7,7038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889" calcext:value-type="float">
            <text:p>0,004889</text:p>
          </table:table-cell>
          <table:table-cell table:formula="of:=AVERAGE([.E889:.E894])" office:value-type="float" office:value="0.00408083333333333" calcext:value-type="float">
            <text:p>4,08E-03</text:p>
          </table:table-cell>
          <table:table-cell table:formula="of:=1/[.F894]" office:value-type="float" office:value="245.047988564427" calcext:value-type="float">
            <text:p>245,04798856442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708556" calcext:value-type="float">
            <text:p>7,7085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474" calcext:value-type="float">
            <text:p>0,00474</text:p>
          </table:table-cell>
          <table:table-cell table:formula="of:=AVERAGE([.E890:.E895])" office:value-type="float" office:value="0.00403516666666667" calcext:value-type="float">
            <text:p>4,04E-03</text:p>
          </table:table-cell>
          <table:table-cell table:formula="of:=1/[.F895]" office:value-type="float" office:value="247.821238280121" calcext:value-type="float">
            <text:p>247,82123828012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71364" calcext:value-type="float">
            <text:p>7,7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5084" calcext:value-type="float">
            <text:p>0,005084</text:p>
          </table:table-cell>
          <table:table-cell table:formula="of:=AVERAGE([.E891:.E896])" office:value-type="float" office:value="0.00469366666666667" calcext:value-type="float">
            <text:p>4,69E-03</text:p>
          </table:table-cell>
          <table:table-cell table:formula="of:=1/[.F896]" office:value-type="float" office:value="213.053050209502" calcext:value-type="float">
            <text:p>213,05305020950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720167" calcext:value-type="float">
            <text:p>7,720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2c00ff4000000000e8</text:p>
          </table:table-cell>
          <table:table-cell office:value-type="float" office:value="0.006527" calcext:value-type="float">
            <text:p>0,006527</text:p>
          </table:table-cell>
          <table:table-cell table:formula="of:=AVERAGE([.E892:.E897])" office:value-type="float" office:value="0.005164" calcext:value-type="float">
            <text:p>5,16E-03</text:p>
          </table:table-cell>
          <table:table-cell table:formula="of:=1/[.F897]" office:value-type="float" office:value="193.648334624322" calcext:value-type="float">
            <text:p>193,64833462432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724841" calcext:value-type="float">
            <text:p>7,72484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674" calcext:value-type="float">
            <text:p>0,004674</text:p>
          </table:table-cell>
          <table:table-cell table:formula="of:=AVERAGE([.E893:.E898])" office:value-type="float" office:value="0.00583016666666667" calcext:value-type="float">
            <text:p>5,83E-03</text:p>
          </table:table-cell>
          <table:table-cell table:formula="of:=1/[.F898]" office:value-type="float" office:value="171.521683199451" calcext:value-type="float">
            <text:p>171,52168319945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755457" calcext:value-type="float">
            <text:p>7,75545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6" calcext:value-type="float">
            <text:p>0,030616</text:p>
          </table:table-cell>
          <table:table-cell table:formula="of:=AVERAGE([.E894:.E899])" office:value-type="float" office:value="0.00942166666666667" calcext:value-type="float">
            <text:p>9,42E-03</text:p>
          </table:table-cell>
          <table:table-cell table:formula="of:=1/[.F899]" office:value-type="float" office:value="106.138333628162" calcext:value-type="float">
            <text:p>106,13833362816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759859" calcext:value-type="float">
            <text:p>7,75985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02" calcext:value-type="float">
            <text:p>0,004402</text:p>
          </table:table-cell>
          <table:table-cell table:formula="of:=AVERAGE([.E895:.E900])" office:value-type="float" office:value="0.0093405" calcext:value-type="float">
            <text:p>9,34E-03</text:p>
          </table:table-cell>
          <table:table-cell table:formula="of:=1/[.F900]" office:value-type="float" office:value="107.060649858145" calcext:value-type="float">
            <text:p>107,0606498581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790462" calcext:value-type="float">
            <text:p>7,79046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3" calcext:value-type="float">
            <text:p>0,030603</text:p>
          </table:table-cell>
          <table:table-cell table:formula="of:=AVERAGE([.E896:.E901])" office:value-type="float" office:value="0.013651" calcext:value-type="float">
            <text:p>1,37E-02</text:p>
          </table:table-cell>
          <table:table-cell table:formula="of:=1/[.F901]" office:value-type="float" office:value="73.2547066149" calcext:value-type="float">
            <text:p>73,254706614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794825" calcext:value-type="float">
            <text:p>7,794825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63" calcext:value-type="float">
            <text:p>0,004363</text:p>
          </table:table-cell>
          <table:table-cell table:formula="of:=AVERAGE([.E897:.E902])" office:value-type="float" office:value="0.0135308333333333" calcext:value-type="float">
            <text:p>1,35E-02</text:p>
          </table:table-cell>
          <table:table-cell table:formula="of:=1/[.F902]" office:value-type="float" office:value="73.9052780686087" calcext:value-type="float">
            <text:p>73,905278068608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825407" calcext:value-type="float">
            <text:p>7,82540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82" calcext:value-type="float">
            <text:p>0,030582</text:p>
          </table:table-cell>
          <table:table-cell table:formula="of:=AVERAGE([.E898:.E903])" office:value-type="float" office:value="0.01754" calcext:value-type="float">
            <text:p>1,75E-02</text:p>
          </table:table-cell>
          <table:table-cell table:formula="of:=1/[.F903]" office:value-type="float" office:value="57.0125427594071" calcext:value-type="float">
            <text:p>57,012542759407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829808" calcext:value-type="float">
            <text:p>7,82980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01" calcext:value-type="float">
            <text:p>0,004401</text:p>
          </table:table-cell>
          <table:table-cell table:formula="of:=AVERAGE([.E899:.E904])" office:value-type="float" office:value="0.0174945" calcext:value-type="float">
            <text:p>1,75E-02</text:p>
          </table:table-cell>
          <table:table-cell table:formula="of:=1/[.F904]" office:value-type="float" office:value="57.16082197262" calcext:value-type="float">
            <text:p>57,1608219726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864789" calcext:value-type="float">
            <text:p>7,864789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34981" calcext:value-type="float">
            <text:p>0,034981</text:p>
          </table:table-cell>
          <table:table-cell table:formula="of:=AVERAGE([.E900:.E905])" office:value-type="float" office:value="0.018222" calcext:value-type="float">
            <text:p>1,82E-02</text:p>
          </table:table-cell>
          <table:table-cell table:formula="of:=1/[.F905]" office:value-type="float" office:value="54.8787180331467" calcext:value-type="float">
            <text:p>54,878718033146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89979" calcext:value-type="float">
            <text:p>7,8997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5001" calcext:value-type="float">
            <text:p>0,035001</text:p>
          </table:table-cell>
          <table:table-cell table:formula="of:=AVERAGE([.E901:.E906])" office:value-type="float" office:value="0.0233218333333333" calcext:value-type="float">
            <text:p>2,33E-02</text:p>
          </table:table-cell>
          <table:table-cell table:formula="of:=1/[.F906]" office:value-type="float" office:value="42.8782757216056" calcext:value-type="float">
            <text:p>42,878275721605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930409" calcext:value-type="float">
            <text:p>7,93040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9" calcext:value-type="float">
            <text:p>0,030619</text:p>
          </table:table-cell>
          <table:table-cell table:formula="of:=AVERAGE([.E902:.E907])" office:value-type="float" office:value="0.0233245" calcext:value-type="float">
            <text:p>2,33E-02</text:p>
          </table:table-cell>
          <table:table-cell table:formula="of:=1/[.F907]" office:value-type="float" office:value="42.8733734913932" calcext:value-type="float">
            <text:p>42,873373491393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934752" calcext:value-type="float">
            <text:p>7,934752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43" calcext:value-type="float">
            <text:p>0,004343</text:p>
          </table:table-cell>
          <table:table-cell table:formula="of:=AVERAGE([.E903:.E908])" office:value-type="float" office:value="0.0233211666666667" calcext:value-type="float">
            <text:p>2,33E-02</text:p>
          </table:table-cell>
          <table:table-cell table:formula="of:=1/[.F908]" office:value-type="float" office:value="42.8795014543298" calcext:value-type="float">
            <text:p>42,879501454329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965364" calcext:value-type="float">
            <text:p>7,96536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2" calcext:value-type="float">
            <text:p>0,030612</text:p>
          </table:table-cell>
          <table:table-cell table:formula="of:=AVERAGE([.E904:.E909])" office:value-type="float" office:value="0.0233261666666667" calcext:value-type="float">
            <text:p>2,33E-02</text:p>
          </table:table-cell>
          <table:table-cell table:formula="of:=1/[.F909]" office:value-type="float" office:value="42.8703101666941" calcext:value-type="float">
            <text:p>42,870310166694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969733" calcext:value-type="float">
            <text:p>7,96973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9" calcext:value-type="float">
            <text:p>0,004369</text:p>
          </table:table-cell>
          <table:table-cell table:formula="of:=AVERAGE([.E905:.E910])" office:value-type="float" office:value="0.0233208333333333" calcext:value-type="float">
            <text:p>2,33E-02</text:p>
          </table:table-cell>
          <table:table-cell table:formula="of:=1/[.F910]" office:value-type="float" office:value="42.8801143469716" calcext:value-type="float">
            <text:p>42,88011434697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004737" calcext:value-type="float">
            <text:p>8,004737</text:p>
          </table:table-cell>
          <table:table-cell office:value-type="float" office:value="10" calcext:value-type="float">
            <text:p>10</text:p>
          </table:table-cell>
          <table:table-cell office:value-type="float" office:value="1.000000004E+018" calcext:value-type="float">
            <text:p>1,000000004E+018</text:p>
          </table:table-cell>
          <table:table-cell office:value-type="float" office:value="0.035004" calcext:value-type="float">
            <text:p>0,035004</text:p>
          </table:table-cell>
          <table:table-cell table:formula="of:=AVERAGE([.E906:.E911])" office:value-type="float" office:value="0.0233246666666667" calcext:value-type="float">
            <text:p>2,33E-02</text:p>
          </table:table-cell>
          <table:table-cell table:formula="of:=1/[.F911]" office:value-type="float" office:value="42.8730671392231" calcext:value-type="float">
            <text:p>42,873067139223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.035372" calcext:value-type="float">
            <text:p>8,03537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35" calcext:value-type="float">
            <text:p>0,030635</text:p>
          </table:table-cell>
          <table:table-cell table:formula="of:=AVERAGE([.E907:.E912])" office:value-type="float" office:value="0.022597" calcext:value-type="float">
            <text:p>2,26E-02</text:p>
          </table:table-cell>
          <table:table-cell table:formula="of:=1/[.F912]" office:value-type="float" office:value="44.2536619905297" calcext:value-type="float">
            <text:p>44,253661990529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.039738" calcext:value-type="float">
            <text:p>8,039738</text:p>
          </table:table-cell>
          <table:table-cell office:value-type="float" office:value="10" calcext:value-type="float">
            <text:p>10</text:p>
          </table:table-cell>
          <table:table-cell office:value-type="float" office:value="4.000000000402E+019" calcext:value-type="float">
            <text:p>4,000000000402E+019</text:p>
          </table:table-cell>
          <table:table-cell office:value-type="float" office:value="0.004366" calcext:value-type="float">
            <text:p>0,004366</text:p>
          </table:table-cell>
          <table:table-cell table:formula="of:=AVERAGE([.E908:.E913])" office:value-type="float" office:value="0.0182215" calcext:value-type="float">
            <text:p>1,82E-02</text:p>
          </table:table-cell>
          <table:table-cell table:formula="of:=1/[.F913]" office:value-type="float" office:value="54.8802239113136" calcext:value-type="float">
            <text:p>54,880223911313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070335" calcext:value-type="float">
            <text:p>8,07033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97" calcext:value-type="float">
            <text:p>0,030597</text:p>
          </table:table-cell>
          <table:table-cell table:formula="of:=AVERAGE([.E909:.E914])" office:value-type="float" office:value="0.0225971666666667" calcext:value-type="float">
            <text:p>2,26E-02</text:p>
          </table:table-cell>
          <table:table-cell table:formula="of:=1/[.F914]" office:value-type="float" office:value="44.2533355951705" calcext:value-type="float">
            <text:p>44,253335595170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.074693" calcext:value-type="float">
            <text:p>8,074693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8" calcext:value-type="float">
            <text:p>0,004358</text:p>
          </table:table-cell>
          <table:table-cell table:formula="of:=AVERAGE([.E910:.E915])" office:value-type="float" office:value="0.0182215" calcext:value-type="float">
            <text:p>1,82E-02</text:p>
          </table:table-cell>
          <table:table-cell table:formula="of:=1/[.F915]" office:value-type="float" office:value="54.8802239113136" calcext:value-type="float">
            <text:p>54,880223911313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.105312" calcext:value-type="float">
            <text:p>8,105312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19" calcext:value-type="float">
            <text:p>0,030619</text:p>
          </table:table-cell>
          <table:table-cell table:formula="of:=AVERAGE([.E911:.E916])" office:value-type="float" office:value="0.0225965" calcext:value-type="float">
            <text:p>2,26E-02</text:p>
          </table:table-cell>
          <table:table-cell table:formula="of:=1/[.F916]" office:value-type="float" office:value="44.2546412054964" calcext:value-type="float">
            <text:p>44,254641205496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.109715" calcext:value-type="float">
            <text:p>8,10971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03" calcext:value-type="float">
            <text:p>0,004403</text:p>
          </table:table-cell>
          <table:table-cell table:formula="of:=AVERAGE([.E912:.E917])" office:value-type="float" office:value="0.0174963333333333" calcext:value-type="float">
            <text:p>1,75E-02</text:p>
          </table:table-cell>
          <table:table-cell table:formula="of:=1/[.F917]" office:value-type="float" office:value="57.1548324410829" calcext:value-type="float">
            <text:p>57,154832441082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.140315" calcext:value-type="float">
            <text:p>8,14031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" calcext:value-type="float">
            <text:p>0,0306</text:p>
          </table:table-cell>
          <table:table-cell table:formula="of:=AVERAGE([.E913:.E918])" office:value-type="float" office:value="0.0174905" calcext:value-type="float">
            <text:p>1,75E-02</text:p>
          </table:table-cell>
          <table:table-cell table:formula="of:=1/[.F918]" office:value-type="float" office:value="57.173894399817" calcext:value-type="float">
            <text:p>57,17389439981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.144706" calcext:value-type="float">
            <text:p>8,144706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1" calcext:value-type="float">
            <text:p>0,004391</text:p>
          </table:table-cell>
          <table:table-cell table:formula="of:=AVERAGE([.E914:.E919])" office:value-type="float" office:value="0.0174946666666667" calcext:value-type="float">
            <text:p>1,75E-02</text:p>
          </table:table-cell>
          <table:table-cell table:formula="of:=1/[.F919]" office:value-type="float" office:value="57.1602774178797" calcext:value-type="float">
            <text:p>57,160277417879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.175279" calcext:value-type="float">
            <text:p>8,17527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73" calcext:value-type="float">
            <text:p>0,030573</text:p>
          </table:table-cell>
          <table:table-cell table:formula="of:=AVERAGE([.E915:.E920])" office:value-type="float" office:value="0.0174906666666667" calcext:value-type="float">
            <text:p>1,75E-02</text:p>
          </table:table-cell>
          <table:table-cell table:formula="of:=1/[.F920]" office:value-type="float" office:value="57.173349595975" calcext:value-type="float">
            <text:p>57,17334959597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179656" calcext:value-type="float">
            <text:p>8,17965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7" calcext:value-type="float">
            <text:p>0,004377</text:p>
          </table:table-cell>
          <table:table-cell table:formula="of:=AVERAGE([.E916:.E921])" office:value-type="float" office:value="0.0174938333333333" calcext:value-type="float">
            <text:p>1,75E-02</text:p>
          </table:table-cell>
          <table:table-cell table:formula="of:=1/[.F921]" office:value-type="float" office:value="57.1630002953422" calcext:value-type="float">
            <text:p>57,163000295342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.210283" calcext:value-type="float">
            <text:p>8,21028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27" calcext:value-type="float">
            <text:p>0,030627</text:p>
          </table:table-cell>
          <table:table-cell table:formula="of:=AVERAGE([.E917:.E922])" office:value-type="float" office:value="0.0174951666666667" calcext:value-type="float">
            <text:p>1,75E-02</text:p>
          </table:table-cell>
          <table:table-cell table:formula="of:=1/[.F922]" office:value-type="float" office:value="57.1586438159111" calcext:value-type="float">
            <text:p>57,158643815911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.214638" calcext:value-type="float">
            <text:p>8,214638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55" calcext:value-type="float">
            <text:p>0,004355</text:p>
          </table:table-cell>
          <table:table-cell table:formula="of:=AVERAGE([.E918:.E923])" office:value-type="float" office:value="0.0174871666666667" calcext:value-type="float">
            <text:p>1,75E-02</text:p>
          </table:table-cell>
          <table:table-cell table:formula="of:=1/[.F923]" office:value-type="float" office:value="57.1847926574726" calcext:value-type="float">
            <text:p>57,184792657472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.245278" calcext:value-type="float">
            <text:p>8,245278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4" calcext:value-type="float">
            <text:p>0,03064</text:p>
          </table:table-cell>
          <table:table-cell table:formula="of:=AVERAGE([.E919:.E924])" office:value-type="float" office:value="0.0174938333333333" calcext:value-type="float">
            <text:p>1,75E-02</text:p>
          </table:table-cell>
          <table:table-cell table:formula="of:=1/[.F924]" office:value-type="float" office:value="57.1630002953422" calcext:value-type="float">
            <text:p>57,163000295342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.249643" calcext:value-type="float">
            <text:p>8,249643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65" calcext:value-type="float">
            <text:p>0,004365</text:p>
          </table:table-cell>
          <table:table-cell table:formula="of:=AVERAGE([.E920:.E925])" office:value-type="float" office:value="0.0174895" calcext:value-type="float">
            <text:p>1,75E-02</text:p>
          </table:table-cell>
          <table:table-cell table:formula="of:=1/[.F925]" office:value-type="float" office:value="57.1771634409217" calcext:value-type="float">
            <text:p>57,177163440921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.280244" calcext:value-type="float">
            <text:p>8,28024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1" calcext:value-type="float">
            <text:p>0,030601</text:p>
          </table:table-cell>
          <table:table-cell table:formula="of:=AVERAGE([.E921:.E926])" office:value-type="float" office:value="0.0174941666666667" calcext:value-type="float">
            <text:p>1,75E-02</text:p>
          </table:table-cell>
          <table:table-cell table:formula="of:=1/[.F926]" office:value-type="float" office:value="57.1619111132282" calcext:value-type="float">
            <text:p>57,161911113228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.284641" calcext:value-type="float">
            <text:p>8,284641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7" calcext:value-type="float">
            <text:p>0,004397</text:p>
          </table:table-cell>
          <table:table-cell table:formula="of:=AVERAGE([.E922:.E927])" office:value-type="float" office:value="0.0174975" calcext:value-type="float">
            <text:p>1,75E-02</text:p>
          </table:table-cell>
          <table:table-cell table:formula="of:=1/[.F927]" office:value-type="float" office:value="57.1510215745106" calcext:value-type="float">
            <text:p>57,151021574510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.319627" calcext:value-type="float">
            <text:p>8,319627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4986" calcext:value-type="float">
            <text:p>0,034986</text:p>
          </table:table-cell>
          <table:table-cell table:formula="of:=AVERAGE([.E923:.E928])" office:value-type="float" office:value="0.018224" calcext:value-type="float">
            <text:p>1,82E-02</text:p>
          </table:table-cell>
          <table:table-cell table:formula="of:=1/[.F928]" office:value-type="float" office:value="54.8726953467954" calcext:value-type="float">
            <text:p>54,872695346795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.350229" calcext:value-type="float">
            <text:p>8,350229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602" calcext:value-type="float">
            <text:p>0,030602</text:p>
          </table:table-cell>
          <table:table-cell table:formula="of:=AVERAGE([.E924:.E929])" office:value-type="float" office:value="0.0225985" calcext:value-type="float">
            <text:p>2,26E-02</text:p>
          </table:table-cell>
          <table:table-cell table:formula="of:=1/[.F929]" office:value-type="float" office:value="44.2507246056154" calcext:value-type="float">
            <text:p>44,250724605615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.354623" calcext:value-type="float">
            <text:p>8,354623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4" calcext:value-type="float">
            <text:p>0,004394</text:p>
          </table:table-cell>
          <table:table-cell table:formula="of:=AVERAGE([.E925:.E930])" office:value-type="float" office:value="0.0182241666666667" calcext:value-type="float">
            <text:p>1,82E-02</text:p>
          </table:table-cell>
          <table:table-cell table:formula="of:=1/[.F930]" office:value-type="float" office:value="54.8721935159358" calcext:value-type="float">
            <text:p>54,872193515935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385204" calcext:value-type="float">
            <text:p>8,38520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81" calcext:value-type="float">
            <text:p>0,030581</text:p>
          </table:table-cell>
          <table:table-cell table:formula="of:=AVERAGE([.E926:.E931])" office:value-type="float" office:value="0.0225935" calcext:value-type="float">
            <text:p>2,26E-02</text:p>
          </table:table-cell>
          <table:table-cell table:formula="of:=1/[.F931]" office:value-type="float" office:value="44.2605174054485" calcext:value-type="float">
            <text:p>44,260517405448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.389615" calcext:value-type="float">
            <text:p>8,389615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411" calcext:value-type="float">
            <text:p>0,004411</text:p>
          </table:table-cell>
          <table:table-cell table:formula="of:=AVERAGE([.E927:.E932])" office:value-type="float" office:value="0.0182285" calcext:value-type="float">
            <text:p>1,82E-02</text:p>
          </table:table-cell>
          <table:table-cell table:formula="of:=1/[.F932]" office:value-type="float" office:value="54.8591491345969" calcext:value-type="float">
            <text:p>54,859149134596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.420204" calcext:value-type="float">
            <text:p>8,42020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89" calcext:value-type="float">
            <text:p>0,030589</text:p>
          </table:table-cell>
          <table:table-cell table:formula="of:=AVERAGE([.E928:.E933])" office:value-type="float" office:value="0.0225938333333333" calcext:value-type="float">
            <text:p>2,26E-02</text:p>
          </table:table-cell>
          <table:table-cell table:formula="of:=1/[.F933]" office:value-type="float" office:value="44.259864417282" calcext:value-type="float">
            <text:p>44,25986441728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424598" calcext:value-type="float">
            <text:p>8,424598</text:p>
          </table:table-cell>
          <table:table-cell office:value-type="float" office:value="10" calcext:value-type="float">
            <text:p>10</text:p>
          </table:table-cell>
          <table:table-cell office:value-type="float" office:value="4000000004" calcext:value-type="float">
            <text:p>4000000004</text:p>
          </table:table-cell>
          <table:table-cell office:value-type="float" office:value="0.004394" calcext:value-type="float">
            <text:p>0,004394</text:p>
          </table:table-cell>
          <table:table-cell table:formula="of:=AVERAGE([.E929:.E934])" office:value-type="float" office:value="0.0174951666666667" calcext:value-type="float">
            <text:p>1,75E-02</text:p>
          </table:table-cell>
          <table:table-cell table:formula="of:=1/[.F934]" office:value-type="float" office:value="57.1586438159111" calcext:value-type="float">
            <text:p>57,158643815911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.455176" calcext:value-type="float">
            <text:p>8,455176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30578" calcext:value-type="float">
            <text:p>0,030578</text:p>
          </table:table-cell>
          <table:table-cell table:formula="of:=AVERAGE([.E930:.E935])" office:value-type="float" office:value="0.0174911666666667" calcext:value-type="float">
            <text:p>1,75E-02</text:p>
          </table:table-cell>
          <table:table-cell table:formula="of:=1/[.F935]" office:value-type="float" office:value="57.1717152467436" calcext:value-type="float">
            <text:p>57,171715246743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.459554" calcext:value-type="float">
            <text:p>8,459554</text:p>
          </table:table-cell>
          <table:table-cell office:value-type="float" office:value="10" calcext:value-type="float">
            <text:p>10</text:p>
          </table:table-cell>
          <table:table-cell office:value-type="float" office:value="4000000196" calcext:value-type="float">
            <text:p>4000000196</text:p>
          </table:table-cell>
          <table:table-cell office:value-type="float" office:value="0.004378" calcext:value-type="float">
            <text:p>0,004378</text:p>
          </table:table-cell>
          <table:table-cell table:formula="of:=AVERAGE([.E931:.E936])" office:value-type="float" office:value="0.0174885" calcext:value-type="float">
            <text:p>1,75E-02</text:p>
          </table:table-cell>
          <table:table-cell table:formula="of:=1/[.F936]" office:value-type="float" office:value="57.1804328558767" calcext:value-type="float">
            <text:p>57,1804328558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21:51:11.559194312</dc:date>
    <meta:editing-duration>PT5M44S</meta:editing-duration>
    <meta:editing-cycles>1</meta:editing-cycles>
    <meta:document-statistic meta:table-count="1" meta:cell-count="6541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91cm" xlink:href=".." xlink:type="simple" chart:class="chart:line" chart:style-name="ch1">
        <chart:title svg:x="5.66cm" svg:y="0.315cm" chart:style-name="ch2">
          <text:p>Frame rate (1 channel)</text:p>
        </chart:title>
        <chart:plot-area chart:style-name="ch3" table:cell-range-address="nrf24_raw.G6:nrf24_raw.G936" chart:data-source-has-labels="row" svg:x="1.331cm" svg:y="1.273cm" svg:width="14.359cm" svg:height="6.558cm">
          <chartooo:coordinate-region svg:x="2.138cm" svg:y="1.394cm" svg:width="13.528cm" svg:height="5.435cm"/>
          <chart:axis chart:dimension="x" chart:name="primary-x" chart:style-name="ch4">
            <chart:title svg:x="7.91cm" svg:y="8.01cm" chart:style-name="ch5">
              <text:p>Frames</text:p>
            </chart:title>
          </chart:axis>
          <chart:axis chart:dimension="y" chart:name="primary-y" chart:style-name="ch4">
            <chart:title svg:x="0.451cm" svg:y="5.271cm" chart:style-name="ch6">
              <text:p>Frames/s</text:p>
            </chart:title>
            <chart:grid chart:style-name="ch7" chart:class="major"/>
          </chart:axis>
          <chart:series chart:style-name="ch8" chart:values-cell-range-address="nrf24_raw.G7:nrf24_raw.G936" chart:label-cell-address="nrf24_raw.G6:nrf24_raw.G6" chart:class="chart:line">
            <chart:data-point chart:repeated="9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me/s</text:p>
                <draw:g>
                  <svg:desc>nrf24_raw.G6:nrf24_raw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6224958223691">
                <text:p>57.6224958223691</text:p>
                <draw:g>
                  <svg:desc>nrf24_raw.G7:nrf24_raw.G9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5298758358629">
                <text:p>44.5298758358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8787180331467">
                <text:p>54.8787180331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1559213534522">
                <text:p>57.1559213534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1662680907419">
                <text:p>57.1662680907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1482998380798">
                <text:p>57.1482998380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1575547998057">
                <text:p>57.1575547998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1570103073142">
                <text:p>57.1570103073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494192263727">
                <text:p>44.2494192263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8711898817526">
                <text:p>54.8711898817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2461561151875">
                <text:p>44.246156115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8611555588066">
                <text:p>54.8611555588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8400488400488">
                <text:p>48.8400488400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472112160927">
                <text:p>57.1472112160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6907124989914">
                <text:p>80.6907124989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638590143729">
                <text:p>59.638590143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6928828877293">
                <text:p>80.6928828877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2259355628119">
                <text:p>44.2259355628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2739554764258">
                <text:p>39.2739554764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.5587294111128">
                <text:p>41.5587294111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2788585140115">
                <text:p>34.278858514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5735639005895">
                <text:p>34.5735639005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1615379656706">
                <text:p>35.1615379656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8847420417124">
                <text:p>54.8847420417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1575547998057">
                <text:p>57.1575547998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1586438159111">
                <text:p>57.1586438159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6516344547841">
                <text:p>59.65163445478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1233136843771">
                <text:p>79.1233136843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1619111132282">
                <text:p>57.1619111132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1559213534522">
                <text:p>57.1559213534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1379596034626">
                <text:p>57.1379596034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1570103073142">
                <text:p>57.1570103073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1472112160927">
                <text:p>57.1472112160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1434013657273">
                <text:p>57.1434013657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.1390478729989">
                <text:p>57.1390478729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139592023313">
                <text:p>57.139592023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717152467436">
                <text:p>57.1717152467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1423129303531">
                <text:p>57.1423129303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8787180331467">
                <text:p>54.8787180331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2562733267441">
                <text:p>44.2562733267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8847420417124">
                <text:p>54.8847420417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2517036905921">
                <text:p>44.2517036905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8721935159358">
                <text:p>54.87219351593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248766565632">
                <text:p>44.248766565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1510215745106">
                <text:p>57.1510215745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145034096537">
                <text:p>57.145034096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1352391109757">
                <text:p>57.1352391109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.1455783608743">
                <text:p>57.1455783608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1531991503225">
                <text:p>57.1531991503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1935142554834">
                <text:p>57.1935142554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1651787840966">
                <text:p>57.16517878409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.1946046422954">
                <text:p>57.1946046422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1869728075944">
                <text:p>57.1869728075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.1951498512926">
                <text:p>57.19514985129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1837026447462">
                <text:p>57.18370264474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145034096537">
                <text:p>57.145034096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2549676201154">
                <text:p>44.25496762011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.8511249051533">
                <text:p>54.85112490515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249745563963">
                <text:p>44.249745563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.855638245351">
                <text:p>54.8556382453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2399575296408">
                <text:p>44.2399575296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8681791994733">
                <text:p>54.8681791994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.1477555219019">
                <text:p>57.1477555219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1537435702038">
                <text:p>57.1537435702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.8616571877915">
                <text:p>54.86165718779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.8629599731392">
                <text:p>42.8629599731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.8574489817784">
                <text:p>42.85744898177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.8586735240544">
                <text:p>42.8586735240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.8595919766844">
                <text:p>42.8595919766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.8709227966132">
                <text:p>42.8709227966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.2409361382087">
                <text:p>44.24093613820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1531991503225">
                <text:p>57.1531991503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1510215745106">
                <text:p>57.1510215745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526547408127">
                <text:p>57.1526547408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.1537435702038">
                <text:p>57.1537435702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.1406803550341">
                <text:p>57.1406803550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.1504772064847">
                <text:p>57.15047720648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.16082197262">
                <text:p>57.160821972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.1455783608743">
                <text:p>57.14557836087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.1385037330489">
                <text:p>57.1385037330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.1417687282147">
                <text:p>57.1417687282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.1559213534522">
                <text:p>57.15592135345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.1510215745106">
                <text:p>57.1510215745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.1434013657273">
                <text:p>57.14340136572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.159732873515">
                <text:p>57.1597328735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8709227966132">
                <text:p>42.8709227966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.5786008800804">
                <text:p>41.5786008800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.1685452531256">
                <text:p>35.16854525312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.5679428025107">
                <text:p>41.5679428025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1732870609201">
                <text:p>35.17328706092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.574855527377">
                <text:p>41.5748555273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2503982535843">
                <text:p>44.2503982535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.1499328488289">
                <text:p>57.14993284882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.1472112160927">
                <text:p>57.14721121609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.2559468928637">
                <text:p>44.25594689286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.8731971868341">
                <text:p>54.87319718683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.2425672487022">
                <text:p>44.2425672487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855638245351">
                <text:p>54.855638245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2406099305422">
                <text:p>44.24060993054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8817298721256">
                <text:p>54.8817298721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.1314308566858">
                <text:p>57.13143085668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.1444898425669">
                <text:p>57.14448984256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.1374154842396">
                <text:p>57.13741548423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.145034096537">
                <text:p>57.1450340965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.1363272768826">
                <text:p>57.13632727688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.2363696685959">
                <text:p>44.23636966859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8757065247215">
                <text:p>54.87570652472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.245177275677">
                <text:p>44.2451772756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8837379484459">
                <text:p>54.8837379484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2536619905297">
                <text:p>44.2536619905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8847420417124">
                <text:p>54.88474204171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.1537435702038">
                <text:p>57.15374357020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1553768920811">
                <text:p>57.15537689208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1385037330489">
                <text:p>57.1385037330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1325188775365">
                <text:p>57.13251887753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1559213534522">
                <text:p>57.1559213534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1602774178797">
                <text:p>57.16027741787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.5751436074752">
                <text:p>41.57514360747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1796802167068">
                <text:p>35.17968021670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.5875348295604">
                <text:p>41.5875348295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1854566779065">
                <text:p>35.18545667790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.5811942118978">
                <text:p>41.5811942118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.179267684911">
                <text:p>35.1792676849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.1755288736421">
                <text:p>57.17552887364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.1417687282147">
                <text:p>57.14176872821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.1559213534522">
                <text:p>57.15592135345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.16082197262">
                <text:p>57.160821972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2471349980089">
                <text:p>44.2471349980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.8561397734442">
                <text:p>54.85613977344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.2474613019078">
                <text:p>44.24746130190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.8817298721256">
                <text:p>54.88172987212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2357173927468">
                <text:p>44.23571739274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8536322246805">
                <text:p>54.85363222468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.1499328488289">
                <text:p>57.14993284882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.1591883395256">
                <text:p>57.15918833952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.1482998380798">
                <text:p>57.14829983807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.1336069398288">
                <text:p>57.1336069398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7.1651787840966">
                <text:p>57.1651787840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.1368713753797">
                <text:p>57.13687137537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.1297989031079">
                <text:p>57.12979890310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.1434013657273">
                <text:p>57.14340136572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.1401361839913">
                <text:p>57.14013618399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.1602774178797">
                <text:p>57.16027741787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.1374154842396">
                <text:p>57.13741548423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.1673574389024">
                <text:p>57.16735743890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.1526547408127">
                <text:p>57.1526547408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.1472112160927">
                <text:p>57.1472112160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.1434013657273">
                <text:p>57.14340136572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.1325188775364">
                <text:p>57.13251887753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.855638245351">
                <text:p>54.8556382453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.2399575296408">
                <text:p>44.23995752964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.8601523283563">
                <text:p>54.86015232835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.2441984794744">
                <text:p>44.2441984794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8551367264283">
                <text:p>54.85513672642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.2533355951705">
                <text:p>44.25333559517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.1553768920811">
                <text:p>57.15537689208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.173349595975">
                <text:p>57.1733495959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.1662680907419">
                <text:p>57.16626809074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.1717152467436">
                <text:p>57.1717152467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259864417282">
                <text:p>44.2598644172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.8762084198396">
                <text:p>54.87620841983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.2582320311578">
                <text:p>44.25823203115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.8476150428726">
                <text:p>54.84761504287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.2559468928637">
                <text:p>44.25594689286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.8711898817526">
                <text:p>54.87118988175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.1635449019645">
                <text:p>57.16354490196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.1504772064847">
                <text:p>57.1504772064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.16082197262">
                <text:p>57.160821972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.1553768920811">
                <text:p>57.15537689208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.1423129303531">
                <text:p>57.1423129303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.149388501543">
                <text:p>57.1493885015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.1559213534522">
                <text:p>57.15592135345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.1477555219019">
                <text:p>57.14775552190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.145034096537">
                <text:p>57.145034096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.173349595975">
                <text:p>57.1733495959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8.8115222445522">
                <text:p>78.81152224455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.5564546359371">
                <text:p>77.5564546359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5.295926210607">
                <text:p>115.2959262106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.308027873775">
                <text:p>113.3080278737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7.67522855899">
                <text:p>217.675228558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0.128178188695">
                <text:p>210.1281781886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7.986688851914">
                <text:p>207.9866888519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6.628895184136">
                <text:p>226.628895184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8.444364905373">
                <text:p>268.4443649053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3.90271600265">
                <text:p>283.902716002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3.005518607613">
                <text:p>283.0055186076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3.473495228196">
                <text:p>283.473495228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5.301340542976">
                <text:p>225.301340542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3.774183204475">
                <text:p>213.774183204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6.104065890966">
                <text:p>196.1040658909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8.794442621149">
                <text:p>218.7944426211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4.182896842425">
                <text:p>234.182896842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0.242877160192">
                <text:p>280.2428771601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4.184136589565">
                <text:p>324.1841365895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4.517280545172">
                <text:p>324.5172805451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8.705494957794">
                <text:p>308.7054949577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7.909215955983">
                <text:p>257.9092159559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5.982289275172">
                <text:p>245.9822892751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.972599050729">
                <text:p>201.972599050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5.163275773637">
                <text:p>205.1632757736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9.597476239917">
                <text:p>239.5974762399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0.086431115201">
                <text:p>240.0864311152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1.896468311563">
                <text:p>241.8964683115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9.597476239917">
                <text:p>239.5974762399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8.475854047301">
                <text:p>258.4758540473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4.000508001016">
                <text:p>254.0005080010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6.099405726634">
                <text:p>216.0994057266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4.585760644329">
                <text:p>234.5857606443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8.020125569794">
                <text:p>258.0201255697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1.98501143608">
                <text:p>291.985011436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5.573823864561">
                <text:p>325.5738238645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4.622626197046">
                <text:p>324.6226261970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8.967659710053">
                <text:p>238.9676597100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0.377580254169">
                <text:p>220.3775802541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2.463303526236">
                <text:p>202.4633035262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6.116885663856">
                <text:p>196.1168856638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2.71639975674">
                <text:p>202.716399756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5.455328928469">
                <text:p>215.4553289284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5.27377209151">
                <text:p>325.273772091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3.275862068966">
                <text:p>323.2758620689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4.026570178755">
                <text:p>324.026570178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9.715270493032">
                <text:p>299.7152704930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0.886462180825">
                <text:p>240.8864621808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.462197504885">
                <text:p>225.4621975048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7.900207900208">
                <text:p>207.9002079002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.24024024024">
                <text:p>240.240240240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0.365115793866">
                <text:p>250.3651157938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3.973542381186">
                <text:p>293.9735423811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0.63271522471">
                <text:p>320.632715224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0.735553536109">
                <text:p>320.7355535361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0.993516000837">
                <text:p>250.9935160008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6.114973165724">
                <text:p>216.1149731657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8.950026118753">
                <text:p>208.9500261187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2.805475747845">
                <text:p>202.8054757478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7.706821480406">
                <text:p>217.7068214804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3.170949177272">
                <text:p>243.1709491772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8.12183245553">
                <text:p>298.121832455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8.136645962733">
                <text:p>298.1366459627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6.853354442905">
                <text:p>296.8533544429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1.871508379888">
                <text:p>261.8715083798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.021932995903">
                <text:p>241.0219329959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6.637781629116">
                <text:p>216.6377816291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1.124807395994">
                <text:p>231.1248073959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1.130695913305">
                <text:p>261.130695913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4.765068818225">
                <text:p>284.765068818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6.619488296135">
                <text:p>326.6194882961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7.761389708292">
                <text:p>327.7613897082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7.189442687316">
                <text:p>327.1894426873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6.625172890733">
                <text:p>276.6251728907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3.052742445111">
                <text:p>243.0527424451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5.869597952116">
                <text:p>225.869597952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9.453326817008">
                <text:p>209.4533268170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2.345908393247">
                <text:p>242.345908393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0.625626629236">
                <text:p>240.6256266292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8.208890992813">
                <text:p>258.2088909928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.698745311085">
                <text:p>258.6987453110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.765687669815">
                <text:p>258.7656876698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2.419015565839">
                <text:p>252.4190155658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6.317554169521">
                <text:p>216.317554169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7.580504786771">
                <text:p>217.5805047867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9.78898569259">
                <text:p>239.788985692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4.84799020608">
                <text:p>244.847990206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4.359371181885">
                <text:p>244.3593711818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4.220123738196">
                <text:p>244.2201237381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4.648318042813">
                <text:p>244.6483180428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4.269836746326">
                <text:p>244.2698367463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1.647580347248">
                <text:p>221.6475803472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7.060994139353">
                <text:p>217.0609941393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8.554014932196">
                <text:p>228.5540149321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0.529743812419">
                <text:p>260.5297438124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0.020534839222">
                <text:p>280.0205348392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5.062303608192">
                <text:p>325.0623036081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4.81593763534">
                <text:p>324.815937635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9.371320227522">
                <text:p>299.3713202275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0.504908835905">
                <text:p>280.5049088359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3.694407213354">
                <text:p>243.6944072133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8.719551709679">
                <text:p>228.7195517096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6.896551724138">
                <text:p>206.8965517241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.206030150754">
                <text:p>241.2060301507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5.592492585543">
                <text:p>265.5924925855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1.94022643131">
                <text:p>321.940226431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2.441960447137">
                <text:p>322.4419604471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2.147651006729">
                <text:p>322.1476510067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9.073039121232">
                <text:p>289.0730391212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8.872521697597">
                <text:p>238.8725216975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2.045480914268">
                <text:p>232.0454809142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0.253654629197">
                <text:p>200.2536546291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7.154933092111">
                <text:p>187.154933092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.243343941629">
                <text:p>155.2433439416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1.867002477962">
                <text:p>121.8670024779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3.645172068156">
                <text:p>133.645172068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961930659412">
                <text:p>135.9619306594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9.182408676477">
                <text:p>119.1824086764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3.856903990254">
                <text:p>123.8569039902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2.979696883039">
                <text:p>142.9796968830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3.693644758277">
                <text:p>203.6936447582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3.761946133797">
                <text:p>173.7619461337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1.492268556893">
                <text:p>171.4922685568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4.788054342948">
                <text:p>244.7880543429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6.680097027505">
                <text:p>246.6800970275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8.200546041201">
                <text:p>248.2005460412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8.426385853368">
                <text:p>238.4263858533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4.837998857423">
                <text:p>244.8379988574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2.218723507327">
                <text:p>242.2187235073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7.756232686981">
                <text:p>207.7562326869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0.57498161396">
                <text:p>200.574981613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6.228088265622">
                <text:p>206.2280882656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1.945407424859">
                <text:p>201.9454074248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1.288244766506">
                <text:p>201.2882447665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1.403108321305">
                <text:p>201.4031083213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1.288244766506">
                <text:p>201.2882447665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7.929026892154">
                <text:p>207.9290268921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3.222590126121">
                <text:p>223.2225901261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5.460467492655">
                <text:p>255.4604674926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9.311583358276">
                <text:p>299.3115833582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3.206205559147">
                <text:p>323.2062055591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3.397833234517">
                <text:p>323.3978332345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.33676092545">
                <text:p>321.336760925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9.225614296352">
                <text:p>279.2256142963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7.896990603069">
                <text:p>237.8969906030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2.089077412513">
                <text:p>212.0890774125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8.340611353712">
                <text:p>218.3406113537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7.463885700716">
                <text:p>237.4638857007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7.498885421311">
                <text:p>267.4988854213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3.054605841555">
                <text:p>293.0546058415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3.851675932423">
                <text:p>323.8516759324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4.447088087384">
                <text:p>324.4470880873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8.184438040346">
                <text:p>288.1844380403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8.788009488894">
                <text:p>258.7880094888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0.15117047039">
                <text:p>220.151170470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4.967034468623">
                <text:p>204.9670344686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6.091622848088">
                <text:p>216.0916228480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6.193168966297">
                <text:p>226.1931689662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4.190113216007">
                <text:p>224.1901132160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2.791578478333">
                <text:p>222.791578478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2.865015912443">
                <text:p>232.8650159124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8.025695041984">
                <text:p>178.0256950419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4.263865855906">
                <text:p>184.2638658559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9.639369133032">
                <text:p>189.6393691330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5.430205087821">
                <text:p>205.4302050878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5.789545891069">
                <text:p>205.7895458910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6.49092624452">
                <text:p>166.490926244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0.948212213901">
                <text:p>210.9482122139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0.967249116777">
                <text:p>190.9672491167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5.969559395107">
                <text:p>195.9695593951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0.924712021893">
                <text:p>190.9247120218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6.708202405461">
                <text:p>216.7082024054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5.11060259344">
                <text:p>305.110602593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7.660752743308">
                <text:p>307.6607527433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8.70549495781">
                <text:p>308.705494957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3.991704282054">
                <text:p>243.9917042820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7.485863418878">
                <text:p>217.4858634188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6.065616626364">
                <text:p>196.0656166263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6.958958596999">
                <text:p>216.9589585969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7.083491030202">
                <text:p>227.0834910302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0.586319218241">
                <text:p>260.5863192182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4.36018957346">
                <text:p>284.360189573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3.905181583346">
                <text:p>303.9051815833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2.540224280839">
                <text:p>292.5402242808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4.43901246639">
                <text:p>244.439012466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1.294090435989">
                <text:p>231.2940904359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4.708290685773">
                <text:p>204.7082906857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9.183139838929">
                <text:p>209.1831398389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7.479526842584">
                <text:p>227.4795268425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7.54854368932">
                <text:p>227.548543689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6.757369614512">
                <text:p>226.7573696145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8.015505054344">
                <text:p>228.0155050543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5.920626553204">
                <text:p>225.9206265532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9.925225423356">
                <text:p>219.9252254233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4.094558429973">
                <text:p>214.0945584299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2.914979757085">
                <text:p>242.9149797570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5.510222143553">
                <text:p>265.5102221435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4.725274725275">
                <text:p>274.7252747252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5.065328015404">
                <text:p>275.0653280154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5.874752862201">
                <text:p>275.8747528622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3.70430544273">
                <text:p>243.704305442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2.971456452793">
                <text:p>182.9714564527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6.027182435958">
                <text:p>196.0271824359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4.950774929324">
                <text:p>194.9507749293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5.718265391396">
                <text:p>185.7182653913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4.173368530905">
                <text:p>184.1733685309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5.202333549397">
                <text:p>185.2023335493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7.896571760596">
                <text:p>217.8965717605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8.881193729144">
                <text:p>188.881193729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5.204476689332">
                <text:p>195.2044766893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1.436837029894">
                <text:p>231.4368370298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4.310930604913">
                <text:p>234.3109306049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5.128079421498">
                <text:p>245.1280794214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5.348599468411">
                <text:p>245.3485994684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4.240006513067">
                <text:p>244.2400065130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9.489386115892">
                <text:p>229.4893861158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3.334688897926">
                <text:p>203.334688897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1.252728681079">
                <text:p>211.2527286810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1.954996370675">
                <text:p>241.9549963706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0.710871643348">
                <text:p>260.7108716433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3.722627737226">
                <text:p>273.7226277372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8.57654431513">
                <text:p>268.576544315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1.640709887722">
                <text:p>271.6407098877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2.088555734272">
                <text:p>182.0885557342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8.057393833279">
                <text:p>178.0573938332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9.345389328949">
                <text:p>179.3453893289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2.857831635113">
                <text:p>192.8578316351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5.177367084173">
                <text:p>175.1773670841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5.351433497969">
                <text:p>175.3514334979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6.269940038466">
                <text:p>226.2699400384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4.471101417666">
                <text:p>204.4711014176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0.754752972595">
                <text:p>190.7547529725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5.956758875208">
                <text:p>195.9567588752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7.023345567369">
                <text:p>227.0233455673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6.88598979013">
                <text:p>226.885989790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6.629398224268">
                <text:p>246.6293982242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5.418848167539">
                <text:p>245.4188481675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6.619260964281">
                <text:p>246.6192609642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0.467237266732">
                <text:p>210.4672372667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6.908535985035">
                <text:p>196.9085359850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6.470087429189">
                <text:p>196.4700874291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4.407543012669">
                <text:p>194.4075430126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5.191775919841">
                <text:p>195.1917759198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5.287071995834">
                <text:p>195.2870719958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8.643543763">
                <text:p>168.6435437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4.606408055176">
                <text:p>174.6064080551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7.290543206629">
                <text:p>197.2905432066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5.683726989133">
                <text:p>205.6837269891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1.594523857459">
                <text:p>241.5945238574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4.628368736494">
                <text:p>244.6283687364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6.325624138459">
                <text:p>306.3256241384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9.329608938548">
                <text:p>279.3296089385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6.229772825702">
                <text:p>236.2297728257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7.488151658768">
                <text:p>227.4881516587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6.059209881384">
                <text:p>196.0592098813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6.551880380607">
                <text:p>226.5518803806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3.563003620227">
                <text:p>233.5630036202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4.383116883117">
                <text:p>304.3831168831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4.09001064315">
                <text:p>304.090010643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2.556603297867">
                <text:p>302.5566032978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0.76695573713">
                <text:p>300.766955737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6.740963112226">
                <text:p>246.7409631122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6.449275362319">
                <text:p>226.4492753623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1.443679704549">
                <text:p>201.4436797045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1.151519821243">
                <text:p>231.1515198212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6.984728110979">
                <text:p>246.9847281109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5.456015985537">
                <text:p>285.4560159855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3.835564596244">
                <text:p>283.8355645962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1.704631166088">
                <text:p>301.7046311660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1.106690602106">
                <text:p>291.1066906021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5.017967984319">
                <text:p>245.0179679843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0.308613542147">
                <text:p>230.3086135421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6.746838496261">
                <text:p>206.7468384962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0.400813549812">
                <text:p>210.4008135498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5.579567779961">
                <text:p>245.5795677799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5.07801650192">
                <text:p>245.078016501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8.154232261008">
                <text:p>228.1542322610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8.006840205206">
                <text:p>228.0068402052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.996400071999">
                <text:p>179.9964000719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5.899177223456">
                <text:p>195.8991772234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0.919068869859">
                <text:p>180.9190688698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5.044084478163">
                <text:p>205.0440844781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7.747200607326">
                <text:p>227.7472006073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7.781785049922">
                <text:p>227.7817850499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4.290495993508">
                <text:p>304.2904959935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2.272151068759">
                <text:p>262.2721510687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5.670065102567">
                <text:p>245.6700651025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2.607632614011">
                <text:p>212.6076326140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4.307450745822">
                <text:p>224.3074507458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6.598988944145">
                <text:p>246.5989889441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1.293952180028">
                <text:p>281.2939521800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9.294293520285">
                <text:p>309.2942935202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10.23784901758">
                <text:p>310.237849017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90.86678301338">
                <text:p>290.866783013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9.717773352956">
                <text:p>259.7177733529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4.907211651398">
                <text:p>234.9072116513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5.911970221381">
                <text:p>195.9119702213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5.854414884936">
                <text:p>195.8544148849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0.280490491225">
                <text:p>220.2804904912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0.7028523288">
                <text:p>240.70285232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1.734920314706">
                <text:p>201.7349203147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1.775625504439">
                <text:p>201.7756255044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4.123290467442">
                <text:p>204.1232904674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9.639369133032">
                <text:p>189.6393691330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1.062009978617">
                <text:p>171.0620099786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6.048596889356">
                <text:p>166.0485968893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0.863977605293">
                <text:p>190.8639776052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0.973327391941">
                <text:p>190.9733273919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2.07463289775">
                <text:p>202.074632897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4.32487655372">
                <text:p>204.324876553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6.470087429189">
                <text:p>196.4700874291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4.033053354643">
                <text:p>204.0330533546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9.301240378086">
                <text:p>239.3012403780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5.138094459869">
                <text:p>245.1380944598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4.492981250599">
                <text:p>294.4929812505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9.824643223567">
                <text:p>279.8246432235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6.164667555146">
                <text:p>296.1646675551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6.607646907867">
                <text:p>256.6076469078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6.021602160216">
                <text:p>216.0216021602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7.496777128991">
                <text:p>227.4967771289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6.037158391243">
                <text:p>216.0371583912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0.218941573877">
                <text:p>250.2189415738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3.972602739726">
                <text:p>273.9726027397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0.072818932923">
                <text:p>280.0728189329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2.765446062491">
                <text:p>282.7654460624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8.264462809917">
                <text:p>258.2644628099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0.038139944257">
                <text:p>220.0381399442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1.472664399417">
                <text:p>171.4726643994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7.604120415594">
                <text:p>177.6041204155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5.856333054549">
                <text:p>185.8563330545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5.637820611986">
                <text:p>185.6378206119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6.985929618595">
                <text:p>176.9859296185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2.993778211541">
                <text:p>182.9937782115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5.478541928533">
                <text:p>215.4785419285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6.661385320153">
                <text:p>206.6613853201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28.327878834006">
                <text:p>228.3278788340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3.474715897089">
                <text:p>253.4747158970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2.73879647519">
                <text:p>282.738796475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0.220244033459">
                <text:p>230.2202440334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0.636171439554">
                <text:p>230.6361714395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3.819892377321">
                <text:p>213.8198923773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2.45400638589">
                <text:p>182.454006385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1.742615067552">
                <text:p>171.7426150675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7.070420182107">
                <text:p>167.0704201821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5.407914020518">
                <text:p>195.4079140205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5.198126097989">
                <text:p>195.1981260979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3.784114926333">
                <text:p>183.7841149263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3.842277000614">
                <text:p>193.8422770006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5.567144719687">
                <text:p>195.5671447196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5.886604924328">
                <text:p>225.8866049243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7.520288191283">
                <text:p>237.5202881912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76.217659515698">
                <text:p>276.2176595156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1.431801055011">
                <text:p>301.4318010550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7.156752329272">
                <text:p>307.1567523292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1.99922133541">
                <text:p>291.999221335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4.538637104663">
                <text:p>244.5386371046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31.830300220239">
                <text:p>231.8303002202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4.918032786885">
                <text:p>204.9180327868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26.022752957131">
                <text:p>226.0227529571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1.256281407035">
                <text:p>251.2562814070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9.108712843653">
                <text:p>279.1087128436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6.551880380607">
                <text:p>226.5518803806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26.834524214585">
                <text:p>226.8345242145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25.022502250225">
                <text:p>225.0225022502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4.380556596382">
                <text:p>204.3805565963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6.052803555091">
                <text:p>196.0528035550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4.331834899877">
                <text:p>204.3318348998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6.315530194179">
                <text:p>246.3155301941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46.34586960092">
                <text:p>246.345869600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35.091293785753">
                <text:p>235.0912937857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3.363151958306">
                <text:p>233.3631519583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.69671888856">
                <text:p>221.696718888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6.392916762135">
                <text:p>196.3929167621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8.811860513677">
                <text:p>208.8118605136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32.801769293447">
                <text:p>232.8017692934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0.538371359004">
                <text:p>270.5383713590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6.278713629403">
                <text:p>306.2787136294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5.576776165011">
                <text:p>305.5767761650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6.482096337539">
                <text:p>306.4820963375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0.413142029257">
                <text:p>280.4131420292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46.477426775664">
                <text:p>246.4774267756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1.737304584113">
                <text:p>211.7373045841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3.204463080094">
                <text:p>213.2044630800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5.742127243312">
                <text:p>225.7421272433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3.123273253519">
                <text:p>263.1232732535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3.847186987017">
                <text:p>223.8471869870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3.838836038053">
                <text:p>223.8388360380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0.163311051515">
                <text:p>240.1633110515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9.7721695176">
                <text:p>219.77216951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9.081088615535">
                <text:p>209.0810886155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5.963158926122">
                <text:p>195.9631589261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7.334019557385">
                <text:p>257.3340195573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1.069939569963">
                <text:p>281.069939569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26.033798837146">
                <text:p>326.0337988371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6.748466257669">
                <text:p>306.7484662576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5.467874961816">
                <text:p>305.4678749618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3.085633404105">
                <text:p>283.0856334041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46.832318578246">
                <text:p>246.8323185782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8.710833269803">
                <text:p>228.7108332698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7.72746157042">
                <text:p>207.727461570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4.712175241977">
                <text:p>254.7121752419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3.747857048661">
                <text:p>263.7478570486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7.779778613421">
                <text:p>317.7797786134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18.116748846827">
                <text:p>318.1167488468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21.491721588169">
                <text:p>321.4917215881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19.182891797">
                <text:p>319.1828917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48.797478852214">
                <text:p>248.7974788522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2.639922355225">
                <text:p>242.6399223552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8.681135225376">
                <text:p>208.6811352253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7.210405629794">
                <text:p>237.2104056297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8.282711247207">
                <text:p>248.2827112472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1.672743182135">
                <text:p>291.6727431821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23.886639676096">
                <text:p>323.8866396760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23.066982554366">
                <text:p>323.0669825543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25.309043591394">
                <text:p>325.3090435913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4.273176083367">
                <text:p>274.2731760833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9.999133336211">
                <text:p>259.9991333362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22.25514891095">
                <text:p>222.255148910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22.857779593656">
                <text:p>222.8577795936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7.499678125402">
                <text:p>257.4996781254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1.65300855707">
                <text:p>271.653008557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9.670362601139">
                <text:p>299.6703626011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.552022689954">
                <text:p>298.5520226899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02.29746070133">
                <text:p>302.297460701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88.018433179723">
                <text:p>288.0184331797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5.921796868596">
                <text:p>245.9217968685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4.870429812887">
                <text:p>234.8704298128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4.830462959648">
                <text:p>214.8304629596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5.796288303841">
                <text:p>215.7962883038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6.076058772688">
                <text:p>216.0760587726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6.481454755376">
                <text:p>216.4814547553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5.62733472703">
                <text:p>205.627334727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4.827091796675">
                <text:p>204.8270917966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5.128205128205">
                <text:p>205.1282051282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5.107168495539">
                <text:p>205.1071684955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30.866905229135">
                <text:p>230.8669052291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4.387518735523">
                <text:p>204.3875187355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4.086919289231">
                <text:p>214.0869192892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4.484878816044">
                <text:p>214.4848788160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6.54395842356">
                <text:p>216.543958423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6.763005780347">
                <text:p>216.7630057803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3.193160962102">
                <text:p>193.1931609621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21.713103244402">
                <text:p>221.7131032444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4.43901246639">
                <text:p>244.439012466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0.745904968187">
                <text:p>270.74590496818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7.353553374963">
                <text:p>297.353553374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7.469478357381">
                <text:p>277.4694783573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7.495143834983">
                <text:p>277.49514383498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69.058295964126">
                <text:p>269.0582959641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2.40465416936">
                <text:p>242.404654169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5.924764890282">
                <text:p>195.9247648902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8.123157960745">
                <text:p>188.1231579607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7.505403253327">
                <text:p>227.5054032533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0.804739190645">
                <text:p>230.8047391906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0.441295080078">
                <text:p>230.4412950800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30.246747764688">
                <text:p>230.2467477646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1.494879058618">
                <text:p>261.4948790586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35.118930992594">
                <text:p>235.1189309925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1.707792644389">
                <text:p>201.7077926443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8.032836728489">
                <text:p>228.0328367284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36.229772825702">
                <text:p>236.2297728257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80.373831775701">
                <text:p>280.3738317757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3.992249056797">
                <text:p>153.9922490567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7.848799960574">
                <text:p>147.84879996057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3.964588144727">
                <text:p>153.9645881447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2.43127889843">
                <text:p>152.431278898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4.208172897777">
                <text:p>124.2081728977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1.679851093532">
                <text:p>111.6798510935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7.186803388319">
                <text:p>167.1868033883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4.79733891832">
                <text:p>184.797338918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6.70446178766">
                <text:p>176.704461787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1.418776069939">
                <text:p>171.4187760699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43.813239058881">
                <text:p>243.8132390588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9.168070493715">
                <text:p>259.1680704937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0.247234873129">
                <text:p>260.2472348731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1.153427638738">
                <text:p>261.1534276387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1.951538965291">
                <text:p>261.9515389652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7.765008916188">
                <text:p>237.7650089161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1.834486654427">
                <text:p>211.8344866544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45.378701128732">
                <text:p>245.3787011287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55.37348371993">
                <text:p>255.373483719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8.566878980877">
                <text:p>298.5668789808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8.306043879573">
                <text:p>278.3060438795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3.735115653074">
                <text:p>273.7351156530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3.701357038144">
                <text:p>283.7013570381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39.836910900588">
                <text:p>239.8369109005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8.536603946065">
                <text:p>228.5366039460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3.825118048714">
                <text:p>203.8251180487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5.749730312837">
                <text:p>215.7497303128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7.455481656297">
                <text:p>257.4554816562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7.422344259482">
                <text:p>257.4223442594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57.367134216961">
                <text:p>257.3671342169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59.470679813181">
                <text:p>259.4706798131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57.146530664724">
                <text:p>257.1465306647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54.291163382072">
                <text:p>254.2911633820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6.684723726977">
                <text:p>216.6847237269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35.008421135091">
                <text:p>235.0084211350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57.953568357696">
                <text:p>257.9535683576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91.46021568056">
                <text:p>291.460215680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02.785627775535">
                <text:p>302.78562777553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8.151460942159">
                <text:p>298.15146094215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7.988577104544">
                <text:p>297.9885771045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69.154853759196">
                <text:p>269.1548537591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44.160494831936">
                <text:p>244.1604948319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5.924764890282">
                <text:p>195.9247648902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3.949507916132">
                <text:p>213.9495079161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8.310502283105">
                <text:p>228.3105022831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59.459459459459">
                <text:p>259.4594594594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60.066750465953">
                <text:p>260.0667504659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58.542681087603">
                <text:p>258.5426810876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84.616479294151">
                <text:p>284.6164792941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45.198201879853">
                <text:p>245.1982018798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30.89355806973">
                <text:p>230.893558069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5.704882062534">
                <text:p>205.7048820625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7.747200607326">
                <text:p>227.7472006073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47.545176994802">
                <text:p>247.5451769948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5.595625184747">
                <text:p>295.5956251847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5.566502463054">
                <text:p>295.5665024630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6.6038855109">
                <text:p>296.603885510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93.671381723851">
                <text:p>293.6713817238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57.289879931389">
                <text:p>257.2898799313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7.576717481687">
                <text:p>237.5767174816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5.432120929231">
                <text:p>215.4321209292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50.031253906738">
                <text:p>250.0312539067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58.899676375405">
                <text:p>258.8996763754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16.92372702303">
                <text:p>316.923727023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27.171601504989">
                <text:p>327.1716015049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27.135924976828">
                <text:p>327.1359249768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25.803649000869">
                <text:p>325.80364900086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69.457044056227">
                <text:p>269.4570440562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7.003622563395">
                <text:p>207.0036225633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6.14253023864">
                <text:p>196.142530238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6.98219953084">
                <text:p>206.9821995308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7.427791676143">
                <text:p>227.4277916761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46.720671080225">
                <text:p>246.7206710802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45.982289275172">
                <text:p>245.9822892751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24.833522819555">
                <text:p>324.8335228195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7.618043238579">
                <text:p>287.6180432385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7.493747054772">
                <text:p>217.4937470547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8.445510170332">
                <text:p>198.4455101703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6.283336955509">
                <text:p>186.28333695550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.652436331518">
                <text:p>176.6524363315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6.325379099565">
                <text:p>176.3253790995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6.263219741481">
                <text:p>176.2632197414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3.238262990312">
                <text:p>203.2382629903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1.802771424728">
                <text:p>201.8027714247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1.809559046113">
                <text:p>201.8095590461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6.598988944145">
                <text:p>246.5989889441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8.020125569794">
                <text:p>258.0201255697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08.356460067838">
                <text:p>308.3564600678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22.199548920632">
                <text:p>322.1995489206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22.338025142366">
                <text:p>322.3380251423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02.449843734247">
                <text:p>302.4498437342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0.417362270451">
                <text:p>250.4173622704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8.996215893248">
                <text:p>238.9962158932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7.583725435926">
                <text:p>207.5837254359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23.747016706444">
                <text:p>223.7470167064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1.14786383184">
                <text:p>241.147863831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1.65856503986">
                <text:p>291.658565039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23.79924446843">
                <text:p>323.7992444684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12.989045383412">
                <text:p>312.9890453834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13.234142521535">
                <text:p>313.2341425215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56.761383087984">
                <text:p>256.7613830879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1.288244766506">
                <text:p>201.2882447665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5.988763310904">
                <text:p>195.9887633109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4.21875505778">
                <text:p>194.2187550577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6.295541977823">
                <text:p>226.2955419778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4.944005012139">
                <text:p>234.94400501213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7.127146917089">
                <text:p>247.1271469170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02.862046337893">
                <text:p>302.8620463378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71.35814752838">
                <text:p>271.358147528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8.967659710053">
                <text:p>238.9676597100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6.320277844641">
                <text:p>206.3202778446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2.115277829193">
                <text:p>222.1152778291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6.183278223902">
                <text:p>236.1832782239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74.549281596046">
                <text:p>274.5492815960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91.417747340813">
                <text:p>291.4177473408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18.843660325221">
                <text:p>318.8436603252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24.745615934185">
                <text:p>324.7456159341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78.035217794254">
                <text:p>278.0352177942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9.627866724362">
                <text:p>259.6278667243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7.246903760936">
                <text:p>227.2469037609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19.965538732265">
                <text:p>219.9655387322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60.15696136668">
                <text:p>260.156961366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67.689836709188">
                <text:p>267.6898367091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96.442687747021">
                <text:p>296.4426877470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96.179287195167">
                <text:p>296.1792871951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96.208530805673">
                <text:p>296.2085308056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90.923196276169">
                <text:p>290.9231962761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1.750271969056">
                <text:p>241.7502719690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5.969559395107">
                <text:p>195.9695593951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5.810287696262">
                <text:p>185.8102876962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5.545969013823">
                <text:p>185.54596901382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5.327741534638">
                <text:p>155.3277415346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5.126945550442">
                <text:p>155.12694555044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.758834150116">
                <text:p>154.7588341501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8.269007932971">
                <text:p>178.2690079329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3.996201427031">
                <text:p>153.9962014270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3.590170229105">
                <text:p>153.5901702291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2.770805410016">
                <text:p>182.7708054100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.698502825615">
                <text:p>160.6985028256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3.700335579066">
                <text:p>153.7003355790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5.207335205683">
                <text:p>165.2073352056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2.013400222215">
                <text:p>202.0134002222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6.389465343546">
                <text:p>226.3894653435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3.902962147122">
                <text:p>173.9029621471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0.24697126456">
                <text:p>200.246971264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3.090883261711">
                <text:p>213.0908832617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4.868463786944">
                <text:p>194.8684637869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4.814987471593">
                <text:p>174.8149874715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1.551107934239">
                <text:p>171.5511079342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42.120979782898">
                <text:p>242.1209797828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41.896468311563">
                <text:p>241.8964683115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32.045480914259">
                <text:p>232.04548091425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30.760355370947">
                <text:p>230.7603553709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48.036378668871">
                <text:p>248.03637866887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5.496091401082">
                <text:p>225.4960914010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12.962305671896">
                <text:p>212.9623056718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8.911014312383">
                <text:p>248.91101431238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9.529670724586">
                <text:p>269.5296707245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6.104679602152">
                <text:p>326.1046796021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5.309043591412">
                <text:p>325.3090435914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26.104679602152">
                <text:p>326.1046796021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4.485303473724">
                <text:p>254.4853034737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6.661250135413">
                <text:p>216.6612501354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6.155355041193">
                <text:p>196.1553550411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5.685172171469">
                <text:p>175.68517217146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8.163683202325">
                <text:p>198.1636832023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6.573076041018">
                <text:p>196.5730760410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8.894060199138">
                <text:p>228.89406019913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7.289946208046">
                <text:p>227.28994620804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43.496611338826">
                <text:p>243.4966113388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9.072399091525">
                <text:p>239.0723990915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4.438888242819">
                <text:p>174.4388882428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4.439094848339">
                <text:p>144.43909484833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4.459960514277">
                <text:p>144.45996051427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4.338329043277">
                <text:p>144.3383290432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4.373059987006">
                <text:p>144.3730599870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8.064062384325">
                <text:p>148.0640623843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9.927510999968">
                <text:p>189.9275109999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2.020175553518">
                <text:p>262.0201755535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06.091215182124">
                <text:p>306.0912151821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06.013158565818">
                <text:p>306.0131585658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6.577546165175">
                <text:p>226.5775461651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6.84918139434">
                <text:p>216.849181394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6.975488894788">
                <text:p>176.97548889478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3.840426509789">
                <text:p>183.8404265097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9.759122775481">
                <text:p>179.75912277548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6.629637858254">
                <text:p>166.6296378582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5.838965316134">
                <text:p>205.83896531613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7.280026764804">
                <text:p>167.2800267648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9.694519317161">
                <text:p>179.69451931716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82.005702845356">
                <text:p>182.00570284535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6.5432825281">
                <text:p>176.54328252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8.428046161127">
                <text:p>218.42804616112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7.66078542971">
                <text:p>227.660785429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07.424296766921">
                <text:p>307.4242967669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08.293083958483">
                <text:p>308.2930839584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4.363764540007">
                <text:p>264.3637645400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48.087657639032">
                <text:p>248.0876576390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3.665987780041">
                <text:p>203.6659877800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23.772050870846">
                <text:p>223.7720508708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34.301780693533">
                <text:p>234.3017806935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9.173646007817">
                <text:p>279.1736460078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4.279351843078">
                <text:p>284.2793518430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8.675966155957">
                <text:p>228.6759661559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41.906221021651">
                <text:p>241.9062210216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10.430330024901">
                <text:p>210.4303300249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2.395007589813">
                <text:p>202.3950075898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2.887769248977">
                <text:p>202.8877692489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91.743654575513">
                <text:p>291.7436545755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07.04672227624">
                <text:p>307.046722276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4.360967579679">
                <text:p>274.3609675796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2.863704579562">
                <text:p>272.86370457956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7.210405629794">
                <text:p>237.21040562979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8.48957024378">
                <text:p>188.489570243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1.556013038257">
                <text:p>171.5560130382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8.046510170182">
                <text:p>188.0465101701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2.552157180474">
                <text:p>202.55215718047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3.735144312394">
                <text:p>203.7351443123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3.811270763273">
                <text:p>203.81127076327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90.633538793925">
                <text:p>190.6335387939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95.739405604672">
                <text:p>195.7394056046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9.819355246923">
                <text:p>189.8193552469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4.568700988749">
                <text:p>204.5687009887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4.466891133558">
                <text:p>224.4668911335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90.500381000762">
                <text:p>190.5003810007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46.5483234714">
                <text:p>246.54832347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2.045480914259">
                <text:p>232.04548091425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5.107168495539">
                <text:p>205.10716849553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5.963158926122">
                <text:p>195.9631589261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3.735144312394">
                <text:p>203.7351443123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59.425804219993">
                <text:p>259.4258042199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02.160447197462">
                <text:p>302.1604471974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6.854928017719">
                <text:p>276.8549280177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9.629025492846">
                <text:p>279.6290254928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68.781077812122">
                <text:p>268.7810778121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3.02535066272">
                <text:p>193.025350662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6.155355041193">
                <text:p>196.15535504119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2.740122068744">
                <text:p>192.7401220687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3.663609930664">
                <text:p>223.6636099306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45.579567779961">
                <text:p>245.5795677799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44.977951984321">
                <text:p>244.9779519843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07.913373704198">
                <text:p>307.9133737041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52.823192314175">
                <text:p>252.8231923141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4.315836698071">
                <text:p>224.31583669807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3.78358183609">
                <text:p>203.783581836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13.713268032057">
                <text:p>213.71326803205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3.555274041507">
                <text:p>223.5552740415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63.689900676804">
                <text:p>263.6899006768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42.895312120476">
                <text:p>242.8953121204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45.047988564427">
                <text:p>245.04798856442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47.821238280121">
                <text:p>247.8212382801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13.053050209502">
                <text:p>213.0530502095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93.648334624322">
                <text:p>193.6483346243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1.521683199451">
                <text:p>171.5216831994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6.138333628162">
                <text:p>106.1383336281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7.060649858145">
                <text:p>107.06064985814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3.2547066149">
                <text:p>73.254706614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3.9052780686087">
                <text:p>73.905278068608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7.0125427594071">
                <text:p>57.01254275940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7.16082197262">
                <text:p>57.160821972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4.8787180331467">
                <text:p>54.87871803314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2.8782757216056">
                <text:p>42.87827572160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2.8733734913932">
                <text:p>42.87337349139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2.8795014543298">
                <text:p>42.879501454329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2.8703101666941">
                <text:p>42.87031016669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2.8801143469716">
                <text:p>42.88011434697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2.8730671392231">
                <text:p>42.873067139223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4.2536619905297">
                <text:p>44.25366199052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4.8802239113136">
                <text:p>54.88022391131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4.2533355951705">
                <text:p>44.25333559517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4.8802239113136">
                <text:p>54.88022391131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4.2546412054964">
                <text:p>44.25464120549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7.1548324410829">
                <text:p>57.15483244108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7.173894399817">
                <text:p>57.1738943998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7.1602774178797">
                <text:p>57.16027741787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7.173349595975">
                <text:p>57.1733495959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7.1630002953422">
                <text:p>57.163000295342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7.1586438159111">
                <text:p>57.15864381591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7.1847926574726">
                <text:p>57.18479265747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7.1630002953422">
                <text:p>57.16300029534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7.1771634409217">
                <text:p>57.17716344092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7.1619111132282">
                <text:p>57.161911113228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7.1510215745106">
                <text:p>57.151021574510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4.8726953467954">
                <text:p>54.87269534679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4.2507246056154">
                <text:p>44.25072460561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4.8721935159358">
                <text:p>54.87219351593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4.2605174054485">
                <text:p>44.26051740544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4.8591491345969">
                <text:p>54.85914913459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4.259864417282">
                <text:p>44.2598644172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.1586438159111">
                <text:p>57.15864381591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7.1717152467436">
                <text:p>57.17171524674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7.1804328558767">
                <text:p>57.1804328558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